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7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1.572cm"/>
    </style:style>
    <style:style style:name="pr6" style:family="presentation" style:parent-style-name="Default-outline1">
      <style:graphic-properties draw:textarea-vertical-align="top" fo:min-height="8.884cm"/>
    </style:style>
    <style:style style:name="pr7" style:family="presentation" style:parent-style-name="Default-title">
      <style:graphic-properties draw:textarea-vertical-align="top" fo:min-height="14.172cm"/>
    </style:style>
    <style:style style:name="pr8" style:family="presentation" style:parent-style-name="Default-title">
      <style:graphic-properties fo:min-height="1.8cm"/>
    </style:style>
    <style:style style:name="pr9" style:family="presentation" style:parent-style-name="Default-subtitle">
      <style:graphic-properties draw:fill-color="#ffffff" draw:textarea-vertical-align="top" fo:min-height="12.75cm"/>
    </style:style>
    <style:style style:name="pr10" style:family="presentation" style:parent-style-name="Default-subtitle">
      <style:graphic-properties draw:fill-color="#ffffff" draw:textarea-vertical-align="top" fo:min-height="14.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38cm"/>
    </style:style>
    <style:style style:name="pr13" style:family="presentation" style:parent-style-name="Default-title">
      <style:graphic-properties draw:textarea-vertical-align="top" fo:min-height="14.572cm"/>
    </style:style>
    <style:style style:name="pr14" style:family="presentation" style:parent-style-name="Default-title">
      <style:graphic-properties draw:textarea-vertical-align="top" fo:min-height="14.091cm"/>
    </style:style>
    <style:style style:name="pr15" style:family="presentation" style:parent-style-name="Default-title">
      <style:graphic-properties draw:textarea-vertical-align="top" fo:min-height="14.535cm"/>
    </style:style>
    <style:style style:name="pr16" style:family="presentation" style:parent-style-name="Default-title">
      <style:graphic-properties draw:textarea-vertical-align="top" fo:min-height="14.297cm"/>
    </style:style>
    <style:style style:name="pr17" style:family="presentation" style:parent-style-name="Default-title">
      <style:graphic-properties draw:textarea-vertical-align="top" fo:min-height="14.772cm"/>
    </style:style>
    <style:style style:name="pr18" style:family="presentation" style:parent-style-name="Default-title">
      <style:graphic-properties draw:textarea-vertical-align="top" fo:min-height="14.402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1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paragraph-properties fo:text-align="start"/>
      <style:text-properties fo:font-size="36pt"/>
    </style:style>
    <style:style style:name="P14" style:family="paragraph">
      <style:paragraph-properties fo:text-align="start"/>
      <style:text-properties fo:font-size="36pt" style:font-size-asian="36pt" style:font-size-complex="36pt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erif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Liberation Serif1" fo:font-size="28pt" style:font-size-asian="28pt" style:font-size-complex="28pt"/>
    </style:style>
    <style:style style:name="T5" style:family="text">
      <style:text-properties style:font-name="Liberation Serif1" fo:font-size="6pt" style:font-size-asian="6pt" style:font-size-complex="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1"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Liberation Serif1" fo:font-size="18pt" style:font-size-asian="18pt" style:font-size-complex="18pt"/>
    </style:style>
    <style:style style:name="T34" style:family="text">
      <style:text-properties style:font-name="Liberation Serif1" fo:font-size="22pt" style:font-size-asian="22pt" style:font-size-complex="22pt"/>
    </style:style>
    <style:style style:name="T35" style:family="text">
      <style:text-properties style:font-name="Liberation Serif1" fo:font-size="36pt" style:font-size-asian="36pt" style:font-size-complex="3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2cm" svg:x="1.8cm" svg:y="3.4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draw:transform="rotate (0.402472925509892) translate (1.892cm 12.011cm)" presentation:class="title" presentation:user-transformed="true">
          <draw:text-box>
            <text:p xml:id="id2" text:id="id2"><text:span text:style-name="T2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4" draw:text-style-name="P3" draw:layer="layout" svg:width="25.199cm" svg:height="14cm" svg:x="1.4cm" svg:y="0.9cm" presentation:class="title" presentation:user-transformed="true">
          <draw:text-box>
            <text:p xml:id="id3" text:id="id3"><text:span text:style-name="T2">TANGENTS</text:span><text:span text:style-name="T2"><text:line-break/></text:span><text:span text:style-name="T2">AND</text:span><text:span text:style-name="T2"><text:line-break/></text:span><text:span text:style-name="T2">NORMAL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3" anim:sub-item="text" smil:attributeName="visibility" smil:to="visible"/>
                  <anim:transitionFilter smil:begin="0s" smil:dur="0.58s" smil:targetElement="id3" anim:sub-item="text" smil:type="barWipe" smil:subtype="topToBottom"/>
                  <anim:animate smil:begin="0s" smil:dur="1.822s" smil:targetElement="id3" anim:sub-item="text" smil:attributeName="x" smil:values="x-0.25;x" smil:keyTimes="0;1" smil:keySplines="0,0;0.14,0.36;0.43,0.73;0.71,0.91;1,1"/>
                  <anim:animate smil:begin="0s" smil:dur="0.664s" smil:targetElement="id3" anim:sub-item="text" smil:attributeName="y" smil:values="0.5;1" smil:keyTimes="0;1" anim:formula="y-sin(pi*$)/3" smil:keySplines="0,0;0.25,0.07;0.5,0.2;0.75,0.467;1,1"/>
                  <anim:animate smil:begin="0.664s" smil:dur="0.664s" smil:targetElement="id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anim:sub-item="text" smil:to="1,0.6" smil:attributeName="transform" svg:type="scale"/>
                  <anim:animateTransform smil:begin="0.676s" smil:dur="0.166s" smil:decelerate="0.5" smil:targetElement="id3" anim:sub-item="text" smil:to="1,1" smil:attributeName="transform" svg:type="scale"/>
                  <anim:animateTransform smil:begin="1.312s" smil:dur="0.026s" smil:targetElement="id3" anim:sub-item="text" smil:to="1,0.8" smil:attributeName="transform" svg:type="scale"/>
                  <anim:animateTransform smil:begin="1.338s" smil:dur="0.166s" smil:decelerate="0.5" smil:targetElement="id3" anim:sub-item="text" smil:to="1,1" smil:attributeName="transform" svg:type="scale"/>
                  <anim:animateTransform smil:begin="1.642s" smil:dur="0.026s" smil:targetElement="id3" anim:sub-item="text" smil:to="1,0.9" smil:attributeName="transform" svg:type="scale"/>
                  <anim:animateTransform smil:begin="1.668s" smil:dur="0.166s" smil:decelerate="0.5" smil:targetElement="id3" anim:sub-item="text" smil:to="1,1" smil:attributeName="transform" svg:type="scale"/>
                  <anim:animateTransform smil:begin="1.808s" smil:dur="0.026s" smil:targetElement="id3" anim:sub-item="text" smil:to="1,0.95" smil:attributeName="transform" svg:type="scale"/>
                  <anim:animateTransform smil:begin="1.834s" smil:dur="0.166s" smil:decelerate="0.5" smil:targetElement="id3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presentation:style-name="pr5" draw:text-style-name="P5" draw:layer="layout" svg:width="25.199cm" svg:height="1.572cm" svg:x="1.4cm" svg:y="0.628cm" presentation:class="title" presentation:user-transformed="true">
          <draw:text-box>
            <text:p xml:id="id4" text:id="id4"><text:span text:style-name="T3">Let’s <text:s/>Recall</text:span></text:p>
          </draw:text-box>
        </draw:frame>
        <draw:frame presentation:style-name="pr6" draw:text-style-name="P7" draw:layer="layout" svg:width="25.199cm" svg:height="12.4cm" svg:x="1.362cm" svg:y="2.762cm" presentation:class="outline" presentation:user-transformed="true">
          <draw:text-box>
            <text:list text:style-name="L2">
              <text:list-header>
                <text:p xml:id="id5" text:id="id5" text:style-name="P6"><text:span text:style-name="T4">If <text:s text:c="17"/>then its derivative with respect to <text:s text:c="4"/>at </text:span></text:p>
                <text:p><text:span text:style-name="T5"><text:s text:c="20"/></text:span></text:p>
                <text:p xml:id="id9" text:id="id9"><text:span text:style-name="T4">is given by <text:s/></text:span></text:p>
                <text:p><text:span text:style-name="T6"><text:s text:c="15"/></text:span></text:p>
                <text:p xml:id="id12" text:id="id12"><text:span text:style-name="T4">The derivative at a point </text:span><text:span text:style-name="T4"><text:tab/></text:span><text:span text:style-name="T4"><text:tab/></text:span><text:span text:style-name="T4"><text:tab/></text:span><text:span text:style-name="T4"> <text:s text:c="2"/>on the curve <text:s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/text:p>
                <text:p xml:id="id15" text:id="id15"><text:span text:style-name="T4"><text:s/></text:span><text:span text:style-name="T4">represents the slope of the tangent at <text:s text:c="13"/>, which is</text:span></text:p>
                <text:p xml:id="id17" text:id="id17"><text:span text:style-name="T4"><text:s/></text:span><text:span text:style-name="T4">generally denoted as <text:s text:c="4"/>. <text:s text:c="12"/></text:span></text:p>
              </text:list-header>
            </text:list>
          </draw:text-box>
        </draw:frame>
        <draw:g xml:id="id6" draw:id="id6">
          <svg:title>TexMaths</svg:title>
          <svg:desc>28§display§y = f(x)§svg§600§FALSE§</svg:desc>
          <draw:polygon draw:style-name="gr2" draw:text-style-name="P8" draw:layer="layout" svg:width="3.55cm" svg:height="0.886cm" svg:x="3.7cm" svg:y="2.854cm" svg:viewBox="0 0 3551 887" draw:points="1776,887 0,887 0,0 3551,0 3551,887">
            <text:p/>
          </draw:polygon>
          <draw:path draw:style-name="gr3" draw:text-style-name="P9" draw:layer="layout" svg:width="0.456cm" svg:height="0.638cm" svg:x="3.68cm" svg:y="3.10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4.498cm" svg:y="3.1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5.533cm" svg:y="2.8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167cm" svg:y="2.80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48cm" svg:y="3.1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7.069cm" svg:y="2.80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x§svg§600§FALSE§</svg:desc>
          <draw:polygon draw:style-name="gr2" draw:text-style-name="P8" draw:layer="layout" svg:width="0.42cm" svg:height="0.348cm" svg:x="21.201cm" svg:y="3.256cm" svg:viewBox="0 0 421 349" draw:points="211,349 0,349 0,0 421,0 421,349">
            <text:p/>
          </draw:polygon>
          <draw:path draw:style-name="gr3" draw:text-style-name="P9" draw:layer="layout" svg:width="0.492cm" svg:height="0.447cm" svg:x="21.181cm" svg:y="3.207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6 76 103 0 159-128 159-152 0-9-9-9-12-9-9 0-11 2-13 9-31 107-101 130-132 130-38 0-54-32-54-65 0-23 7-43 18-88z">
            <text:p/>
          </draw:path>
        </draw:g>
        <draw:g xml:id="id8" draw:id="id8">
          <svg:title>TexMaths</svg:title>
          <svg:desc>28§display§x = a§svg§600§FALSE§</svg:desc>
          <draw:polygon draw:style-name="gr2" draw:text-style-name="P8" draw:layer="layout" svg:width="2.267cm" svg:height="0.348cm" svg:x="23.202cm" svg:y="3.256cm" svg:viewBox="0 0 2268 349" draw:points="1133,349 0,349 0,0 2268,0 2268,349">
            <text:p/>
          </draw:polygon>
          <draw:path draw:style-name="gr3" draw:text-style-name="P9" draw:layer="layout" svg:width="0.492cm" svg:height="0.447cm" svg:x="23.182cm" svg:y="3.207cm" svg:viewBox="0 0 493 448" svg:d="M302 139c5-27 27-117 96-117 7 0 30 0 50 12-27 6-47 31-47 53 0 16 11 36 38 36 22 0 54-18 54-58 0-52-59-65-92-65-58 0-92 52-105 76-25-67-77-76-106-76-103 0-159 128-159 152 0 9 9 9 12 9 8 0 11 0 13-9 34-105 98-130 132-130 18 0 54 9 54 65 0 32-18 99-54 236-16 62-51 103-94 103-7 0-29 0-49-12 24-6 47-26 47-53s-23-36-38-36c-29 0-54 27-54 58 0 45 49 65 92 65 67 0 103-69 105-76 11 38 47 76 105 76 103 0 159-128 159-152 0-9-9-9-11-9-9 0-11 2-13 9-32 107-101 130-133 130-38 0-53-32-53-65 0-23 6-43 18-88z">
            <text:p/>
          </draw:path>
          <draw:path draw:style-name="gr3" draw:text-style-name="P9" draw:layer="layout" svg:width="0.655cm" svg:height="0.232cm" svg:x="24.044cm" svg:y="3.281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9" draw:layer="layout" svg:width="0.451cm" svg:height="0.447cm" svg:x="25.065cm" svg:y="3.207cm" svg:viewBox="0 0 452 448" svg:d="M329 63c-18-36-47-63-92-63-114 0-237 146-237 289 0 94 54 159 132 159 20 0 69-4 128-74 9 40 42 74 89 74 36 0 58-22 74-54 16-36 29-96 29-98 0-9-9-9-11-9-9 0-11 2-13 18-18 62-36 121-77 121-26 0-29-25-29-45 0-23 3-29 14-74 11-40 11-52 20-87l36-139c6-29 6-29 6-34 0-18-11-27-26-27-25 0-41 23-43 43zM264 320c-4 18-4 18-20 36-43 54-83 70-110 70-49 0-65-54-65-92 0-50 32-173 56-218 29-58 74-94 115-94 64 0 78 81 78 88 0 4-2 11-5 15z">
            <text:p/>
          </draw:path>
        </draw:g>
        <draw:g xml:id="id10" draw:id="id10">
          <svg:title>TexMaths</svg:title>
          <svg:desc>28§display§\left( \frac{dy}{dx} \right)_{x=a}= f'(a)§svg§600§FALSE§</svg:desc>
          <draw:polygon draw:style-name="gr2" draw:text-style-name="P8" draw:layer="layout" svg:width="7.552cm" svg:height="2.32cm" svg:x="7.424cm" svg:y="4.718cm" svg:viewBox="0 0 7553 2321" draw:points="3776,2321 0,2321 0,0 7553,0 7553,2321">
            <text:p/>
          </draw:polygon>
          <draw:path draw:style-name="gr3" draw:text-style-name="P9" draw:layer="layout" svg:width="0.485cm" svg:height="2.363cm" svg:x="7.579cm" svg:y="4.669cm" svg:viewBox="0 0 486 2364" svg:d="M486 2355c0-5-2-7-4-9-36-38-103-103-168-211-159-253-231-573-231-952 0-267 36-607 197-901 78-141 159-222 204-264 2-2 2-5 2-9 0-9-7-9-20-9-14 0-16 0-31 16-332 300-435 750-435 1165 0 387 90 777 340 1073 21 22 56 63 99 99 11 11 13 11 27 11 13 0 20 0 20-9z">
            <text:p/>
          </draw:path>
          <draw:path draw:style-name="gr3" draw:text-style-name="P9" draw:layer="layout" svg:width="0.469cm" svg:height="0.696cm" svg:x="8.28cm" svg:y="4.74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9" draw:layer="layout" svg:width="0.456cm" svg:height="0.638cm" svg:x="8.779cm" svg:y="4.996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9" draw:layer="layout" svg:width="1.076cm" svg:height="0.042cm" svg:x="8.217cm" svg:y="5.83cm" svg:viewBox="0 0 1077 43" draw:points="538,43 0,43 0,0 1077,0 1077,43">
            <text:p/>
          </draw:polygon>
          <draw:path draw:style-name="gr3" draw:text-style-name="P9" draw:layer="layout" svg:width="0.469cm" svg:height="0.696cm" svg:x="8.257cm" svg:y="6.08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9" draw:layer="layout" svg:width="0.492cm" svg:height="0.447cm" svg:x="8.759cm" svg:y="6.3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485cm" svg:height="2.363cm" svg:x="9.444cm" svg:y="4.669cm" svg:viewBox="0 0 486 2364" svg:d="M486 1183c0-388-90-777-340-1073-21-23-56-63-97-99-13-11-15-11-29-11-11 0-20 0-20 9 0 4 4 9 7 11 33 36 101 101 165 209 159 253 233 573 233 952 0 266-35 607-199 900-78 142-161 222-202 265-2 2-4 4-4 9 0 9 9 9 20 9 14 0 16 0 32-16 331-300 434-751 434-1165z">
            <text:p/>
          </draw:path>
          <draw:path draw:style-name="gr3" draw:text-style-name="P9" draw:layer="layout" svg:width="0.371cm" svg:height="0.313cm" svg:x="10.168cm" svg:y="6.777cm" svg:viewBox="0 0 372 314" svg:d="M139 233c-7 22-29 61-65 61-2 0-22 0-38-9 29-9 31-34 31-39 0-15-11-26-27-26-20 0-40 17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507cm" svg:height="0.187cm" svg:x="10.629cm" svg:y="6.815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9" draw:layer="layout" svg:width="0.353cm" svg:height="0.313cm" svg:x="11.227cm" svg:y="6.777cm" svg:viewBox="0 0 354 314" svg:d="M251 40c-16-22-38-40-72-40-89 0-179 99-179 197 0 67 45 117 105 117 36 0 70-23 99-50 13 43 51 50 71 50 25 0 41-16 54-38 16-27 25-65 25-70 0-9-9-9-11-9-9 0-12 5-16 23-9 33-20 74-49 74-20 0-25-16-25-34 0-11 7-38 11-56 5-18 11-47 16-63l13-51c5-18 14-52 14-54 0-16-14-23-25-23s-27 9-31 27zM206 220c-4 20-20 33-36 47-6 4-33 27-62 27-27 0-52-18-52-68 0-36 20-114 36-141 31-56 67-65 87-65 49 0 61 52 61 61 0 2 0 6-3 9z">
            <text:p/>
          </draw:path>
          <draw:path draw:style-name="gr3" draw:text-style-name="P9" draw:layer="layout" svg:width="0.655cm" svg:height="0.232cm" svg:x="11.98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7cm" svg:x="13.024cm" svg:y="5.402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9" draw:layer="layout" svg:width="0.174cm" svg:height="0.357cm" svg:x="13.593cm" svg:y="5.305cm" svg:viewBox="0 0 175 358" svg:d="M168 60c7-11 7-17 7-22 0-22-18-38-41-38-26 0-35 22-38 34l-92 300c-2 0-4 9-4 9 0 9 22 15 27 15 4 0 7 0 11-11z">
            <text:p/>
          </draw:path>
          <draw:path draw:style-name="gr3" draw:text-style-name="P9" draw:layer="layout" svg:width="0.23cm" svg:height="0.985cm" svg:x="13.933cm" svg:y="5.35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51cm" svg:height="0.447cm" svg:x="14.258cm" svg:y="5.662cm" svg:viewBox="0 0 452 448" svg:d="M329 63c-18-36-47-63-92-63-114 0-237 146-237 289 0 94 54 159 132 159 20 0 70-4 128-74 9 40 42 74 89 74 36 0 59-22 74-54 16-36 29-96 29-98 0-9-9-9-11-9-11 0-11 2-13 18-18 62-36 121-76 121-27 0-29-25-29-45 0-23 2-29 13-74 11-40 11-52 20-87l36-139c7-29 7-29 7-34 0-18-12-27-27-27-25 0-41 23-43 43zM264 320c-4 18-4 18-20 36-42 54-83 70-110 70-51 0-65-54-65-92 0-49 32-173 56-217 30-59 74-95 115-95 65 0 78 81 78 88 0 4-2 11-4 15z">
            <text:p/>
          </draw:path>
          <draw:path draw:style-name="gr3" draw:text-style-name="P9" draw:layer="layout" svg:width="0.23cm" svg:height="0.985cm" svg:x="14.795cm" svg:y="5.35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11" draw:id="id11">
          <svg:title>TexMaths</svg:title>
          <svg:desc>28§display§= \lim_{{h}\rightarrow 0} \left[ \frac{ f( a + h ) - f( a ) }{h} \right]§svg§600§FALSE§</svg:desc>
          <draw:polygon draw:style-name="gr2" draw:text-style-name="P8" draw:layer="layout" svg:width="10.492cm" svg:height="2.263cm" svg:x="15.625cm" svg:y="4.721cm" svg:viewBox="0 0 10493 2264" draw:points="5246,2264 0,2264 0,0 10493,0 10493,2264">
            <text:p/>
          </draw:polygon>
          <draw:path draw:style-name="gr3" draw:text-style-name="P9" draw:layer="layout" svg:width="0.655cm" svg:height="0.232cm" svg:x="15.632cm" svg:y="5.7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21cm" svg:height="0.684cm" svg:x="16.783cm" svg:y="5.416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212cm" svg:height="0.66cm" svg:x="17.056cm" svg:y="5.4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9" draw:layer="layout" svg:width="0.77cm" svg:height="0.436cm" svg:x="17.327cm" svg:y="5.664cm" svg:viewBox="0 0 771 437" svg:d="M76 96v267c0 42-9 42-76 42v32c34 0 85-2 112-2 25 0 76 2 110 2v-32c-65 0-76 0-76-42v-184c0-103 69-157 132-157 62 0 74 54 74 110v231c0 42-12 42-79 42v32c36 0 85-2 112-2s79 2 112 2v-32c-67 0-78 0-78-42v-184c0-103 72-157 134-157 61 0 72 54 72 110v231c0 42-11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378cm" svg:height="0.487cm" svg:x="16.667cm" svg:y="6.262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3" draw:text-style-name="P9" draw:layer="layout" svg:width="0.68cm" svg:height="0.364cm" svg:x="17.128cm" svg:y="6.388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3" draw:text-style-name="P9" draw:layer="layout" svg:width="0.322cm" svg:height="0.472cm" svg:x="17.896cm" svg:y="6.285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3" draw:text-style-name="P9" draw:layer="layout" svg:width="0.261cm" svg:height="2.362cm" svg:x="18.663cm" svg:y="4.672cm" svg:viewBox="0 0 262 2363" draw:points="0,2363 262,2363 262,2309 54,2309 54,54 262,54 262,0 0,0">
            <text:p/>
          </draw:polygon>
          <draw:path draw:style-name="gr3" draw:text-style-name="P9" draw:layer="layout" svg:width="0.492cm" svg:height="0.897cm" svg:x="19.106cm" svg:y="4.73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23cm" svg:height="0.985cm" svg:x="19.738cm" svg:y="4.6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52cm" svg:height="0.447cm" svg:x="20.063cm" svg:y="4.999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9" draw:layer="layout" svg:width="0.655cm" svg:height="0.658cm" svg:x="20.818cm" svg:y="4.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9" draw:layer="layout" svg:width="0.485cm" svg:height="0.696cm" svg:x="21.801cm" svg:y="4.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9" draw:layer="layout" svg:width="0.23cm" svg:height="0.985cm" svg:x="22.37cm" svg:y="4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9" draw:layer="layout" svg:width="0.602cm" svg:height="0.042cm" svg:x="22.997cm" svg:y="5.167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897cm" svg:x="23.952cm" svg:y="4.73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9" draw:layer="layout" svg:width="0.23cm" svg:height="0.985cm" svg:x="24.585cm" svg:y="4.6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9" draw:layer="layout" svg:width="0.452cm" svg:height="0.447cm" svg:x="24.91cm" svg:y="4.999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9" draw:layer="layout" svg:width="0.23cm" svg:height="0.985cm" svg:x="25.446cm" svg:y="4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9" draw:layer="layout" svg:width="6.722cm" svg:height="0.042cm" svg:x="19.055cm" svg:y="5.832cm" svg:viewBox="0 0 6723 43" draw:points="3360,43 0,43 0,0 6723,0 6723,43">
            <text:p/>
          </draw:polygon>
          <draw:path draw:style-name="gr3" draw:text-style-name="P9" draw:layer="layout" svg:width="0.485cm" svg:height="0.696cm" svg:x="22.184cm" svg:y="6.09cm" svg:viewBox="0 0 486 697" svg:d="M228 11c0-2 0-11-11-11-24 0-96 9-121 9-9 2-20 2-20 20 0 14 9 14 25 14 47 0 49 6 49 15l-2 20-144 569c-4 14-4 16-4 20 0 25 20 30 29 30 16 0 31-14 36-27l18-74 22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9" draw:layer="layout" svg:width="0.261cm" svg:height="2.362cm" svg:x="25.905cm" svg:y="4.672cm" svg:viewBox="0 0 262 2363" draw:points="206,2309 0,2309 0,2363 262,2363 262,0 0,0 0,54 206,54">
            <text:p/>
          </draw:polygon>
        </draw:g>
        <draw:g xml:id="id13" draw:id="id13">
          <svg:title>TexMaths</svg:title>
          <svg:desc>28§display§(x_1, y_1)§svg§600§FALSE§</svg:desc>
          <draw:polygon draw:style-name="gr2" draw:text-style-name="P8" draw:layer="layout" svg:width="2.935cm" svg:height="0.886cm" svg:x="12.589cm" svg:y="7.717cm" svg:viewBox="0 0 2936 887" draw:points="1467,887 0,887 0,0 2936,0 2936,887">
            <text:p/>
          </draw:polygon>
          <draw:path draw:style-name="gr3" draw:text-style-name="P9" draw:layer="layout" svg:width="0.23cm" svg:height="0.985cm" svg:x="12.636cm" svg:y="7.6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9" draw:layer="layout" svg:width="0.492cm" svg:height="0.447cm" svg:x="12.952cm" svg:y="7.9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52cm" svg:height="0.458cm" svg:x="13.559cm" svg:y="8.0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14.011cm" svg:y="8.3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14.392cm" svg:y="7.971cm" svg:viewBox="0 0 457 639" svg:d="M452 61c5-14 5-16 5-23 0-18-16-27-29-27-11 0-27 5-36 20-2 5-9 36-14 54-6 25-13 52-20 79l-44 179c-3 13-45 83-110 83-52 0-63-43-63-81 0-45 18-105 52-193 15-40 17-51 17-71 0-45-31-81-80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14.92cm" svg:y="8.0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5.343cm" svg:y="7.6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4" draw:id="id14">
          <svg:title>TexMaths</svg:title>
          <svg:desc>28§display§y = f(x)§svg§600§FALSE§</svg:desc>
          <draw:polygon draw:style-name="gr2" draw:text-style-name="P8" draw:layer="layout" svg:width="3.55cm" svg:height="0.886cm" svg:x="21.209cm" svg:y="7.718cm" svg:viewBox="0 0 3551 887" draw:points="1776,887 0,887 0,0 3551,0 3551,887">
            <text:p/>
          </draw:polygon>
          <draw:path draw:style-name="gr3" draw:text-style-name="P9" draw:layer="layout" svg:width="0.456cm" svg:height="0.638cm" svg:x="21.189cm" svg:y="7.97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22.007cm" svg:y="8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23.042cm" svg:y="7.71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9" draw:layer="layout" svg:width="0.23cm" svg:height="0.985cm" svg:x="23.676cm" svg:y="7.6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3.989cm" svg:y="7.9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23cm" svg:height="0.985cm" svg:x="24.578cm" svg:y="7.6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6" draw:id="id16">
          <svg:title>TexMaths</svg:title>
          <svg:desc>28§display§(x_1, y_1)§svg§600§FALSE§</svg:desc>
          <draw:polygon draw:style-name="gr2" draw:text-style-name="P8" draw:layer="layout" svg:width="2.935cm" svg:height="0.886cm" svg:x="17.59cm" svg:y="9.317cm" svg:viewBox="0 0 2936 887" draw:points="1467,887 0,887 0,0 2936,0 2936,887">
            <text:p/>
          </draw:polygon>
          <draw:path draw:style-name="gr3" draw:text-style-name="P9" draw:layer="layout" svg:width="0.23cm" svg:height="0.985cm" svg:x="17.637cm" svg:y="9.2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9" draw:layer="layout" svg:width="0.492cm" svg:height="0.447cm" svg:x="17.953cm" svg:y="9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9" draw:layer="layout" svg:width="0.252cm" svg:height="0.458cm" svg:x="18.56cm" svg:y="9.6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19.012cm" svg:y="9.9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19.393cm" svg:y="9.571cm" svg:viewBox="0 0 457 639" svg:d="M452 61c5-14 5-16 5-23 0-18-16-27-29-27-11 0-27 5-36 20-2 5-9 36-14 54-6 25-13 52-20 79l-44 179c-3 13-45 83-110 83-52 0-63-43-63-81 0-45 18-105 52-193 15-40 17-51 17-71 0-45-31-81-80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19.921cm" svg:y="9.6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20.344cm" svg:y="9.2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9" draw:id="id19">
          <svg:title>TexMaths</svg:title>
          <svg:desc>28§display§m = \left[ \frac{dy}{dx} \right]_{(x_1, y_1)} = \left[ f'(x) \right]_{(x_1, y_1)}§svg§600§FALSE§</svg:desc>
          <draw:polygon draw:style-name="gr2" draw:text-style-name="P8" draw:layer="layout" svg:width="13.373cm" svg:height="2.484cm" svg:x="5.009cm" svg:y="12.418cm" svg:viewBox="0 0 13374 2485" draw:points="6687,2485 0,2485 0,0 13374,0 13374,2485">
            <text:p/>
          </draw:polygon>
          <draw:path draw:style-name="gr3" draw:text-style-name="P9" draw:layer="layout" svg:width="0.808cm" svg:height="0.447cm" svg:x="4.989cm" svg:y="13.361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655cm" svg:height="0.232cm" svg:x="6.152cm" svg:y="13.43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9" draw:layer="layout" svg:width="0.261cm" svg:height="2.361cm" svg:x="7.382cm" svg:y="12.369cm" svg:viewBox="0 0 262 2362" draw:points="0,2362 262,2362 262,2309 54,2309 54,54 262,54 262,0 0,0">
            <text:p/>
          </draw:polygon>
          <draw:path draw:style-name="gr3" draw:text-style-name="P9" draw:layer="layout" svg:width="0.469cm" svg:height="0.695cm" svg:x="7.836cm" svg:y="12.44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9" draw:layer="layout" svg:width="0.456cm" svg:height="0.637cm" svg:x="8.336cm" svg:y="12.696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7 63 119 121 119 38 0 72-18 99-45-11 52-25 99-63 152-27 34-65 63-110 63-13 0-58-4-73-43 15 0 26 0 40-11 11-9 20-22 20-40 0-31-27-36-36-36-22 0-56 16-56 65s45 85 105 85c104 0 204-89 231-201z">
            <text:p/>
          </draw:path>
          <draw:polygon draw:style-name="gr3" draw:text-style-name="P9" draw:layer="layout" svg:width="1.077cm" svg:height="0.042cm" svg:x="7.774cm" svg:y="13.529cm" svg:viewBox="0 0 1078 43" draw:points="538,43 0,43 0,0 1078,0 1078,43">
            <text:p/>
          </draw:polygon>
          <draw:path draw:style-name="gr3" draw:text-style-name="P9" draw:layer="layout" svg:width="0.469cm" svg:height="0.695cm" svg:x="7.814cm" svg:y="13.786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9" draw:layer="layout" svg:width="0.492cm" svg:height="0.447cm" svg:x="8.314cm" svg:y="14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olygon draw:style-name="gr3" draw:text-style-name="P9" draw:layer="layout" svg:width="0.261cm" svg:height="2.361cm" svg:x="8.981cm" svg:y="12.369cm" svg:viewBox="0 0 262 2362" draw:points="206,2309 0,2309 0,2362 262,2362 262,0 0,0 0,54 206,54">
            <text:p/>
          </draw:polygon>
          <draw:path draw:style-name="gr3" draw:text-style-name="P9" draw:layer="layout" svg:width="0.18cm" svg:height="0.689cm" svg:x="9.566cm" svg:y="14.263cm" svg:viewBox="0 0 181 690" svg:d="M168 0c-132 92-168 240-168 345 0 96 29 248 168 345 4 0 13 0 13-7 0-5-2-7-6-11-94-83-128-202-128-327 0-186 72-278 130-329 2-3 4-5 4-7 0-9-9-9-13-9z">
            <text:p/>
          </draw:path>
          <draw:path draw:style-name="gr3" draw:text-style-name="P9" draw:layer="layout" svg:width="0.371cm" svg:height="0.312cm" svg:x="9.826cm" svg:y="14.476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203cm" svg:height="0.328cm" svg:x="10.31cm" svg:y="14.55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089cm" svg:height="0.214cm" svg:x="10.702cm" svg:y="14.7cm" svg:viewBox="0 0 90 215" svg:d="M69 69c0 38-6 83-53 128-5 2-7 5-7 7 0 6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0.89cm" svg:y="14.47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7-27-27-15 0-40 14-40 45 0 36 33 61 83 61 69 0 157-54 177-139z">
            <text:p/>
          </draw:path>
          <draw:path draw:style-name="gr3" draw:text-style-name="P9" draw:layer="layout" svg:width="0.203cm" svg:height="0.328cm" svg:x="11.327cm" svg:y="14.55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18cm" svg:height="0.689cm" svg:x="11.69cm" svg:y="14.26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" draw:text-style-name="P9" draw:layer="layout" svg:width="0.655cm" svg:height="0.232cm" svg:x="12.326cm" svg:y="13.43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9" draw:layer="layout" svg:width="0.136cm" svg:height="0.984cm" svg:x="13.426cm" svg:y="13.059cm" svg:viewBox="0 0 137 985" draw:points="137,985 137,947 40,947 40,40 137,40 137,0 0,0 0,985">
            <text:p/>
          </draw:polygon>
          <draw:path draw:style-name="gr3" draw:text-style-name="P9" draw:layer="layout" svg:width="0.492cm" svg:height="0.897cm" svg:x="13.636cm" svg:y="13.10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8 0 45 43 70 85 70 54 0 92-58 110-96 34-63 56-182 56-188z">
            <text:p/>
          </draw:path>
          <draw:path draw:style-name="gr3" draw:text-style-name="P9" draw:layer="layout" svg:width="0.174cm" svg:height="0.357cm" svg:x="14.205cm" svg:y="13.005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14.546cm" svg:y="13.0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14.86cm" svg:y="13.3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9" draw:layer="layout" svg:width="0.23cm" svg:height="0.984cm" svg:x="15.449cm" svg:y="13.05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9" draw:layer="layout" svg:width="0.136cm" svg:height="0.984cm" svg:x="15.796cm" svg:y="13.059cm" svg:viewBox="0 0 137 985" draw:points="137,0 0,0 0,40 96,40 96,947 0,947 0,985 137,985">
            <text:p/>
          </draw:polygon>
          <draw:path draw:style-name="gr3" draw:text-style-name="P9" draw:layer="layout" svg:width="0.18cm" svg:height="0.689cm" svg:x="16.128cm" svg:y="13.574cm" svg:viewBox="0 0 181 690" svg:d="M168 0c-132 92-168 240-168 345 0 96 29 248 168 345 4 0 13 0 13-7 0-5-2-7-6-11-94-83-128-202-128-327 0-186 72-278 130-329 2-3 4-5 4-7 0-9-9-9-13-9z">
            <text:p/>
          </draw:path>
          <draw:path draw:style-name="gr3" draw:text-style-name="P9" draw:layer="layout" svg:width="0.371cm" svg:height="0.312cm" svg:x="16.39cm" svg:y="13.786cm" svg:viewBox="0 0 372 313" svg:d="M139 233c-7 22-29 60-65 60-2 0-22 0-38-9 29-9 31-33 31-38 0-15-11-27-27-27-20 0-40 18-40 43 0 36 38 51 74 51 31 0 58-20 76-49 18 36 56 49 83 49 81 0 121-87 121-107 0-9-9-9-11-9-9 0-9 5-11 13-16 48-56 83-97 83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9" draw:layer="layout" svg:width="0.203cm" svg:height="0.328cm" svg:x="16.874cm" svg:y="13.86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089cm" svg:height="0.214cm" svg:x="17.263cm" svg:y="14.01cm" svg:viewBox="0 0 90 215" svg:d="M69 69c0 38-6 83-53 128-5 2-7 5-7 7 0 6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7.454cm" svg:y="13.78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7-27-27-15 0-40 14-40 45 0 36 33 61 83 61 69 0 157-54 177-139z">
            <text:p/>
          </draw:path>
          <draw:path draw:style-name="gr3" draw:text-style-name="P9" draw:layer="layout" svg:width="0.203cm" svg:height="0.328cm" svg:x="17.891cm" svg:y="13.86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9" draw:layer="layout" svg:width="0.18cm" svg:height="0.689cm" svg:x="18.254cm" svg:y="13.574cm" svg:viewBox="0 0 181 690" svg:d="M13 0c-4 0-13 0-13 9 0 2 2 4 7 9 60 56 125 148 125 327 0 143-45 253-119 320-13 13-13 13-13 18 0 2 2 7 9 7 9 0 74-45 121-132 31-56 51-133 51-213 0-96-29-249-168-345z">
            <text:p/>
          </draw:path>
        </draw:g>
        <draw:g xml:id="id18" draw:id="id18">
          <svg:title>TexMaths</svg:title>
          <svg:desc>28§display§m§svg§600§FALSE§</svg:desc>
          <draw:polygon draw:style-name="gr2" draw:text-style-name="P8" draw:layer="layout" svg:width="0.736cm" svg:height="0.348cm" svg:x="11.496cm" svg:y="11.263cm" svg:viewBox="0 0 737 349" draw:points="370,349 0,349 0,0 737,0 737,349">
            <text:p/>
          </draw:polygon>
          <draw:path draw:style-name="gr3" draw:text-style-name="P9" draw:layer="layout" svg:width="0.808cm" svg:height="0.447cm" svg:x="11.476cm" svg:y="11.214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2-130 42 0 53 34 53 70 0 56-40 168-60 222-9 22-14 33-14 53 0 47 34 81 81 81 94 0 130-143 130-152s-9-9-11-9c-11 0-11 2-16 18-16 51-47 121-101 121-18 0-24-9-24-32 0-24 9-49 18-71 20-52 60-162 60-218 0-62-38-105-112-105s-125 43-161 96c-3-13-5-47-32-71-24-21-56-25-80-25-90 0-139 63-155 85-5-56-47-85-92-85s-63 38-72 56c-18 36-31 94-31 96 0 9 9 9 11 9 11 0 11 0 18-22 16-70 36-117 72-117 16 0 31 7 31 45 0 20-4 32-15 83z">
            <text:p/>
          </draw:path>
        </draw:g>
        <draw:g xml:id="id20" draw:id="id20">
          <svg:title>TexMaths</svg:title>
          <svg:desc>28§display§\therefore§svg§600§FALSE§</svg:desc>
          <draw:polygon draw:style-name="gr2" draw:text-style-name="P8" draw:layer="layout" svg:width="0.528cm" svg:height="0.433cm" svg:x="3.298cm" svg:y="13.363cm" svg:viewBox="0 0 529 434" draw:points="265,434 0,434 0,0 529,0 529,434">
            <text:p/>
          </draw:polygon>
          <draw:path draw:style-name="gr3" draw:text-style-name="P9" draw:layer="layout" svg:width="0.598cm" svg:height="0.531cm" svg:x="3.278cm" svg:y="13.31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4.172cm" svg:x="1.4cm" svg:y="0.628cm" presentation:class="title" presentation:user-transformed="true">
          <draw:text-box>
            <text:list text:style-name="L1">
              <text:list-header>
                <text:p text:style-name="P6"><text:span text:style-name="T7"><text:s text:c="2"/></text:span><text:span text:style-name="T8"><text:s/></text:span><text:span text:style-name="T8"><text:line-break/></text:span><text:span text:style-name="T8"> <text:s text:c="4"/></text:span><text:span text:style-name="T8"><text:line-break/></text:span><text:span text:style-name="T8">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tab/></text:span><text:span text:style-name="T8"><text:line-break/></text:span><text:span text:style-name="T8"/></text:p>
              </text:list-header>
            </text:list>
          </draw:text-box>
        </draw:frame>
        <draw:g xml:id="id22" draw:id="id22">
          <svg:title>TexMaths</svg:title>
          <svg:desc>28§display§\text {point } (x_1, y_1) \text { is given by}§svg§600§FALSE§</svg:desc>
          <draw:polygon draw:style-name="gr2" draw:text-style-name="P8" draw:layer="layout" svg:width="10.508cm" svg:height="0.886cm" svg:x="3.412cm" svg:y="2.418cm" svg:viewBox="0 0 10509 887" draw:points="5255,887 0,887 0,0 10509,0 10509,887">
            <text:p/>
          </draw:polygon>
          <draw:path draw:style-name="gr3" draw:text-style-name="P9" draw:layer="layout" svg:width="0.487cm" svg:height="0.626cm" svg:x="3.39cm" svg:y="2.67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38cm" svg:height="0.454cm" svg:x="3.966cm" svg:y="2.6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12cm" svg:height="0.66cm" svg:x="4.461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4.734cm" svg:y="2.6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31cm" svg:height="0.617cm" svg:x="5.24cm" svg:y="2.50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6.031cm" svg:y="2.3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344cm" svg:y="2.6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52cm" svg:height="0.458cm" svg:x="6.954cm" svg:y="2.79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115cm" svg:height="0.295cm" svg:x="7.404cm" svg:y="3.00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7.785cm" svg:y="2.6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8.313cm" svg:y="2.7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8.736cm" svg:y="2.3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9.424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697cm" svg:y="2.66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0.407cm" svg:y="2.6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9" draw:layer="layout" svg:width="0.212cm" svg:height="0.66cm" svg:x="10.905cm" svg:y="2.4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1.164cm" svg:y="2.68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1.666cm" svg:y="2.6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2.107cm" svg:y="2.6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12.977cm" svg:y="2.425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13.487cm" svg:y="2.683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</draw:g>
        <draw:g xml:id="id23" draw:id="id23">
          <svg:title>TexMaths</svg:title>
          <svg:desc>28§display§m' = - \frac{1}{ \left[ \frac{dy}{dx} \right]_{(x_1, y_1)} } = - \frac{ 1 }{ \left[ f'(x) \right]_{(x_1, y_1)} }§svg§600§FALSE§</svg:desc>
          <draw:polygon draw:style-name="gr2" draw:text-style-name="P8" draw:layer="layout" svg:width="15.333cm" svg:height="3.109cm" svg:x="3.411cm" svg:y="3.919cm" svg:viewBox="0 0 15334 3110" draw:points="7667,3110 0,3110 0,0 15334,0 15334,3110">
            <text:p/>
          </draw:polygon>
          <draw:path draw:style-name="gr3" draw:text-style-name="P9" draw:layer="layout" svg:width="0.808cm" svg:height="0.447cm" svg:x="3.391cm" svg:y="4.75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8cm" svg:x="4.258cm" svg:y="4.399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655cm" svg:height="0.232cm" svg:x="4.831cm" svg:y="4.8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5.895cm" svg:y="4.925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8.805cm" svg:y="3.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4.535cm" svg:height="0.042cm" svg:x="6.697cm" svg:y="4.925cm" svg:viewBox="0 0 4536 43" draw:points="2267,43 0,43 0,0 4536,0 4536,43">
            <text:p/>
          </draw:polygon>
          <draw:polygon draw:style-name="gr3" draw:text-style-name="P9" draw:layer="layout" svg:width="0.225cm" svg:height="1.772cm" svg:x="6.919cm" svg:y="5.082cm" svg:viewBox="0 0 226 1773" draw:points="0,1773 226,1773 226,1728 47,1728 47,47 226,47 226,0 0,0">
            <text:p/>
          </draw:polygon>
          <draw:path draw:style-name="gr3" draw:text-style-name="P9" draw:layer="layout" svg:width="0.355cm" svg:height="0.488cm" svg:x="7.333cm" svg:y="5.2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3" draw:text-style-name="P9" draw:layer="layout" svg:width="0.355cm" svg:height="0.445cm" svg:x="7.734cm" svg:y="5.472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olygon draw:style-name="gr3" draw:text-style-name="P9" draw:layer="layout" svg:width="0.857cm" svg:height="0.042cm" svg:x="7.279cm" svg:y="5.95cm" svg:viewBox="0 0 858 43" draw:points="430,43 0,43 0,0 858,0 858,43">
            <text:p/>
          </draw:polygon>
          <draw:path draw:style-name="gr3" draw:text-style-name="P9" draw:layer="layout" svg:width="0.355cm" svg:height="0.488cm" svg:x="7.322cm" svg:y="6.07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3" draw:text-style-name="P9" draw:layer="layout" svg:width="0.371cm" svg:height="0.313cm" svg:x="7.723cm" svg:y="6.252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9" draw:layer="layout" svg:width="0.225cm" svg:height="1.772cm" svg:x="8.272cm" svg:y="5.082cm" svg:viewBox="0 0 226 1773" draw:points="179,1728 0,1728 0,1773 226,1773 226,0 0,0 0,47 179,47">
            <text:p/>
          </draw:polygon>
          <draw:path draw:style-name="gr3" draw:text-style-name="P9" draw:layer="layout" svg:width="0.18cm" svg:height="0.689cm" svg:x="8.798cm" svg:y="6.389cm" svg:viewBox="0 0 181 690" svg:d="M168 0c-132 92-168 240-168 345 0 96 29 249 168 345 4 0 13 0 13-7 0-4-2-6-6-11-94-83-128-201-128-327 0-186 72-278 130-329 2-3 4-5 4-7 0-9-9-9-13-9z">
            <text:p/>
          </draw:path>
          <draw:path draw:style-name="gr3" draw:text-style-name="P9" draw:layer="layout" svg:width="0.371cm" svg:height="0.313cm" svg:x="9.06cm" svg:y="6.602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9" draw:layer="layout" svg:width="0.203cm" svg:height="0.328cm" svg:x="9.544cm" svg:y="6.676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089cm" svg:height="0.214cm" svg:x="9.934cm" svg:y="6.826cm" svg:viewBox="0 0 90 215" svg:d="M69 69c0 39-6 83-53 128-5 2-7 5-7 7 0 7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0.122cm" svg:y="6.602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ath draw:style-name="gr3" draw:text-style-name="P9" draw:layer="layout" svg:width="0.203cm" svg:height="0.328cm" svg:x="10.561cm" svg:y="6.676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18cm" svg:height="0.689cm" svg:x="10.922cm" svg:y="6.389cm" svg:viewBox="0 0 181 690" svg:d="M13 0c-4 0-13 0-13 9 0 2 2 4 7 9 60 56 125 148 125 327 0 144-45 253-119 321-13 13-13 13-13 17 0 3 2 7 9 7 9 0 74-45 121-132 31-56 51-132 51-213 0-96-29-249-168-345z">
            <text:p/>
          </draw:path>
          <draw:path draw:style-name="gr3" draw:text-style-name="P9" draw:layer="layout" svg:width="0.655cm" svg:height="0.232cm" svg:x="11.676cm" svg:y="4.8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2.743cm" svg:y="4.925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6.011cm" svg:y="3.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5.252cm" svg:height="0.042cm" svg:x="13.544cm" svg:y="4.925cm" svg:viewBox="0 0 5253 43" draw:points="2625,43 0,43 0,0 5253,0 5253,43">
            <text:p/>
          </draw:polygon>
          <draw:polygon draw:style-name="gr3" draw:text-style-name="P9" draw:layer="layout" svg:width="0.136cm" svg:height="0.985cm" svg:x="13.661cm" svg:y="5.129cm" svg:viewBox="0 0 137 986" draw:points="137,986 137,948 40,948 40,40 137,40 137,0 0,0 0,986">
            <text:p/>
          </draw:polygon>
          <draw:path draw:style-name="gr3" draw:text-style-name="P9" draw:layer="layout" svg:width="0.492cm" svg:height="0.898cm" svg:x="13.869cm" svg:y="5.17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9" draw:layer="layout" svg:width="0.174cm" svg:height="0.358cm" svg:x="14.438cm" svg:y="5.197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14.779cm" svg:y="5.12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5.092cm" svg:y="5.4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15.681cm" svg:y="5.12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6.031cm" svg:y="5.129cm" svg:viewBox="0 0 137 986" draw:points="137,0 0,0 0,40 96,40 96,948 0,948 0,986 137,986">
            <text:p/>
          </draw:polygon>
          <draw:path draw:style-name="gr3" draw:text-style-name="P9" draw:layer="layout" svg:width="0.18cm" svg:height="0.689cm" svg:x="16.362cm" svg:y="5.645cm" svg:viewBox="0 0 181 690" svg:d="M168 0c-132 92-168 240-168 345 0 96 29 249 168 345 4 0 13 0 13-7 0-4-2-6-6-11-94-83-128-201-128-327 0-186 72-278 130-329 2-3 4-5 4-7 0-9-9-9-13-9z">
            <text:p/>
          </draw:path>
          <draw:path draw:style-name="gr3" draw:text-style-name="P9" draw:layer="layout" svg:width="0.371cm" svg:height="0.313cm" svg:x="16.622cm" svg:y="5.858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9" draw:layer="layout" svg:width="0.203cm" svg:height="0.328cm" svg:x="17.106cm" svg:y="5.934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089cm" svg:height="0.214cm" svg:x="17.498cm" svg:y="6.084cm" svg:viewBox="0 0 90 215" svg:d="M69 69c0 39-6 83-53 128-5 2-7 5-7 7 0 7 7 11 11 11 9 0 70-56 70-139 0-42-18-76-50-76-22 0-40 18-40 40 0 23 16 41 40 41 18 0 29-12 29-12z">
            <text:p/>
          </draw:path>
          <draw:path draw:style-name="gr3" draw:text-style-name="P9" draw:layer="layout" svg:width="0.355cm" svg:height="0.445cm" svg:x="17.686cm" svg:y="5.858cm" svg:viewBox="0 0 356 446" svg:d="M354 45c2-11 2-11 2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0 70 20 26 0 51-8 73-31-9 38-15 67-44 103-18 23-47 45-83 45-5 0-38 0-52-22 36-5 36-38 36-38 0-23-20-27-27-27-15 0-40 13-40 44 0 36 33 61 83 61 69 0 157-54 177-139z">
            <text:p/>
          </draw:path>
          <draw:path draw:style-name="gr3" draw:text-style-name="P9" draw:layer="layout" svg:width="0.203cm" svg:height="0.328cm" svg:x="18.123cm" svg:y="5.934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9" draw:layer="layout" svg:width="0.18cm" svg:height="0.689cm" svg:x="18.486cm" svg:y="5.645cm" svg:viewBox="0 0 181 690" svg:d="M13 0c-4 0-13 0-13 9 0 2 2 4 7 9 60 56 125 148 125 327 0 144-45 253-119 321-13 13-13 13-13 17 0 3 2 7 9 7 9 0 74-45 121-132 31-56 51-132 51-213 0-96-29-249-168-345z">
            <text:p/>
          </draw:path>
        </draw:g>
        <draw:g xml:id="id25" draw:id="id25">
          <svg:title>TexMaths</svg:title>
          <svg:desc>28§display§y - y_1 = m(x - x_1)§svg§600§FALSE§</svg:desc>
          <draw:polygon draw:style-name="gr2" draw:text-style-name="P8" draw:layer="layout" svg:width="8.159cm" svg:height="0.886cm" svg:x="3.51cm" svg:y="9.519cm" svg:viewBox="0 0 8160 887" draw:points="4081,887 0,887 0,0 8160,0 8160,887">
            <text:p/>
          </draw:polygon>
          <draw:path draw:style-name="gr3" draw:text-style-name="P9" draw:layer="layout" svg:width="0.456cm" svg:height="0.638cm" svg:x="3.49cm" svg:y="9.7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278cm" svg:y="9.9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21cm" svg:y="9.7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5.739cm" svg:y="9.89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6.433cm" svg:y="9.8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445cm" svg:y="9.773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8.379cm" svg:y="9.4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8.693cm" svg:y="9.77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9.526cm" svg:y="9.94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458cm" svg:y="9.77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067cm" svg:y="9.8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1.488cm" svg:y="9.4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27" draw:id="id27">
          <svg:title>TexMaths</svg:title>
          <svg:desc>28§display§y - y_1 = m'(x - x_1)§svg§600§FALSE§</svg:desc>
          <draw:polygon draw:style-name="gr2" draw:text-style-name="P8" draw:layer="layout" svg:width="8.436cm" svg:height="0.939cm" svg:x="3.51cm" svg:y="12.92cm" svg:viewBox="0 0 8437 940" draw:points="4218,940 0,940 0,0 8437,0 8437,940">
            <text:p/>
          </draw:polygon>
          <draw:path draw:style-name="gr3" draw:text-style-name="P9" draw:layer="layout" svg:width="0.456cm" svg:height="0.637cm" svg:x="3.49cm" svg:y="13.22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602cm" svg:height="0.042cm" svg:x="4.279cm" svg:y="13.397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5.21cm" svg:y="13.22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252cm" svg:height="0.458cm" svg:x="5.739cm" svg:y="13.352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655cm" svg:height="0.232cm" svg:x="6.434cm" svg:y="13.3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446cm" svg:y="13.227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8.315cm" svg:y="12.871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656cm" svg:y="12.9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8.97cm" svg:y="13.2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9" draw:layer="layout" svg:width="0.602cm" svg:height="0.042cm" svg:x="9.803cm" svg:y="13.397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735cm" svg:y="13.2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9" draw:layer="layout" svg:width="0.252cm" svg:height="0.458cm" svg:x="11.344cm" svg:y="13.35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1.765cm" svg:y="12.9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1" draw:id="id21">
          <svg:title>TexMaths</svg:title>
          <svg:desc>28§display§\text {The slope of the normal to the curve } y = f(x) \text { at the}§svg§600§FALSE§</svg:desc>
          <draw:polygon draw:style-name="gr2" draw:text-style-name="P8" draw:layer="layout" svg:width="22.711cm" svg:height="0.886cm" svg:x="3.305cm" svg:y="1.018cm" svg:viewBox="0 0 22712 887" draw:points="11355,887 0,887 0,0 22712,0 22712,887">
            <text:p/>
          </draw:polygon>
          <draw:path draw:style-name="gr3" draw:text-style-name="P9" draw:layer="layout" svg:width="0.64cm" svg:height="0.667cm" svg:x="3.292cm" svg:y="1.041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9" draw:layer="layout" svg:width="0.496cm" svg:height="0.685cm" svg:x="3.998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4.542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24cm" svg:height="0.454cm" svg:x="5.313cm" svg:y="1.26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21cm" svg:height="0.685cm" svg:x="5.7cm" svg:y="1.02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38cm" svg:height="0.454cm" svg:x="5.969cm" svg:y="1.26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87cm" svg:height="0.626cm" svg:x="6.459cm" svg:y="1.27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382cm" svg:height="0.454cm" svg:x="7.035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38cm" svg:height="0.454cm" svg:x="7.799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19cm" svg:height="0.696cm" svg:x="8.296cm" svg:y="1.01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308cm" svg:height="0.617cm" svg:x="8.912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307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851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0.619cm" svg:y="1.27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11.161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654cm" svg:y="1.27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2.044cm" svg:y="1.27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873cm" svg:y="1.26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221cm" svg:height="0.685cm" svg:x="13.357cm" svg:y="1.025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308cm" svg:height="0.617cm" svg:x="13.944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38cm" svg:height="0.454cm" svg:x="14.336cm" svg:y="1.26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08cm" svg:height="0.617cm" svg:x="15.147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15.543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16.085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75cm" svg:height="0.454cm" svg:x="16.858cm" svg:y="1.26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96cm" svg:height="0.447cm" svg:x="17.293cm" svg:y="1.27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33cm" svg:height="0.436cm" svg:x="17.835cm" svg:y="1.27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8.211cm" svg:y="1.28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8.713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56cm" svg:height="0.638cm" svg:x="19.479cm" svg:y="1.2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232cm" svg:x="20.297cm" svg:y="1.3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898cm" svg:x="21.334cm" svg:y="1.01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9" draw:layer="layout" svg:width="0.23cm" svg:height="0.985cm" svg:x="21.965cm" svg:y="0.96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2.279cm" svg:y="1.2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22.87cm" svg:y="0.9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45cm" svg:height="0.454cm" svg:x="23.565cm" svg:y="1.26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24.035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308cm" svg:height="0.617cm" svg:x="24.745cm" svg:y="1.10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25.142cm" svg:y="1.02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25.684cm" svg:y="1.26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24" draw:id="id24">
          <svg:title>TexMaths</svg:title>
          <svg:desc>28§display§\text {Equation of the tangent is given by }§svg§600§FALSE§</svg:desc>
          <draw:polygon draw:style-name="gr2" draw:text-style-name="P8" draw:layer="layout" svg:width="15.128cm" svg:height="0.8cm" svg:x="3.408cm" svg:y="7.918cm" svg:viewBox="0 0 15129 801" draw:points="7564,801 0,801 0,0 15129,0 15129,801">
            <text:p/>
          </draw:polygon>
          <draw:path draw:style-name="gr3" draw:text-style-name="P9" draw:layer="layout" svg:width="0.611cm" svg:height="0.672cm" svg:x="3.39cm" svg:y="7.89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62cm" svg:y="8.129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79cm" svg:y="8.12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35cm" svg:y="8.12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05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02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71cm" svg:y="8.1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66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37cm" svg:y="8.1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34cm" svg:y="7.869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48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44cm" svg:y="7.8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87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444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849cm" svg:y="8.12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331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1.873cm" svg:y="8.11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366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807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313cm" svg:y="7.9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039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312cm" svg:y="8.12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5.022cm" svg:y="8.11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5.519cm" svg:y="7.9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5.779cm" svg:y="8.138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6.281cm" svg:y="8.1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6.722cm" svg:y="8.1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7.591cm" svg:y="7.8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8.102cm" svg:y="8.138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draw:g xml:id="id26" draw:id="id26">
          <svg:title>TexMaths</svg:title>
          <svg:desc>28§display§\text {Equation of the normal is given by }§svg§600§FALSE§</svg:desc>
          <draw:polygon draw:style-name="gr2" draw:text-style-name="P8" draw:layer="layout" svg:width="14.885cm" svg:height="0.8cm" svg:x="3.409cm" svg:y="11.318cm" svg:viewBox="0 0 14886 801" draw:points="7444,801 0,801 0,0 14886,0 14886,801">
            <text:p/>
          </draw:polygon>
          <draw:path draw:style-name="gr3" draw:text-style-name="P9" draw:layer="layout" svg:width="0.611cm" svg:height="0.672cm" svg:x="3.391cm" svg:y="11.29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63cm" svg:y="11.529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81cm" svg:y="11.52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36cm" svg:y="11.523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06cm" svg:y="11.3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03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72cm" svg:y="11.5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67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38cm" svg:y="11.52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36cm" svg:y="11.269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49cm" svg:y="11.35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46cm" svg:y="11.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88cm" svg:y="11.5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0.459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1.001cm" svg:y="11.52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1.493cm" svg:y="11.52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1.881cm" svg:y="11.529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712cm" svg:y="11.523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3.196cm" svg:y="11.28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12cm" svg:height="0.661cm" svg:x="13.796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07cm" svg:y="11.52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2cm" svg:height="0.652cm" svg:x="14.782cm" svg:y="11.518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5.279cm" svg:y="11.3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5.537cm" svg:y="11.538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6.039cm" svg:y="11.52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6.48cm" svg:y="11.52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7.351cm" svg:y="11.2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7.862cm" svg:y="11.538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frame presentation:style-name="pr8" draw:text-style-name="P10" draw:layer="layout" svg:width="25.199cm" svg:height="1.8cm" svg:x="1.476cm" svg:y="0.6cm" presentation:class="title" presentation:user-transformed="true">
          <draw:text-box>
            <text:p xml:id="id28" text:id="id28"><text:span text:style-name="T9">Examples</text:span></text:p>
          </draw:text-box>
        </draw:frame>
        <draw:frame presentation:style-name="pr9" draw:text-style-name="P11" draw:layer="layout" svg:width="25.6cm" svg:height="12.75cm" svg:x="1.4cm" svg:y="2.6cm" presentation:class="subtitle" presentation:user-transformed="true">
          <draw:text-box>
            <text:p text:style-name="P6"><text:span text:style-name="T10"><text:s/></text:span></text:p>
            <text:p xml:id="id29" text:id="id29" text:style-name="P6"><text:span text:style-name="T8"><text:tab/></text:span><text:span text:style-name="T8">(1) Find the equations of the tangents and </text:span><text:span text:style-name="T4">normals to the </text:span></text:p>
            <text:p xml:id="id30" text:id="id30" text:style-name="P6"><text:span text:style-name="T4"><text:tab/></text:span><text:span text:style-name="T4"><text:tab/></text:span><text:span text:style-name="T4">following curves.</text:span></text:p>
            <text:p text:style-name="P6"><text:span text:style-name="T11"><text:s text:c="4"/></text:span></text:p>
            <text:p xml:id="id31" text:id="id31" text:style-name="P6"><text:span text:style-name="T12"><text:tab/></text:span><text:span text:style-name="T12">(i)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at <text:s/></text:span></text:p>
            <text:p text:style-name="P6"><text:span text:style-name="T12"/></text:p>
            <text:p xml:id="id34" text:id="id34" text:style-name="P6"><text:span text:style-name="T12"><text:s text:c="4"/></text:span><text:span text:style-name="T12">(ii)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9"/>at </text:span></text:p>
            <text:p text:style-name="P6"><text:span text:style-name="T12"/></text:p>
            <text:p xml:id="id37" text:id="id37" text:style-name="P6"><text:span text:style-name="T12"><text:s text:c="3"/></text:span><text:span text:style-name="T12">(iii) <text:s text:c="2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at</text:span></text:p>
            <text:p text:style-name="P6"><text:span text:style-name="T12"><text:tab/></text:span></text:p>
            <text:p xml:id="id40" text:id="id40" text:style-name="P6"><text:span text:style-name="T12"><text:tab/></text:span><text:span text:style-name="T13">Solutions :</text:span><text:span text:style-name="T14"> <text:s/>(i) Equation of the given curve is <text:s/></text:span></text:p>
            <text:p text:style-name="P6"><text:span text:style-name="T15"><text:s text:c="24"/></text:span></text:p>
            <text:p text:style-name="P6"><text:span text:style-name="T13"><text:tab/></text:span><text:span text:style-name="T13"><text:tab/></text:span></text:p>
            <text:p text:style-name="P6"><text:span text:style-name="T13"/></text:p>
          </draw:text-box>
        </draw:frame>
        <draw:g xml:id="id32" draw:id="id32">
          <svg:title>TexMaths</svg:title>
          <svg:desc>28§display§y = 2x^3 - x^2 + 2§svg§600§FALSE§</svg:desc>
          <draw:polygon draw:style-name="gr2" draw:text-style-name="P8" draw:layer="layout" svg:width="7.081cm" svg:height="0.97cm" svg:x="4.526cm" svg:y="5.778cm" svg:viewBox="0 0 7082 971" draw:points="3540,971 0,971 0,0 7082,0 7082,971">
            <text:p/>
          </draw:polygon>
          <draw:path draw:style-name="gr3" draw:text-style-name="P9" draw:layer="layout" svg:width="0.456cm" svg:height="0.638cm" svg:x="4.506cm" svg:y="6.15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5.324cm" svg:y="6.2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6.356cm" svg:y="5.9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827cm" svg:y="6.1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7.398cm" svg:y="5.729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9" draw:layer="layout" svg:width="0.602cm" svg:height="0.042cm" svg:x="8.104cm" svg:y="6.328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9.034cm" svg:y="6.1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9" draw:layer="layout" svg:width="0.306cm" svg:height="0.459cm" svg:x="9.612cm" svg:y="5.7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0.284cm" svg:y="6.0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11.263cm" svg:y="5.9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</draw:g>
        <draw:g xml:id="id33" draw:id="id33">
          <svg:title>TexMaths</svg:title>
          <svg:desc>26§display§\left( \frac{1}{2}, 2 \right)§svg§600§FALSE§</svg:desc>
          <draw:polygon draw:style-name="gr2" draw:text-style-name="P8" draw:layer="layout" svg:width="2.602cm" svg:height="2.101cm" svg:x="13.3cm" svg:y="5.134cm" svg:viewBox="0 0 2603 2102" draw:points="1302,2102 0,2102 0,0 2603,0 2603,2102">
            <text:p/>
          </draw:polygon>
          <draw:path draw:style-name="gr3" draw:text-style-name="P9" draw:layer="layout" svg:width="0.45cm" svg:height="2.193cm" svg:x="13.443cm" svg:y="5.088cm" svg:viewBox="0 0 451 2194" svg:d="M451 2186c0-4-2-7-4-9-33-35-96-95-156-195-148-235-214-533-214-884 0-247 33-564 183-836 73-131 148-206 189-245 2-2 2-5 2-9 0-8-6-8-19-8-12 0-14 0-29 15-307 278-403 696-403 1081 0 360 83 722 316 996 19 21 52 58 92 92 10 10 12 10 24 10 13 0 19 0 19-8z">
            <text:p/>
          </draw:path>
          <draw:path draw:style-name="gr3" draw:text-style-name="P9" draw:layer="layout" svg:width="0.303cm" svg:height="0.61cm" svg:x="14.117cm" svg:y="5.186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9" draw:layer="layout" svg:width="0.459cm" svg:height="0.039cm" svg:x="14.036cm" svg:y="6.165cm" svg:viewBox="0 0 460 40" draw:points="229,40 0,40 0,0 460,0 460,40">
            <text:p/>
          </draw:polygon>
          <draw:path draw:style-name="gr3" draw:text-style-name="P9" draw:layer="layout" svg:width="0.365cm" svg:height="0.61cm" svg:x="14.082cm" svg:y="6.43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4.681cm" svg:y="6.31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65cm" svg:height="0.61cm" svg:x="15.055cm" svg:y="5.80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5.498cm" svg:y="5.08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35" draw:id="id35">
          <svg:title>TexMaths</svg:title>
          <svg:desc>28§display§x^3 + 2x^2y - x - 9xy = 0§svg§600§FALSE§</svg:desc>
          <draw:polygon draw:style-name="gr2" draw:text-style-name="P8" draw:layer="layout" svg:width="10.43cm" svg:height="0.97cm" svg:x="4.297cm" svg:y="7.886cm" svg:viewBox="0 0 10431 971" draw:points="5215,971 0,971 0,0 10431,0 10431,971">
            <text:p/>
          </draw:polygon>
          <draw:path draw:style-name="gr3" draw:text-style-name="P9" draw:layer="layout" svg:width="0.492cm" svg:height="0.447cm" svg:x="4.277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4.848cm" svg:y="7.837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9" draw:layer="layout" svg:width="0.655cm" svg:height="0.658cm" svg:x="5.525cm" svg:y="8.12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6.504cm" svg:y="8.04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976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9" draw:layer="layout" svg:width="0.306cm" svg:height="0.459cm" svg:x="7.552cm" svg:y="7.83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454cm" svg:height="0.638cm" svg:x="7.98cm" svg:y="8.265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8.769cm" svg:y="8.436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9.701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101 130-132 130-38 0-54-31-54-65 0-23 7-43 18-88z">
            <text:p/>
          </draw:path>
          <draw:path draw:style-name="gr3" draw:text-style-name="P9" draw:layer="layout" svg:width="0.602cm" svg:height="0.042cm" svg:x="10.534cm" svg:y="8.43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479cm" svg:y="8.045cm" svg:viewBox="0 0 410 679" svg:d="M323 343v31c0 233-103 278-162 278-15 0-69-2-96-36 43 0 51-29 51-44 0-32-24-47-47-47-15 0-44 8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959cm" svg:y="8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456cm" svg:height="0.638cm" svg:x="12.521cm" svg:y="8.265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232cm" svg:x="13.339cm" svg:y="8.3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4.36cm" svg:y="8.04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</draw:g>
        <draw:g xml:id="id36" draw:id="id36">
          <svg:title>TexMaths</svg:title>
          <svg:desc>26§display§\left( 2, 1 \right)§svg§600§FALSE§</svg:desc>
          <draw:polygon draw:style-name="gr2" draw:text-style-name="P8" draw:layer="layout" svg:width="1.848cm" svg:height="0.823cm" svg:x="16.502cm" svg:y="7.935cm" svg:viewBox="0 0 1849 824" draw:points="926,824 0,824 0,0 1849,0 1849,824">
            <text:p/>
          </draw:polygon>
          <draw:path draw:style-name="gr3" draw:text-style-name="P9" draw:layer="layout" svg:width="0.213cm" svg:height="0.914cm" svg:x="16.546cm" svg:y="7.88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65cm" svg:height="0.61cm" svg:x="16.858cm" svg:y="7.96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107cm" svg:height="0.274cm" svg:x="17.347cm" svg:y="8.47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7.756cm" svg:y="7.96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183cm" svg:y="7.88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8" draw:id="id38">
          <svg:title>TexMaths</svg:title>
          <svg:desc>28§display§x = 2\sin^3 \theta, \ y = 3 \cos^3 \theta§svg§600§FALSE§</svg:desc>
          <draw:polygon draw:style-name="gr2" draw:text-style-name="P8" draw:layer="layout" svg:width="10.359cm" svg:height="0.975cm" svg:x="4.402cm" svg:y="9.821cm" svg:viewBox="0 0 10360 976" draw:points="5179,976 0,976 0,0 10360,0 10360,976">
            <text:p/>
          </draw:polygon>
          <draw:path draw:style-name="gr3" draw:text-style-name="P9" draw:layer="layout" svg:width="0.492cm" svg:height="0.447cm" svg:x="4.382cm" svg:y="10.2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244cm" svg:y="10.2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7cm" svg:x="6.277cm" svg:y="9.98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324cm" svg:height="0.454cm" svg:x="6.915cm" svg:y="10.20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7.305cm" svg:y="9.98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7.576cm" svg:y="10.20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17cm" svg:height="0.472cm" svg:x="8.129cm" svg:y="9.77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9" draw:layer="layout" svg:width="0.407cm" svg:height="0.707cm" svg:x="8.739cm" svg:y="9.9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115cm" svg:height="0.295cm" svg:x="9.272cm" svg:y="10.53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9" draw:layer="layout" svg:width="0.456cm" svg:height="0.637cm" svg:x="9.98cm" svg:y="10.20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55cm" svg:height="0.232cm" svg:x="10.797cm" svg:y="10.2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823cm" svg:y="9.987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375cm" svg:height="0.454cm" svg:x="12.47cm" svg:y="10.20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9" draw:layer="layout" svg:width="0.438cm" svg:height="0.454cm" svg:x="12.903cm" svg:y="10.20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3.4cm" svg:y="10.20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17cm" svg:height="0.472cm" svg:x="13.792cm" svg:y="9.779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9" draw:layer="layout" svg:width="0.407cm" svg:height="0.707cm" svg:x="14.401cm" svg:y="9.9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39" draw:id="id39">
          <svg:title>TexMaths</svg:title>
          <svg:desc>26§display§\theta = \frac{\pi}{4}§svg§600§FALSE§</svg:desc>
          <draw:polygon draw:style-name="gr2" draw:text-style-name="P8" draw:layer="layout" svg:width="2.246cm" svg:height="1.548cm" svg:x="16.714cm" svg:y="9.746cm" svg:viewBox="0 0 2247 1549" draw:points="1123,1549 0,1549 0,0 2247,0 2247,1549">
            <text:p/>
          </draw:polygon>
          <draw:path draw:style-name="gr3" draw:text-style-name="P9" draw:layer="layout" svg:width="0.378cm" svg:height="0.656cm" svg:x="16.706cm" svg:y="10.068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9" draw:layer="layout" svg:width="0.609cm" svg:height="0.215cm" svg:x="17.428cm" svg:y="10.376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94cm" svg:height="0.404cm" svg:x="18.476cm" svg:y="9.7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9" draw:layer="layout" svg:width="0.554cm" svg:height="0.038cm" svg:x="18.452cm" svg:y="10.465cm" svg:viewBox="0 0 555 39" draw:points="279,39 0,39 0,0 555,0 555,39">
            <text:p/>
          </draw:polygon>
          <draw:path draw:style-name="gr3" draw:text-style-name="P9" draw:layer="layout" svg:width="0.407cm" svg:height="0.618cm" svg:x="18.524cm" svg:y="10.719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41" draw:id="id41">
          <svg:title>TexMaths</svg:title>
          <svg:desc>28§display§y = 2x^3 - x^2 + 2§svg§600§FALSE§</svg:desc>
          <draw:polygon draw:style-name="gr2" draw:text-style-name="P8" draw:layer="layout" svg:width="7.081cm" svg:height="0.97cm" svg:x="9.227cm" svg:y="13.278cm" svg:viewBox="0 0 7082 971" draw:points="3540,971 0,971 0,0 7082,0 7082,971">
            <text:p/>
          </draw:polygon>
          <draw:path draw:style-name="gr3" draw:text-style-name="P9" draw:layer="layout" svg:width="0.456cm" svg:height="0.638cm" svg:x="9.207cm" svg:y="13.65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10.025cm" svg:y="13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8cm" svg:x="11.057cm" svg:y="13.4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11.528cm" svg:y="13.6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12.099cm" svg:y="13.229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9" draw:layer="layout" svg:width="0.602cm" svg:height="0.042cm" svg:x="12.805cm" svg:y="13.828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3.735cm" svg:y="13.65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9" draw:layer="layout" svg:width="0.306cm" svg:height="0.459cm" svg:x="14.313cm" svg:y="13.229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4.985cm" svg:y="13.5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15.964cm" svg:y="13.4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1 88-8 9-73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" anim:sub-item="text" smil:attributeName="visibility" smil:to="visible"/>
                  <anim:animate smil:begin="0s" smil:dur="0.5s" smil:fill="hold" smil:decelerate="0.5" smil:targetElement="id28" anim:sub-item="text" smil:attributeName="rotate" smil:values="-90;0" smil:keyTimes="0;1"/>
                  <anim:animate smil:begin="0s" smil:dur="0.5s" smil:fill="hold" smil:decelerate="0.5" smil:targetElement="id28" anim:sub-item="text" smil:attributeName="width" smil:values="width;width*.05" smil:keyTimes="0;1"/>
                  <anim:animate smil:begin="0.5s" smil:dur="0.5s" smil:fill="hold" smil:accelerate="0.5" smil:targetElement="id28" anim:sub-item="text" smil:attributeName="width" smil:values="width*.05;width" smil:keyTimes="0;1"/>
                  <anim:animate smil:dur="1s" smil:fill="hold" smil:targetElement="id28" anim:sub-item="text" smil:attributeName="height" smil:values="height;height" smil:keyTimes="0;1"/>
                  <anim:animate smil:begin="0s" smil:dur="0.5s" smil:fill="hold" smil:decelerate="0.5" smil:targetElement="id28" anim:sub-item="text" smil:attributeName="x" smil:values="x+.4;x" smil:keyTimes="0;1"/>
                  <anim:animate smil:begin="0s" smil:dur="0.5s" smil:fill="hold" smil:decelerate="0.5" smil:targetElement="id28" anim:sub-item="text" smil:attributeName="y" smil:values="y-.2;y+.1" smil:keyTimes="0;1"/>
                  <anim:animate smil:begin="0.5s" smil:dur="0.5s" smil:fill="hold" smil:accelerate="0.5" smil:targetElement="id28" anim:sub-item="text" smil:attributeName="y" smil:values="y+.1;y" smil:keyTimes="0;1"/>
                  <anim:transitionFilter smil:begin="0s" smil:dur="1s" smil:decelerate="0.5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width*0.05;width" smil:keyTimes="0;1"/>
                  <anim:animate smil:dur="0.5s" smil:fill="hold" smil:targetElement="id34" anim:sub-item="text" smil:attributeName="height" smil:values="height;height" smil:keyTimes="0;1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frame presentation:style-name="pr10" draw:text-style-name="P12" draw:layer="layout" svg:width="26.2cm" svg:height="14.4cm" svg:x="1cm" svg:y="0.8cm" presentation:class="subtitle" presentation:user-transformed="true">
          <draw:text-box>
            <text:p text:style-name="P6"><text:span text:style-name="T16"><text:tab/></text:span><text:span text:style-name="T17"><text:tab/></text:span><text:span text:style-name="T17"> <text:s text:c="3"/></text:span><text:s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7"><text:tab/></text:span><text:span text:style-name="T17"><text:tab/></text:span><text:span text:style-name="T17"> </text:span></text:p>
          </draw:text-box>
        </draw:frame>
        <draw:g xml:id="id42" draw:id="id42">
          <svg:title>TexMaths</svg:title>
          <svg:desc>28§display§\text{Diff}. w. r. t. x .§svg§600§FALSE§</svg:desc>
          <draw:polygon draw:style-name="gr2" draw:text-style-name="P8" draw:layer="layout" svg:width="4.849cm" svg:height="0.606cm" svg:x="4.084cm" svg:y="0.864cm" svg:viewBox="0 0 4850 607" draw:points="2426,607 0,607 0,0 4850,0 4850,607">
            <text:p/>
          </draw:polygon>
          <draw:path draw:style-name="gr3" draw:text-style-name="P9" draw:layer="layout" svg:width="0.662cm" svg:height="0.673cm" svg:x="4.068cm" svg:y="0.83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818cm" svg:y="0.85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5.085cm" svg:y="0.815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5.719cm" svg:y="1.404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936cm" svg:y="1.0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723cm" svg:y="1.404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94cm" svg:y="1.07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7.412cm" svg:y="1.404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623cm" svg:y="0.893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8.042cm" svg:y="1.404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8.259cm" svg:y="1.0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8.877cm" svg:y="1.404cm" svg:viewBox="0 0 108 108" svg:d="M108 54c0-29-25-54-54-54s-54 25-54 54 25 54 54 54 54-25 54-54z">
            <text:p/>
          </draw:path>
        </draw:g>
        <draw:g xml:id="id43" draw:id="id43">
          <svg:title>TexMaths</svg:title>
          <svg:desc>28§display§\frac{dy}{dx} = 6x^2 - 2x§svg§600§FALSE§</svg:desc>
          <draw:polygon draw:style-name="gr2" draw:text-style-name="P8" draw:layer="layout" svg:width="6.116cm" svg:height="1.936cm" svg:x="4.057cm" svg:y="2.079cm" svg:viewBox="0 0 6117 1937" draw:points="3060,1937 0,1937 0,0 6117,0 6117,1937">
            <text:p/>
          </draw:polygon>
          <draw:path draw:style-name="gr3" draw:text-style-name="P9" draw:layer="layout" svg:width="0.469cm" svg:height="0.696cm" svg:x="4.071cm" svg:y="2.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4.57cm" svg:y="2.2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4.008cm" svg:y="3.112cm" svg:viewBox="0 0 1077 43" draw:points="538,43 0,43 0,0 1077,0 1077,43">
            <text:p/>
          </draw:polygon>
          <draw:path draw:style-name="gr3" draw:text-style-name="P9" draw:layer="layout" svg:width="0.469cm" svg:height="0.696cm" svg:x="4.048cm" svg:y="3.3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548cm" svg:y="3.6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529cm" svg:y="3.0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6.555cm" svg:y="2.724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492cm" svg:height="0.447cm" svg:x="7.034cm" svg:y="2.9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306cm" svg:height="0.458cm" svg:x="7.61cm" svg:y="2.5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8.309cm" svg:y="3.112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9.261cm" svg:y="2.72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9.731cm" svg:y="2.9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</draw:g>
        <draw:g xml:id="id44" draw:id="id44">
          <svg:title>TexMaths</svg:title>
          <svg:desc>26§display§\text {Let } P = \left( \frac{1}{2}, 2 \right)§svg§600§FALSE§</svg:desc>
          <draw:polygon draw:style-name="gr2" draw:text-style-name="P8" draw:layer="layout" svg:width="6.172cm" svg:height="2.101cm" svg:x="4.11cm" svg:y="4.326cm" svg:viewBox="0 0 6173 2102" draw:points="3086,2102 0,2102 0,0 6173,0 6173,2102">
            <text:p/>
          </draw:polygon>
          <draw:path draw:style-name="gr3" draw:text-style-name="P9" draw:layer="layout" svg:width="0.502cm" svg:height="0.625cm" svg:x="4.093cm" svg:y="4.981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9" draw:layer="layout" svg:width="0.355cm" svg:height="0.421cm" svg:x="4.661cm" svg:y="5.195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288cm" svg:height="0.573cm" svg:x="5.058cm" svg:y="5.04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9" draw:layer="layout" svg:width="0.654cm" svg:height="0.625cm" svg:x="5.738cm" svg:y="4.981cm" svg:viewBox="0 0 655 626" svg:d="M241 337h156c129 0 258-96 258-198 0-70-60-139-181-139h-297c-17 0-27 0-27 17 0 12 8 12 27 12 10 0 27 0 39 2 15 0 19 4 19 15 0 2 0 6-2 16l-125 493c-8 36-10 42-83 42-15 0-25 0-25 19 0 10 10 10 15 10 25 0 89-2 116-2 19 0 40 0 58 0 19 0 40 2 58 2 9 0 19 0 19-19 0-10-8-10-25-10-33 0-60 0-60-17 0-4 2-8 4-14zM308 62c8-31 8-33 48-33h89c75 0 125 25 125 87 0 36-19 115-54 148-46 42-102 48-142 48h-129z">
            <text:p/>
          </draw:path>
          <draw:path draw:style-name="gr3" draw:text-style-name="P9" draw:layer="layout" svg:width="0.608cm" svg:height="0.215cm" svg:x="6.72cm" svg:y="5.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cm" svg:height="2.193cm" svg:x="7.822cm" svg:y="4.28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303cm" svg:height="0.61cm" svg:x="8.496cm" svg:y="4.37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0.459cm" svg:height="0.039cm" svg:x="8.415cm" svg:y="5.357cm" svg:viewBox="0 0 460 40" draw:points="229,40 0,40 0,0 460,0 460,40">
            <text:p/>
          </draw:polygon>
          <draw:path draw:style-name="gr3" draw:text-style-name="P9" draw:layer="layout" svg:width="0.365cm" svg:height="0.61cm" svg:x="8.46cm" svg:y="5.62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107cm" svg:height="0.274cm" svg:x="9.059cm" svg:y="5.50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65cm" svg:height="0.61cm" svg:x="9.434cm" svg:y="4.99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9.877cm" svg:y="4.2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46" draw:id="id46">
          <svg:title>TexMaths</svg:title>
          <svg:desc>26§display§6\left( \frac{1}{2} \right)^2 - 2\left( \frac{1}{2} \right) =§svg§600§FALSE§</svg:desc>
          <draw:polygon draw:style-name="gr2" draw:text-style-name="P8" draw:layer="layout" svg:width="7.61cm" svg:height="2.3cm" svg:x="16.1cm" svg:y="6.128cm" svg:viewBox="0 0 7611 2301" draw:points="3806,2301 0,2301 0,0 7611,0 7611,2301">
            <text:p/>
          </draw:polygon>
          <draw:path draw:style-name="gr3" draw:text-style-name="P9" draw:layer="layout" svg:width="0.38cm" svg:height="0.629cm" svg:x="16.092cm" svg:y="6.998cm" svg:viewBox="0 0 381 630" svg:d="M83 310v-23c0-231 115-264 160-264 23 0 61 6 81 37-14 0-49 0-49 40 0 29 20 44 41 44 15 0 42-9 42-44 0-56-40-100-117-100-116 0-241 119-241 320 0 246 106 310 191 310 102 0 190-85 190-206 0-116-81-206-183-206-63 0-96 48-115 92zM191 606c-58 0-85-57-89-69-17-44-17-117-17-133 0-71 29-165 113-165 14 0 56 0 85 59 17 33 17 81 17 124 0 44 0 90-17 123-27 56-71 61-92 61z">
            <text:p/>
          </draw:path>
          <draw:path draw:style-name="gr3" draw:text-style-name="P9" draw:layer="layout" svg:width="0.45cm" svg:height="2.194cm" svg:x="16.853cm" svg:y="6.282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7.527cm" svg:y="6.38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7.446cm" svg:y="7.36cm" svg:viewBox="0 0 460 40" draw:points="229,40 0,40 0,0 460,0 460,40">
            <text:p/>
          </draw:polygon>
          <draw:path draw:style-name="gr3" draw:text-style-name="P9" draw:layer="layout" svg:width="0.365cm" svg:height="0.611cm" svg:x="17.492cm" svg:y="7.62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18.045cm" svg:y="6.282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9" draw:layer="layout" svg:width="0.284cm" svg:height="0.426cm" svg:x="18.725cm" svg:y="6.08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9.374cm" svg:y="7.3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20.258cm" svg:y="6.99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21.011cm" svg:y="6.28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21.685cm" svg:y="6.3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21.604cm" svg:y="7.36cm" svg:viewBox="0 0 460 40" draw:points="229,40 0,40 0,0 460,0 460,40">
            <text:p/>
          </draw:polygon>
          <draw:path draw:style-name="gr3" draw:text-style-name="P9" draw:layer="layout" svg:width="0.365cm" svg:height="0.611cm" svg:x="21.65cm" svg:y="7.62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9" draw:layer="layout" svg:width="0.45cm" svg:height="2.194cm" svg:x="22.203cm" svg:y="6.282cm" svg:viewBox="0 0 451 2195" svg:d="M451 1099c0-360-83-722-316-997-19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9" draw:layer="layout" svg:width="0.608cm" svg:height="0.215cm" svg:x="23.148cm" svg:y="7.2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5" draw:id="id45">
          <svg:title>TexMaths</svg:title>
          <svg:desc>26§display§\text {Slope of tangent at P} = m =§svg§600§FALSE§</svg:desc>
          <draw:polygon draw:style-name="gr2" draw:text-style-name="P8" draw:layer="layout" svg:width="11.409cm" svg:height="0.742cm" svg:x="4.093cm" svg:y="7.031cm" svg:viewBox="0 0 11410 743" draw:points="5705,743 0,743 0,0 11410,0 11410,743">
            <text:p/>
          </draw:polygon>
          <draw:path draw:style-name="gr3" draw:text-style-name="P9" draw:layer="layout" svg:width="0.407cm" svg:height="0.665cm" svg:x="4.099cm" svg:y="6.985cm" svg:viewBox="0 0 408 666" svg:d="M268 291l-116-29c-58-14-94-62-94-116 0-65 50-121 123-121 152 0 173 152 179 192 0 6 0 12 10 12 13 0 13-4 13-23v-183c0-17 0-23-11-23-6 0-8 0-14 12l-31 53c-27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205cm" svg:height="0.636cm" svg:x="4.586cm" svg:y="6.99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4.833cm" svg:y="7.22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52cm" svg:height="0.582cm" svg:x="5.291cm" svg:y="7.227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5.823cm" svg:y="7.2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6.535cm" svg:y="7.22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6.997cm" svg:y="6.985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7.566cm" svg:y="7.068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7.943cm" svg:y="7.22cm" svg:viewBox="0 0 414 423" svg:d="M266 341c4 38 29 75 73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8.392cm" svg:y="7.22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8.895cm" svg:y="7.216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9.353cm" svg:y="7.2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9.763cm" svg:y="7.22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0.233cm" svg:y="7.068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0.913cm" svg:y="7.2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1.35cm" svg:y="7.068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54cm" svg:height="0.626cm" svg:x="12.024cm" svg:y="7.006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9" draw:layer="layout" svg:width="0.608cm" svg:height="0.216cm" svg:x="12.918cm" svg:y="7.2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75cm" svg:height="0.415cm" svg:x="13.858cm" svg:y="7.227cm" svg:viewBox="0 0 751 416" svg:d="M54 352c-2 14-8 35-8 39 0 17 12 25 27 25 10 0 27-8 33-25 2-2 13-45 17-68l21-84c6-18 10-39 16-60 2-17 11-44 11-46 14-29 62-112 149-112 42 0 50 33 50 64 0 23-6 48-14 75l-25 107-19 70c-4 19-12 50-12 54 0 17 14 25 27 25 29 0 35-22 41-52 13-52 48-185 54-222 4-11 52-121 152-121 40 0 50 31 50 64 0 52-37 157-56 206-9 21-13 32-13 50 0 44 32 75 75 75 85 0 121-133 121-141s-8-8-13-8c-8 0-8 2-12 16-15 48-44 113-94 113-16 0-23-9-23-30 0-22 9-45 17-66 19-48 56-150 56-202 0-58-35-98-104-98-71 0-116 40-150 90-2-13-4-44-29-67-23-19-54-23-77-23-81 0-126 58-141 79-4-52-44-79-85-79-42 0-59 35-67 52-17 33-29 87-29 90 0 8 8 8 10 8 11 0 11 0 17-21 15-64 33-108 67-108 14 0 29 6 29 41 0 19-4 30-15 78z">
            <text:p/>
          </draw:path>
          <draw:path draw:style-name="gr3" draw:text-style-name="P9" draw:layer="layout" svg:width="0.608cm" svg:height="0.216cm" svg:x="14.94cm" svg:y="7.293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47" draw:id="id47">
          <svg:title>TexMaths</svg:title>
          <svg:desc>26§display§\frac{1}{2}§svg§600§FALSE§</svg:desc>
          <draw:polygon draw:style-name="gr2" draw:text-style-name="P8" draw:layer="layout" svg:width="0.367cm" svg:height="1.761cm" svg:x="24.437cm" svg:y="6.428cm" svg:viewBox="0 0 368 1762" draw:points="183,1762 0,1762 0,0 368,0 368,1762">
            <text:p/>
          </draw:polygon>
          <draw:path draw:style-name="gr3" draw:text-style-name="P9" draw:layer="layout" svg:width="0.303cm" svg:height="0.61cm" svg:x="24.472cm" svg:y="6.382cm" svg:viewBox="0 0 304 611" svg:d="M189 23c0-21 0-23-20-23-59 58-140 58-169 58v29c19 0 73 0 121-25v476c0 34-2 44-86 44h-29v29c31-4 113-4 148-4 37 0 117 0 150 4v-29h-29c-84 0-86-10-86-44z">
            <text:p/>
          </draw:path>
          <draw:polygon draw:style-name="gr3" draw:text-style-name="P9" draw:layer="layout" svg:width="0.459cm" svg:height="0.038cm" svg:x="24.391cm" svg:y="7.361cm" svg:viewBox="0 0 460 39" draw:points="229,39 0,39 0,0 460,0 460,39">
            <text:p/>
          </draw:polygon>
          <draw:path draw:style-name="gr3" draw:text-style-name="P9" draw:layer="layout" svg:width="0.365cm" svg:height="0.61cm" svg:x="24.437cm" svg:y="7.627cm" svg:viewBox="0 0 366 611" svg:d="M71 540l98-95c143-127 197-175 197-266 0-106-81-179-193-179-104 0-173 85-173 166 0 50 46 50 48 50 17 0 48-10 48-48 0-23-17-47-48-47-8 0-8 0-13 2 21-61 71-94 125-94 84 0 123 73 123 150 0 72-46 145-96 201l-177 196c-10 10-10 12-10 35h341l25-160h-23c-4 27-10 69-18 81-9 8-69 8-88 8z">
            <text:p/>
          </draw:path>
        </draw:g>
        <draw:g xml:id="id48" draw:id="id48">
          <svg:title>TexMaths</svg:title>
          <svg:desc>26§display§\text {Slope of normal at P} = m' = - 2§svg§600§FALSE§</svg:desc>
          <draw:polygon draw:style-name="gr2" draw:text-style-name="P8" draw:layer="layout" svg:width="12.865cm" svg:height="0.82cm" svg:x="4.095cm" svg:y="8.533cm" svg:viewBox="0 0 12866 821" draw:points="6433,821 0,821 0,0 12866,0 12866,821">
            <text:p/>
          </draw:polygon>
          <draw:path draw:style-name="gr3" draw:text-style-name="P9" draw:layer="layout" svg:width="0.407cm" svg:height="0.665cm" svg:x="4.101cm" svg:y="8.579cm" svg:viewBox="0 0 408 666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1 10 21 7 0 7 0 13-11 0-2 4-4 33-52 29 31 88 63 171 63 106 0 181-90 181-190 0-91-63-166-140-185z">
            <text:p/>
          </draw:path>
          <draw:path draw:style-name="gr3" draw:text-style-name="P9" draw:layer="layout" svg:width="0.205cm" svg:height="0.635cm" svg:x="4.588cm" svg:y="8.5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4.835cm" svg:y="8.811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5.293cm" svg:y="8.818cm" svg:viewBox="0 0 453 582" svg:d="M133 60v-60l-133 10v30c64 0 71 4 71 45v429c0 41-9 41-71 41v27c31 0 79-2 102-2 25 0 73 2 104 2v-27c-60 0-71 0-71-41v-154-9c4 15 44 65 113 65 110 0 205-89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5.825cm" svg:y="8.8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6.537cm" svg:y="8.811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999cm" svg:y="8.579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461cm" svg:height="0.405cm" svg:x="7.581cm" svg:y="8.8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8.084cm" svg:y="8.811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8.542cm" svg:y="8.8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714cm" svg:height="0.405cm" svg:x="8.904cm" svg:y="8.818cm" svg:viewBox="0 0 715 406" svg:d="M71 89v248c0 39-11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9.673cm" svg:y="8.811cm" svg:viewBox="0 0 414 422" svg:d="M268 341c2 38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9" draw:layer="layout" svg:width="0.205cm" svg:height="0.635cm" svg:x="10.123cm" svg:y="8.5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13cm" svg:height="0.421cm" svg:x="10.69cm" svg:y="8.811cm" svg:viewBox="0 0 414 422" svg:d="M266 341c4 38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1.125cm" svg:y="8.66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9" draw:layer="layout" svg:width="0.54cm" svg:height="0.625cm" svg:x="11.799cm" svg:y="8.597cm" svg:viewBox="0 0 541 626" svg:d="M177 337h154c110 0 210-75 210-166 0-90-92-171-217-171h-324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9" draw:layer="layout" svg:width="0.608cm" svg:height="0.215cm" svg:x="12.695cm" svg:y="8.8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3.635cm" svg:y="8.818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9 21-13 31-13 50 0 44 32 75 75 75 85 0 121-133 121-141 0-9-8-9-13-9-8 0-8 2-12 17-15 48-44 112-94 112-16 0-23-8-23-29 0-23 9-46 17-67 19-47 56-149 56-201 0-58-35-98-104-98-71 0-116 40-150 89-2-12-4-43-29-66-23-19-52-23-77-23-81 0-126 58-141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161cm" svg:height="0.332cm" svg:x="14.44cm" svg:y="8.48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14.971cm" svg:y="8.8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15.961cm" svg:y="8.976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6.641cm" svg:y="8.6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49" draw:id="id49">
          <svg:title>TexMaths</svg:title>
          <svg:desc>26§display§\text {Equation of the tangent at P is given by, }§svg§600§FALSE§</svg:desc>
          <draw:polygon draw:style-name="gr2" draw:text-style-name="P8" draw:layer="layout" svg:width="16.22cm" svg:height="0.742cm" svg:x="4.113cm" svg:y="10.032cm" svg:viewBox="0 0 16221 743" draw:points="8110,743 0,743 0,0 16221,0 16221,743">
            <text:p/>
          </draw:polygon>
          <draw:path draw:style-name="gr3" draw:text-style-name="P9" draw:layer="layout" svg:width="0.567cm" svg:height="0.624cm" svg:x="4.096cm" svg:y="10.009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9" draw:layer="layout" svg:width="0.452cm" svg:height="0.582cm" svg:x="4.72cm" svg:y="10.228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5.201cm" svg:y="10.228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5.716cm" svg:y="10.22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6.153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6.521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6.771cm" svg:y="10.22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7.231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8.04cm" svg:y="10.22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8.502cm" svg:y="9.986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9.072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9.44cm" svg:y="9.99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9.943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10.646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1.023cm" svg:y="10.22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1.47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1.973cm" svg:y="10.21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2.431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2.841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3.311cm" svg:y="10.06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993cm" svg:y="10.221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4.428cm" svg:y="10.069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54cm" svg:height="0.626cm" svg:x="15.104cm" svg:y="10.007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9" draw:layer="layout" svg:width="0.197cm" svg:height="0.613cm" svg:x="16.027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6.281cm" svg:y="10.22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9cm" svg:height="0.605cm" svg:x="16.943cm" svg:y="10.21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197cm" svg:height="0.613cm" svg:x="17.405cm" svg:y="10.01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17.644cm" svg:y="10.236cm" svg:viewBox="0 0 449 406" svg:d="M364 90c8-21 25-61 85-61v-29c-20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8.11cm" svg:y="10.22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8.519cm" svg:y="10.22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9.329cm" svg:y="9.996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9" draw:layer="layout" svg:width="0.448cm" svg:height="0.582cm" svg:x="19.803cm" svg:y="10.236cm" svg:viewBox="0 0 449 583" svg:d="M364 87c23-58 71-58 85-58v-29c-20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6-52 117-104z">
            <text:p/>
          </draw:path>
          <draw:path draw:style-name="gr3" draw:text-style-name="P9" draw:layer="layout" svg:width="0.107cm" svg:height="0.274cm" svg:x="20.269cm" svg:y="10.534cm" svg:viewBox="0 0 108 275" svg:d="M108 96c0-59-21-96-58-96-33 0-50 25-50 48 0 25 17 50 50 50 14 0 25-6 35-13l2-2c0 0 2 0 2 13 0 60-27 116-68 160-4 4-6 6-6 8 0 9 4 11 10 11 10 0 83-73 83-179z">
            <text:p/>
          </draw:path>
        </draw:g>
        <draw:g xml:id="id50" draw:id="id50">
          <svg:title>TexMaths</svg:title>
          <svg:desc>28§display§y - y_1 = m(x - x_1)§svg§600§FALSE§</svg:desc>
          <draw:polygon draw:style-name="gr2" draw:text-style-name="P8" draw:layer="layout" svg:width="8.159cm" svg:height="0.886cm" svg:x="4.21cm" svg:y="11.419cm" svg:viewBox="0 0 8160 887" draw:points="4081,887 0,887 0,0 8160,0 8160,887">
            <text:p/>
          </draw:polygon>
          <draw:path draw:style-name="gr3" draw:text-style-name="P9" draw:layer="layout" svg:width="0.456cm" svg:height="0.638cm" svg:x="4.19cm" svg:y="11.6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978cm" svg:y="11.8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91cm" svg:y="11.67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6.439cm" svg:y="11.79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7.133cm" svg:y="11.7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8.145cm" svg:y="11.673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9.079cm" svg:y="11.3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9.393cm" svg:y="11.67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10.226cm" svg:y="11.84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1.158cm" svg:y="11.67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767cm" svg:y="11.7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2.188cm" svg:y="11.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51" draw:id="id51">
          <svg:title>TexMaths</svg:title>
          <svg:desc>28§display§y - 2 =  \frac{1}{2}\left( x - \frac{1}{2} \right)§svg§600§FALSE§</svg:desc>
          <draw:polygon draw:style-name="gr2" draw:text-style-name="P8" draw:layer="layout" svg:width="8.056cm" svg:height="2.263cm" svg:x="4.21cm" svg:y="12.82cm" svg:viewBox="0 0 8057 2264" draw:points="4027,2264 0,2264 0,0 8057,0 8057,2264">
            <text:p/>
          </draw:polygon>
          <draw:path draw:style-name="gr3" draw:text-style-name="P9" draw:layer="layout" svg:width="0.456cm" svg:height="0.637cm" svg:x="4.19cm" svg:y="13.76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02cm" svg:height="0.042cm" svg:x="4.978cm" svg:y="13.931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5.93cm" svg:y="13.54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655cm" svg:height="0.232cm" svg:x="6.701cm" svg:y="13.8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89cm" svg:y="12.87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0.494cm" svg:height="0.042cm" svg:x="7.803cm" svg:y="13.931cm" svg:viewBox="0 0 495 43" draw:points="246,43 0,43 0,0 495,0 495,43">
            <text:p/>
          </draw:polygon>
          <draw:path draw:style-name="gr3" draw:text-style-name="P9" draw:layer="layout" svg:width="0.393cm" svg:height="0.658cm" svg:x="7.852cm" svg:y="14.21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485cm" svg:height="2.362cm" svg:x="8.782cm" svg:y="12.7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9" draw:layer="layout" svg:width="0.492cm" svg:height="0.447cm" svg:x="9.33cm" svg:y="13.7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02cm" svg:height="0.042cm" svg:x="10.164cm" svg:y="13.931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1.272cm" svg:y="12.87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9" draw:layer="layout" svg:width="0.494cm" svg:height="0.042cm" svg:x="11.185cm" svg:y="13.931cm" svg:viewBox="0 0 495 43" draw:points="246,43 0,43 0,0 495,0 495,43">
            <text:p/>
          </draw:polygon>
          <draw:path draw:style-name="gr3" draw:text-style-name="P9" draw:layer="layout" svg:width="0.393cm" svg:height="0.658cm" svg:x="11.234cm" svg:y="14.21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9" draw:layer="layout" svg:width="0.485cm" svg:height="2.362cm" svg:x="11.83cm" svg:y="12.771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>
        <office:forms form:automatic-focus="false" form:apply-design-mode="false"/>
        <draw:frame presentation:style-name="pr11" draw:text-style-name="P13" draw:layer="layout" svg:width="26.4cm" svg:height="14.372cm" svg:x="0.8cm" svg:y="0.628cm" presentation:class="title" presentation:user-transformed="true">
          <draw:text-box>
            <text:p xml:id="id60" text:id="id60" text:style-name="P6"><text:span text:style-name="T18"><text:s text:c="2"/></text:span><text:span text:style-name="T18"><text:line-break/></text:span><text:span text:style-name="T8"><text:tab/></text:span><text:span text:style-name="T8"> <text:s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19"> <text:s text:c="21"/></text:span><text:span text:style-name="T8"><text:line-break/></text:span><text:span text:style-name="T20"><text:tab/></text:span><text:span text:style-name="T8">(ii) Equation of the curve is</text:span></text:p>
          </draw:text-box>
        </draw:frame>
        <draw:g xml:id="id52" draw:id="id52">
          <svg:title>TexMaths</svg:title>
          <svg:desc>28§display§4y - 8 = 2x - 1  \Rightarrow \ \ 2x - 4y + 7 = 0§svg§600§FALSE§</svg:desc>
          <draw:polygon draw:style-name="gr2" draw:text-style-name="P8" draw:layer="layout" svg:width="15.582cm" svg:height="0.769cm" svg:x="3.383cm" svg:y="0.86cm" svg:viewBox="0 0 15583 770" draw:points="7791,770 0,770 0,0 15583,0 15583,770">
            <text:p/>
          </draw:polygon>
          <draw:path draw:style-name="gr3" draw:text-style-name="P9" draw:layer="layout" svg:width="0.438cm" svg:height="0.666cm" svg:x="3.361cm" svg:y="0.81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456cm" svg:height="0.637cm" svg:x="3.854cm" svg:y="1.041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644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5.588cm" svg:y="0.822cm" svg:viewBox="0 0 410 678" svg:d="M119 206c-45-29-50-63-50-81 0-58 65-100 135-100 74 0 136 51 136 123 0 56-38 103-98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9" draw:layer="layout" svg:width="0.655cm" svg:height="0.232cm" svg:x="6.367cm" svg:y="1.1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393cm" svg:height="0.657cm" svg:x="7.4cm" svg:y="0.82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7.872cm" svg:y="1.041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9" draw:layer="layout" svg:width="0.602cm" svg:height="0.042cm" svg:x="8.706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9.696cm" svg:y="0.822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875cm" svg:height="0.543cm" svg:x="10.428cm" svg:y="0.961cm" svg:viewBox="0 0 876 544" svg:d="M663 195c40 35 92 62 123 76-36 15-83 42-123 76h-627c-18 0-36 0-36 20s18 20 34 20h584c-47 45-98 132-98 145 0 12 11 12 18 12 9 0 15 0 18-9 22-38 49-90 114-148 67-60 134-85 183-101 18-6 18-6 21-9 2 0 2-4 2-6 0-3 0-3 0-5l-5-2c-2-2-2-2-20-9-134-38-233-130-287-235-11-20-13-20-26-20-7 0-18 0-18 11 0 14 49 99 98 146h-584c-16 0-34 0-34 20 0 18 18 18 36 18z">
            <text:p/>
          </draw:path>
          <draw:path draw:style-name="gr3" draw:text-style-name="P9" draw:layer="layout" svg:width="0.393cm" svg:height="0.657cm" svg:x="12.336cm" svg:y="0.82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12.807cm" svg:y="1.041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9" draw:layer="layout" svg:width="0.602cm" svg:height="0.042cm" svg:x="13.642cm" svg:y="1.211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14.572cm" svg:y="0.81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456cm" svg:height="0.637cm" svg:x="15.065cm" svg:y="1.041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55cm" svg:height="0.657cm" svg:x="15.829cm" svg:y="0.90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422cm" svg:height="0.688cm" svg:x="16.812cm" svg:y="0.811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9" draw:layer="layout" svg:width="0.655cm" svg:height="0.232cm" svg:x="17.578cm" svg:y="1.11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8.599cm" svg:y="0.822cm" svg:viewBox="0 0 417 678" svg:d="M417 342c0-80-5-159-41-232-44-94-125-110-168-110-58 0-132 25-172 116-32 70-36 146-36 226 0 74 4 161 45 237 42 79 114 99 163 99 54 0 128-20 173-114 31-67 36-146 36-222zM208 658c-38 0-98-25-116-121-9-58-9-150-9-208 0-63 0-128 7-181 20-117 94-126 118-126 32 0 97 18 117 114 9 56 9 130 9 193 0 74 0 141-11 203-14 94-70 126-115 126z">
            <text:p/>
          </draw:path>
        </draw:g>
        <draw:g xml:id="id54" draw:id="id54">
          <svg:title>TexMaths</svg:title>
          <svg:desc>26§display§y - 2 =  - 2 \left( x - \frac{1}{2} \right)§svg§600§FALSE§</svg:desc>
          <draw:polygon draw:style-name="gr2" draw:text-style-name="P8" draw:layer="layout" svg:width="7.972cm" svg:height="2.101cm" svg:x="3.68cm" svg:y="3.295cm" svg:viewBox="0 0 7973 2102" draw:points="3987,2102 0,2102 0,0 7973,0 7973,2102">
            <text:p/>
          </draw:polygon>
          <draw:path draw:style-name="gr3" draw:text-style-name="P9" draw:layer="layout" svg:width="0.423cm" svg:height="0.592cm" svg:x="3.661cm" svg:y="4.1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4.393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5.277cm" svg:y="3.9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608cm" svg:height="0.215cm" svg:x="5.993cm" svg:y="4.2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6.983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7.663cm" svg:y="3.9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8.416cm" svg:y="3.2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8.925cm" svg:y="4.1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559cm" svg:height="0.039cm" svg:x="9.701cm" svg:y="4.32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0.729cm" svg:y="3.34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0.459cm" svg:height="0.039cm" svg:x="10.648cm" svg:y="4.326cm" svg:viewBox="0 0 460 40" draw:points="229,40 0,40 0,0 460,0 460,40">
            <text:p/>
          </draw:polygon>
          <draw:path draw:style-name="gr3" draw:text-style-name="P9" draw:layer="layout" svg:width="0.365cm" svg:height="0.61cm" svg:x="10.693cm" svg:y="4.59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1.247cm" svg:y="3.249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55" draw:id="id55">
          <svg:title>TexMaths</svg:title>
          <svg:desc>28§display§y - 2 = -2x + 1§svg§600§FALSE§</svg:desc>
          <draw:polygon draw:style-name="gr2" draw:text-style-name="P8" draw:layer="layout" svg:width="6.863cm" svg:height="0.76cm" svg:x="3.587cm" svg:y="5.867cm" svg:viewBox="0 0 6864 761" draw:points="3432,761 0,761 0,0 6864,0 6864,761">
            <text:p/>
          </draw:polygon>
          <draw:path draw:style-name="gr3" draw:text-style-name="P9" draw:layer="layout" svg:width="0.456cm" svg:height="0.637cm" svg:x="3.567cm" svg:y="6.037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2cm" svg:height="0.042cm" svg:x="4.356cm" svg:y="6.207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5.308cm" svg:y="5.81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655cm" svg:height="0.232cm" svg:x="6.078cm" svg:y="6.11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602cm" svg:height="0.042cm" svg:x="7.144cm" svg:y="6.207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7.877cm" svg:y="5.81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492cm" svg:height="0.447cm" svg:x="8.35cm" svg:y="6.03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8 0-54-31-54-65 0-22 7-42 18-87z">
            <text:p/>
          </draw:path>
          <draw:path draw:style-name="gr3" draw:text-style-name="P9" draw:layer="layout" svg:width="0.655cm" svg:height="0.657cm" svg:x="9.156cm" svg:y="5.89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26cm" svg:height="0.657cm" svg:x="10.173cm" svg:y="5.818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57" draw:id="id57">
          <svg:title>TexMaths</svg:title>
          <svg:desc>28§display§2x + y - 3 = 0§svg§600§FALSE§</svg:desc>
          <draw:polygon draw:style-name="gr2" draw:text-style-name="P8" draw:layer="layout" svg:width="6.138cm" svg:height="0.76cm" svg:x="12.468cm" svg:y="5.868cm" svg:viewBox="0 0 6139 761" draw:points="3069,761 0,761 0,0 6139,0 6139,761">
            <text:p/>
          </draw:polygon>
          <draw:path draw:style-name="gr3" draw:text-style-name="P9" draw:layer="layout" svg:width="0.393cm" svg:height="0.657cm" svg:x="12.468cm" svg:y="5.819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0 87-9 9-74 9-95 9z">
            <text:p/>
          </draw:path>
          <draw:path draw:style-name="gr3" draw:text-style-name="P9" draw:layer="layout" svg:width="0.492cm" svg:height="0.447cm" svg:x="12.938cm" svg:y="6.038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55cm" svg:height="0.657cm" svg:x="13.747cm" svg:y="5.9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9" draw:layer="layout" svg:width="0.456cm" svg:height="0.637cm" svg:x="14.704cm" svg:y="6.038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15.495cm" svg:y="6.208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6.438cm" svg:y="5.819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9" draw:layer="layout" svg:width="0.655cm" svg:height="0.232cm" svg:x="17.218cm" svg:y="6.112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18.239cm" svg:y="5.819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56" draw:id="id56">
          <svg:title>TexMaths</svg:title>
          <svg:desc>28§display§\therefore§svg§600§FALSE§</svg:desc>
          <draw:polygon draw:style-name="gr2" draw:text-style-name="P8" draw:layer="layout" svg:width="0.528cm" svg:height="0.433cm" svg:x="11.174cm" svg:y="6cm" svg:viewBox="0 0 529 434" draw:points="265,434 0,434 0,0 529,0 529,434">
            <text:p/>
          </draw:polygon>
          <draw:path draw:style-name="gr3" draw:text-style-name="P9" draw:layer="layout" svg:width="0.598cm" svg:height="0.531cm" svg:x="11.154cm" svg:y="5.9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53" draw:id="id53">
          <svg:title>TexMaths</svg:title>
          <svg:desc>28§display§\text {Equation of the normal at P is given by,}§svg§600§FALSE§</svg:desc>
          <draw:polygon draw:style-name="gr2" draw:text-style-name="P8" draw:layer="layout" svg:width="17.222cm" svg:height="0.8cm" svg:x="3.38cm" svg:y="2.161cm" svg:viewBox="0 0 17223 801" draw:points="8613,801 0,801 0,0 17223,0 17223,801">
            <text:p/>
          </draw:polygon>
          <draw:path draw:style-name="gr3" draw:text-style-name="P9" draw:layer="layout" svg:width="0.611cm" svg:height="0.672cm" svg:x="3.362cm" svg:y="2.13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34cm" svg:y="2.372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51cm" svg:y="2.37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07cm" svg:y="2.3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577cm" svg:y="2.2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5.974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43cm" svg:y="2.3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38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09cm" svg:y="2.3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06cm" svg:y="2.112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2cm" svg:y="2.2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16cm" svg:y="2.12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58cm" svg:y="2.3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0.429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0.971cm" svg:y="2.36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1.464cm" svg:y="2.37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1.851cm" svg:y="2.372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682cm" svg:y="2.3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3.166cm" svg:y="2.123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45cm" svg:height="0.454cm" svg:x="13.775cm" svg:y="2.366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14.246cm" svg:y="2.20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581cm" svg:height="0.674cm" svg:x="14.972cm" svg:y="2.134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9" draw:layer="layout" svg:width="0.212cm" svg:height="0.661cm" svg:x="15.968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6.242cm" svg:y="2.36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6.952cm" svg:y="2.36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12cm" svg:height="0.661cm" svg:x="17.449cm" svg:y="2.1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7.709cm" svg:y="2.381cm" svg:viewBox="0 0 484 438" svg:d="M392 96c9-22 27-65 92-65v-31c-23 2-52 2-74 2-25 0-70-2-87-2v31c38 0 47 23 47 43 0 9 0 11-5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8.208cm" svg:y="2.3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8.65cm" svg:y="2.3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9.521cm" svg:y="2.123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20.032cm" svg:y="2.38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9" draw:layer="layout" svg:width="0.115cm" svg:height="0.295cm" svg:x="20.536cm" svg:y="2.702cm" svg:viewBox="0 0 116 296" svg:d="M116 103c0-63-22-103-62-103-36 0-54 27-54 52 0 27 18 53 54 53 15 0 27-6 38-13l2-2c0 0 2 0 2 13 0 65-29 126-74 173-4 4-6 7-6 9 0 9 4 11 11 11 11 0 89-78 89-193z">
            <text:p/>
          </draw:path>
        </draw:g>
        <draw:g xml:id="id58" draw:id="id58">
          <svg:title>TexMaths</svg:title>
          <svg:desc>28§display§\text {Equation of the tangent is } 2x - 4y + 7 = 0§svg§600§FALSE§</svg:desc>
          <draw:polygon draw:style-name="gr2" draw:text-style-name="P8" draw:layer="layout" svg:width="18.266cm" svg:height="0.8cm" svg:x="3.481cm" svg:y="7.461cm" svg:viewBox="0 0 18267 801" draw:points="9132,801 0,801 0,0 18267,0 18267,801">
            <text:p/>
          </draw:polygon>
          <draw:path draw:style-name="gr3" draw:text-style-name="P9" draw:layer="layout" svg:width="0.611cm" svg:height="0.672cm" svg:x="3.463cm" svg:y="7.43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135cm" svg:y="7.672cm" svg:viewBox="0 0 488 628" svg:d="M343 377v177c0 45-11 45-79 45v29c34 0 85-2 112-2s76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652cm" svg:y="7.67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208cm" svg:y="7.6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678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6.075cm" svg:y="7.4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344cm" svg:y="7.6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839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71cm" svg:y="7.66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207cm" svg:y="7.412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821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217cm" svg:y="7.42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76cm" svg:y="7.6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517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922cm" svg:y="7.66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404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1.946cm" svg:y="7.66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438cm" svg:y="7.66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88cm" svg:y="7.67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386cm" svg:y="7.50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112cm" svg:y="7.44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385cm" svg:y="7.66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93cm" svg:height="0.659cm" svg:x="15.117cm" svg:y="7.45cm" svg:viewBox="0 0 394 660" svg:d="M76 583l105-103c155-137 213-188 213-287 0-114-87-193-208-193-112 0-186 92-186 180 0 53 49 53 52 53 17 0 51-11 51-51 0-25-18-52-51-52-9 0-9 0-14 2 22-65 76-101 134-101 90 0 133 79 133 162 0 78-50 157-103 218l-191 211c-11 11-11 13-11 38h367l27-173h-24c-5 29-12 74-21 87-9 9-73 9-94 9z">
            <text:p/>
          </draw:path>
          <draw:path draw:style-name="gr3" draw:text-style-name="P9" draw:layer="layout" svg:width="0.492cm" svg:height="0.448cm" svg:x="15.588cm" svg:y="7.672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9" draw:layer="layout" svg:width="0.602cm" svg:height="0.042cm" svg:x="16.423cm" svg:y="7.841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8cm" svg:x="17.353cm" svg:y="7.439cm" svg:viewBox="0 0 439 669" svg:d="M264 507v85c0 36-2 47-76 47h-20v30c40-3 92-3 132-3 43 0 94 0 135 3v-30h-21c-74 0-76-11-76-47v-85h101v-31h-101v-451c0-18 0-25-15-25-9 0-12 0-18 11l-305 465v31zM269 476h-242l242-368z">
            <text:p/>
          </draw:path>
          <draw:path draw:style-name="gr3" draw:text-style-name="P9" draw:layer="layout" svg:width="0.456cm" svg:height="0.638cm" svg:x="17.846cm" svg:y="7.672cm" svg:viewBox="0 0 457 639" svg:d="M452 61c5-14 5-16 5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0-12 11-9 20-22 20-40 0-31-27-36-36-36-22 0-56 16-56 65 0 50 45 85 105 85 103 0 204-89 231-201z">
            <text:p/>
          </draw:path>
          <draw:path draw:style-name="gr3" draw:text-style-name="P9" draw:layer="layout" svg:width="0.655cm" svg:height="0.659cm" svg:x="18.61cm" svg:y="7.533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9" draw:layer="layout" svg:width="0.422cm" svg:height="0.69cm" svg:x="19.593cm" svg:y="7.441cm" svg:viewBox="0 0 423 691" svg:d="M417 67c6-13 6-15 6-36h-239c-121 0-124-13-126-31h-24l-34 204h25c2-16 11-78 24-90 7-6 85-6 97-6h206c-12 15-90 123-112 157-88 132-121 269-121 370 0 11 0 56 45 56 47 0 47-45 47-56v-49c0-54 2-110 11-162 2-22 15-108 60-170z">
            <text:p/>
          </draw:path>
          <draw:path draw:style-name="gr3" draw:text-style-name="P9" draw:layer="layout" svg:width="0.655cm" svg:height="0.232cm" svg:x="20.359cm" svg:y="7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9cm" svg:x="21.38cm" svg:y="7.45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</draw:g>
        <draw:g xml:id="id59" draw:id="id59">
          <svg:title>TexMaths</svg:title>
          <svg:desc>28§display§\text {Equation of the normal is } 2x + y - 3 = 0§svg§600§FALSE§</svg:desc>
          <draw:polygon draw:style-name="gr2" draw:text-style-name="P8" draw:layer="layout" svg:width="17.533cm" svg:height="0.799cm" svg:x="3.483cm" svg:y="9.063cm" svg:viewBox="0 0 17534 800" draw:points="8766,800 0,800 0,0 17534,0 17534,800">
            <text:p/>
          </draw:polygon>
          <draw:path draw:style-name="gr3" draw:text-style-name="P9" draw:layer="layout" svg:width="0.611cm" svg:height="0.672cm" svg:x="3.465cm" svg:y="9.039cm" svg:viewBox="0 0 612 673" svg:d="M101 594c0 36 0 47-76 47h-25v32h569l43-256h-25c-25 152-47 224-217 224h-133c-44 0-47-7-47-40v-262h88c96 0 107 31 107 114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7cm" svg:x="4.137cm" svg:y="9.274cm" svg:viewBox="0 0 488 628" svg:d="M343 377v177c0 45-11 45-79 45v29c34 0 85-3 112-3s77 3 112 3v-29c-67 0-78 0-78-45v-554h-22l-36 90c-14-27-54-90-132-90-117 0-220 96-220 224 0 123 96 224 211 224 69 0 109-42 132-71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7cm" svg:x="4.655cm" svg:y="9.274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445cm" svg:height="0.454cm" svg:x="5.21cm" svg:y="9.26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5.681cm" svg:y="9.10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9" draw:layer="layout" svg:width="0.212cm" svg:height="0.66cm" svg:x="6.077cm" svg:y="9.0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346cm" svg:y="9.26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841cm" svg:y="9.27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712cm" svg:y="9.26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21cm" svg:y="9.014cm" svg:viewBox="0 0 320 697" svg:d="M141 271v-114c0-88 47-135 92-135 2 0 16 0 31 7-11 5-29 16-29 40 0 23 16 43 43 43 29 0 42-20 42-43 0-35-35-69-87-69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308cm" svg:height="0.618cm" svg:x="8.823cm" svg:y="9.10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9" draw:layer="layout" svg:width="0.496cm" svg:height="0.685cm" svg:x="9.22cm" svg:y="9.025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9.762cm" svg:y="9.26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0.533cm" svg:y="9.27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1.075cm" svg:y="9.2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568cm" svg:y="9.2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1.955cm" svg:y="9.274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9" draw:layer="layout" svg:width="0.445cm" svg:height="0.454cm" svg:x="12.786cm" svg:y="9.26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13.27cm" svg:y="9.025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13.871cm" svg:y="9.0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4.144cm" svg:y="9.26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9" draw:layer="layout" svg:width="0.393cm" svg:height="0.658cm" svg:x="14.876cm" svg:y="9.05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15.349cm" svg:y="9.2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9" draw:layer="layout" svg:width="0.655cm" svg:height="0.658cm" svg:x="16.156cm" svg:y="9.13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7.114cm" svg:y="9.2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02cm" svg:height="0.042cm" svg:x="17.903cm" svg:y="9.442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848cm" svg:y="9.05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9.628cm" svg:y="9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649cm" svg:y="9.05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61" draw:id="id61">
          <svg:title>TexMaths</svg:title>
          <svg:desc>28§display§x^3 + 2x^2y - x - 9xy = 0§svg§600§FALSE§</svg:desc>
          <draw:polygon draw:style-name="gr2" draw:text-style-name="P8" draw:layer="layout" svg:width="10.43cm" svg:height="0.97cm" svg:x="3.595cm" svg:y="12.034cm" svg:viewBox="0 0 10431 971" draw:points="5215,971 0,971 0,0 10431,0 10431,971">
            <text:p/>
          </draw:polygon>
          <draw:path draw:style-name="gr3" draw:text-style-name="P9" draw:layer="layout" svg:width="0.492cm" svg:height="0.447cm" svg:x="3.575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317cm" svg:height="0.472cm" svg:x="4.146cm" svg:y="11.985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11 61-29 81-23 27-41 29-77 31-17 0-17 0-22 3 0 0-7 0-7 9s7 9 18 9z">
            <text:p/>
          </draw:path>
          <draw:path draw:style-name="gr3" draw:text-style-name="P9" draw:layer="layout" svg:width="0.655cm" svg:height="0.658cm" svg:x="4.823cm" svg:y="12.2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93cm" svg:height="0.658cm" svg:x="5.802cm" svg:y="12.19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492cm" svg:height="0.447cm" svg:x="6.274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9" draw:layer="layout" svg:width="0.306cm" svg:height="0.459cm" svg:x="6.85cm" svg:y="11.9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454cm" svg:height="0.638cm" svg:x="7.278cm" svg:y="12.413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8.067cm" svg:y="12.584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8.999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101 130-132 130-38 0-54-31-54-65 0-23 7-43 18-88z">
            <text:p/>
          </draw:path>
          <draw:path draw:style-name="gr3" draw:text-style-name="P9" draw:layer="layout" svg:width="0.602cm" svg:height="0.042cm" svg:x="9.832cm" svg:y="12.58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0.777cm" svg:y="12.193cm" svg:viewBox="0 0 410 679" svg:d="M323 343v31c0 233-103 278-162 278-15 0-69-2-96-36 43 0 51-29 51-44 0-32-24-47-47-47-15 0-44 8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257cm" svg:y="12.4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9" draw:layer="layout" svg:width="0.456cm" svg:height="0.638cm" svg:x="11.819cm" svg:y="12.413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232cm" svg:x="12.637cm" svg:y="12.4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3.658cm" svg:y="12.19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</draw:g>
        <draw:g xml:id="id62" draw:id="id62">
          <svg:title>TexMaths</svg:title>
          <svg:desc>28§display§\text{Diff}. w. r. t. x .§svg§600§FALSE§</svg:desc>
          <draw:polygon draw:style-name="gr2" draw:text-style-name="P8" draw:layer="layout" svg:width="4.849cm" svg:height="0.606cm" svg:x="3.584cm" svg:y="13.666cm" svg:viewBox="0 0 4850 607" draw:points="2426,607 0,607 0,0 4850,0 4850,607">
            <text:p/>
          </draw:polygon>
          <draw:path draw:style-name="gr3" draw:text-style-name="P9" draw:layer="layout" svg:width="0.662cm" svg:height="0.673cm" svg:x="3.568cm" svg:y="13.639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318cm" svg:y="13.6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585cm" svg:y="13.617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5.219cm" svg:y="14.206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436cm" svg:y="13.87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6.223cm" svg:y="14.206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44cm" svg:y="13.877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6.912cm" svg:y="14.206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123cm" svg:y="13.695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7.542cm" svg:y="14.206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7.759cm" svg:y="13.8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8.377cm" svg:y="14.20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>
        <office:forms form:automatic-focus="false" form:apply-design-mode="false"/>
        <draw:frame presentation:style-name="pr11" draw:text-style-name="P14" draw:layer="layout" svg:width="26.6cm" svg:height="14.372cm" svg:x="0.6cm" svg:y="0.628cm" presentation:class="title" presentation:user-transformed="true">
          <draw:text-box>
            <text:p text:style-name="P6"><text:span text:style-name="T10"><text:s text:c="21"/></text:span><text:span text:style-name="T21"><text:line-break/></text:span><text:span text:style-name="T21"/></text:p>
          </draw:text-box>
        </draw:frame>
        <draw:g xml:id="id63" draw:id="id63">
          <svg:title>TexMaths</svg:title>
          <svg:desc>26§display§3x^2 + 2 \left( x^2 \frac{dy}{dx}+  y \frac{d}{dx}(x^2) \right) - 1 - 9\left( x \frac{dy}{dx} + y \frac{d}{dx}(x) \right)  = 0§svg§600§FALSE§</svg:desc>
          <draw:polygon draw:style-name="gr2" draw:text-style-name="P8" draw:layer="layout" svg:width="23.049cm" svg:height="2.101cm" svg:x="3.529cm" svg:y="1.095cm" svg:viewBox="0 0 23050 2102" draw:points="11526,2102 0,2102 0,0 23050,0 23050,2102">
            <text:p/>
          </draw:polygon>
          <draw:path draw:style-name="gr3" draw:text-style-name="P9" draw:layer="layout" svg:width="0.38cm" svg:height="0.629cm" svg:x="3.521cm" svg:y="1.76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9" draw:layer="layout" svg:width="0.457cm" svg:height="0.415cm" svg:x="3.966cm" svg:y="1.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4.503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608cm" svg:height="0.61cm" svg:x="5.127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65cm" svg:height="0.61cm" svg:x="6.036cm" svg:y="1.7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45cm" svg:height="2.193cm" svg:x="6.789cm" svg:y="1.0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7.299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284cm" svg:height="0.425cm" svg:x="7.835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436cm" svg:height="0.646cm" svg:x="8.37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9" draw:layer="layout" svg:width="0.423cm" svg:height="0.592cm" svg:x="8.836cm" svg:y="1.35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9" draw:layer="layout" svg:width="1cm" svg:height="0.039cm" svg:x="8.314cm" svg:y="2.126cm" svg:viewBox="0 0 1001 40" draw:points="499,40 0,40 0,0 1001,0 1001,40">
            <text:p/>
          </draw:polygon>
          <draw:path draw:style-name="gr3" draw:text-style-name="P9" draw:layer="layout" svg:width="0.436cm" svg:height="0.646cm" svg:x="8.351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9" draw:layer="layout" svg:width="0.457cm" svg:height="0.415cm" svg:x="8.815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9" draw:layer="layout" svg:width="0.608cm" svg:height="0.61cm" svg:x="9.676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423cm" svg:height="0.592cm" svg:x="10.564cm" svg:y="1.97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436cm" svg:height="0.646cm" svg:x="11.425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olygon draw:style-name="gr3" draw:text-style-name="P9" draw:layer="layout" svg:width="1cm" svg:height="0.039cm" svg:x="11.128cm" svg:y="2.126cm" svg:viewBox="0 0 1001 40" draw:points="499,40 0,40 0,0 1001,0 1001,40">
            <text:p/>
          </draw:polygon>
          <draw:path draw:style-name="gr3" draw:text-style-name="P9" draw:layer="layout" svg:width="0.436cm" svg:height="0.646cm" svg:x="11.165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5 72 81 0 4-2 10-4 14z">
            <text:p/>
          </draw:path>
          <draw:path draw:style-name="gr3" draw:text-style-name="P9" draw:layer="layout" svg:width="0.457cm" svg:height="0.415cm" svg:x="11.631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13cm" svg:height="0.914cm" svg:x="12.326cm" svg:y="1.6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2.617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284cm" svg:height="0.425cm" svg:x="13.154cm" svg:y="1.57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13cm" svg:height="0.914cm" svg:x="13.576cm" svg:y="1.6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cm" svg:height="2.193cm" svg:x="13.911cm" svg:y="1.04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  <draw:path draw:style-name="gr3" draw:text-style-name="P9" draw:layer="layout" svg:width="0.559cm" svg:height="0.039cm" svg:x="14.831cm" svg:y="2.12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5.75cm" svg:y="1.76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559cm" svg:height="0.039cm" svg:x="16.405cm" svg:y="2.12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7.281cm" svg:y="1.764cm" svg:viewBox="0 0 381 630" svg:d="M300 318v29c0 217-96 258-150 258-17 0-65-2-90-33 40 0 48-27 48-42 0-29-23-43-44-43-14 0-41 8-41 45 0 61 50 98 127 98 118 0 231-125 231-320 0-248-106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45cm" svg:height="2.193cm" svg:x="18.042cm" svg:y="1.04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18.552cm" svg:y="1.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436cm" svg:height="0.646cm" svg:x="19.213cm" svg:y="1.122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9" draw:layer="layout" svg:width="0.423cm" svg:height="0.592cm" svg:x="19.679cm" svg:y="1.3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9" draw:layer="layout" svg:width="1cm" svg:height="0.039cm" svg:x="19.157cm" svg:y="2.126cm" svg:viewBox="0 0 1001 40" draw:points="499,40 0,40 0,0 1001,0 1001,40">
            <text:p/>
          </draw:polygon>
          <draw:path draw:style-name="gr3" draw:text-style-name="P9" draw:layer="layout" svg:width="0.436cm" svg:height="0.646cm" svg:x="19.193cm" svg:y="2.365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9" draw:layer="layout" svg:width="0.457cm" svg:height="0.415cm" svg:x="19.659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608cm" svg:height="0.61cm" svg:x="20.518cm" svg:y="1.8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423cm" svg:height="0.592cm" svg:x="21.408cm" svg:y="1.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436cm" svg:height="0.646cm" svg:x="22.269cm" svg:y="1.122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olygon draw:style-name="gr3" draw:text-style-name="P9" draw:layer="layout" svg:width="1cm" svg:height="0.039cm" svg:x="21.972cm" svg:y="2.126cm" svg:viewBox="0 0 1001 40" draw:points="499,40 0,40 0,0 1001,0 1001,40">
            <text:p/>
          </draw:polygon>
          <draw:path draw:style-name="gr3" draw:text-style-name="P9" draw:layer="layout" svg:width="0.436cm" svg:height="0.646cm" svg:x="22.007cm" svg:y="2.365cm" svg:viewBox="0 0 437 647" svg:d="M437 10c0-2 0-10-13-10-12 0-99 8-116 10-6 0-13 5-13 17 0 13 9 13 23 13 44 0 46 6 46 14l-2 19-56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2-160 52-202 28-54 69-87 107-87 60 0 72 75 72 81 0 4-2 10-4 14z">
            <text:p/>
          </draw:path>
          <draw:path draw:style-name="gr3" draw:text-style-name="P9" draw:layer="layout" svg:width="0.457cm" svg:height="0.415cm" svg:x="22.473cm" svg:y="2.59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213cm" svg:height="0.914cm" svg:x="23.17cm" svg:y="1.6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23.461cm" svg:y="1.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9" draw:layer="layout" svg:width="0.213cm" svg:height="0.914cm" svg:x="24.008cm" svg:y="1.6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cm" svg:height="2.193cm" svg:x="24.345cm" svg:y="1.04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  <draw:path draw:style-name="gr3" draw:text-style-name="P9" draw:layer="layout" svg:width="0.608cm" svg:height="0.215cm" svg:x="25.29cm" svg:y="2.0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26.238cm" svg:y="1.764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64" draw:id="id64">
          <svg:title>TexMaths</svg:title>
          <svg:desc>28§display§3x^2 + 2x^2 \frac{dy}{dx} + 4xy - 1 - 9x\frac{dy}{dx} - 9y = 0§svg§600§FALSE§</svg:desc>
          <draw:polygon draw:style-name="gr2" draw:text-style-name="P8" draw:layer="layout" svg:width="17.424cm" svg:height="1.936cm" svg:x="3.586cm" svg:y="4.163cm" svg:viewBox="0 0 17425 1937" draw:points="8711,1937 0,1937 0,0 17425,0 17425,1937">
            <text:p/>
          </draw:polygon>
          <draw:path draw:style-name="gr3" draw:text-style-name="P9" draw:layer="layout" svg:width="0.409cm" svg:height="0.678cm" svg:x="3.577cm" svg:y="4.80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4.056cm" svg:y="5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4.634cm" svg:y="4.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5.306cm" svg:y="4.8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6.285cm" svg:y="4.80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9" draw:layer="layout" svg:width="0.492cm" svg:height="0.447cm" svg:x="6.756cm" svg:y="5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306cm" svg:height="0.458cm" svg:x="7.333cm" svg:y="4.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69cm" svg:height="0.696cm" svg:x="7.911cm" svg:y="4.11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8.413cm" svg:y="4.36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9" draw:layer="layout" svg:width="1.076cm" svg:height="0.042cm" svg:x="7.849cm" svg:y="5.196cm" svg:viewBox="0 0 1077 43" draw:points="538,43 0,43 0,0 1077,0 1077,43">
            <text:p/>
          </draw:polygon>
          <draw:path draw:style-name="gr3" draw:text-style-name="P9" draw:layer="layout" svg:width="0.469cm" svg:height="0.696cm" svg:x="7.889cm" svg:y="5.45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8.391cm" svg:y="5.7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657cm" svg:x="9.316cm" svg:y="4.8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438cm" svg:height="0.666cm" svg:x="10.272cm" svg:y="4.7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10.765cm" svg:y="5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456cm" svg:height="0.637cm" svg:x="11.327cm" svg:y="5.02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02cm" svg:height="0.042cm" svg:x="12.118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3.108cm" svg:y="4.808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9" draw:layer="layout" svg:width="0.602cm" svg:height="0.042cm" svg:x="13.811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4.757cm" svg:y="4.808cm" svg:viewBox="0 0 410 679" svg:d="M323 343v31c0 233-103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15.236cm" svg:y="5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469cm" svg:height="0.696cm" svg:x="15.948cm" svg:y="4.11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54cm" svg:height="0.637cm" svg:x="16.45cm" svg:y="4.36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9" draw:layer="layout" svg:width="1.076cm" svg:height="0.042cm" svg:x="15.888cm" svg:y="5.196cm" svg:viewBox="0 0 1077 43" draw:points="538,43 0,43 0,0 1077,0 1077,43">
            <text:p/>
          </draw:polygon>
          <draw:path draw:style-name="gr3" draw:text-style-name="P9" draw:layer="layout" svg:width="0.469cm" svg:height="0.696cm" svg:x="15.926cm" svg:y="5.45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92cm" svg:height="0.447cm" svg:x="16.428cm" svg:y="5.70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17.38cm" svg:y="5.1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325cm" svg:y="4.808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6cm" svg:height="0.637cm" svg:x="18.804cm" svg:y="5.02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655cm" svg:height="0.232cm" svg:x="19.622cm" svg:y="5.1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643cm" svg:y="4.808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65" draw:id="id65">
          <svg:title>TexMaths</svg:title>
          <svg:desc>28§display§( 2x^2 - 9x )\frac{dy}{dx} = 9y - 4xy - 3x^2 + 1§svg§600§FALSE§</svg:desc>
          <draw:polygon draw:style-name="gr2" draw:text-style-name="P8" draw:layer="layout" svg:width="15.143cm" svg:height="1.936cm" svg:x="3.458cm" svg:y="6.963cm" svg:viewBox="0 0 15144 1937" draw:points="7571,1937 0,1937 0,0 15144,0 15144,1937">
            <text:p/>
          </draw:polygon>
          <draw:path draw:style-name="gr3" draw:text-style-name="P9" draw:layer="layout" svg:width="0.23cm" svg:height="0.984cm" svg:x="3.505cm" svg:y="7.52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3.841cm" svg:y="7.60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4.311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4.889cm" svg:y="7.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5.588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6.531cm" svg:y="7.608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7.01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3cm" svg:height="0.984cm" svg:x="7.6cm" svg:y="7.5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9" draw:layer="layout" svg:width="0.469cm" svg:height="0.696cm" svg:x="8.106cm" svg:y="6.914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56cm" svg:height="0.637cm" svg:x="8.607cm" svg:y="7.16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8.045cm" svg:y="7.996cm" svg:viewBox="0 0 1077 43" draw:points="538,43 0,43 0,0 1077,0 1077,43">
            <text:p/>
          </draw:polygon>
          <draw:path draw:style-name="gr3" draw:text-style-name="P9" draw:layer="layout" svg:width="0.469cm" svg:height="0.696cm" svg:x="8.086cm" svg:y="8.255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92cm" svg:height="0.447cm" svg:x="8.585cm" svg:y="8.5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9.566cm" svg:y="7.9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0.592cm" svg:y="7.608cm" svg:viewBox="0 0 410 679" svg:d="M323 343v31c0 233-103 278-162 278-18 0-69-3-96-36 43 0 51-29 51-45 0-31-24-47-47-47-15 0-44 9-44 49 0 65 53 106 136 106 128 0 249-135 249-345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4cm" svg:height="0.637cm" svg:x="11.071cm" svg:y="7.82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602cm" svg:height="0.042cm" svg:x="11.86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12.789cm" svg:y="7.59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13.282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456cm" svg:height="0.637cm" svg:x="13.844cm" svg:y="7.8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602cm" svg:height="0.042cm" svg:x="14.635cm" svg:y="7.99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5.578cm" svg:y="7.60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16.057cm" svg:y="7.8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306cm" svg:height="0.458cm" svg:x="16.635cm" svg:y="7.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17.307cm" svg:y="7.68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8.324cm" svg:y="7.608cm" svg:viewBox="0 0 327 658" svg:d="M204 25c0-23 0-25-23-25-62 63-150 63-181 63v31c20 0 78 0 130-27v513c0 36-2 47-92 47h-31v31c33-4 121-4 159-4 40 0 125 0 161 4v-31h-31c-90 0-92-11-92-47z">
            <text:p/>
          </draw:path>
        </draw:g>
        <draw:frame presentation:style-name="pr12" draw:text-style-name="P6" draw:layer="layout" svg:width="26.4cm" svg:height="14.38cm" svg:x="0.8cm" svg:y="0.628cm" presentation:class="title" presentation:user-transformed="true">
          <draw:text-box>
            <text:p xml:id="id67" text:id="id67" text:style-name="P6"><text:span text:style-name="T22"><text:tab/></text:span><text:span text:style-name="T22"><text:line-break/></text:span><text:span text:style-name="T23"> <text:s text:c="21"/></text:span><text:span text:style-name="T22"><text:line-break/></text:span><text:span text:style-name="T8"><text:tab/></text:span><text:span text:style-name="T8">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 <text:s text:c="21"/></text:span><text:span text:style-name="T8"><text:line-break/></text:span><text:span text:style-name="T8"><text:tab/></text:span><text:span text:style-name="T8"> </text:span><text:span text:style-name="T8"><text:tab/></text:span><text:span text:style-name="T8"> <text:s text:c="5"/></text:span><text:span text:style-name="T8">Slope of the tangent at <text:s text:c="3"/></text:span><text:span text:style-name="T8"><text:tab/></text:span><text:span text:style-name="T8"> <text:s/>is</text:span><text:span text:style-name="T8"><text:line-break/></text:span><text:span text:style-name="T8"/></text:p>
          </draw:text-box>
        </draw:frame>
        <draw:g xml:id="id66" draw:id="id66">
          <svg:title>TexMaths</svg:title>
          <svg:desc>28§display§\therefore \ \ \ \frac{dy}{dx} = \frac{ 9y - 4xy - 3x^2 + 1 }{2x^2 - 9x}§svg§600§FALSE§</svg:desc>
          <draw:polygon draw:style-name="gr2" draw:text-style-name="P8" draw:layer="layout" svg:width="12.737cm" svg:height="2.079cm" svg:x="1.59cm" svg:y="9.785cm" svg:viewBox="0 0 12738 2080" draw:points="6369,2080 0,2080 0,0 12738,0 12738,2080">
            <text:p/>
          </draw:polygon>
          <draw:path draw:style-name="gr3" draw:text-style-name="P9" draw:layer="layout" svg:width="0.597cm" svg:height="0.532cm" svg:x="1.57cm" svg:y="10.759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9" draw:layer="layout" svg:width="0.469cm" svg:height="0.695cm" svg:x="3.633cm" svg:y="9.868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0-20 38-42 54-83 70-110 70-49 0-65-54-65-92 0-49 32-172 56-217 30-58 74-94 115-94 65 0 78 80 78 87 0 5-2 11-4 16z">
            <text:p/>
          </draw:path>
          <draw:path draw:style-name="gr3" draw:text-style-name="P9" draw:layer="layout" svg:width="0.456cm" svg:height="0.637cm" svg:x="4.135cm" svg:y="10.114cm" svg:viewBox="0 0 457 638" svg:d="M453 60c4-13 4-15 4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olygon draw:style-name="gr3" draw:text-style-name="P9" draw:layer="layout" svg:width="1.077cm" svg:height="0.042cm" svg:x="3.573cm" svg:y="10.949cm" svg:viewBox="0 0 1078 43" draw:points="538,43 0,43 0,0 1078,0 1078,43">
            <text:p/>
          </draw:polygon>
          <draw:path draw:style-name="gr3" draw:text-style-name="P9" draw:layer="layout" svg:width="0.469cm" svg:height="0.695cm" svg:x="3.613cm" svg:y="11.20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0-20 38-42 54-83 70-110 70-49 0-65-54-65-92 0-49 32-172 56-217 30-58 74-94 115-94 65 0 78 80 78 87 0 5-2 11-4 16z">
            <text:p/>
          </draw:path>
          <draw:path draw:style-name="gr3" draw:text-style-name="P9" draw:layer="layout" svg:width="0.492cm" svg:height="0.447cm" svg:x="4.113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8-8-11-8-9 0-11 2-13 8-32 108-101 130-132 130-38 0-54-31-54-65 0-22 7-42 18-87z">
            <text:p/>
          </draw:path>
          <draw:path draw:style-name="gr3" draw:text-style-name="P9" draw:layer="layout" svg:width="0.655cm" svg:height="0.232cm" svg:x="5.094cm" svg:y="10.8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7cm" svg:x="6.236cm" svg:y="9.895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54cm" svg:height="0.637cm" svg:x="6.716cm" svg:y="10.114cm" svg:viewBox="0 0 455 638" svg:d="M453 60c2-13 2-15 2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9" draw:layer="layout" svg:width="0.602cm" svg:height="0.042cm" svg:x="7.506cm" svg:y="10.284cm" svg:viewBox="0 0 603 43" svg:d="M569 43c16 0 34 0 34-23 0-20-18-20-34-20h-535c-16 0-34 0-34 20 0 23 18 23 34 23z">
            <text:p/>
          </draw:path>
          <draw:path draw:style-name="gr3" draw:text-style-name="P9" draw:layer="layout" svg:width="0.438cm" svg:height="0.666cm" svg:x="8.436cm" svg:y="9.884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9" draw:layer="layout" svg:width="0.492cm" svg:height="0.447cm" svg:x="8.929cm" svg:y="10.1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  <draw:path draw:style-name="gr3" draw:text-style-name="P9" draw:layer="layout" svg:width="0.456cm" svg:height="0.637cm" svg:x="9.491cm" svg:y="10.114cm" svg:viewBox="0 0 457 638" svg:d="M453 60c4-13 4-15 4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9" draw:layer="layout" svg:width="0.602cm" svg:height="0.042cm" svg:x="10.282cm" svg:y="10.28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1.225cm" svg:y="9.895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9" draw:layer="layout" svg:width="0.492cm" svg:height="0.447cm" svg:x="11.704cm" svg:y="10.1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9" draw:layer="layout" svg:width="0.306cm" svg:height="0.458cm" svg:x="12.282cm" svg:y="9.73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55cm" svg:height="0.657cm" svg:x="12.954cm" svg:y="9.9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3.969cm" svg:y="9.89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9" draw:layer="layout" svg:width="8.18cm" svg:height="0.042cm" svg:x="6.196cm" svg:y="10.949cm" svg:viewBox="0 0 8181 43" draw:points="4091,43 0,43 0,0 8181,0 8181,43">
            <text:p/>
          </draw:polygon>
          <draw:path draw:style-name="gr3" draw:text-style-name="P9" draw:layer="layout" svg:width="0.393cm" svg:height="0.657cm" svg:x="8.458cm" svg:y="11.236cm" svg:viewBox="0 0 394 658" svg:d="M76 582l105-103c155-137 213-188 213-286 0-115-87-193-208-193-112 0-186 92-186 179 0 54 49 54 52 54 17 0 51-11 51-52 0-24-18-51-51-51-9 0-9 0-14 2 22-65 76-101 134-101 90 0 133 79 133 162 0 78-50 156-103 217l-191 210c-11 11-11 13-11 38h367l27-172h-24c-5 29-12 74-21 87-8 9-73 9-94 9z">
            <text:p/>
          </draw:path>
          <draw:path draw:style-name="gr3" draw:text-style-name="P9" draw:layer="layout" svg:width="0.492cm" svg:height="0.447cm" svg:x="8.929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  <draw:path draw:style-name="gr3" draw:text-style-name="P9" draw:layer="layout" svg:width="0.306cm" svg:height="0.458cm" svg:x="9.507cm" svg:y="11.148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10.206cm" svg:y="11.625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1.149cm" svg:y="11.236cm" svg:viewBox="0 0 410 678" svg:d="M323 342v32c0 233-103 277-162 277-18 0-69-2-96-35 43 0 51-30 51-45 0-32-24-47-47-47-15 0-44 9-44 49 0 65 53 105 136 105 128 0 249-134 249-344 0-267-114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492cm" svg:height="0.447cm" svg:x="11.628cm" svg:y="11.45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99 130-132 130-38 0-54-31-54-65 0-22 7-42 18-87z">
            <text:p/>
          </draw:path>
        </draw:g>
        <draw:g xml:id="id68" draw:id="id68">
          <svg:title>TexMaths</svg:title>
          <svg:desc>26§display§\left( 2, 1 \right)§svg§600§FALSE§</svg:desc>
          <draw:polygon draw:style-name="gr2" draw:text-style-name="P8" draw:layer="layout" svg:width="1.848cm" svg:height="0.823cm" svg:x="14.104cm" svg:y="13.039cm" svg:viewBox="0 0 1849 824" draw:points="926,824 0,824 0,0 1849,0 1849,824">
            <text:p/>
          </draw:polygon>
          <draw:path draw:style-name="gr3" draw:text-style-name="P9" draw:layer="layout" svg:width="0.213cm" svg:height="0.914cm" svg:x="14.148cm" svg:y="12.99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65cm" svg:height="0.61cm" svg:x="14.46cm" svg:y="13.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107cm" svg:height="0.274cm" svg:x="14.949cm" svg:y="13.58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5.358cm" svg:y="13.0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5.785cm" svg:y="12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6.4cm" svg:height="14.172cm" svg:x="0.8cm" svg:y="0.628cm" presentation:class="title" presentation:user-transformed="true">
          <draw:text-box>
            <text:p text:style-name="P6"><text:span text:style-name="T22"><text:tab/></text:span><text:span text:style-name="T22"><text:line-break/></text:span><text:span text:style-name="T23"> <text:s text:c="21"/></text:span><text:span text:style-name="T22"><text:line-break/></text:span><text:span text:style-name="T22"/></text:p>
          </draw:text-box>
        </draw:frame>
        <draw:g xml:id="id69" draw:id="id69">
          <svg:title>TexMaths</svg:title>
          <svg:desc>26§display§m = \left( \frac{dy}{dx} \right)_{(2, 1)}= \frac{9(1) - 4(2)(1) - 3(4) + 1 }{2(4) - 9(2)}§svg§600§FALSE§</svg:desc>
          <draw:polygon draw:style-name="gr2" draw:text-style-name="P8" draw:layer="layout" svg:width="17.233cm" svg:height="2.307cm" svg:x="3.672cm" svg:y="0.909cm" svg:viewBox="0 0 17234 2308" draw:points="8616,2308 0,2308 0,0 17234,0 17234,2308">
            <text:p/>
          </draw:polygon>
          <draw:path draw:style-name="gr3" draw:text-style-name="P9" draw:layer="layout" svg:width="0.75cm" svg:height="0.415cm" svg:x="3.653cm" svg:y="1.784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608cm" svg:height="0.215cm" svg:x="4.733cm" svg:y="1.8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5cm" svg:height="2.193cm" svg:x="5.837cm" svg:y="0.863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36cm" svg:height="0.646cm" svg:x="6.486cm" svg:y="0.93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21cm" svg:height="0.592cm" svg:x="6.952cm" svg:y="1.1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olygon draw:style-name="gr3" draw:text-style-name="P9" draw:layer="layout" svg:width="1cm" svg:height="0.039cm" svg:x="6.43cm" svg:y="1.94cm" svg:viewBox="0 0 1001 40" draw:points="499,40 0,40 0,0 1001,0 1001,40">
            <text:p/>
          </draw:polygon>
          <draw:path draw:style-name="gr3" draw:text-style-name="P9" draw:layer="layout" svg:width="0.436cm" svg:height="0.646cm" svg:x="6.465cm" svg:y="2.17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6.931cm" svg:y="2.4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45cm" svg:height="2.193cm" svg:x="7.568cm" svg:y="0.863cm" svg:viewBox="0 0 451 2194" svg:d="M451 1098c0-360-83-722-316-996-19-21-52-58-89-92-13-10-15-10-27-10-11 0-19 0-19 8 0 4 4 9 6 11 31 33 94 93 154 193 148 235 214 533 214 884 0 248-31 564-183 836-72 131-149 206-187 245-2 3-4 5-4 9 0 8 8 8 19 8 12 0 14 0 29-14 308-279 403-697 403-1082z">
            <text:p/>
          </draw:path>
          <draw:path draw:style-name="gr3" draw:text-style-name="P9" draw:layer="layout" svg:width="0.167cm" svg:height="0.64cm" svg:x="8.283cm" svg:y="2.622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9" draw:layer="layout" svg:width="0.284cm" svg:height="0.425cm" svg:x="8.535cm" svg:y="2.67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082cm" svg:height="0.199cm" svg:x="8.93cm" svg:y="3.028cm" svg:viewBox="0 0 83 200" svg:d="M64 64c0 36-6 77-49 119-5 2-7 4-7 6 0 6 7 11 11 11 8 0 64-52 64-129 0-40-14-71-46-71-20 0-37 17-37 37 0 21 15 38 37 38 17 0 27-11 27-11z">
            <text:p/>
          </draw:path>
          <draw:path draw:style-name="gr3" draw:text-style-name="P9" draw:layer="layout" svg:width="0.234cm" svg:height="0.425cm" svg:x="9.147cm" svg:y="2.677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67cm" svg:height="0.64cm" svg:x="9.486cm" svg:y="2.622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9" draw:layer="layout" svg:width="0.608cm" svg:height="0.215cm" svg:x="10.076cm" svg:y="1.8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11.139cm" svg:y="0.961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213cm" svg:height="0.914cm" svg:x="11.647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03cm" svg:height="0.61cm" svg:x="11.994cm" svg:y="0.96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2.421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3.003cm" svg:y="1.323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3.866cm" svg:y="0.9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4.388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65cm" svg:height="0.61cm" svg:x="14.7cm" svg:y="0.96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5.162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213cm" svg:height="0.914cm" svg:x="15.557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03cm" svg:height="0.61cm" svg:x="15.903cm" svg:y="0.96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6.331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6.914cm" svg:y="1.323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7.789cm" svg:y="0.961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9" draw:layer="layout" svg:width="0.213cm" svg:height="0.914cm" svg:x="18.299cm" svg:y="0.88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07cm" svg:height="0.619cm" svg:x="18.588cm" svg:y="0.9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9.073cm" svg:y="0.88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608cm" svg:height="0.61cm" svg:x="19.63cm" svg:y="1.03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03cm" svg:height="0.61cm" svg:x="20.572cm" svg:y="0.9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9.85cm" svg:height="0.039cm" svg:x="11.1cm" svg:y="1.94cm" svg:viewBox="0 0 9851 40" draw:points="4926,40 0,40 0,0 9851,0 9851,40">
            <text:p/>
          </draw:polygon>
          <draw:path draw:style-name="gr3" draw:text-style-name="P9" draw:layer="layout" svg:width="0.365cm" svg:height="0.61cm" svg:x="13.887cm" svg:y="2.2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4.388cm" svg:y="2.1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07cm" svg:height="0.619cm" svg:x="14.68cm" svg:y="2.19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15.162cm" svg:y="2.1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9" draw:layer="layout" svg:width="0.559cm" svg:height="0.039cm" svg:x="15.745cm" svg:y="2.568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16.62cm" svg:y="2.207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213cm" svg:height="0.914cm" svg:x="17.13cm" svg:y="2.1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65cm" svg:height="0.61cm" svg:x="17.442cm" svg:y="2.2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17.904cm" svg:y="2.1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 xml:id="id71" draw:id="id71">
          <svg:title>TexMaths</svg:title>
          <svg:desc>28§display§m\ = \ \frac{9 - 8 -12 + 1 }{8 - 18} = 1§svg§600§FALSE§</svg:desc>
          <draw:polygon draw:style-name="gr2" draw:text-style-name="P8" draw:layer="layout" svg:width="10.766cm" svg:height="1.922cm" svg:x="8.254cm" svg:y="3.976cm" svg:viewBox="0 0 10767 1923" draw:points="5383,1923 0,1923 0,0 10767,0 10767,1923">
            <text:p/>
          </draw:polygon>
          <draw:path draw:style-name="gr3" draw:text-style-name="P9" draw:layer="layout" svg:width="0.808cm" svg:height="0.447cm" svg:x="8.234cm" svg:y="4.815cm" svg:viewBox="0 0 809 448" svg:d="M58 379c-2 16-9 38-9 42 0 18 14 27 29 27 12 0 30-9 36-27 2-2 14-49 18-74l23-89c6-20 11-43 17-65 3-18 12-47 12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655cm" svg:height="0.232cm" svg:x="9.726cm" svg:y="4.8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198cm" svg:y="3.927cm" svg:viewBox="0 0 410 679" svg:d="M323 343v31c0 233-103 278-162 278-18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9" draw:layer="layout" svg:width="0.602cm" svg:height="0.042cm" svg:x="11.948cm" svg:y="4.317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2.891cm" svg:y="3.9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02cm" svg:height="0.042cm" svg:x="13.642cm" svg:y="4.317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4.632cm" svg:y="3.92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9" draw:layer="layout" svg:width="0.393cm" svg:height="0.658cm" svg:x="15.087cm" svg:y="3.92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9" draw:layer="layout" svg:width="0.655cm" svg:height="0.658cm" svg:x="15.804cm" svg:y="4.00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326cm" svg:height="0.658cm" svg:x="16.821cm" svg:y="3.92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9" draw:layer="layout" svg:width="6.07cm" svg:height="0.042cm" svg:x="11.155cm" svg:y="4.983cm" svg:viewBox="0 0 6071 43" draw:points="3036,43 0,43 0,0 6071,0 6071,43">
            <text:p/>
          </draw:polygon>
          <draw:path draw:style-name="gr3" draw:text-style-name="P9" draw:layer="layout" svg:width="0.409cm" svg:height="0.678cm" svg:x="12.891cm" svg:y="5.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02cm" svg:height="0.042cm" svg:x="13.642cm" svg:y="5.66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14.632cm" svg:y="5.2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9" draw:layer="layout" svg:width="0.409cm" svg:height="0.678cm" svg:x="15.078cm" svg:y="5.2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ath draw:style-name="gr3" draw:text-style-name="P9" draw:layer="layout" svg:width="0.655cm" svg:height="0.232cm" svg:x="17.672cm" svg:y="4.8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18.743cm" svg:y="4.59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70" draw:id="id70">
          <svg:title>TexMaths</svg:title>
          <svg:desc>28§display§\therefore§svg§600§FALSE§</svg:desc>
          <draw:polygon draw:style-name="gr2" draw:text-style-name="P8" draw:layer="layout" svg:width="0.528cm" svg:height="0.433cm" svg:x="6.474cm" svg:y="4.9cm" svg:viewBox="0 0 529 434" draw:points="265,434 0,434 0,0 529,0 529,434">
            <text:p/>
          </draw:polygon>
          <draw:path draw:style-name="gr3" draw:text-style-name="P9" draw:layer="layout" svg:width="0.598cm" svg:height="0.531cm" svg:x="6.454cm" svg:y="4.8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72" draw:id="id72">
          <svg:title>TexMaths</svg:title>
          <svg:desc>28§display§\text{Slope of the normal at } (2, 1) \text { is } m' = - 1§svg§600§FALSE§</svg:desc>
          <draw:polygon draw:style-name="gr2" draw:text-style-name="P8" draw:layer="layout" svg:width="17.047cm" svg:height="0.939cm" svg:x="3.402cm" svg:y="6.565cm" svg:viewBox="0 0 17048 940" draw:points="8524,940 0,940 0,0 17048,0 17048,940">
            <text:p/>
          </draw:polygon>
          <draw:path draw:style-name="gr3" draw:text-style-name="P9" draw:layer="layout" svg:width="0.438cm" svg:height="0.716cm" svg:x="3.409cm" svg:y="6.615cm" svg:viewBox="0 0 439 717" svg:d="M289 313l-125-31c-63-16-101-67-101-125 0-70 53-130 132-130 163 0 186 163 193 206 0 7 0 13 11 13 13 0 13-4 13-24v-197c0-18 0-25-11-25-7 0-9 0-16 13l-33 56c-29-29-72-69-159-69-110 0-193 87-193 190 0 83 52 155 130 182 11 4 60 15 130 33 27 7 56 14 85 50 20 26 29 58 29 91 0 70-49 141-132 141-29 0-103-4-157-53-56-54-60-117-60-153 0-9-9-9-12-9-13 0-13 7-13 25v197c0 16 0 23 11 23 7 0 7 0 14-12 0-2 4-4 35-56 32 34 95 68 184 68 114 0 195-97 195-204 0-99-67-179-150-200z">
            <text:p/>
          </draw:path>
          <draw:path draw:style-name="gr3" draw:text-style-name="P9" draw:layer="layout" svg:width="0.221cm" svg:height="0.684cm" svg:x="3.933cm" svg:y="6.62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38cm" svg:height="0.454cm" svg:x="4.2cm" svg:y="6.8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487cm" svg:height="0.626cm" svg:x="4.692cm" svg:y="6.87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3" draw:text-style-name="P9" draw:layer="layout" svg:width="0.382cm" svg:height="0.454cm" svg:x="5.266cm" svg:y="6.8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438cm" svg:height="0.454cm" svg:x="6.032cm" svg:y="6.865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19cm" svg:height="0.695cm" svg:x="6.529cm" svg:y="6.615cm" svg:viewBox="0 0 320 696" svg:d="M141 271v-114c0-88 47-135 92-135 2 0 18 0 31 7-11 5-29 16-29 40 0 23 16 43 43 43 29 0 42-20 42-43 0-35-35-69-87-69-69 0-155 52-155 157v114h-78v29h78v320c0 45-11 45-78 45v31c40-2 87-4 114-4 41 0 85 0 126 4v-31h-20c-74 0-77-11-77-47v-318h115v-29z">
            <text:p/>
          </draw:path>
          <draw:path draw:style-name="gr3" draw:text-style-name="P9" draw:layer="layout" svg:width="0.308cm" svg:height="0.617cm" svg:x="7.143cm" svg:y="6.702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9" draw:layer="layout" svg:width="0.496cm" svg:height="0.684cm" svg:x="7.54cm" svg:y="6.623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9" draw:layer="layout" svg:width="0.382cm" svg:height="0.454cm" svg:x="8.082cm" svg:y="6.8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496cm" svg:height="0.436cm" svg:x="8.852cm" svg:y="6.87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9.394cm" svg:y="6.865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33cm" svg:height="0.436cm" svg:x="9.887cm" svg:y="6.87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9" draw:layer="layout" svg:width="0.77cm" svg:height="0.436cm" svg:x="10.277cm" svg:y="6.872cm" svg:viewBox="0 0 771 437" svg:d="M76 96v267c0 42-9 42-76 42v32c34 0 85-3 112-3 25 0 76 3 110 3v-32c-65 0-76 0-76-42v-184c0-103 69-157 132-157s74 54 74 110v231c0 42-11 42-76 42v32c33 0 82-3 109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3" draw:text-style-name="P9" draw:layer="layout" svg:width="0.445cm" svg:height="0.454cm" svg:x="11.106cm" svg:y="6.865cm" svg:viewBox="0 0 446 455" svg:d="M287 367c4 41 31 81 78 81 20 0 81-14 81-94v-54h-25v54c0 58-24 65-36 65-31 0-36-45-36-50v-199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9" draw:layer="layout" svg:width="0.221cm" svg:height="0.684cm" svg:x="11.59cm" svg:y="6.623cm" svg:viewBox="0 0 222 685" svg:d="M143 0l-143 11v32c69 0 78 6 78 53v513c0 45-11 45-78 45v31c34-2 85-2 110-2 24 0 74 0 112 2v-31c-67 0-79 0-79-45z">
            <text:p/>
          </draw:path>
          <draw:path draw:style-name="gr3" draw:text-style-name="P9" draw:layer="layout" svg:width="0.445cm" svg:height="0.454cm" svg:x="12.199cm" svg:y="6.865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9" draw:layer="layout" svg:width="0.308cm" svg:height="0.617cm" svg:x="12.67cm" svg:y="6.702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9" draw:layer="layout" svg:width="0.23cm" svg:height="0.984cm" svg:x="13.458cm" svg:y="6.5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93cm" svg:height="0.657cm" svg:x="13.794cm" svg:y="6.65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9" draw:layer="layout" svg:width="0.115cm" svg:height="0.295cm" svg:x="14.321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9" draw:layer="layout" svg:width="0.326cm" svg:height="0.657cm" svg:x="14.762cm" svg:y="6.65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23cm" svg:height="0.984cm" svg:x="15.221cm" svg:y="6.5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9" draw:layer="layout" svg:width="0.212cm" svg:height="0.66cm" svg:x="15.909cm" svg:y="6.64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324cm" svg:height="0.454cm" svg:x="16.182cm" svg:y="6.8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9" draw:layer="layout" svg:width="0.808cm" svg:height="0.447cm" svg:x="16.895cm" svg:y="6.872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17.764cm" svg:y="6.516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655cm" svg:height="0.232cm" svg:x="18.335cm" svg:y="6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9.399cm" svg:y="7.042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20.172cm" svg:y="6.653cm" svg:viewBox="0 0 327 658" svg:d="M204 25c0-23 0-25-23-25-62 63-150 63-181 63v31c20 0 78 0 130-27v513c0 36-2 47-92 47h-31v31c33-4 121-4 159-4 40 0 125 0 161 4v-31h-31c-90 0-92-11-92-47z">
            <text:p/>
          </draw:path>
        </draw:g>
        <draw:g xml:id="id73" draw:id="id73">
          <svg:title>TexMaths</svg:title>
          <svg:desc>28§display§\text{Equation of the tangent at } (2, 1) \text { is given by }§svg§600§FALSE§</svg:desc>
          <draw:polygon draw:style-name="gr2" draw:text-style-name="P8" draw:layer="layout" svg:width="18.846cm" svg:height="0.886cm" svg:x="3.418cm" svg:y="8.063cm" svg:viewBox="0 0 18847 887" draw:points="9423,887 0,887 0,0 18847,0 18847,887">
            <text:p/>
          </draw:polygon>
          <draw:path draw:style-name="gr3" draw:text-style-name="P9" draw:layer="layout" svg:width="0.611cm" svg:height="0.671cm" svg:x="3.4cm" svg:y="8.083cm" svg:viewBox="0 0 612 672" svg:d="M101 594c0 36 0 47-76 47h-25v31h569l43-255h-25c-25 152-47 224-217 224h-133c-44 0-47-7-47-40v-263h88c96 0 107 32 107 115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072cm" svg:y="8.317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9" draw:layer="layout" svg:width="0.496cm" svg:height="0.447cm" svg:x="4.589cm" svg:y="8.317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445cm" svg:height="0.454cm" svg:x="5.145cm" svg:y="8.31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5.615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6.012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281cm" svg:y="8.31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776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7.647cm" svg:y="8.31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144cm" svg:y="8.059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08cm" svg:height="0.617cm" svg:x="8.758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154cm" svg:y="8.0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696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10.454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45cm" svg:height="0.454cm" svg:x="10.859cm" svg:y="8.31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96cm" svg:height="0.436cm" svg:x="11.341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51cm" svg:height="0.651cm" svg:x="11.883cm" svg:y="8.30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382cm" svg:height="0.454cm" svg:x="12.375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2.817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323cm" svg:y="8.146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45cm" svg:height="0.454cm" svg:x="14.058cm" svg:y="8.31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1cm" svg:height="0.617cm" svg:x="14.526cm" svg:y="8.14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15.316cm" svg:y="8.0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5.65cm" svg:y="8.0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15cm" svg:height="0.295cm" svg:x="16.179cm" svg:y="8.6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326cm" svg:height="0.658cm" svg:x="16.618cm" svg:y="8.09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7.079cm" svg:y="8.0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17.765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8.038cm" svg:y="8.31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8.75cm" svg:y="8.30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212cm" svg:height="0.66cm" svg:x="19.248cm" svg:y="8.0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9.507cm" svg:y="8.328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20.007cm" svg:y="8.3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0.448cm" svg:y="8.3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1.319cm" svg:y="8.0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21.83cm" svg:y="8.328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</draw:g>
        <draw:g xml:id="id74" draw:id="id74">
          <svg:title>TexMaths</svg:title>
          <svg:desc>28§display§y - y_1 = m(x - x_1)§svg§600§FALSE§</svg:desc>
          <draw:polygon draw:style-name="gr2" draw:text-style-name="P8" draw:layer="layout" svg:width="8.159cm" svg:height="0.886cm" svg:x="3.61cm" svg:y="9.321cm" svg:viewBox="0 0 8160 887" draw:points="4081,887 0,887 0,0 8160,0 8160,887">
            <text:p/>
          </draw:polygon>
          <draw:path draw:style-name="gr3" draw:text-style-name="P9" draw:layer="layout" svg:width="0.456cm" svg:height="0.638cm" svg:x="3.59cm" svg:y="9.57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378cm" svg:y="9.745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5.31cm" svg:y="9.57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252cm" svg:height="0.458cm" svg:x="5.839cm" svg:y="9.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6.533cm" svg:y="9.6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545cm" svg:y="9.575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8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23cm" svg:height="0.985cm" svg:x="8.479cm" svg:y="9.27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9" draw:layer="layout" svg:width="0.492cm" svg:height="0.447cm" svg:x="8.793cm" svg:y="9.575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9.626cm" svg:y="9.745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558cm" svg:y="9.57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9" draw:layer="layout" svg:width="0.252cm" svg:height="0.458cm" svg:x="11.167cm" svg:y="9.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23cm" svg:height="0.985cm" svg:x="11.588cm" svg:y="9.27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5" draw:id="id75">
          <svg:title>TexMaths</svg:title>
          <svg:desc>28§display§y - 1 = 1 \left( x - 2 \right)§svg§600§FALSE§</svg:desc>
          <draw:polygon draw:style-name="gr2" draw:text-style-name="P8" draw:layer="layout" svg:width="7.008cm" svg:height="0.886cm" svg:x="3.476cm" svg:y="10.84cm" svg:viewBox="0 0 7009 887" draw:points="3503,887 0,887 0,0 7009,0 7009,887">
            <text:p/>
          </draw:polygon>
          <draw:path draw:style-name="gr3" draw:text-style-name="P9" draw:layer="layout" svg:width="0.456cm" svg:height="0.638cm" svg:x="3.456cm" svg:y="11.09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9" draw:layer="layout" svg:width="0.602cm" svg:height="0.042cm" svg:x="4.244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8cm" svg:x="5.234cm" svg:y="10.8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9" draw:layer="layout" svg:width="0.655cm" svg:height="0.232cm" svg:x="5.967cm" svg:y="11.1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7.04cm" svg:y="10.87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7.705cm" svg:y="10.7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8.019cm" svg:y="11.0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02cm" svg:height="0.042cm" svg:x="8.852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9.804cm" svg:y="10.8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23cm" svg:height="0.985cm" svg:x="10.303cm" svg:y="10.7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y - 1 = x - 2 \Rightarrow§svg§600§FALSE§</svg:desc>
          <draw:polygon draw:style-name="gr2" draw:text-style-name="P8" draw:layer="layout" svg:width="6.885cm" svg:height="0.76cm" svg:x="12.535cm" svg:y="10.923cm" svg:viewBox="0 0 6886 761" draw:points="3443,761 0,761 0,0 6886,0 6886,761">
            <text:p/>
          </draw:polygon>
          <draw:path draw:style-name="gr3" draw:text-style-name="P9" draw:layer="layout" svg:width="0.456cm" svg:height="0.637cm" svg:x="12.515cm" svg:y="11.093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2cm" svg:height="0.042cm" svg:x="13.303cm" svg:y="11.263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4.294cm" svg:y="10.874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15.026cm" svg:y="11.1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92cm" svg:height="0.447cm" svg:x="16.038cm" svg:y="11.09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8 47 77 108 77 100 0 156-128 156-153 0-9-9-9-11-9-9 0-11 3-13 9-32 108-99 130-132 130-38 0-54-31-54-65 0-22 7-42 18-87z">
            <text:p/>
          </draw:path>
          <draw:path draw:style-name="gr3" draw:text-style-name="P9" draw:layer="layout" svg:width="0.602cm" svg:height="0.042cm" svg:x="16.874cm" svg:y="11.263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7cm" svg:x="17.826cm" svg:y="10.874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9" draw:layer="layout" svg:width="0.875cm" svg:height="0.543cm" svg:x="18.594cm" svg:y="11.013cm" svg:viewBox="0 0 876 544" svg:d="M663 195c40 35 90 62 123 76-36 15-83 42-123 76h-627c-18 0-36 0-36 20s18 20 34 20h584c-47 45-98 132-98 146 0 11 11 11 18 11 9 0 15 0 18-9 22-38 49-90 114-148 67-60 134-85 183-101 18-6 18-6 21-9 2 0 2-4 2-6s0-2 0-5l-5-2c-2-2-2-2-20-9-134-38-233-130-289-235-9-20-11-20-24-20-7 0-18 0-18 11 0 14 49 99 98 146h-584c-16 0-34 0-34 20 0 18 18 18 36 18z">
            <text:p/>
          </draw:path>
        </draw:g>
        <draw:g xml:id="id76" draw:id="id76">
          <svg:title>TexMaths</svg:title>
          <svg:desc>28§display§\Rightarrow§svg§600§FALSE§</svg:desc>
          <draw:polygon draw:style-name="gr2" draw:text-style-name="P8" draw:layer="layout" svg:width="0.829cm" svg:height="0.444cm" svg:x="11.185cm" svg:y="11.102cm" svg:viewBox="0 0 830 445" draw:points="416,445 0,445 0,0 830,0 830,445">
            <text:p/>
          </draw:polygon>
          <draw:path draw:style-name="gr3" draw:text-style-name="P9" draw:layer="layout" svg:width="0.874cm" svg:height="0.542cm" svg:x="11.189cm" svg:y="11.053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79" draw:id="id79">
          <svg:title>TexMaths</svg:title>
          <svg:desc>28§display§\text{Equation of the normal at } (2, 1) \text { is given by }§svg§600§FALSE§</svg:desc>
          <draw:polygon draw:style-name="gr2" draw:text-style-name="P8" draw:layer="layout" svg:width="18.602cm" svg:height="0.886cm" svg:x="3.588cm" svg:y="12.467cm" svg:viewBox="0 0 18603 887" draw:points="9303,887 0,887 0,0 18603,0 18603,887">
            <text:p/>
          </draw:polygon>
          <draw:path draw:style-name="gr3" draw:text-style-name="P9" draw:layer="layout" svg:width="0.611cm" svg:height="0.671cm" svg:x="3.57cm" svg:y="12.487cm" svg:viewBox="0 0 612 672" svg:d="M101 594c0 36 0 47-76 47h-25v31h569l43-255h-25c-25 152-47 224-217 224h-133c-44 0-47-7-47-40v-263h88c96 0 107 32 107 115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242cm" svg:y="12.72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9" draw:layer="layout" svg:width="0.496cm" svg:height="0.447cm" svg:x="4.759cm" svg:y="12.72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445cm" svg:height="0.454cm" svg:x="5.315cm" svg:y="12.7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08cm" svg:height="0.617cm" svg:x="5.785cm" svg:y="12.5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6.182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451cm" svg:y="12.7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946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7.817cm" svg:y="12.7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314cm" svg:y="12.46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308cm" svg:height="0.617cm" svg:x="8.928cm" svg:y="12.5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9.324cm" svg:y="12.4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9.867cm" svg:y="12.7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0.637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11.179cm" svg:y="12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672cm" svg:y="12.7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2.059cm" svg:y="12.72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89cm" svg:y="12.7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221cm" svg:height="0.685cm" svg:x="13.374cm" svg:y="12.474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445cm" svg:height="0.454cm" svg:x="13.984cm" svg:y="12.71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1cm" svg:height="0.617cm" svg:x="14.454cm" svg:y="12.5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9" draw:layer="layout" svg:width="0.23cm" svg:height="0.985cm" svg:x="15.242cm" svg:y="12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93cm" svg:height="0.658cm" svg:x="15.576cm" svg:y="12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9" draw:layer="layout" svg:width="0.115cm" svg:height="0.295cm" svg:x="16.105cm" svg:y="13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326cm" svg:height="0.658cm" svg:x="16.544cm" svg:y="12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17.005cm" svg:y="12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17.693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7.966cm" svg:y="12.71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1cm" svg:x="18.676cm" svg:y="12.7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9" draw:layer="layout" svg:width="0.212cm" svg:height="0.66cm" svg:x="19.174cm" svg:y="12.4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83cm" svg:height="0.436cm" svg:x="19.433cm" svg:y="12.73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9.935cm" svg:y="12.7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0.376cm" svg:y="12.7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1.248cm" svg:y="12.47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483cm" svg:height="0.626cm" svg:x="21.756cm" svg:y="12.73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</draw:g>
        <draw:g xml:id="id80" draw:id="id80">
          <svg:title>TexMaths</svg:title>
          <svg:desc>28§display§y - y_1 = m'(x - x_1)§svg§600§FALSE§</svg:desc>
          <draw:polygon draw:style-name="gr2" draw:text-style-name="P8" draw:layer="layout" svg:width="8.436cm" svg:height="0.939cm" svg:x="3.611cm" svg:y="13.823cm" svg:viewBox="0 0 8437 940" draw:points="4218,940 0,940 0,0 8437,0 8437,940">
            <text:p/>
          </draw:polygon>
          <draw:path draw:style-name="gr3" draw:text-style-name="P9" draw:layer="layout" svg:width="0.456cm" svg:height="0.637cm" svg:x="3.591cm" svg:y="14.13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602cm" svg:height="0.042cm" svg:x="4.38cm" svg:y="14.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5.311cm" svg:y="14.13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9" draw:layer="layout" svg:width="0.252cm" svg:height="0.458cm" svg:x="5.84cm" svg:y="14.255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655cm" svg:height="0.232cm" svg:x="6.535cm" svg:y="14.2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08cm" svg:height="0.447cm" svg:x="7.547cm" svg:y="14.13cm" svg:viewBox="0 0 809 448" svg:d="M58 378c-2 16-9 38-9 43 0 18 14 27 29 27 12 0 30-9 36-27 2-2 14-49 18-74l23-89c6-21 11-43 17-65 3-18 12-47 12-50 15-31 67-121 161-121 45 0 54 36 54 70 0 24-7 51-16 80l-27 115-20 76c-4 20-11 53-11 58 0 18 13 27 27 27 31 0 38-25 45-56 13-56 51-199 60-240 2-11 54-130 161-130 43 0 54 34 54 70 0 56-40 168-60 221-9 23-14 34-14 54 0 47 34 81 81 81 94 0 130-143 130-152s-9-9-11-9c-12 0-12 2-16 18-16 51-47 120-101 120-18 0-25-9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9" draw:layer="layout" svg:width="0.174cm" svg:height="0.357cm" svg:x="8.416cm" svg:y="13.774cm" svg:viewBox="0 0 175 358" svg:d="M168 60c7-11 7-17 7-22 0-22-20-38-41-38-26 0-35 22-38 34l-92 300c-2 0-4 9-4 9 0 9 22 15 27 15 4 0 7 0 11-11z">
            <text:p/>
          </draw:path>
          <draw:path draw:style-name="gr3" draw:text-style-name="P9" draw:layer="layout" svg:width="0.23cm" svg:height="0.984cm" svg:x="8.757cm" svg:y="13.8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492cm" svg:height="0.447cm" svg:x="9.071cm" svg:y="14.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9" draw:layer="layout" svg:width="0.602cm" svg:height="0.042cm" svg:x="9.904cm" svg:y="14.3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0.836cm" svg:y="14.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9" draw:layer="layout" svg:width="0.252cm" svg:height="0.458cm" svg:x="11.445cm" svg:y="14.255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9" draw:layer="layout" svg:width="0.23cm" svg:height="0.984cm" svg:x="11.866cm" svg:y="13.8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78" draw:id="id78">
          <svg:title>TexMaths</svg:title>
          <svg:desc>28§display§x - y - 1 = 0 §svg§600§FALSE§</svg:desc>
          <draw:polygon draw:style-name="gr2" draw:text-style-name="P8" draw:layer="layout" svg:width="5.648cm" svg:height="0.76cm" svg:x="20.234cm" svg:y="10.924cm" svg:viewBox="0 0 5649 761" draw:points="2823,761 0,761 0,0 5649,0 5649,761">
            <text:p/>
          </draw:polygon>
          <draw:path draw:style-name="gr3" draw:text-style-name="P9" draw:layer="layout" svg:width="0.492cm" svg:height="0.447cm" svg:x="20.214cm" svg:y="11.09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02cm" svg:height="0.042cm" svg:x="21.048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21.98cm" svg:y="11.094cm" svg:viewBox="0 0 457 638" svg:d="M453 60c4-13 4-15 4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9 121 119 39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02cm" svg:height="0.042cm" svg:x="22.768cm" svg:y="11.26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23.759cm" svg:y="10.875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24.491cm" svg:y="11.168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25.515cm" svg:y="10.875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>
        <office:forms form:automatic-focus="false" form:apply-design-mode="false"/>
        <draw:frame presentation:style-name="pr13" draw:text-style-name="P15" draw:layer="layout" svg:width="26.4cm" svg:height="14.572cm" svg:x="0.8cm" svg:y="0.828cm" presentation:class="title" presentation:user-transformed="true">
          <draw:text-box>
            <text:p xml:id="id86" text:id="id86" text:style-name="P6"><text:span text:style-name="T24"><text:s text:c="15"/></text:span><text:span text:style-name="T24"><text:line-break/></text:span><text:span text:style-name="T24"> <text:s text:c="20"/></text:span><text:span text:style-name="T24"><text:line-break/></text:span><text:span text:style-name="T24"> <text:s text:c="14"/></text:span><text:span text:style-name="T24"><text:line-break/></text:span><text:span text:style-name="T24"> <text:s text:c="16"/></text:span><text:span text:style-name="T24"><text:line-break/></text:span><text:span text:style-name="T24"> <text:s text:c="14"/></text:span><text:span text:style-name="T24"><text:line-break/></text:span><text:span text:style-name="T24"> <text:s text:c="17"/></text:span><text:span text:style-name="T24"><text:line-break/></text:span><text:span text:style-name="T24"><text:tab/></text:span><text:span text:style-name="T24"> <text:s/></text:span><text:span text:style-name="T4">(iii) <text:s/>Given that,</text:span><text:span text:style-name="T25"> <text:s text:c="22"/></text:span><text:span text:style-name="T25"><text:line-break/></text:span><text:span text:style-name="T25"> <text:s text:c="18"/></text:span><text:span text:style-name="T25"><text:line-break/></text:span><text:span text:style-name="T25"> <text:s text:c="17"/></text:span><text:span text:style-name="T25"><text:line-break/></text:span><text:span text:style-name="T25"> <text:s text:c="30"/></text:span><text:span text:style-name="T25"><text:line-break/></text:span><text:span text:style-name="T25"> <text:s text:c="21"/></text:span><text:span text:style-name="T25"><text:line-break/></text:span><text:span text:style-name="T25"> <text:s text:c="29"/></text:span></text:p>
          </draw:text-box>
        </draw:frame>
        <draw:g xml:id="id81" draw:id="id81">
          <svg:title>TexMaths</svg:title>
          <svg:desc>26§display§y - 1 =  - 1( x - 2 )§svg§600§FALSE§</svg:desc>
          <draw:polygon draw:style-name="gr2" draw:text-style-name="P8" draw:layer="layout" svg:width="7.064cm" svg:height="0.823cm" svg:x="3.44cm" svg:y="0.986cm" svg:viewBox="0 0 7065 824" draw:points="3533,824 0,824 0,0 7065,0 7065,824">
            <text:p/>
          </draw:polygon>
          <draw:path draw:style-name="gr3" draw:text-style-name="P9" draw:layer="layout" svg:width="0.423cm" svg:height="0.592cm" svg:x="3.421cm" svg:y="1.22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558cm" svg:height="0.039cm" svg:x="4.153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5.072cm" svg:y="1.01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752cm" svg:y="1.28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6.742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7.458cm" svg:y="1.01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7.923cm" svg:y="0.94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9" draw:layer="layout" svg:width="0.457cm" svg:height="0.415cm" svg:x="8.215cm" svg:y="1.221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9" draw:layer="layout" svg:width="0.558cm" svg:height="0.039cm" svg:x="8.99cm" svg:y="1.37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9.874cm" svg:y="1.01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10.336cm" svg:y="0.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2" draw:id="id82">
          <svg:title>TexMaths</svg:title>
          <svg:desc>26§display§y - 1 = - x + 2 \ \  \Rightarrow §svg§600§FALSE§</svg:desc>
          <draw:polygon draw:style-name="gr2" draw:text-style-name="P8" draw:layer="layout" svg:width="7.714cm" svg:height="0.706cm" svg:x="3.351cm" svg:y="2.721cm" svg:viewBox="0 0 7715 707" draw:points="3858,707 0,707 0,0 7715,0 7715,707">
            <text:p/>
          </draw:polygon>
          <draw:path draw:style-name="gr3" draw:text-style-name="P9" draw:layer="layout" svg:width="0.423cm" svg:height="0.591cm" svg:x="3.332cm" svg:y="2.879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4.064cm" svg:y="3.037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4.983cm" svg:y="2.675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9" draw:layer="layout" svg:width="0.608cm" svg:height="0.215cm" svg:x="5.664cm" svg:y="2.94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9cm" svg:height="0.038cm" svg:x="6.654cm" svg:y="3.037cm" svg:viewBox="0 0 560 39" svg:d="M528 39c15 0 32 0 32-20 0-19-17-19-32-19h-497c-14 0-31 0-31 19 0 20 17 20 31 20z">
            <text:p/>
          </draw:path>
          <draw:path draw:style-name="gr3" draw:text-style-name="P9" draw:layer="layout" svg:width="0.457cm" svg:height="0.415cm" svg:x="7.315cm" svg:y="2.879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1 22-6 43-24 43-49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9" draw:layer="layout" svg:width="0.608cm" svg:height="0.61cm" svg:x="8.066cm" svg:y="2.7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8.973cm" svg:y="2.675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812cm" svg:height="0.504cm" svg:x="10.298cm" svg:y="2.804cm" svg:viewBox="0 0 813 505" svg:d="M616 181c37 33 83 58 114 70-33 15-77 40-114 71h-583c-16 0-33 0-33 19s17 19 31 19h543c-44 41-91 122-91 135 0 10 10 10 16 10 9 0 15 0 17-8 21-36 46-83 106-137 62-57 125-79 170-94 17-6 17-6 19-8 2 0 2-4 2-7 0-2 0-2 0-4l-4-2c-2-2-2-2-19-8-124-35-216-121-266-218-10-19-12-19-25-19-6 0-16 0-16 10 0 13 45 92 91 135h-543c-14 0-31 0-31 19 0 17 17 17 33 17z">
            <text:p/>
          </draw:path>
        </draw:g>
        <draw:g xml:id="id83" draw:id="id83">
          <svg:title>TexMaths</svg:title>
          <svg:desc>26§display§x + y - 3 = 0§svg§600§FALSE§</svg:desc>
          <draw:polygon draw:style-name="gr2" draw:text-style-name="P8" draw:layer="layout" svg:width="5.244cm" svg:height="0.706cm" svg:x="11.92cm" svg:y="2.719cm" svg:viewBox="0 0 5245 707" draw:points="2621,707 0,707 0,0 5245,0 5245,707">
            <text:p/>
          </draw:polygon>
          <draw:path draw:style-name="gr3" draw:text-style-name="P9" draw:layer="layout" svg:width="0.457cm" svg:height="0.415cm" svg:x="11.901cm" svg:y="2.877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609cm" svg:height="0.61cm" svg:x="12.65cm" svg:y="2.748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9" draw:layer="layout" svg:width="0.423cm" svg:height="0.591cm" svg:x="13.54cm" svg:y="2.877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6 0 67-17 92-42-11 48-23 92-59 141-25 32-60 59-102 59-12 0-54-5-68-40 14 0 25 0 37-10 11-9 19-21 19-38 0-29-25-33-33-33-21 0-52 15-52 60 0 46 41 79 97 79 96 0 190-83 215-187z">
            <text:p/>
          </draw:path>
          <draw:path draw:style-name="gr3" draw:text-style-name="P9" draw:layer="layout" svg:width="0.559cm" svg:height="0.038cm" svg:x="14.273cm" svg:y="3.035cm" svg:viewBox="0 0 560 39" svg:d="M528 39c15 0 32 0 32-20 0-19-17-19-32-19h-497c-14 0-31 0-31 19 0 20 17 20 31 20z">
            <text:p/>
          </draw:path>
          <draw:path draw:style-name="gr3" draw:text-style-name="P9" draw:layer="layout" svg:width="0.38cm" svg:height="0.629cm" svg:x="15.15cm" svg:y="2.673cm" svg:viewBox="0 0 381 630" svg:d="M229 287c75-23 127-87 127-160 0-75-81-127-169-127-93 0-162 54-162 125 0 29 21 48 46 48 29 0 48-21 48-48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9" draw:layer="layout" svg:width="0.609cm" svg:height="0.215cm" svg:x="15.872cm" svg:y="2.94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16.823cm" svg:y="2.673cm" svg:viewBox="0 0 387 630" svg:d="M387 318c0-75-4-148-38-216-41-87-116-102-156-102-54 0-122 23-160 108-29 65-33 135-33 210 0 69 4 150 42 220 39 73 106 92 151 92 50 0 119-19 161-106 29-63 33-135 33-206zM193 611c-35 0-91-23-106-112-10-54-10-139-10-193 0-59 0-119 6-169 19-108 88-116 110-116 30 0 92 16 109 106 8 52 8 120 8 179 0 68 0 130-10 189-13 87-65 116-107 116z">
            <text:p/>
          </draw:path>
        </draw:g>
        <draw:g xml:id="id84" draw:id="id84">
          <svg:title>TexMaths</svg:title>
          <svg:desc>28§display§\text {Equation of the tangent is } x - y - 1 = 0§svg§600§FALSE§</svg:desc>
          <draw:polygon draw:style-name="gr2" draw:text-style-name="P8" draw:layer="layout" svg:width="17.284cm" svg:height="0.8cm" svg:x="3.382cm" svg:y="4.063cm" svg:viewBox="0 0 17285 801" draw:points="8642,801 0,801 0,0 17285,0 17285,801">
            <text:p/>
          </draw:polygon>
          <draw:path draw:style-name="gr3" draw:text-style-name="P9" draw:layer="layout" svg:width="0.611cm" svg:height="0.672cm" svg:x="3.364cm" svg:y="4.039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7cm" svg:height="0.627cm" svg:x="4.036cm" svg:y="4.274cm" svg:viewBox="0 0 488 628" svg:d="M343 377v177c0 45-11 45-79 45v29c34 0 85-2 112-2s77 2 112 2v-29c-67 0-78 0-78-45v-554h-22l-36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4.554cm" svg:y="4.274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109cm" svg:y="4.268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5.579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5.976cm" svg:y="4.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6.245cm" svg:y="4.26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6.74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11cm" svg:y="4.26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8.109cm" svg:y="4.01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8.722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9.119cm" svg:y="4.02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661cm" svg:y="4.26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418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45cm" svg:height="0.454cm" svg:x="10.824cm" svg:y="4.268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305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1.847cm" svg:y="4.263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34cm" svg:y="4.26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781cm" svg:y="4.27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3.288cm" svg:y="4.10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14.014cm" svg:y="4.0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4.287cm" svg:y="4.268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92cm" svg:height="0.448cm" svg:x="14.999cm" svg:y="4.274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9" draw:layer="layout" svg:width="0.602cm" svg:height="0.042cm" svg:x="15.833cm" svg:y="4.443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8cm" svg:x="16.764cm" svg:y="4.274cm" svg:viewBox="0 0 457 639" svg:d="M453 61c4-14 4-16 4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02cm" svg:height="0.042cm" svg:x="17.553cm" svg:y="4.443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9cm" svg:x="18.543cm" svg:y="4.052cm" svg:viewBox="0 0 327 660" svg:d="M204 25c0-23 0-25-25-25-60 63-148 63-179 63v31c20 0 78 0 130-27v514c0 36-2 47-92 47h-31v32c33-5 121-5 159-5 40 0 125 0 161 5v-32h-31c-90 0-92-11-92-47z">
            <text:p/>
          </draw:path>
          <draw:path draw:style-name="gr3" draw:text-style-name="P9" draw:layer="layout" svg:width="0.655cm" svg:height="0.232cm" svg:x="19.276cm" svg:y="4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9cm" svg:x="20.299cm" svg:y="4.052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</draw:g>
        <draw:g xml:id="id85" draw:id="id85">
          <svg:title>TexMaths</svg:title>
          <svg:desc>28§display§\text {Equation of the normal is } x + y - 3 = 0§svg§600§FALSE§</svg:desc>
          <draw:polygon draw:style-name="gr2" draw:text-style-name="P8" draw:layer="layout" svg:width="17.04cm" svg:height="0.799cm" svg:x="3.383cm" svg:y="5.667cm" svg:viewBox="0 0 17041 800" draw:points="8519,800 0,800 0,0 17041,0 17041,800">
            <text:p/>
          </draw:polygon>
          <draw:path draw:style-name="gr3" draw:text-style-name="P9" draw:layer="layout" svg:width="0.611cm" svg:height="0.672cm" svg:x="3.365cm" svg:y="5.643cm" svg:viewBox="0 0 612 673" svg:d="M101 594c0 36 0 47-76 47h-25v32h569l43-256h-25c-25 152-47 224-217 224h-133c-44 0-47-7-47-40v-262h88c96 0 107 31 107 114h25v-260h-25c0 83-11 114-107 114h-88v-238c0-31 3-38 47-38h128c152 0 179 54 195 191h25l-29-222h-556v31h25c76 0 76 12 76 45z">
            <text:p/>
          </draw:path>
          <draw:path draw:style-name="gr3" draw:text-style-name="P9" draw:layer="layout" svg:width="0.487cm" svg:height="0.627cm" svg:x="4.037cm" svg:y="5.878cm" svg:viewBox="0 0 488 628" svg:d="M343 377v177c0 45-11 45-79 45v29c34 0 85-3 112-3s77 3 112 3v-29c-67 0-78 0-78-45v-554h-22l-36 90c-14-27-54-90-132-90-117 0-220 96-220 224 0 123 96 224 211 224 69 0 109-42 132-71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7cm" svg:x="4.555cm" svg:y="5.878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445cm" svg:height="0.454cm" svg:x="5.11cm" svg:y="5.87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5.581cm" svg:y="5.708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212cm" svg:height="0.66cm" svg:x="5.977cm" svg:y="5.654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6.246cm" svg:y="5.87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6.741cm" svg:y="5.87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7.612cm" svg:y="5.87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8.11cm" svg:y="5.618cm" svg:viewBox="0 0 320 697" svg:d="M141 271v-114c0-88 47-135 92-135 2 0 16 0 31 7-11 5-29 16-29 40 0 23 16 43 43 43 29 0 42-20 42-43 0-35-36-69-87-69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308cm" svg:height="0.618cm" svg:x="8.723cm" svg:y="5.708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96cm" svg:height="0.685cm" svg:x="9.12cm" svg:y="5.62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9.662cm" svg:y="5.87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0.433cm" svg:y="5.87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10.975cm" svg:y="5.87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1.468cm" svg:y="5.87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11.855cm" svg:y="5.878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2.686cm" svg:y="5.871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13.17cm" svg:y="5.629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13.77cm" svg:y="5.654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14.044cm" svg:y="5.87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92cm" svg:height="0.447cm" svg:x="14.756cm" svg:y="5.8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9" draw:layer="layout" svg:width="0.655cm" svg:height="0.658cm" svg:x="15.565cm" svg:y="5.73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6.521cm" svg:y="5.878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02cm" svg:height="0.042cm" svg:x="17.312cm" svg:y="6.046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8.255cm" svg:y="5.65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9.035cm" svg:y="5.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20.056cm" svg:y="5.6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87" draw:id="id87">
          <svg:title>TexMaths</svg:title>
          <svg:desc>28§display§y = 3 \cos^3 \theta§svg§600§FALSE§</svg:desc>
          <draw:polygon draw:style-name="gr2" draw:text-style-name="P8" draw:layer="layout" svg:width="4.76cm" svg:height="0.97cm" svg:x="9.539cm" svg:y="7.461cm" svg:viewBox="0 0 4761 971" draw:points="2381,971 0,971 0,0 4761,0 4761,971">
            <text:p/>
          </draw:polygon>
          <draw:path draw:style-name="gr3" draw:text-style-name="P9" draw:layer="layout" svg:width="0.456cm" svg:height="0.638cm" svg:x="9.519cm" svg:y="7.8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655cm" svg:height="0.232cm" svg:x="10.337cm" svg:y="7.9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1.36cm" svg:y="7.62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375cm" svg:height="0.454cm" svg:x="12.01cm" svg:y="7.836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38cm" svg:height="0.454cm" svg:x="12.44cm" svg:y="7.83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2.938cm" svg:y="7.836cm" svg:viewBox="0 0 325 455" svg:d="M173 251c22 5 103 20 103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9" draw:layer="layout" svg:width="0.317cm" svg:height="0.472cm" svg:x="13.332cm" svg:y="7.412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9 61-29 81-23 27-41 29-77 31-17 0-17 0-22 3 0 0-7 0-7 9s7 9 18 9z">
            <text:p/>
          </draw:path>
          <draw:path draw:style-name="gr3" draw:text-style-name="P9" draw:layer="layout" svg:width="0.407cm" svg:height="0.707cm" svg:x="13.941cm" svg:y="7.582cm" svg:viewBox="0 0 408 708" svg:d="M408 202c0-65-18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</draw:g>
        <draw:g xml:id="id88" draw:id="id88">
          <svg:title>TexMaths</svg:title>
          <svg:desc>28§display§\text{Diff}. w. r. t. \theta .§svg§600§FALSE§</svg:desc>
          <draw:polygon draw:style-name="gr2" draw:text-style-name="P8" draw:layer="layout" svg:width="4.778cm" svg:height="0.606cm" svg:x="4.982cm" svg:y="9.169cm" svg:viewBox="0 0 4779 607" draw:points="2388,607 0,607 0,0 4779,0 4779,607">
            <text:p/>
          </draw:polygon>
          <draw:path draw:style-name="gr3" draw:text-style-name="P9" draw:layer="layout" svg:width="0.662cm" svg:height="0.673cm" svg:x="4.966cm" svg:y="9.142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5.717cm" svg:y="9.1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5.983cm" svg:y="9.12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6.617cm" svg:y="9.709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6.835cm" svg:y="9.3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7.621cm" svg:y="9.709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7.838cm" svg:y="9.38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8.311cm" svg:y="9.709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8.522cm" svg:y="9.198cm" svg:viewBox="0 0 305 630" svg:d="M181 224h95c18 0 29 0 29-20 0-11-11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8.941cm" svg:y="9.709cm" svg:viewBox="0 0 108 108" svg:d="M108 54c0-29-25-54-54-54s-54 25-54 54 25 54 54 54 54-25 54-54z">
            <text:p/>
          </draw:path>
          <draw:path draw:style-name="gr3" draw:text-style-name="P9" draw:layer="layout" svg:width="0.407cm" svg:height="0.707cm" svg:x="9.169cm" svg:y="9.1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9" draw:layer="layout" svg:width="0.107cm" svg:height="0.107cm" svg:x="9.702cm" svg:y="9.709cm" svg:viewBox="0 0 108 108" svg:d="M108 54c0-29-25-54-54-54s-54 25-54 54 25 54 54 54 54-25 54-54z">
            <text:p/>
          </draw:path>
        </draw:g>
        <draw:g xml:id="id89" draw:id="id89">
          <svg:title>TexMaths</svg:title>
          <svg:desc>26§display§\frac{dy}{d\theta} = 3 \frac{d}{d\theta}( \cos \theta )^3 =§svg§600§FALSE§</svg:desc>
          <draw:polygon draw:style-name="gr2" draw:text-style-name="P8" draw:layer="layout" svg:width="7.663cm" svg:height="1.798cm" svg:x="4.988cm" svg:y="10.534cm" svg:viewBox="0 0 7664 1799" draw:points="3831,1799 0,1799 0,0 7664,0 7664,1799">
            <text:p/>
          </draw:polygon>
          <draw:path draw:style-name="gr3" draw:text-style-name="P9" draw:layer="layout" svg:width="0.436cm" svg:height="0.646cm" svg:x="4.979cm" svg:y="10.48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5.443cm" svg:y="10.71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58cm" svg:height="0.039cm" svg:x="4.942cm" svg:y="11.493cm" svg:viewBox="0 0 959 40" draw:points="478,40 0,40 0,0 959,0 959,40">
            <text:p/>
          </draw:polygon>
          <draw:path draw:style-name="gr3" draw:text-style-name="P9" draw:layer="layout" svg:width="0.436cm" svg:height="0.646cm" svg:x="4.992cm" svg:y="11.73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378cm" svg:height="0.656cm" svg:x="5.468cm" svg:y="11.724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608cm" svg:height="0.215cm" svg:x="6.313cm" svg:y="11.40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7.265cm" svg:y="11.133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9" draw:layer="layout" svg:width="0.436cm" svg:height="0.646cm" svg:x="8.056cm" svg:y="10.488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9" draw:layer="layout" svg:width="0.931cm" svg:height="0.039cm" svg:x="7.794cm" svg:y="11.493cm" svg:viewBox="0 0 932 40" draw:points="466,40 0,40 0,0 932,0 932,40">
            <text:p/>
          </draw:polygon>
          <draw:path draw:style-name="gr3" draw:text-style-name="P9" draw:layer="layout" svg:width="0.436cm" svg:height="0.646cm" svg:x="7.829cm" svg:y="11.734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378cm" svg:height="0.656cm" svg:x="8.307cm" svg:y="11.724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8.923cm" svg:y="11.05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48cm" svg:height="0.421cm" svg:x="9.218cm" svg:y="11.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62cm" svg:y="11.33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0.081cm" svg:y="11.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78cm" svg:height="0.656cm" svg:x="10.601cm" svg:y="11.095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1.069cm" svg:y="11.056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9" draw:layer="layout" svg:width="0.294cm" svg:height="0.438cm" svg:x="11.408cm" svg:y="10.939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1-15 31-34 0-18-12-31-31-33 23-29 67-35 90-35 29 0 70 14 70 70 0 27-8 57-27 75-21 25-37 27-71 29-16 0-16 0-20 3 0 0-7 0-7 8s7 8 17 8z">
            <text:p/>
          </draw:path>
          <draw:path draw:style-name="gr3" draw:text-style-name="P9" draw:layer="layout" svg:width="0.608cm" svg:height="0.215cm" svg:x="12.089cm" svg:y="11.405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90" draw:id="id90">
          <svg:title>TexMaths</svg:title>
          <svg:desc>26§display§9 \cos^2 \theta \frac{d}{d\theta}(\cos \theta)§svg§600§FALSE§</svg:desc>
          <draw:polygon draw:style-name="gr2" draw:text-style-name="P8" draw:layer="layout" svg:width="6.357cm" svg:height="1.798cm" svg:x="13.452cm" svg:y="10.536cm" svg:viewBox="0 0 6358 1799" draw:points="3178,1799 0,1799 0,0 6358,0 6358,1799">
            <text:p/>
          </draw:polygon>
          <draw:path draw:style-name="gr3" draw:text-style-name="P9" draw:layer="layout" svg:width="0.38cm" svg:height="0.629cm" svg:x="13.444cm" svg:y="11.135cm" svg:viewBox="0 0 381 630" svg:d="M299 318v29c0 217-95 258-149 258-17 0-65-2-90-33 40 0 48-27 48-42 0-29-23-43-44-43-14 0-41 8-41 46 0 60 50 97 127 97 118 0 231-125 231-320 0-248-104-310-188-310-49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348cm" svg:height="0.421cm" svg:x="14.047cm" svg:y="11.332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4.446cm" svg:y="11.332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4.908cm" svg:y="11.332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4cm" svg:height="0.425cm" svg:x="15.278cm" svg:y="10.94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78cm" svg:height="0.656cm" svg:x="15.84cm" svg:y="11.097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436cm" svg:height="0.646cm" svg:x="16.628cm" svg:y="10.4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olygon draw:style-name="gr3" draw:text-style-name="P9" draw:layer="layout" svg:width="0.931cm" svg:height="0.039cm" svg:x="16.366cm" svg:y="11.495cm" svg:viewBox="0 0 932 40" draw:points="466,40 0,40 0,0 932,0 932,40">
            <text:p/>
          </draw:polygon>
          <draw:path draw:style-name="gr3" draw:text-style-name="P9" draw:layer="layout" svg:width="0.436cm" svg:height="0.646cm" svg:x="16.401cm" svg:y="11.73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378cm" svg:height="0.656cm" svg:x="16.88cm" svg:y="11.726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7.495cm" svg:y="11.05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348cm" svg:height="0.421cm" svg:x="17.791cm" svg:y="11.332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8.192cm" svg:y="11.332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8.654cm" svg:y="11.332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78cm" svg:height="0.656cm" svg:x="19.174cm" svg:y="11.097cm" svg:viewBox="0 0 379 657" svg:d="M379 187c0-60-17-187-111-187-127 0-268 258-268 468 0 87 27 189 110 189 129 0 269-264 269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213cm" svg:height="0.914cm" svg:x="19.642cm" svg:y="11.058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91" draw:id="id91">
          <svg:title>TexMaths</svg:title>
          <svg:desc>26§display§\frac{dy}{d\theta} = -\ 9 \cos^2 \theta \sin \theta§svg§600§FALSE§</svg:desc>
          <draw:polygon draw:style-name="gr2" draw:text-style-name="P8" draw:layer="layout" svg:width="7.899cm" svg:height="1.798cm" svg:x="4.99cm" svg:y="13.037cm" svg:viewBox="0 0 7900 1799" draw:points="3949,1799 0,1799 0,0 7900,0 7900,1799">
            <text:p/>
          </draw:polygon>
          <draw:path draw:style-name="gr3" draw:text-style-name="P9" draw:layer="layout" svg:width="0.436cm" svg:height="0.646cm" svg:x="4.981cm" svg:y="12.99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23cm" svg:height="0.592cm" svg:x="5.445cm" svg:y="13.22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58cm" svg:height="0.039cm" svg:x="4.944cm" svg:y="13.996cm" svg:viewBox="0 0 959 40" draw:points="478,40 0,40 0,0 959,0 959,40">
            <text:p/>
          </draw:polygon>
          <draw:path draw:style-name="gr3" draw:text-style-name="P9" draw:layer="layout" svg:width="0.436cm" svg:height="0.646cm" svg:x="4.994cm" svg:y="14.23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377cm" svg:height="0.656cm" svg:x="5.47cm" svg:y="14.227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608cm" svg:height="0.215cm" svg:x="6.314cm" svg:y="13.90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7.304cm" svg:y="13.996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8.282cm" svg:y="13.636cm" svg:viewBox="0 0 381 630" svg:d="M299 318v29c0 217-95 258-149 258-15 0-65-2-90-33 40 0 48-27 48-42 0-29-23-43-44-43-14 0-41 8-41 46 0 60 50 97 127 97 118 0 231-125 231-320 0-248-104-310-188-310-50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9" draw:layer="layout" svg:width="0.348cm" svg:height="0.421cm" svg:x="8.883cm" svg:y="13.833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9.284cm" svg:y="13.8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1cm" svg:height="0.421cm" svg:x="9.746cm" svg:y="13.833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4cm" svg:height="0.425cm" svg:x="10.116cm" svg:y="13.442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77cm" svg:height="0.656cm" svg:x="10.675cm" svg:y="13.598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  <draw:path draw:style-name="gr3" draw:text-style-name="P9" draw:layer="layout" svg:width="0.301cm" svg:height="0.421cm" svg:x="11.274cm" svg:y="13.833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11.634cm" svg:y="13.6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11.888cm" svg:y="13.84cm" svg:viewBox="0 0 462 406" svg:d="M71 89v248c0 40-9 40-71 40v29c31 0 79-2 104-2 23 0 71 2 102 2v-29c-60 0-71 0-71-40v-171c0-95 65-145 123-145s69 50 69 102v214c0 40-11 40-71 40v29c31 0 79-2 104-2 23 0 70 2 102 2v-29c-48 0-71 0-71-28v-174c0-79 0-108-29-142-13-14-44-33-96-33-68 0-110 40-137 96v-96l-129 10v30c64 0 71 6 71 49z">
            <text:p/>
          </draw:path>
          <draw:path draw:style-name="gr3" draw:text-style-name="P9" draw:layer="layout" svg:width="0.377cm" svg:height="0.656cm" svg:x="12.558cm" svg:y="13.598cm" svg:viewBox="0 0 378 657" svg:d="M378 187c0-60-16-187-110-187-127 0-268 258-268 468 0 87 27 189 110 189 129 0 268-264 268-470zM98 314c14-58 33-133 70-198 25-45 59-95 100-95 46 0 50 58 50 110 0 46-6 92-29 183zM281 343c-11 42-29 121-65 185-31 63-66 109-106 109-31 0-50-27-50-113 0-37 7-91 29-1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width" smil:values="width*0.05;width" smil:keyTimes="0;1"/>
                  <anim:animate smil:dur="0.5s" smil:fill="hold" smil:targetElement="id86" anim:sub-item="text" smil:attributeName="height" smil:values="height;height" smil:keyTimes="0;1"/>
                  <anim:animate smil:dur="0.5s" smil:fill="hold" smil:targetElement="id86" anim:sub-item="text" smil:attributeName="x" smil:values="x-.2;x" smil:keyTimes="0;1"/>
                  <anim:animate smil:dur="0.5s" smil:fill="hold" smil:targetElement="id86" anim:sub-item="text" smil:attributeName="y" smil:values="y;y" smil:keyTimes="0;1"/>
                  <anim:transitionFilter smil:dur="0.5s" smil:targetElement="id8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>
        <office:forms form:automatic-focus="false" form:apply-design-mode="false"/>
        <draw:frame presentation:style-name="pr14" draw:text-style-name="P6" draw:layer="layout" svg:width="26.047cm" svg:height="14.091cm" svg:x="1cm" svg:y="0.709cm" presentation:class="title" presentation:user-transformed="true">
          <draw:text-box>
            <text:p xml:id="id92" text:id="id92" text:style-name="P6"><text:span text:style-name="T10"><text:s/></text:span><text:span text:style-name="T10"><text:tab/></text:span><text:span text:style-name="T10"><text:line-break/></text:span><text:span text:style-name="T21"><text:tab/></text:span><text:span text:style-name="T4"><text:tab/></text:span><text:span text:style-name="T4">Now,</text:span></text:p>
          </draw:text-box>
        </draw:frame>
        <draw:g xml:id="id93" draw:id="id93">
          <svg:title>TexMaths</svg:title>
          <svg:desc>28§display§x = 2\sin^3 \theta§svg§600§FALSE§</svg:desc>
          <draw:polygon draw:style-name="gr2" draw:text-style-name="P8" draw:layer="layout" svg:width="4.696cm" svg:height="0.785cm" svg:x="5.981cm" svg:y="1.479cm" svg:viewBox="0 0 4697 786" draw:points="2348,786 0,786 0,0 4697,0 4697,786">
            <text:p/>
          </draw:polygon>
          <draw:path draw:style-name="gr3" draw:text-style-name="P9" draw:layer="layout" svg:width="0.492cm" svg:height="0.447cm" svg:x="5.961cm" svg:y="1.86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9" draw:layer="layout" svg:width="0.656cm" svg:height="0.232cm" svg:x="6.824cm" svg:y="1.94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9" draw:layer="layout" svg:width="0.393cm" svg:height="0.658cm" svg:x="7.857cm" svg:y="1.645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1 74-20 88-9 9-74 9-95 9z">
            <text:p/>
          </draw:path>
          <draw:path draw:style-name="gr3" draw:text-style-name="P9" draw:layer="layout" svg:width="0.324cm" svg:height="0.454cm" svg:x="8.495cm" svg:y="1.86cm" svg:viewBox="0 0 325 455" svg:d="M173 251c22 4 103 20 103 92 0 49-34 89-112 89-83 0-119-56-137-141-2-11-5-15-14-15-13 0-13 6-13 24v130c0 18 0 25 11 25 5 0 7-2 25-20 2-3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9" draw:layer="layout" svg:width="0.212cm" svg:height="0.66cm" svg:x="8.885cm" svg:y="1.64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9.156cm" svg:y="1.86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17cm" svg:height="0.472cm" svg:x="9.71cm" svg:y="1.4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  <draw:path draw:style-name="gr3" draw:text-style-name="P9" draw:layer="layout" svg:width="0.407cm" svg:height="0.707cm" svg:x="10.319cm" svg:y="1.60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</draw:g>
        <draw:g xml:id="id94" draw:id="id94">
          <svg:title>TexMaths</svg:title>
          <svg:desc>28§display§\text{Diff}. w. r. t. \theta .§svg§600§FALSE§</svg:desc>
          <draw:polygon draw:style-name="gr2" draw:text-style-name="P8" draw:layer="layout" svg:width="4.778cm" svg:height="0.606cm" svg:x="3.682cm" svg:y="3.168cm" svg:viewBox="0 0 4779 607" draw:points="2388,607 0,607 0,0 4779,0 4779,607">
            <text:p/>
          </draw:polygon>
          <draw:path draw:style-name="gr3" draw:text-style-name="P9" draw:layer="layout" svg:width="0.662cm" svg:height="0.673cm" svg:x="3.666cm" svg:y="3.141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4.417cm" svg:y="3.1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4.683cm" svg:y="3.119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9" draw:layer="layout" svg:width="0.107cm" svg:height="0.107cm" svg:x="5.317cm" svg:y="3.708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5.535cm" svg:y="3.37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9" draw:layer="layout" svg:width="0.107cm" svg:height="0.107cm" svg:x="6.321cm" svg:y="3.708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6.538cm" svg:y="3.379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9" draw:layer="layout" svg:width="0.107cm" svg:height="0.107cm" svg:x="7.011cm" svg:y="3.708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7.222cm" svg:y="3.197cm" svg:viewBox="0 0 305 630" svg:d="M181 224h95c18 0 29 0 29-20 0-11-11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7.641cm" svg:y="3.708cm" svg:viewBox="0 0 108 108" svg:d="M108 54c0-29-25-54-54-54s-54 25-54 54 25 54 54 54 54-25 54-54z">
            <text:p/>
          </draw:path>
          <draw:path draw:style-name="gr3" draw:text-style-name="P9" draw:layer="layout" svg:width="0.407cm" svg:height="0.707cm" svg:x="7.869cm" svg:y="3.119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9" draw:layer="layout" svg:width="0.107cm" svg:height="0.107cm" svg:x="8.402cm" svg:y="3.708cm" svg:viewBox="0 0 108 108" svg:d="M108 54c0-29-25-54-54-54s-54 25-54 54 25 54 54 54 54-25 54-54z">
            <text:p/>
          </draw:path>
        </draw:g>
        <draw:g xml:id="id95" draw:id="id95">
          <svg:title>TexMaths</svg:title>
          <svg:desc>28§display§\frac{dx}{d\theta} = 2 \frac{d}{d\theta}( \sin \theta )^3 =§svg§600§FALSE§</svg:desc>
          <draw:polygon draw:style-name="gr2" draw:text-style-name="P8" draw:layer="layout" svg:width="8.188cm" svg:height="1.936cm" svg:x="3.693cm" svg:y="4.64cm" svg:viewBox="0 0 8189 1937" draw:points="4095,1937 0,1937 0,0 8189,0 8189,1937">
            <text:p/>
          </draw:polygon>
          <draw:path draw:style-name="gr3" draw:text-style-name="P9" draw:layer="layout" svg:width="0.469cm" svg:height="0.696cm" svg:x="3.684cm" svg:y="4.59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184cm" svg:y="4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9" draw:layer="layout" svg:width="1.076cm" svg:height="0.042cm" svg:x="3.644cm" svg:y="5.673cm" svg:viewBox="0 0 1077 43" draw:points="538,43 0,43 0,0 1077,0 1077,43">
            <text:p/>
          </draw:polygon>
          <draw:path draw:style-name="gr3" draw:text-style-name="P9" draw:layer="layout" svg:width="0.469cm" svg:height="0.696cm" svg:x="3.72cm" svg:y="5.9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07cm" svg:height="0.707cm" svg:x="4.233cm" svg:y="5.9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5.165cm" svg:y="5.5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57cm" svg:x="6.198cm" svg:y="5.28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69cm" svg:height="0.696cm" svg:x="7.042cm" svg:y="4.59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9" draw:layer="layout" svg:width="1.003cm" svg:height="0.042cm" svg:x="6.76cm" svg:y="5.673cm" svg:viewBox="0 0 1004 43" draw:points="502,43 0,43 0,0 1004,0 1004,43">
            <text:p/>
          </draw:polygon>
          <draw:path draw:style-name="gr3" draw:text-style-name="P9" draw:layer="layout" svg:width="0.469cm" svg:height="0.696cm" svg:x="6.798cm" svg:y="5.93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07cm" svg:height="0.707cm" svg:x="7.313cm" svg:y="5.9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7.976cm" svg:y="5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4cm" svg:height="0.454cm" svg:x="8.294cm" svg:y="5.49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8.682cm" svg:y="5.28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8.955cm" svg:y="5.50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9.674cm" svg:y="5.24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0.178cm" svg:y="5.20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9" draw:layer="layout" svg:width="0.317cm" svg:height="0.472cm" svg:x="10.543cm" svg:y="5.07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9" draw:layer="layout" svg:width="0.655cm" svg:height="0.232cm" svg:x="11.276cm" svg:y="5.579cm" svg:viewBox="0 0 656 233" svg:d="M623 40c15 0 33 0 33-20s-18-20-31-20h-591c-16 0-34 0-34 20s18 20 34 20zM625 233c13 0 31 0 31-20s-18-20-33-20h-589c-16 0-34 0-34 20s18 20 34 20z">
            <text:p/>
          </draw:path>
        </draw:g>
        <draw:g xml:id="id96" draw:id="id96">
          <svg:title>TexMaths</svg:title>
          <svg:desc>28§display§ 6 \sin^2 \theta \frac{d}{d\theta}(\sin \theta)§svg§600§FALSE§</svg:desc>
          <draw:polygon draw:style-name="gr2" draw:text-style-name="P8" draw:layer="layout" svg:width="6.628cm" svg:height="1.936cm" svg:x="12.552cm" svg:y="4.539cm" svg:viewBox="0 0 6629 1937" draw:points="3315,1937 0,1937 0,0 6629,0 6629,1937">
            <text:p/>
          </draw:polygon>
          <draw:path draw:style-name="gr3" draw:text-style-name="P9" draw:layer="layout" svg:width="0.409cm" svg:height="0.678cm" svg:x="12.543cm" svg:y="5.184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9" draw:layer="layout" svg:width="0.324cm" svg:height="0.454cm" svg:x="13.19cm" svg:y="5.39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3.58cm" svg:y="5.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3.851cm" svg:y="5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14.411cm" svg:y="4.9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5.014cm" svg:y="5.14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469cm" svg:height="0.696cm" svg:x="15.865cm" svg:y="4.49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9" draw:layer="layout" svg:width="1.003cm" svg:height="0.042cm" svg:x="15.581cm" svg:y="5.572cm" svg:viewBox="0 0 1004 43" draw:points="502,43 0,43 0,0 1004,0 1004,43">
            <text:p/>
          </draw:polygon>
          <draw:path draw:style-name="gr3" draw:text-style-name="P9" draw:layer="layout" svg:width="0.469cm" svg:height="0.696cm" svg:x="15.619cm" svg:y="5.831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07cm" svg:height="0.707cm" svg:x="16.134cm" svg:y="5.8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6.797cm" svg:y="5.1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9" draw:layer="layout" svg:width="0.324cm" svg:height="0.454cm" svg:x="17.115cm" svg:y="5.39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7.503cm" svg:y="5.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17.776cm" svg:y="5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18.495cm" svg:y="5.14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23cm" svg:height="0.984cm" svg:x="19.001cm" svg:y="5.10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97" draw:id="id97">
          <svg:title>TexMaths</svg:title>
          <svg:desc>28§display§\frac{dx}{d\theta} =  6 \sin^2 \theta \cos \theta§svg§600§FALSE§</svg:desc>
          <draw:polygon draw:style-name="gr2" draw:text-style-name="P8" draw:layer="layout" svg:width="7.46cm" svg:height="1.936cm" svg:x="3.693cm" svg:y="7.34cm" svg:viewBox="0 0 7461 1937" draw:points="3729,1937 0,1937 0,0 7461,0 7461,1937">
            <text:p/>
          </draw:polygon>
          <draw:path draw:style-name="gr3" draw:text-style-name="P9" draw:layer="layout" svg:width="0.469cm" svg:height="0.696cm" svg:x="3.684cm" svg:y="7.29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184cm" svg:y="7.5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9" draw:layer="layout" svg:width="1.076cm" svg:height="0.042cm" svg:x="3.644cm" svg:y="8.373cm" svg:viewBox="0 0 1077 43" draw:points="538,43 0,43 0,0 1077,0 1077,43">
            <text:p/>
          </draw:polygon>
          <draw:path draw:style-name="gr3" draw:text-style-name="P9" draw:layer="layout" svg:width="0.469cm" svg:height="0.696cm" svg:x="3.72cm" svg:y="8.6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07cm" svg:height="0.707cm" svg:x="4.233cm" svg:y="8.6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5.165cm" svg:y="8.2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6.191cm" svg:y="7.985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9" draw:layer="layout" svg:width="0.324cm" svg:height="0.454cm" svg:x="6.838cm" svg:y="8.19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7.225cm" svg:y="7.98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7.499cm" svg:y="8.205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8.056cm" svg:y="7.76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8.659cm" svg:y="7.94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375cm" svg:height="0.454cm" svg:x="9.304cm" svg:y="8.19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9" draw:layer="layout" svg:width="0.438cm" svg:height="0.454cm" svg:x="9.736cm" svg:y="8.198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9" draw:layer="layout" svg:width="0.324cm" svg:height="0.454cm" svg:x="10.233cm" svg:y="8.19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7cm" svg:height="0.707cm" svg:x="10.793cm" svg:y="7.94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98" draw:id="id98">
          <svg:title>TexMaths</svg:title>
          <svg:desc>28§display§\text {We know that, }§svg§600§FALSE§</svg:desc>
          <draw:polygon draw:style-name="gr2" draw:text-style-name="P8" draw:layer="layout" svg:width="6.17cm" svg:height="0.777cm" svg:x="3.793cm" svg:y="10.181cm" svg:viewBox="0 0 6171 778" draw:points="3087,778 0,778 0,0 6171,0 6171,778">
            <text:p/>
          </draw:polygon>
          <draw:path draw:style-name="gr3" draw:text-style-name="P9" draw:layer="layout" svg:width="0.976cm" svg:height="0.696cm" svg:x="3.762cm" svg:y="10.143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9" draw:layer="layout" svg:width="0.382cm" svg:height="0.454cm" svg:x="4.701cm" svg:y="10.3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76cm" svg:height="0.685cm" svg:x="5.467cm" svg:y="10.132cm" svg:viewBox="0 0 477 686" svg:d="M76 610c0 44-9 44-76 44v32c34-2 78-2 108-2 29 0 69 0 109 2v-32c-67 0-78 0-78-44v-101l63-54c76 103 118 159 118 177s-15 22-36 22v32c27-2 88-2 108-2 29 0 56 0 85 2v-32c-36 0-58 0-96-51l-126-177c0-2-4-9-4-11 0-5 69-63 78-72 63-49 106-52 126-52v-31c-29 2-41 2-70 2-36 0-96-2-109-2v31c17 0 29 12 29 25 0 18-16 31-23 38l-139 121v-475l-143 11v32c69 0 76 6 76 53z">
            <text:p/>
          </draw:path>
          <draw:path draw:style-name="gr3" draw:text-style-name="P9" draw:layer="layout" svg:width="0.496cm" svg:height="0.436cm" svg:x="5.991cm" svg:y="10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6.533cm" svg:y="10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675cm" svg:height="0.436cm" svg:x="6.988cm" svg:y="10.39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08cm" svg:height="0.618cm" svg:x="8.027cm" svg:y="10.2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9" draw:layer="layout" svg:width="0.496cm" svg:height="0.685cm" svg:x="8.424cm" svg:y="10.132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9" draw:layer="layout" svg:width="0.445cm" svg:height="0.454cm" svg:x="8.979cm" svg:y="10.37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9" draw:layer="layout" svg:width="0.308cm" svg:height="0.618cm" svg:x="9.45cm" svg:y="10.2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9" draw:layer="layout" svg:width="0.115cm" svg:height="0.295cm" svg:x="9.898cm" svg:y="10.71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9" draw:id="id99">
          <svg:title>TexMaths</svg:title>
          <svg:desc>28§display§\frac{dy}{dx} = \frac{dy/ d\theta}{dx/ d\theta} =§svg§600§FALSE§</svg:desc>
          <draw:polygon draw:style-name="gr2" draw:text-style-name="P8" draw:layer="layout" svg:width="6.194cm" svg:height="2.227cm" svg:x="3.862cm" svg:y="11.864cm" svg:viewBox="0 0 6195 2228" draw:points="3098,2228 0,2228 0,0 6195,0 6195,2228">
            <text:p/>
          </draw:polygon>
          <draw:path draw:style-name="gr3" draw:text-style-name="P9" draw:layer="layout" svg:width="0.469cm" svg:height="0.696cm" svg:x="3.876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4.375cm" svg:y="12.11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3.813cm" svg:y="12.953cm" svg:viewBox="0 0 1077 43" draw:points="538,43 0,43 0,0 1077,0 1077,43">
            <text:p/>
          </draw:polygon>
          <draw:path draw:style-name="gr3" draw:text-style-name="P9" draw:layer="layout" svg:width="0.469cm" svg:height="0.696cm" svg:x="3.853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4.353cm" svg:y="13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334cm" svg:y="12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69cm" svg:height="0.696cm" svg:x="6.496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6.998cm" svg:y="12.1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9" draw:layer="layout" svg:width="0.384cm" svg:height="0.984cm" svg:x="7.542cm" svg:y="11.815cm" svg:viewBox="0 0 385 985" svg:d="M381 38c4-13 4-18 4-18 0-11-9-20-20-20-7 0-13 2-16 9l-345 941c-4 11-4 15-4 18 0 8 9 17 20 17 14 0 16-6 23-22z">
            <text:p/>
          </draw:path>
          <draw:path draw:style-name="gr3" draw:text-style-name="P9" draw:layer="layout" svg:width="0.469cm" svg:height="0.696cm" svg:x="8.019cm" svg:y="11.87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07cm" svg:height="0.707cm" svg:x="8.535cm" svg:y="11.86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9" draw:layer="layout" svg:width="2.57cm" svg:height="0.042cm" svg:x="6.436cm" svg:y="12.953cm" svg:viewBox="0 0 2571 43" draw:points="1286,43 0,43 0,0 2571,0 2571,43">
            <text:p/>
          </draw:polygon>
          <draw:path draw:style-name="gr3" draw:text-style-name="P9" draw:layer="layout" svg:width="0.469cm" svg:height="0.696cm" svg:x="6.476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6.976cm" svg:y="13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9" draw:layer="layout" svg:width="0.384cm" svg:height="0.984cm" svg:x="7.565cm" svg:y="13.157cm" svg:viewBox="0 0 385 985" svg:d="M381 38c4-13 4-18 4-18 0-11-9-20-20-20-7 0-13 2-16 9l-345 941c-4 11-4 15-4 18 0 8 9 17 20 17 14 0 16-6 23-22z">
            <text:p/>
          </draw:path>
          <draw:path draw:style-name="gr3" draw:text-style-name="P9" draw:layer="layout" svg:width="0.469cm" svg:height="0.696cm" svg:x="8.042cm" svg:y="13.2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9" draw:layer="layout" svg:width="0.407cm" svg:height="0.707cm" svg:x="8.555cm" svg:y="13.19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9" draw:layer="layout" svg:width="0.655cm" svg:height="0.232cm" svg:x="9.451cm" svg:y="12.856cm" svg:viewBox="0 0 656 233" svg:d="M623 40c15 0 33 0 33-20s-18-20-31-20h-591c-16 0-34 0-34 20s18 20 34 20zM625 233c13 0 31 0 31-20s-18-20-33-20h-589c-16 0-34 0-34 20s18 20 34 20z">
            <text:p/>
          </draw:path>
        </draw:g>
        <draw:g xml:id="id100" draw:id="id100">
          <svg:title>TexMaths</svg:title>
          <svg:desc>28§display§- \frac{9 \cos^2 \theta \sin \theta}{6 \sin^2 \theta \cos \theta} =§svg§600§FALSE§</svg:desc>
          <draw:polygon draw:style-name="gr2" draw:text-style-name="P8" draw:layer="layout" svg:width="6.981cm" svg:height="2.154cm" svg:x="10.443cm" svg:y="11.798cm" svg:viewBox="0 0 6982 2155" draw:points="3490,2155 0,2155 0,0 6982,0 6982,2155">
            <text:p/>
          </draw:polygon>
          <draw:path draw:style-name="gr3" draw:text-style-name="P9" draw:layer="layout" svg:width="0.602cm" svg:height="0.042cm" svg:x="10.474cm" svg:y="12.963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19cm" svg:y="11.908cm" svg:viewBox="0 0 410 679" svg:d="M323 343v31c0 233-103 278-162 278-18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9" draw:layer="layout" svg:width="0.375cm" svg:height="0.454cm" svg:x="11.966cm" svg:y="12.123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2.398cm" svg:y="12.1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24cm" svg:height="0.454cm" svg:x="12.896cm" svg:y="12.1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06cm" svg:height="0.458cm" svg:x="13.294cm" svg:y="11.7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3.897cm" svg:y="11.87cm" svg:viewBox="0 0 408 708" svg:d="M408 202c0-65-16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324cm" svg:height="0.454cm" svg:x="14.542cm" svg:y="12.1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4.929cm" svg:y="11.9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5.203cm" svg:y="12.12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07cm" svg:height="0.707cm" svg:x="15.924cm" svg:y="11.87cm" svg:viewBox="0 0 408 708" svg:d="M408 202c0-65-18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olygon draw:style-name="gr3" draw:text-style-name="P9" draw:layer="layout" svg:width="5.095cm" svg:height="0.042cm" svg:x="11.276cm" svg:y="12.963cm" svg:viewBox="0 0 5096 43" draw:points="2549,43 0,43 0,0 5096,0 5096,43">
            <text:p/>
          </draw:polygon>
          <draw:path draw:style-name="gr3" draw:text-style-name="P9" draw:layer="layout" svg:width="0.409cm" svg:height="0.678cm" svg:x="11.319cm" svg:y="13.324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0-96-74-18-47-18-125-18-143 0-77 31-177 121-177 15 0 60 0 92 62 18 36 18 88 18 135s0 96-18 132c-29 61-77 65-99 65z">
            <text:p/>
          </draw:path>
          <draw:path draw:style-name="gr3" draw:text-style-name="P9" draw:layer="layout" svg:width="0.324cm" svg:height="0.454cm" svg:x="11.966cm" svg:y="13.53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12cm" svg:height="0.66cm" svg:x="12.354cm" svg:y="13.3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2.627cm" svg:y="13.54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6cm" svg:height="0.458cm" svg:x="13.185cm" svg:y="13.10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07cm" svg:height="0.707cm" svg:x="13.787cm" svg:y="13.286cm" svg:viewBox="0 0 408 708" svg:d="M408 202c0-65-16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375cm" svg:height="0.454cm" svg:x="14.434cm" svg:y="13.539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38cm" svg:height="0.454cm" svg:x="14.865cm" svg:y="13.5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324cm" svg:height="0.454cm" svg:x="15.362cm" svg:y="13.53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7cm" svg:height="0.707cm" svg:x="15.924cm" svg:y="13.286cm" svg:viewBox="0 0 408 708" svg:d="M408 202c0-65-18-202-119-202-137 0-289 278-289 504 0 94 29 204 119 204 139 0 289-285 289-506zM105 338c16-62 36-143 76-213 27-49 63-103 108-103 49 0 54 63 54 119 0 49-7 99-32 197zM302 370c-11 45-31 130-69 199-34 67-72 117-114 117-34 0-54-30-54-121 0-41 7-99 31-195z">
            <text:p/>
          </draw:path>
          <draw:path draw:style-name="gr3" draw:text-style-name="P9" draw:layer="layout" svg:width="0.655cm" svg:height="0.232cm" svg:x="16.818cm" svg:y="12.869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 - \frac{3}{2} \cot \theta§svg§600§FALSE§</svg:desc>
          <draw:polygon draw:style-name="gr2" draw:text-style-name="P8" draw:layer="layout" svg:width="3.486cm" svg:height="1.897cm" svg:x="17.945cm" svg:y="11.899cm" svg:viewBox="0 0 3487 1898" draw:points="1743,1898 0,1898 0,0 3487,0 3487,1898">
            <text:p/>
          </draw:polygon>
          <draw:path draw:style-name="gr3" draw:text-style-name="P9" draw:layer="layout" svg:width="0.602cm" svg:height="0.042cm" svg:x="17.976cm" svg:y="12.90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8.821cm" svg:y="11.85cm" svg:viewBox="0 0 410 678" svg:d="M247 309c80-25 136-94 136-172 0-81-85-137-181-137-99 0-175 58-175 134 0 32 22 52 49 52 32 0 52-23 52-52 0-49-47-49-61-49 29-47 94-60 130-60 41 0 97 22 97 109 0 14-3 70-30 114-29 47-62 50-87 52-7 0-31 2-38 2-9 0-16 2-16 11 0 12 7 12 25 12h42c81 0 119 67 119 163 0 134-69 163-112 163-42 0-116-17-152-76 36 7 65-15 65-53 0-36-25-56-54-56-25 0-56 15-56 58 0 89 92 154 199 154 121 0 211-89 211-190 0-81-63-157-163-179z">
            <text:p/>
          </draw:path>
          <draw:polygon draw:style-name="gr3" draw:text-style-name="P9" draw:layer="layout" svg:width="0.494cm" svg:height="0.042cm" svg:x="18.779cm" svg:y="12.904cm" svg:viewBox="0 0 495 43" draw:points="247,43 0,43 0,0 495,0 495,43">
            <text:p/>
          </draw:polygon>
          <draw:path draw:style-name="gr3" draw:text-style-name="P9" draw:layer="layout" svg:width="0.393cm" svg:height="0.657cm" svg:x="18.828cm" svg:y="13.191cm" svg:viewBox="0 0 394 658" svg:d="M76 582l106-103c154-137 212-188 212-286 0-115-87-193-208-193-112 0-186 92-186 179 0 54 49 54 52 54 17 0 51-11 51-52 0-24-18-51-51-51-9 0-9 0-14 2 23-65 76-101 135-101 89 0 132 79 132 162 0 78-50 156-103 217l-191 210c-11 11-11 14-11 38h368l26-172h-24c-5 29-11 74-20 87-9 9-74 9-95 9z">
            <text:p/>
          </draw:path>
          <draw:path draw:style-name="gr3" draw:text-style-name="P9" draw:layer="layout" svg:width="0.375cm" svg:height="0.453cm" svg:x="19.588cm" svg:y="12.73cm" svg:viewBox="0 0 376 454" svg:d="M83 228c0-161 81-203 132-203 9 0 72 0 108 35-41 5-47 34-47 47 0 25 18 45 44 45 27 0 48-18 48-47 0-67-77-105-153-105-123 0-215 107-215 228 0 128 99 226 213 226 132 0 163-118 163-129 0-9-8-9-11-9-9 0-11 4-13 9-29 91-94 105-130 105-52 0-139-43-139-202z">
            <text:p/>
          </draw:path>
          <draw:path draw:style-name="gr3" draw:text-style-name="P9" draw:layer="layout" svg:width="0.438cm" svg:height="0.453cm" svg:x="20.02cm" svg:y="12.7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9" draw:layer="layout" svg:width="0.31cm" svg:height="0.617cm" svg:x="20.502cm" svg:y="12.566cm" svg:viewBox="0 0 311 618" svg:d="M152 213h142v-32h-142v-181h-24c0 81-32 186-128 190v23h85v271c0 123 92 134 128 134 69 0 98-70 98-134v-56h-26v56c0 71-30 109-65 109-68 0-68-89-68-107z">
            <text:p/>
          </draw:path>
          <draw:path draw:style-name="gr3" draw:text-style-name="P9" draw:layer="layout" svg:width="0.407cm" svg:height="0.706cm" svg:x="21.071cm" svg:y="12.477cm" svg:viewBox="0 0 408 707" svg:d="M408 201c0-64-18-201-119-201-137 0-289 278-289 504 0 94 29 203 119 203 139 0 289-284 289-506zM105 338c16-63 36-143 77-213 26-49 62-103 107-103 49 0 54 63 54 119 0 49-7 99-32 197zM303 369c-12 45-32 130-70 200-34 67-72 116-114 116-34 0-54-29-54-121 0-40 7-98 31-19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width" smil:values="width*0.05;width" smil:keyTimes="0;1"/>
                  <anim:animate smil:dur="0.5s" smil:fill="hold" smil:targetElement="id92" anim:sub-item="text" smil:attributeName="height" smil:values="height;height" smil:keyTimes="0;1"/>
                  <anim:animate smil:dur="0.5s" smil:fill="hold" smil:targetElement="id92" anim:sub-item="text" smil:attributeName="x" smil:values="x-.2;x" smil:keyTimes="0;1"/>
                  <anim:animate smil:dur="0.5s" smil:fill="hold" smil:targetElement="id92" anim:sub-item="text" smil:attributeName="y" smil:values="y;y" smil:keyTimes="0;1"/>
                  <anim:transitionFilter smil:dur="0.5s" smil:targetElement="id9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8" smil:attributeName="visibility" smil:to="visible"/>
                  <anim:animate smil:dur="0.25s" smil:fill="hold" smil:targetElement="id98" smil:attributeName="width" smil:values="width*0.05;width" smil:keyTimes="0;1"/>
                  <anim:animate smil:dur="0.25s" smil:fill="hold" smil:targetElement="id98" smil:attributeName="height" smil:values="height;height" smil:keyTimes="0;1"/>
                  <anim:animate smil:dur="0.25s" smil:fill="hold" smil:targetElement="id98" smil:attributeName="x" smil:values="x-.2;x" smil:keyTimes="0;1"/>
                  <anim:animate smil:dur="0.25s" smil:fill="hold" smil:targetElement="id98" smil:attributeName="y" smil:values="y;y" smil:keyTimes="0;1"/>
                  <anim:transitionFilter smil:dur="0.2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6cm" svg:height="14.372cm" svg:x="0.6cm" svg:y="0.628cm" presentation:class="title" presentation:user-transformed="true">
          <draw:text-box>
            <text:p text:style-name="P6"><text:span text:style-name="T26"><text:tab/></text:span><text:span text:style-name="T26"><text:tab/></text:span><text:span text:style-name="T25"><text:line-break/></text:span><text:span text:style-name="T4"> </text:span><text:span text:style-name="T4"><text:tab/></text:span><text:span text:style-name="T21"><text:line-break/></text:span><text:span text:style-name="T27"> <text:s text:c="27"/></text:span><text:span text:style-name="T21"><text:line-break/></text:span><text:span text:style-name="T4"><text:tab/></text:span></text:p>
          </draw:text-box>
        </draw:frame>
        <draw:g xml:id="id108" draw:id="id108">
          <svg:title>TexMaths</svg:title>
          <svg:desc>24§display§\theta = \frac{ \pi }{4}§svg§600§FALSE§</svg:desc>
          <draw:polygon draw:style-name="gr2" draw:text-style-name="P8" draw:layer="layout" svg:width="2.073cm" svg:height="1.428cm" svg:x="4.694cm" svg:y="5.958cm" svg:viewBox="0 0 2074 1429" draw:points="1037,1429 0,1429 0,0 2074,0 2074,1429">
            <text:p/>
          </draw:polygon>
          <draw:path draw:style-name="gr3" draw:text-style-name="P9" draw:layer="layout" svg:width="0.349cm" svg:height="0.605cm" svg:x="4.686cm" svg:y="6.256cm" svg:viewBox="0 0 350 606" svg:d="M350 173c0-56-16-173-102-173-117 0-248 238-248 432 0 80 25 174 102 174 119 0 248-243 248-433zM90 290c14-54 31-123 66-183 23-42 53-88 92-88 42 0 46 54 46 102 0 42-6 84-27 169zM259 317c-9 38-27 111-59 170-29 58-62 100-98 100-29 0-46-25-46-103 0-35 5-85 27-167z">
            <text:p/>
          </draw:path>
          <draw:path draw:style-name="gr3" draw:text-style-name="P9" draw:layer="layout" svg:width="0.562cm" svg:height="0.199cm" svg:x="5.352cm" svg:y="6.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56cm" svg:height="0.373cm" svg:x="6.32cm" svg:y="5.916cm" svg:viewBox="0 0 457 374" svg:d="M202 50h96c-29 125-37 161-37 219 0 11 0 34 8 63 8 38 17 42 31 42 17 0 34-15 34-32 0-4 0-6-6-18-25-61-25-117-25-140 0-46 6-90 16-134h98c9 0 40 0 40-29 0-21-17-21-33-21h-284c-19 0-52 0-88 40-31 33-52 71-52 75 0 2 0 10 10 10 7 0 9-4 13-10 42-65 92-65 108-65h50c-29 102-73 203-110 282-6 11-6 13-6 19 0 17 14 23 23 23 27 0 33-23 43-55 13-39 13-41 23-83z">
            <text:p/>
          </draw:path>
          <draw:polygon draw:style-name="gr3" draw:text-style-name="P9" draw:layer="layout" svg:width="0.512cm" svg:height="0.035cm" svg:x="6.297cm" svg:y="6.622cm" svg:viewBox="0 0 513 36" draw:points="257,36 0,36 0,0 513,0 513,36">
            <text:p/>
          </draw:polygon>
          <draw:path draw:style-name="gr3" draw:text-style-name="P9" draw:layer="layout" svg:width="0.375cm" svg:height="0.571cm" svg:x="6.364cm" svg:y="6.856cm" svg:viewBox="0 0 376 572" svg:d="M225 434v73c0 30 0 40-64 40h-17v25c35-2 79-2 113-2 37 0 81 0 116 2v-25h-18c-63 0-65-10-65-40v-73h86v-27h-86v-386c0-15 0-21-13-21-8 0-10 0-16 10l-261 397v27zM230 407h-207l207-315z">
            <text:p/>
          </draw:path>
        </draw:g>
        <draw:g xml:id="id105" draw:id="id105">
          <svg:title>TexMaths</svg:title>
          <svg:desc>24§display§- \frac{3}{2} \cot \left( \frac{\pi}{4} \right) = - \frac{3}{2}§svg§600§FALSE§</svg:desc>
          <draw:polygon draw:style-name="gr2" draw:text-style-name="P8" draw:layer="layout" svg:width="6.627cm" svg:height="1.627cm" svg:x="10.545cm" svg:y="2.295cm" svg:viewBox="0 0 6628 1628" draw:points="3314,1628 0,1628 0,0 6628,0 6628,1628">
            <text:p/>
          </draw:polygon>
          <draw:path draw:style-name="gr3" draw:text-style-name="P9" draw:layer="layout" svg:width="0.515cm" svg:height="0.035cm" svg:x="10.572cm" svg:y="3.157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1.296cm" svg:y="2.25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9" draw:layer="layout" svg:width="0.423cm" svg:height="0.035cm" svg:x="11.259cm" svg:y="3.157cm" svg:viewBox="0 0 424 36" draw:points="211,36 0,36 0,0 424,0 424,36">
            <text:p/>
          </draw:polygon>
          <draw:path draw:style-name="gr3" draw:text-style-name="P9" draw:layer="layout" svg:width="0.337cm" svg:height="0.563cm" svg:x="11.301cm" svg:y="3.40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322cm" svg:height="0.389cm" svg:x="11.952cm" svg:y="3.00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2.323cm" svg:y="3.00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2.736cm" svg:y="2.8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322cm" svg:height="1.517cm" svg:x="13.341cm" svg:y="2.416cm" svg:viewBox="0 0 323 1518" svg:d="M284 1511c2 0 10 7 10 7h19c2 0 10 0 10-7 0-4-2-6-4-8-31-31-77-77-129-169-92-163-125-372-125-574 0-374 106-595 256-745 2-2 2-5 2-7 0-8-6-8-16-8-11 0-13 0-21 8-81 69-171 186-230 364-37 112-56 246-56 386 0 202 36 428 169 624 23 33 56 67 56 67 7 12 19 25 27 31z">
            <text:p/>
          </draw:path>
          <draw:path draw:style-name="gr3" draw:text-style-name="P9" draw:layer="layout" svg:width="0.456cm" svg:height="0.373cm" svg:x="13.817cm" svg:y="2.451cm" svg:viewBox="0 0 457 374" svg:d="M202 50h96c-29 125-37 161-37 219 0 11 0 34 8 63 7 38 17 42 31 42 17 0 34-15 34-32 0-4 0-6-6-18-25-61-25-117-25-140 0-46 8-90 16-134h98c9 0 40 0 40-29 0-21-17-21-33-21h-284c-19 0-52 0-88 40-31 33-52 71-52 75 0 2 0 10 10 10 7 0 9-4 13-10 42-65 92-65 108-65h49c-28 102-72 203-109 282-6 12-6 13-6 19 0 18 14 23 23 23 27 0 33-23 43-55 13-39 13-41 23-83z">
            <text:p/>
          </draw:path>
          <draw:polygon draw:style-name="gr3" draw:text-style-name="P9" draw:layer="layout" svg:width="0.512cm" svg:height="0.035cm" svg:x="13.794cm" svg:y="3.157cm" svg:viewBox="0 0 513 36" draw:points="257,36 0,36 0,0 513,0 513,36">
            <text:p/>
          </draw:polygon>
          <draw:path draw:style-name="gr3" draw:text-style-name="P9" draw:layer="layout" svg:width="0.375cm" svg:height="0.571cm" svg:x="13.863cm" svg:y="3.393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9" draw:layer="layout" svg:width="0.322cm" svg:height="1.517cm" svg:x="14.437cm" svg:y="2.416cm" svg:viewBox="0 0 323 1518" svg:d="M323 758c0-242-58-499-225-689-12-13-42-46-63-63-6-6-8-6-20-6-7 0-15 0-15 8 0 4 4 7 6 9 29 29 75 75 126 169 93 161 125 371 125 572 0 367-101 591-253 745-2 2-4 6-4 8 0 7 8 7 15 7 12 0 14 0 21-6 81-69 171-186 231-364 36-115 56-254 56-390z">
            <text:p/>
          </draw:path>
          <draw:path draw:style-name="gr3" draw:text-style-name="P9" draw:layer="layout" svg:width="0.562cm" svg:height="0.199cm" svg:x="15.191cm" svg:y="3.0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15cm" svg:height="0.035cm" svg:x="16.105cm" svg:y="3.157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6.827cm" svg:y="2.2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9" draw:layer="layout" svg:width="0.423cm" svg:height="0.035cm" svg:x="16.793cm" svg:y="3.157cm" svg:viewBox="0 0 424 36" draw:points="211,36 0,36 0,0 424,0 424,36">
            <text:p/>
          </draw:polygon>
          <draw:path draw:style-name="gr3" draw:text-style-name="P9" draw:layer="layout" svg:width="0.337cm" svg:height="0.563cm" svg:x="16.835cm" svg:y="3.40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</draw:g>
        <draw:g xml:id="id110" draw:id="id110">
          <svg:title>TexMaths</svg:title>
          <svg:desc>26§display§y = 3\cos^3 \left( \frac{\pi}{4} \right) = 3 \left( \frac{1}{\sqrt{2}} \right)^3 = \frac{3}{2\sqrt{2}}§svg§600§FALSE§</svg:desc>
          <draw:polygon draw:style-name="gr2" draw:text-style-name="P8" draw:layer="layout" svg:width="13.891cm" svg:height="2.3cm" svg:x="1.986cm" svg:y="10.168cm" svg:viewBox="0 0 13892 2301" draw:points="6947,2301 0,2301 0,0 13892,0 13892,2301">
            <text:p/>
          </draw:polygon>
          <draw:path draw:style-name="gr3" draw:text-style-name="P9" draw:layer="layout" svg:width="0.423cm" svg:height="0.592cm" svg:x="1.967cm" svg:y="11.24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215cm" svg:x="2.726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3.677cm" svg:y="11.03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9" draw:layer="layout" svg:width="0.348cm" svg:height="0.421cm" svg:x="4.28cm" svg:y="11.23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07cm" svg:height="0.421cm" svg:x="4.679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1cm" svg:height="0.421cm" svg:x="5.141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294cm" svg:height="0.438cm" svg:x="5.507cm" svg:y="10.84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348cm" svg:height="1.645cm" svg:x="6.198cm" svg:y="10.594cm" svg:viewBox="0 0 349 1646" svg:d="M308 1638c2 0 10 8 10 8h21c2 0 10 0 10-8 0-5-2-7-4-9-33-33-83-83-139-183-100-177-135-404-135-622 0-406 114-645 276-807 2-2 2-7 2-9 0-8-6-8-16-8-13 0-15 0-23 8-87 75-185 202-250 396-39 120-60 266-60 418 0 218 40 464 183 676 25 36 60 73 60 73 9 12 21 27 29 33z">
            <text:p/>
          </draw:path>
          <draw:path draw:style-name="gr3" draw:text-style-name="P9" draw:layer="layout" svg:width="0.494cm" svg:height="0.405cm" svg:x="6.714cm" svg:y="10.634cm" svg:viewBox="0 0 495 406" svg:d="M218 54h104c-31 135-39 175-39 237 0 13 0 38 8 69 9 42 19 46 33 46 19 0 38-17 38-36 0-4 0-6-6-18-27-67-27-127-27-152 0-50 8-98 16-146h106c11 0 44 0 44-31 0-23-19-23-35-23h-308c-21 0-56 0-96 44-31 35-56 77-56 81 0 2 0 10 10 10 9 0 11-4 15-10 46-71 100-71 116-71h55c-32 110-80 221-119 306-6 12-6 15-6 21 0 19 14 25 25 25 29 0 35-25 45-61 15-41 15-43 25-89z">
            <text:p/>
          </draw:path>
          <draw:polygon draw:style-name="gr3" draw:text-style-name="P9" draw:layer="layout" svg:width="0.554cm" svg:height="0.039cm" svg:x="6.689cm" svg:y="11.4cm" svg:viewBox="0 0 555 40" draw:points="279,40 0,40 0,0 555,0 555,40">
            <text:p/>
          </draw:polygon>
          <draw:path draw:style-name="gr3" draw:text-style-name="P9" draw:layer="layout" svg:width="0.407cm" svg:height="0.619cm" svg:x="6.764cm" svg:y="11.656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48cm" svg:height="1.645cm" svg:x="7.385cm" svg:y="10.594cm" svg:viewBox="0 0 349 1646" svg:d="M349 822c0-262-62-541-243-747-12-15-46-50-69-69-6-6-8-6-20-6-9 0-17 0-17 8 0 4 4 9 6 11 31 31 81 81 138 183 99 175 135 401 135 620 0 397-111 641-275 807-2 2-4 7-4 9 0 8 8 8 17 8 12 0 14 0 23-6 87-75 185-202 249-396 40-125 60-274 60-422z">
            <text:p/>
          </draw:path>
          <draw:path draw:style-name="gr3" draw:text-style-name="P9" draw:layer="layout" svg:width="0.608cm" svg:height="0.215cm" svg:x="8.203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9.156cm" svg:y="11.03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9" draw:layer="layout" svg:width="0.45cm" svg:height="2.194cm" svg:x="9.917cm" svg:y="10.32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0.971cm" svg:y="10.4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0.508cm" svg:y="11.4cm" svg:viewBox="0 0 1221 40" draw:points="609,40 0,40 0,0 1221,0 1221,40">
            <text:p/>
          </draw:polygon>
          <draw:path draw:style-name="gr3" draw:text-style-name="P9" draw:layer="layout" svg:width="0.715cm" svg:height="0.915cm" svg:x="10.576cm" svg:y="11.583cm" svg:viewBox="0 0 716 916" svg:d="M289 820l-160-356c-6-15-13-15-15-15 0 0-6 0-14 7l-88 66c-12 9-12 13-12 15 0 4 2 10 8 10 7 0 23-12 32-21 6-4 20-14 29-20l181 395c6 15 12 15 20 15 13 0 15-5 23-17l416-862c7-14 7-16 7-18 0-11-9-19-19-19-9 0-15 4-21 19z">
            <text:p/>
          </draw:path>
          <draw:polygon draw:style-name="gr3" draw:text-style-name="P9" draw:layer="layout" svg:width="0.459cm" svg:height="0.039cm" svg:x="11.271cm" svg:y="11.583cm" svg:viewBox="0 0 460 40" draw:points="229,40 0,40 0,0 460,0 460,40">
            <text:p/>
          </draw:polygon>
          <draw:path draw:style-name="gr3" draw:text-style-name="P9" draw:layer="layout" svg:width="0.365cm" svg:height="0.611cm" svg:x="11.317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cm" svg:height="2.194cm" svg:x="11.868cm" svg:y="10.322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9" draw:layer="layout" svg:width="0.294cm" svg:height="0.438cm" svg:x="12.544cm" svg:y="10.12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608cm" svg:height="0.215cm" svg:x="13.224cm" svg:y="11.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cm" svg:height="0.629cm" svg:x="14.894cm" svg:y="10.4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9" draw:layer="layout" svg:width="1.675cm" svg:height="0.039cm" svg:x="14.247cm" svg:y="11.4cm" svg:viewBox="0 0 1676 40" draw:points="838,40 0,40 0,0 1676,0 1676,40">
            <text:p/>
          </draw:polygon>
          <draw:path draw:style-name="gr3" draw:text-style-name="P9" draw:layer="layout" svg:width="0.365cm" svg:height="0.611cm" svg:x="14.293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715cm" svg:height="0.915cm" svg:x="14.772cm" svg:y="11.583cm" svg:viewBox="0 0 716 916" svg:d="M289 820l-160-356c-6-15-13-15-15-15 0 0-6 0-14 7l-88 66c-12 9-12 13-12 15 0 4 2 10 8 10 7 0 23-12 32-21 6-4 20-14 29-20l181 395c6 15 12 15 20 15 13 0 15-5 23-17l416-862c7-14 7-16 7-18 0-11-9-19-19-19-9 0-15 4-21 19z">
            <text:p/>
          </draw:path>
          <draw:polygon draw:style-name="gr3" draw:text-style-name="P9" draw:layer="layout" svg:width="0.459cm" svg:height="0.039cm" svg:x="15.466cm" svg:y="11.583cm" svg:viewBox="0 0 460 40" draw:points="229,40 0,40 0,0 460,0 460,40">
            <text:p/>
          </draw:polygon>
          <draw:path draw:style-name="gr3" draw:text-style-name="P9" draw:layer="layout" svg:width="0.365cm" svg:height="0.611cm" svg:x="15.512cm" svg:y="11.766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</draw:g>
        <draw:g xml:id="id102" draw:id="id102">
          <svg:title>TexMaths</svg:title>
          <svg:desc>28§display§\text{when}§svg§600§FALSE§</svg:desc>
          <draw:polygon draw:style-name="gr2" draw:text-style-name="P8" draw:layer="layout" svg:width="2.124cm" svg:height="0.597cm" svg:x="1.997cm" svg:y="1.07cm" svg:viewBox="0 0 2125 598" draw:points="1062,598 0,598 0,0 2125,0 2125,598">
            <text:p/>
          </draw:polygon>
          <draw:path draw:style-name="gr3" draw:text-style-name="P9" draw:layer="layout" svg:width="0.675cm" svg:height="0.436cm" svg:x="1.966cm" svg:y="1.281cm" svg:viewBox="0 0 676 437" svg:d="M593 94c18-49 50-63 83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2.689cm" svg:y="1.021cm" svg:viewBox="0 0 497 686" svg:d="M76 610c0 44-9 44-76 44v32c34-2 85-2 112-2 25 0 76 0 110 2v-32c-65 0-76 0-76-44v-182c0-103 69-157 132-157 62 0 74 54 74 110v229c0 44-12 44-77 44v32c34-2 86-2 112-2 25 0 77 0 110 2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3.234cm" svg:y="1.2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3.675cm" svg:y="1.27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</draw:g>
        <draw:g xml:id="id104" draw:id="id104">
          <svg:title>TexMaths</svg:title>
          <svg:desc>28§display§\text{Slope of tangent} =§svg§600§FALSE§</svg:desc>
          <draw:polygon draw:style-name="gr2" draw:text-style-name="P8" draw:layer="layout" svg:width="7.91cm" svg:height="0.8cm" svg:x="1.966cm" svg:y="2.769cm" svg:viewBox="0 0 7911 801" draw:points="3955,801 0,801 0,0 7911,0 7911,801">
            <text:p/>
          </draw:polygon>
          <draw:path draw:style-name="gr3" draw:text-style-name="P9" draw:layer="layout" svg:width="0.438cm" svg:height="0.717cm" svg:x="1.973cm" svg:y="2.72cm" svg:viewBox="0 0 439 718" svg:d="M289 314l-125-31c-63-16-101-68-101-126 0-69 53-130 132-130 163 0 186 164 192 206 0 7 0 14 12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9" draw:layer="layout" svg:width="0.221cm" svg:height="0.686cm" svg:x="2.497cm" svg:y="2.731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2.763cm" svg:y="2.974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9" draw:layer="layout" svg:width="0.487cm" svg:height="0.627cm" svg:x="3.256cm" svg:y="2.9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9" draw:layer="layout" svg:width="0.382cm" svg:height="0.454cm" svg:x="3.829cm" svg:y="2.9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38cm" svg:height="0.454cm" svg:x="4.595cm" svg:y="2.974cm" svg:viewBox="0 0 439 455" svg:d="M439 231c0-126-101-231-220-231-123 0-219 108-219 231 0 128 103 224 219 224 119 0 220-98 220-224zM219 431c-42 0-85-23-111-68-25-42-25-103-25-139 0-38 0-92 22-136 27-45 74-66 114-66 43 0 86 21 112 63 25 43 25 101 25 139 0 36 0 90-22 133-20 45-65 74-115 74z">
            <text:p/>
          </draw:path>
          <draw:path draw:style-name="gr3" draw:text-style-name="P9" draw:layer="layout" svg:width="0.319cm" svg:height="0.697cm" svg:x="5.093cm" svg:y="2.72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9" draw:layer="layout" svg:width="0.308cm" svg:height="0.618cm" svg:x="5.706cm" svg:y="2.81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9" draw:layer="layout" svg:width="0.445cm" svg:height="0.454cm" svg:x="6.112cm" svg:y="2.974cm" svg:viewBox="0 0 446 455" svg:d="M287 368c4 40 31 81 78 81 20 0 81-14 81-94v-54h-25v54c0 58-25 65-36 65-31 0-36-45-36-50v-199c0-41 0-79-35-117-39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6.596cm" svg:y="2.98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7.138cm" svg:y="2.9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9" draw:layer="layout" svg:width="0.382cm" svg:height="0.454cm" svg:x="7.63cm" svg:y="2.9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8.072cm" svg:y="2.98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8.578cm" svg:y="2.81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9" draw:layer="layout" svg:width="0.655cm" svg:height="0.232cm" svg:x="9.27cm" svg:y="3.052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6§display§\text{Slope of normal} =  \frac{2}{3}§svg§600§FALSE§</svg:desc>
          <draw:polygon draw:style-name="gr2" draw:text-style-name="P8" draw:layer="layout" svg:width="7.992cm" svg:height="1.784cm" svg:x="1.969cm" svg:y="4.069cm" svg:viewBox="0 0 7993 1785" draw:points="3996,1785 0,1785 0,0 7993,0 7993,1785">
            <text:p/>
          </draw:polygon>
          <draw:path draw:style-name="gr3" draw:text-style-name="P9" draw:layer="layout" svg:width="0.407cm" svg:height="0.665cm" svg:x="1.975cm" svg:y="4.606cm" svg:viewBox="0 0 408 666" svg:d="M268 291l-116-29c-58-14-94-62-94-116 0-65 50-121 123-121 152 0 173 152 179 191 0 7 0 13 10 13 13 0 13-4 13-23v-183c0-17 0-23-11-23-6 0-8 0-14 12l-31 53c-27-28-67-65-148-65-102 0-179 81-179 177 0 77 48 143 121 168 10 5 56 15 120 32 25 6 52 12 79 45 19 25 27 55 27 86 0 64-45 131-122 131-27 0-96-4-146-50-52-50-56-108-56-142 0-8-8-8-11-8-12 0-12 6-12 23v183c0 15 0 21 10 21 7 0 7 0 13-11 0-2 4-4 33-52 29 32 88 63 171 63 106 0 181-90 181-189 0-92-63-167-140-186z">
            <text:p/>
          </draw:path>
          <draw:path draw:style-name="gr3" draw:text-style-name="P9" draw:layer="layout" svg:width="0.205cm" svg:height="0.636cm" svg:x="2.462cm" svg:y="4.616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2.709cm" svg:y="4.841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52cm" svg:height="0.582cm" svg:x="3.167cm" svg:y="4.847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9" draw:layer="layout" svg:width="0.355cm" svg:height="0.421cm" svg:x="3.7cm" svg:y="4.84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07cm" svg:height="0.421cm" svg:x="4.411cm" svg:y="4.84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4.873cm" svg:y="4.606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9" draw:layer="layout" svg:width="0.461cm" svg:height="0.405cm" svg:x="5.455cm" svg:y="4.84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5.958cm" svg:y="4.84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9cm" svg:height="0.405cm" svg:x="6.416cm" svg:y="4.84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6.778cm" svg:y="4.847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7.547cm" svg:y="4.841cm" svg:viewBox="0 0 414 422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205cm" svg:height="0.636cm" svg:x="7.997cm" svg:y="4.616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608cm" svg:height="0.215cm" svg:x="8.525cm" svg:y="4.9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9.594cm" svg:y="4.02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9" draw:layer="layout" svg:width="0.459cm" svg:height="0.039cm" svg:x="9.548cm" svg:y="5.003cm" svg:viewBox="0 0 460 40" draw:points="229,40 0,40 0,0 460,0 460,40">
            <text:p/>
          </draw:polygon>
          <draw:path draw:style-name="gr3" draw:text-style-name="P9" draw:layer="layout" svg:width="0.38cm" svg:height="0.63cm" svg:x="9.588cm" svg:y="5.269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07" draw:id="id107">
          <svg:title>TexMaths</svg:title>
          <svg:desc>28§display§\text{when}§svg§600§FALSE§</svg:desc>
          <draw:polygon draw:style-name="gr2" draw:text-style-name="P8" draw:layer="layout" svg:width="2.124cm" svg:height="0.597cm" svg:x="1.997cm" svg:y="6.171cm" svg:viewBox="0 0 2125 598" draw:points="1062,598 0,598 0,0 2125,0 2125,598">
            <text:p/>
          </draw:polygon>
          <draw:path draw:style-name="gr3" draw:text-style-name="P9" draw:layer="layout" svg:width="0.675cm" svg:height="0.436cm" svg:x="1.966cm" svg:y="6.382cm" svg:viewBox="0 0 676 437" svg:d="M593 94c18-49 50-63 83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2.689cm" svg:y="6.122cm" svg:viewBox="0 0 497 686" svg:d="M76 610c0 44-9 44-76 44v32c34-2 85-2 112-2 25 0 76 0 110 2v-32c-65 0-76 0-76-44v-182c0-103 69-157 132-157 62 0 74 54 74 110v229c0 44-12 44-77 44v32c34-2 86-2 112-2 25 0 77 0 110 2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3.234cm" svg:y="6.3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3.675cm" svg:y="6.371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</draw:g>
        <draw:g xml:id="id109" draw:id="id109">
          <svg:title>TexMaths</svg:title>
          <svg:desc>26§display§x = 2\sin^3 \left( \frac{\pi}{4} \right) = 2 \left( \frac{1}{\sqrt{2}} \right)^3 = \frac{1}{\sqrt{2}}§svg§600§FALSE§</svg:desc>
          <draw:polygon draw:style-name="gr2" draw:text-style-name="P8" draw:layer="layout" svg:width="13.377cm" svg:height="2.3cm" svg:x="2.139cm" svg:y="7.587cm" svg:viewBox="0 0 13378 2301" draw:points="6688,2301 0,2301 0,0 13378,0 13378,2301">
            <text:p/>
          </draw:polygon>
          <draw:path draw:style-name="gr3" draw:text-style-name="P9" draw:layer="layout" svg:width="0.457cm" svg:height="0.415cm" svg:x="2.12cm" svg:y="8.6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9" draw:layer="layout" svg:width="0.608cm" svg:height="0.215cm" svg:x="2.921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3.88cm" svg:y="8.45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301cm" svg:height="0.421cm" svg:x="4.473cm" svg:y="8.656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197cm" svg:height="0.613cm" svg:x="4.835cm" svg:y="8.454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5.086cm" svg:y="8.6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94cm" svg:height="0.438cm" svg:x="5.6cm" svg:y="8.257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348cm" svg:height="1.645cm" svg:x="6.291cm" svg:y="8.013cm" svg:viewBox="0 0 349 1646" svg:d="M308 1638c2 0 10 8 10 8h21c2 0 10 0 10-8 0-5-2-7-4-9-33-33-83-83-139-183-100-177-135-404-135-622 0-406 114-645 276-807 2-2 2-7 2-9 0-8-6-8-16-8-13 0-15 0-23 8-87 75-185 202-250 396-39 120-60 266-60 418 0 218 40 464 183 676 25 36 60 73 60 73 9 12 21 27 30 33z">
            <text:p/>
          </draw:path>
          <draw:path draw:style-name="gr3" draw:text-style-name="P9" draw:layer="layout" svg:width="0.494cm" svg:height="0.405cm" svg:x="6.807cm" svg:y="8.053cm" svg:viewBox="0 0 495 406" svg:d="M218 54h104c-31 135-39 175-39 237 0 13 0 38 8 69 9 42 19 46 34 46 18 0 37-17 37-36 0-4 0-6-6-18-27-67-27-127-27-152 0-50 6-98 16-146h106c11 0 44 0 44-31 0-23-19-23-35-23h-308c-21 0-56 0-96 44-33 35-56 77-56 81 0 2 0 10 10 10 9 0 11-4 15-10 46-71 100-71 116-71h55c-32 110-80 221-119 306-6 12-6 15-6 21 0 19 14 25 25 25 29 0 35-25 45-61 15-41 15-43 25-89z">
            <text:p/>
          </draw:path>
          <draw:polygon draw:style-name="gr3" draw:text-style-name="P9" draw:layer="layout" svg:width="0.554cm" svg:height="0.039cm" svg:x="6.784cm" svg:y="8.819cm" svg:viewBox="0 0 555 40" draw:points="279,40 0,40 0,0 555,0 555,40">
            <text:p/>
          </draw:polygon>
          <draw:path draw:style-name="gr3" draw:text-style-name="P9" draw:layer="layout" svg:width="0.407cm" svg:height="0.619cm" svg:x="6.857cm" svg:y="9.07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48cm" svg:height="1.645cm" svg:x="7.478cm" svg:y="8.013cm" svg:viewBox="0 0 349 1646" svg:d="M349 822c0-262-62-541-243-747-12-15-46-50-69-69-6-6-8-6-20-6-9 0-17 0-17 8 0 4 4 9 6 11 31 31 81 81 138 183 99 175 135 401 135 620 0 397-111 641-275 807-2 2-4 7-4 9 0 8 8 8 17 8 12 0 14 0 23-6 87-75 185-202 249-396 40-125 60-274 60-422z">
            <text:p/>
          </draw:path>
          <draw:path draw:style-name="gr3" draw:text-style-name="P9" draw:layer="layout" svg:width="0.608cm" svg:height="0.215cm" svg:x="8.296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9.257cm" svg:y="8.45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5cm" svg:height="2.194cm" svg:x="10.01cm" svg:y="7.741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9" draw:layer="layout" svg:width="0.303cm" svg:height="0.611cm" svg:x="11.065cm" svg:y="7.83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0.603cm" svg:y="8.819cm" svg:viewBox="0 0 1221 40" draw:points="609,40 0,40 0,0 1221,0 1221,40">
            <text:p/>
          </draw:polygon>
          <draw:path draw:style-name="gr3" draw:text-style-name="P9" draw:layer="layout" svg:width="0.715cm" svg:height="0.915cm" svg:x="10.669cm" svg:y="9.002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9" draw:layer="layout" svg:width="0.459cm" svg:height="0.039cm" svg:x="11.364cm" svg:y="9.002cm" svg:viewBox="0 0 460 40" draw:points="229,40 0,40 0,0 460,0 460,40">
            <text:p/>
          </draw:polygon>
          <draw:path draw:style-name="gr3" draw:text-style-name="P9" draw:layer="layout" svg:width="0.365cm" svg:height="0.611cm" svg:x="11.41cm" svg:y="9.1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5cm" svg:height="2.194cm" svg:x="11.961cm" svg:y="7.741cm" svg:viewBox="0 0 451 2195" svg:d="M451 1099c0-360-83-722-316-997-16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9" draw:layer="layout" svg:width="0.294cm" svg:height="0.438cm" svg:x="12.637cm" svg:y="7.541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8 57-27 75-21 25-37 27-71 30-16 0-16 0-20 2 0 0-7 0-7 8s7 8 17 8z">
            <text:p/>
          </draw:path>
          <draw:path draw:style-name="gr3" draw:text-style-name="P9" draw:layer="layout" svg:width="0.608cm" svg:height="0.215cm" svg:x="13.318cm" svg:y="8.7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14.803cm" svg:y="7.83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1.22cm" svg:height="0.039cm" svg:x="14.341cm" svg:y="8.819cm" svg:viewBox="0 0 1221 40" draw:points="609,40 0,40 0,0 1221,0 1221,40">
            <text:p/>
          </draw:polygon>
          <draw:path draw:style-name="gr3" draw:text-style-name="P9" draw:layer="layout" svg:width="0.715cm" svg:height="0.915cm" svg:x="14.408cm" svg:y="9.002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9" draw:layer="layout" svg:width="0.459cm" svg:height="0.039cm" svg:x="15.102cm" svg:y="9.002cm" svg:viewBox="0 0 460 40" draw:points="229,40 0,40 0,0 460,0 460,40">
            <text:p/>
          </draw:polygon>
          <draw:path draw:style-name="gr3" draw:text-style-name="P9" draw:layer="layout" svg:width="0.365cm" svg:height="0.611cm" svg:x="15.148cm" svg:y="9.1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</draw:g>
        <draw:g xml:id="id103" draw:id="id103">
          <svg:title>TexMaths</svg:title>
          <svg:desc>26§display§\theta = \frac{ \pi }{4}§svg§600§FALSE§</svg:desc>
          <draw:polygon draw:style-name="gr2" draw:text-style-name="P8" draw:layer="layout" svg:width="2.246cm" svg:height="1.548cm" svg:x="4.695cm" svg:y="0.862cm" svg:viewBox="0 0 2247 1549" draw:points="1123,1549 0,1549 0,0 2247,0 2247,1549">
            <text:p/>
          </draw:polygon>
          <draw:path draw:style-name="gr3" draw:text-style-name="P9" draw:layer="layout" svg:width="0.378cm" svg:height="0.656cm" svg:x="4.687cm" svg:y="1.184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9" draw:layer="layout" svg:width="0.609cm" svg:height="0.215cm" svg:x="5.409cm" svg:y="1.492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94cm" svg:height="0.404cm" svg:x="6.457cm" svg:y="0.816cm" svg:viewBox="0 0 495 405" svg:d="M218 54h104c-31 135-39 175-39 237 0 12 0 37 8 69 9 41 19 45 34 45 18 0 37-16 37-35 0-4 0-6-6-19-27-66-27-127-27-151 0-50 6-98 16-146h106c11 0 44 0 44-31 0-23-19-23-35-23h-308c-21 0-56 0-96 44-33 35-56 77-56 81 0 2 0 10 10 10 9 0 11-4 15-10 46-71 100-71 116-71h55c-32 110-79 220-119 306-6 12-6 14-6 20 0 19 14 25 25 25 29 0 35-25 45-60 15-42 15-44 25-89z">
            <text:p/>
          </draw:path>
          <draw:polygon draw:style-name="gr3" draw:text-style-name="P9" draw:layer="layout" svg:width="0.554cm" svg:height="0.038cm" svg:x="6.433cm" svg:y="1.581cm" svg:viewBox="0 0 555 39" draw:points="279,39 0,39 0,0 555,0 555,39">
            <text:p/>
          </draw:polygon>
          <draw:path draw:style-name="gr3" draw:text-style-name="P9" draw:layer="layout" svg:width="0.407cm" svg:height="0.618cm" svg:x="6.505cm" svg:y="1.83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1" draw:id="id111">
          <svg:title>TexMaths</svg:title>
          <svg:desc>28§display§\therefore§svg§600§FALSE§</svg:desc>
          <draw:polygon draw:style-name="gr2" draw:text-style-name="P8" draw:layer="layout" svg:width="0.528cm" svg:height="0.433cm" svg:x="2.175cm" svg:y="13.511cm" svg:viewBox="0 0 529 434" draw:points="265,434 0,434 0,0 529,0 529,434">
            <text:p/>
          </draw:polygon>
          <draw:path draw:style-name="gr3" draw:text-style-name="P9" draw:layer="layout" svg:width="0.598cm" svg:height="0.531cm" svg:x="2.155cm" svg:y="13.4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2" draw:id="id112">
          <svg:title>TexMaths</svg:title>
          <svg:desc>24§display§P = \left( \frac{1}{\sqrt{2} }, \frac{3}{2\sqrt{2} } \right)§svg§600§FALSE§</svg:desc>
          <draw:polygon draw:style-name="gr2" draw:text-style-name="P8" draw:layer="layout" svg:width="6.215cm" svg:height="1.941cm" svg:x="3.536cm" svg:y="12.823cm" svg:viewBox="0 0 6216 1942" draw:points="3108,1942 0,1942 0,0 6216,0 6216,1942">
            <text:p/>
          </draw:polygon>
          <draw:path draw:style-name="gr3" draw:text-style-name="P9" draw:layer="layout" svg:width="0.604cm" svg:height="0.577cm" svg:x="3.528cm" svg:y="13.428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3" draw:text-style-name="P9" draw:layer="layout" svg:width="0.561cm" svg:height="0.199cm" svg:x="4.434cm" svg:y="13.69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416cm" svg:height="2.025cm" svg:x="5.452cm" svg:y="12.781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6.425cm" svg:y="12.8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26cm" svg:height="0.035cm" svg:x="5.999cm" svg:y="13.776cm" svg:viewBox="0 0 1127 36" draw:points="562,36 0,36 0,0 1127,0 1127,36">
            <text:p/>
          </draw:polygon>
          <draw:path draw:style-name="gr3" draw:text-style-name="P9" draw:layer="layout" svg:width="0.659cm" svg:height="0.844cm" svg:x="6.06cm" svg:y="13.945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23cm" svg:height="0.035cm" svg:x="6.701cm" svg:y="13.945cm" svg:viewBox="0 0 424 36" draw:points="211,36 0,36 0,0 424,0 424,36">
            <text:p/>
          </draw:polygon>
          <draw:path draw:style-name="gr3" draw:text-style-name="P9" draw:layer="layout" svg:width="0.337cm" svg:height="0.564cm" svg:x="6.744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099cm" svg:height="0.252cm" svg:x="7.296cm" svg:y="13.9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9" draw:layer="layout" svg:width="0.35cm" svg:height="0.581cm" svg:x="8.299cm" svg:y="12.871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9" draw:layer="layout" svg:width="1.546cm" svg:height="0.035cm" svg:x="7.7cm" svg:y="13.776cm" svg:viewBox="0 0 1547 36" draw:points="774,36 0,36 0,0 1547,0 1547,36">
            <text:p/>
          </draw:polygon>
          <draw:path draw:style-name="gr3" draw:text-style-name="P9" draw:layer="layout" svg:width="0.337cm" svg:height="0.564cm" svg:x="7.742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659cm" svg:height="0.844cm" svg:x="8.183cm" svg:y="13.945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23cm" svg:height="0.035cm" svg:x="8.825cm" svg:y="13.945cm" svg:viewBox="0 0 424 36" draw:points="211,36 0,36 0,0 424,0 424,36">
            <text:p/>
          </draw:polygon>
          <draw:path draw:style-name="gr3" draw:text-style-name="P9" draw:layer="layout" svg:width="0.337cm" svg:height="0.564cm" svg:x="8.867cm" svg:y="14.11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416cm" svg:height="2.025cm" svg:x="9.377cm" svg:y="12.781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07" smil:attributeName="visibility" smil:to="visible"/>
                  <anim:animate smil:dur="0.25s" smil:fill="hold" smil:targetElement="id107" smil:attributeName="width" smil:values="width*0.05;width" smil:keyTimes="0;1"/>
                  <anim:animate smil:dur="0.25s" smil:fill="hold" smil:targetElement="id107" smil:attributeName="height" smil:values="height;height" smil:keyTimes="0;1"/>
                  <anim:animate smil:dur="0.25s" smil:fill="hold" smil:targetElement="id107" smil:attributeName="x" smil:values="x-.2;x" smil:keyTimes="0;1"/>
                  <anim:animate smil:dur="0.25s" smil:fill="hold" smil:targetElement="id107" smil:attributeName="y" smil:values="y;y" smil:keyTimes="0;1"/>
                  <anim:transitionFilter smil:dur="0.25s" smil:targetElement="id10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>
        <office:forms form:automatic-focus="false" form:apply-design-mode="false"/>
        <draw:frame presentation:style-name="pr7" draw:text-style-name="P6" draw:layer="layout" svg:width="26.4cm" svg:height="14.172cm" svg:x="0.8cm" svg:y="0.628cm" presentation:class="title" presentation:user-transformed="true">
          <draw:text-box>
            <text:p xml:id="id113" text:id="id113" text:style-name="P6"><text:span text:style-name="T4"><text:tab/></text:span><text:span text:style-name="T4"> </text:span><text:span text:style-name="T4">Equation of the tangent at P is given by </text:span><text:span text:style-name="T21"><text:s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<text:line-break/></text:span><text:span text:style-name="T21"><text:tab/></text:span></text:p>
          </draw:text-box>
        </draw:frame>
        <draw:g xml:id="id114" draw:id="id114">
          <svg:title>TexMaths</svg:title>
          <svg:desc>26§display§y - \frac{3}{2\sqrt{2}} = - \frac{3}{2}\left( x - \frac{1}{\sqrt{2}} \right)§svg§600§FALSE§</svg:desc>
          <draw:polygon draw:style-name="gr2" draw:text-style-name="P8" draw:layer="layout" svg:width="10.392cm" svg:height="2.101cm" svg:x="2.405cm" svg:y="2.325cm" svg:viewBox="0 0 10393 2102" draw:points="5196,2102 0,2102 0,0 10393,0 10393,2102">
            <text:p/>
          </draw:polygon>
          <draw:path draw:style-name="gr3" draw:text-style-name="P9" draw:layer="layout" svg:width="0.423cm" svg:height="0.592cm" svg:x="2.386cm" svg:y="3.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3.118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4cm" svg:y="2.377cm" svg:viewBox="0 0 381 630" svg:d="M229 287c75-23 127-87 127-160 0-75-79-127-169-127-91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1.676cm" svg:height="0.039cm" svg:x="4.067cm" svg:y="3.356cm" svg:viewBox="0 0 1677 40" draw:points="838,40 0,40 0,0 1677,0 1677,40">
            <text:p/>
          </draw:polygon>
          <draw:path draw:style-name="gr3" draw:text-style-name="P9" draw:layer="layout" svg:width="0.365cm" svg:height="0.61cm" svg:x="4.113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715cm" svg:height="0.914cm" svg:x="4.591cm" svg:y="3.539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5.286cm" svg:y="3.539cm" svg:viewBox="0 0 460 40" draw:points="229,40 0,40 0,0 460,0 460,40">
            <text:p/>
          </draw:polygon>
          <draw:path draw:style-name="gr3" draw:text-style-name="P9" draw:layer="layout" svg:width="0.365cm" svg:height="0.61cm" svg:x="5.332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608cm" svg:height="0.215cm" svg:x="6.157cm" svg:y="3.26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7.145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7.93cm" svg:y="2.377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0.459cm" svg:height="0.039cm" svg:x="7.89cm" svg:y="3.356cm" svg:viewBox="0 0 460 40" draw:points="229,40 0,40 0,0 460,0 460,40">
            <text:p/>
          </draw:polygon>
          <draw:path draw:style-name="gr3" draw:text-style-name="P9" draw:layer="layout" svg:width="0.365cm" svg:height="0.61cm" svg:x="7.936cm" svg:y="3.6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45cm" svg:height="2.193cm" svg:x="8.799cm" svg:y="2.279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9.309cm" svg:y="3.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559cm" svg:height="0.039cm" svg:x="10.083cm" svg:y="3.35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1.493cm" svg:y="2.37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1.22cm" svg:height="0.039cm" svg:x="11.031cm" svg:y="3.356cm" svg:viewBox="0 0 1221 40" draw:points="609,40 0,40 0,0 1221,0 1221,40">
            <text:p/>
          </draw:polygon>
          <draw:path draw:style-name="gr3" draw:text-style-name="P9" draw:layer="layout" svg:width="0.715cm" svg:height="0.914cm" svg:x="11.098cm" svg:y="3.539cm" svg:viewBox="0 0 716 915" svg:d="M289 819l-160-355c-6-15-13-15-15-15 0 0-6 0-14 6l-88 67c-12 8-12 12-12 15 0 4 2 10 8 10 7 0 23-13 32-21 6-4 20-14 31-21l179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793cm" svg:y="3.539cm" svg:viewBox="0 0 460 40" draw:points="229,40 0,40 0,0 460,0 460,40">
            <text:p/>
          </draw:polygon>
          <draw:path draw:style-name="gr3" draw:text-style-name="P9" draw:layer="layout" svg:width="0.365cm" svg:height="0.61cm" svg:x="11.838cm" svg:y="3.7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45cm" svg:height="2.193cm" svg:x="12.392cm" svg:y="2.279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115" draw:id="id115">
          <svg:title>TexMaths</svg:title>
          <svg:desc>26§display§y - \frac{3}{2\sqrt{2}} =  -\frac{3x}{2} + \frac{3}{2\sqrt{2}}
§svg§600§FALSE§</svg:desc>
          <draw:polygon draw:style-name="gr2" draw:text-style-name="P8" draw:layer="layout" svg:width="9.433cm" svg:height="1.985cm" svg:x="2.407cm" svg:y="4.926cm" svg:viewBox="0 0 9434 1986" draw:points="4716,1986 0,1986 0,0 9434,0 9434,1986">
            <text:p/>
          </draw:polygon>
          <draw:path draw:style-name="gr3" draw:text-style-name="P9" draw:layer="layout" svg:width="0.423cm" svg:height="0.592cm" svg:x="2.388cm" svg:y="5.703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559cm" svg:height="0.039cm" svg:x="3.12cm" svg:y="5.859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6cm" svg:y="4.88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4.069cm" svg:y="5.859cm" svg:viewBox="0 0 1677 40" draw:points="838,40 0,40 0,0 1677,0 1677,40">
            <text:p/>
          </draw:polygon>
          <draw:path draw:style-name="gr3" draw:text-style-name="P9" draw:layer="layout" svg:width="0.365cm" svg:height="0.61cm" svg:x="4.115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715cm" svg:height="0.914cm" svg:x="4.593cm" svg:y="6.042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5.288cm" svg:y="6.042cm" svg:viewBox="0 0 460 40" draw:points="229,40 0,40 0,0 460,0 460,40">
            <text:p/>
          </draw:polygon>
          <draw:path draw:style-name="gr3" draw:text-style-name="P9" draw:layer="layout" svg:width="0.365cm" svg:height="0.61cm" svg:x="5.334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215cm" svg:x="6.159cm" svg:y="5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7.147cm" svg:y="5.859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7.932cm" svg:y="4.88cm" svg:viewBox="0 0 381 630" svg:d="M229 287c75-23 127-87 127-160 0-75-79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457cm" svg:height="0.415cm" svg:x="8.377cm" svg:y="5.08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6 0 148-119 148-142 0-8-9-8-11-8-8 0-10 2-12 8-32 100-94 121-123 121-35 0-50-29-50-60 0-21 6-40 17-81z">
            <text:p/>
          </draw:path>
          <draw:polygon draw:style-name="gr3" draw:text-style-name="P9" draw:layer="layout" svg:width="0.981cm" svg:height="0.039cm" svg:x="7.892cm" svg:y="5.859cm" svg:viewBox="0 0 982 40" draw:points="491,40 0,40 0,0 982,0 982,40">
            <text:p/>
          </draw:polygon>
          <draw:path draw:style-name="gr3" draw:text-style-name="P9" draw:layer="layout" svg:width="0.365cm" svg:height="0.61cm" svg:x="8.2cm" svg:y="6.1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61cm" svg:x="9.236cm" svg:y="5.57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8cm" svg:height="0.629cm" svg:x="10.856cm" svg:y="4.88cm" svg:viewBox="0 0 381 630" svg:d="M229 287c75-23 127-87 127-160 0-75-79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10.207cm" svg:y="5.859cm" svg:viewBox="0 0 1677 40" draw:points="838,40 0,40 0,0 1677,0 1677,40">
            <text:p/>
          </draw:polygon>
          <draw:path draw:style-name="gr3" draw:text-style-name="P9" draw:layer="layout" svg:width="0.365cm" svg:height="0.61cm" svg:x="10.253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715cm" svg:height="0.914cm" svg:x="10.732cm" svg:y="6.042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426cm" svg:y="6.042cm" svg:viewBox="0 0 460 40" draw:points="229,40 0,40 0,0 460,0 460,40">
            <text:p/>
          </draw:polygon>
          <draw:path draw:style-name="gr3" draw:text-style-name="P9" draw:layer="layout" svg:width="0.365cm" svg:height="0.61cm" svg:x="11.472cm" svg:y="6.22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</draw:g>
        <draw:g xml:id="id116" draw:id="id116">
          <svg:title>TexMaths</svg:title>
          <svg:desc>26§display§\frac{3x}{2} + y - \frac{3}{\sqrt{2}} =  0§svg§600§FALSE§</svg:desc>
          <draw:polygon draw:style-name="gr2" draw:text-style-name="P8" draw:layer="layout" svg:width="6.787cm" svg:height="1.985cm" svg:x="2.435cm" svg:y="7.427cm" svg:viewBox="0 0 6788 1986" draw:points="3394,1986 0,1986 0,0 6788,0 6788,1986">
            <text:p/>
          </draw:polygon>
          <draw:path draw:style-name="gr3" draw:text-style-name="P9" draw:layer="layout" svg:width="0.38cm" svg:height="0.629cm" svg:x="2.426cm" svg:y="7.381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457cm" svg:height="0.415cm" svg:x="2.872cm" svg:y="7.58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olygon draw:style-name="gr3" draw:text-style-name="P9" draw:layer="layout" svg:width="0.981cm" svg:height="0.039cm" svg:x="2.389cm" svg:y="8.36cm" svg:viewBox="0 0 982 40" draw:points="491,40 0,40 0,0 982,0 982,40">
            <text:p/>
          </draw:polygon>
          <draw:path draw:style-name="gr3" draw:text-style-name="P9" draw:layer="layout" svg:width="0.365cm" svg:height="0.61cm" svg:x="2.697cm" svg:y="8.62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61cm" svg:x="3.733cm" svg:y="8.07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23cm" svg:height="0.592cm" svg:x="4.621cm" svg:y="8.204cm" svg:viewBox="0 0 424 593" svg:d="M420 56c4-12 4-14 4-21 0-16-14-25-27-25-10 0-25 5-33 19-2 4-8 33-13 50-6 23-12 48-18 73l-42 166c-2 13-41 77-104 77-46 0-56-39-56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8cm" svg:height="0.039cm" svg:x="5.355cm" svg:y="8.36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6.721cm" svg:y="7.381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22cm" svg:height="0.039cm" svg:x="6.301cm" svg:y="8.36cm" svg:viewBox="0 0 1221 40" draw:points="609,40 0,40 0,0 1221,0 1221,40">
            <text:p/>
          </draw:polygon>
          <draw:path draw:style-name="gr3" draw:text-style-name="P9" draw:layer="layout" svg:width="0.714cm" svg:height="0.914cm" svg:x="6.368cm" svg:y="8.543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7.062cm" svg:y="8.543cm" svg:viewBox="0 0 460 40" draw:points="229,40 0,40 0,0 460,0 460,40">
            <text:p/>
          </draw:polygon>
          <draw:path draw:style-name="gr3" draw:text-style-name="P9" draw:layer="layout" svg:width="0.365cm" svg:height="0.61cm" svg:x="7.108cm" svg:y="8.72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215cm" svg:x="7.934cm" svg:y="8.27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8.884cm" svg:y="7.998cm" svg:viewBox="0 0 387 630" svg:d="M387 318c0-75-4-148-38-216-41-87-116-102-156-102-54 0-122 23-160 108-29 65-33 135-33 210 0 69 4 150 42 220 39 73 106 92 151 92 50 0 119-19 161-106 29-62 33-135 33-206zM193 611c-35 0-91-23-106-112-10-54-10-139-10-193 0-59 0-119 6-169 19-108 88-116 110-116 30 0 92 16 109 106 8 52 8 120 8 179 0 68 0 131-11 189-12 87-64 116-106 116z">
            <text:p/>
          </draw:path>
        </draw:g>
        <draw:g xml:id="id117" draw:id="id117">
          <svg:title>TexMaths</svg:title>
          <svg:desc>28§display§\text { i.e. } 3\sqrt{2}x + 2\sqrt{2}y - 6  = 0§svg§600§FALSE§</svg:desc>
          <draw:polygon draw:style-name="gr2" draw:text-style-name="P8" draw:layer="layout" svg:width="10.947cm" svg:height="1.004cm" svg:x="2.256cm" svg:y="9.941cm" svg:viewBox="0 0 10948 1005" draw:points="5474,1005 0,1005 0,0 10948,0 10948,1005">
            <text:p/>
          </draw:polygon>
          <draw:path draw:style-name="gr3" draw:text-style-name="P9" draw:layer="layout" svg:width="0.212cm" svg:height="0.659cm" svg:x="2.238cm" svg:y="10.136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107cm" svg:height="0.106cm" svg:x="2.565cm" svg:y="10.688cm" svg:viewBox="0 0 108 107" svg:d="M108 54c0-29-25-54-54-54s-54 25-54 54 25 53 54 53 54-24 54-53z">
            <text:p/>
          </draw:path>
          <draw:path draw:style-name="gr3" draw:text-style-name="P9" draw:layer="layout" svg:width="0.382cm" svg:height="0.453cm" svg:x="2.78cm" svg:y="10.353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9" draw:layer="layout" svg:width="0.107cm" svg:height="0.106cm" svg:x="3.275cm" svg:y="10.688cm" svg:viewBox="0 0 108 107" svg:d="M108 54c0-29-25-54-54-54s-54 25-54 54 25 53 54 53 54-24 54-53z">
            <text:p/>
          </draw:path>
          <draw:path draw:style-name="gr3" draw:text-style-name="P9" draw:layer="layout" svg:width="0.409cm" svg:height="0.677cm" svg:x="3.942cm" svg:y="10.138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8 119 164 0 134-69 163-112 163-42 0-116-18-152-76 36 7 65-16 65-54 0-36-25-56-54-56-25 0-56 16-56 59 0 89 92 154 199 154 121 0 211-90 211-190 0-81-63-157-164-179z">
            <text:p/>
          </draw:path>
          <draw:path draw:style-name="gr3" draw:text-style-name="P9" draw:layer="layout" svg:width="0.769cm" svg:height="0.983cm" svg:x="4.464cm" svg:y="9.892cm" svg:viewBox="0 0 770 984" svg:d="M311 882l-172-383c-7-16-14-16-16-16 0 0-7 0-15 7l-95 72c-13 9-13 13-13 15 0 5 2 11 9 11s25-13 34-22c6-4 22-16 31-22l195 425c6 15 13 15 22 15 14 0 16-4 25-17l448-927c6-15 6-18 6-20 0-11-8-20-20-20-9 0-15 4-22 20z">
            <text:p/>
          </draw:path>
          <draw:polygon draw:style-name="gr3" draw:text-style-name="P9" draw:layer="layout" svg:width="0.494cm" svg:height="0.042cm" svg:x="5.212cm" svg:y="9.892cm" svg:viewBox="0 0 495 43" draw:points="246,43 0,43 0,0 495,0 495,43">
            <text:p/>
          </draw:polygon>
          <draw:path draw:style-name="gr3" draw:text-style-name="P9" draw:layer="layout" svg:width="0.393cm" svg:height="0.657cm" svg:x="5.262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4 9-94 9z">
            <text:p/>
          </draw:path>
          <draw:path draw:style-name="gr3" draw:text-style-name="P9" draw:layer="layout" svg:width="0.492cm" svg:height="0.446cm" svg:x="5.734cm" svg:y="10.357cm" svg:viewBox="0 0 493 447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9" draw:layer="layout" svg:width="0.655cm" svg:height="0.657cm" svg:x="6.541cm" svg:y="10.21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93cm" svg:height="0.657cm" svg:x="7.519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3 88-7 9-72 9-92 9z">
            <text:p/>
          </draw:path>
          <draw:path draw:style-name="gr3" draw:text-style-name="P9" draw:layer="layout" svg:width="0.769cm" svg:height="0.983cm" svg:x="8.034cm" svg:y="9.892cm" svg:viewBox="0 0 770 984" svg:d="M311 882l-172-383c-7-16-14-16-16-16 0 0-7 0-15 7l-95 72c-13 9-13 13-13 15 0 5 2 11 9 11s25-13 34-22c6-4 22-16 31-22l195 425c6 15 13 15 22 15 14 0 16-4 25-17l448-927c6-15 6-18 6-20 0-11-8-20-20-20-9 0-15 4-22 20z">
            <text:p/>
          </draw:path>
          <draw:polygon draw:style-name="gr3" draw:text-style-name="P9" draw:layer="layout" svg:width="0.494cm" svg:height="0.042cm" svg:x="8.782cm" svg:y="9.892cm" svg:viewBox="0 0 495 43" draw:points="246,43 0,43 0,0 495,0 495,43">
            <text:p/>
          </draw:polygon>
          <draw:path draw:style-name="gr3" draw:text-style-name="P9" draw:layer="layout" svg:width="0.393cm" svg:height="0.657cm" svg:x="8.832cm" svg:y="10.138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4 9-94 9z">
            <text:p/>
          </draw:path>
          <draw:path draw:style-name="gr3" draw:text-style-name="P9" draw:layer="layout" svg:width="0.456cm" svg:height="0.637cm" svg:x="9.302cm" svg:y="10.357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01cm" svg:height="0.042cm" svg:x="10.093cm" svg:y="10.527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7cm" svg:x="11.036cm" svg:y="10.138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30 61-74 65-99 65z">
            <text:p/>
          </draw:path>
          <draw:path draw:style-name="gr3" draw:text-style-name="P9" draw:layer="layout" svg:width="0.655cm" svg:height="0.232cm" svg:x="11.815cm" svg:y="10.4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2.836cm" svg:y="10.138cm" svg:viewBox="0 0 417 678" svg:d="M417 342c0-80-5-159-41-232-45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19" draw:id="id119">
          <svg:title>TexMaths</svg:title>
          <svg:desc>28§display§\text {Equation of the normal at P is given by}§svg§600§FALSE§</svg:desc>
          <draw:polygon draw:style-name="gr2" draw:text-style-name="P8" draw:layer="layout" svg:width="17.085cm" svg:height="0.8cm" svg:x="2.258cm" svg:y="11.54cm" svg:viewBox="0 0 17086 801" draw:points="8543,801 0,801 0,0 17086,0 17086,801">
            <text:p/>
          </draw:polygon>
          <draw:path draw:style-name="gr3" draw:text-style-name="P9" draw:layer="layout" svg:width="0.61cm" svg:height="0.672cm" svg:x="2.24cm" svg:y="11.516cm" svg:viewBox="0 0 611 673" svg:d="M101 595c0 36 0 47-76 47h-25v31h569l42-256h-24c-25 153-47 225-217 225h-133c-44 0-47-7-47-41v-262h88c96 0 107 31 107 114h25v-260h-25c0 83-11 114-107 114h-88v-237c0-32 3-39 47-39h128c152 0 179 54 195 191h25l-30-222h-555v31h25c76 0 76 12 76 45z">
            <text:p/>
          </draw:path>
          <draw:path draw:style-name="gr3" draw:text-style-name="P9" draw:layer="layout" svg:width="0.487cm" svg:height="0.627cm" svg:x="2.912cm" svg:y="11.751cm" svg:viewBox="0 0 488 628" svg:d="M343 377v177c0 45-11 45-79 45v29c34 0 85-2 112-2s76 2 112 2v-29c-67 0-78 0-78-45v-554h-23l-35 90c-14-27-54-90-132-90-117 0-220 96-220 224 0 124 96 225 211 225 69 0 109-43 132-72zM345 164v139c0 31-18 58-40 83-12 13-43 40-90 40-72 0-132-87-132-202 0-116 69-199 141-199 78 0 121 85 121 139z">
            <text:p/>
          </draw:path>
          <draw:path draw:style-name="gr3" draw:text-style-name="P9" draw:layer="layout" svg:width="0.496cm" svg:height="0.448cm" svg:x="3.429cm" svg:y="11.7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3.985cm" svg:y="11.7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4.455cm" svg:y="11.5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4.852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5.12cm" svg:y="11.7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96cm" svg:height="0.437cm" svg:x="5.615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6.487cm" svg:y="11.7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319cm" svg:height="0.697cm" svg:x="6.984cm" svg:y="11.4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308cm" svg:height="0.618cm" svg:x="7.598cm" svg:y="11.5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7.994cm" svg:y="11.502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536cm" svg:y="11.7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9.307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9.849cm" svg:y="11.7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33cm" svg:height="0.437cm" svg:x="10.342cm" svg:y="11.7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7cm" svg:x="10.729cm" svg:y="11.751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4cm" svg:x="11.56cm" svg:y="11.7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2.044cm" svg:y="11.5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45cm" svg:height="0.454cm" svg:x="12.653cm" svg:y="11.7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13.124cm" svg:y="11.5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581cm" svg:height="0.674cm" svg:x="13.849cm" svg:y="11.513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9" draw:layer="layout" svg:width="0.212cm" svg:height="0.661cm" svg:x="14.846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5.119cm" svg:y="11.7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51cm" svg:height="0.652cm" svg:x="15.829cm" svg:y="11.7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9" draw:layer="layout" svg:width="0.212cm" svg:height="0.661cm" svg:x="16.327cm" svg:y="11.5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16.586cm" svg:y="11.76cm" svg:viewBox="0 0 484 438" svg:d="M392 96c9-22 27-65 92-65v-31c-23 2-52 2-74 2-25 0-70-2-87-2v31c38 0 47 23 47 43 0 9 0 11-5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382cm" svg:height="0.454cm" svg:x="17.086cm" svg:y="11.7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7.527cm" svg:y="11.751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18.398cm" svg:y="11.5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483cm" svg:height="0.627cm" svg:x="18.909cm" svg:y="11.7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</draw:g>
        <draw:g xml:id="id120" draw:id="id120">
          <svg:title>TexMaths</svg:title>
          <svg:desc>26§display§y - \frac{3}{2\sqrt{2}} =  \frac{2}{3}\left( x - \frac{1}{\sqrt{2}} \right)§svg§600§FALSE§</svg:desc>
          <draw:polygon draw:style-name="gr2" draw:text-style-name="P8" draw:layer="layout" svg:width="9.68cm" svg:height="2.101cm" svg:x="2.407cm" svg:y="12.825cm" svg:viewBox="0 0 9681 2102" draw:points="4840,2102 0,2102 0,0 9681,0 9681,2102">
            <text:p/>
          </draw:polygon>
          <draw:path draw:style-name="gr3" draw:text-style-name="P9" draw:layer="layout" svg:width="0.423cm" svg:height="0.592cm" svg:x="2.388cm" svg:y="13.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559cm" svg:height="0.039cm" svg:x="3.12cm" svg:y="13.856cm" svg:viewBox="0 0 560 40" svg:d="M528 40c15 0 32 0 32-21 0-19-17-19-32-19h-497c-14 0-31 0-31 19 0 21 17 21 31 21z">
            <text:p/>
          </draw:path>
          <draw:path draw:style-name="gr3" draw:text-style-name="P9" draw:layer="layout" svg:width="0.38cm" svg:height="0.629cm" svg:x="4.716cm" svg:y="12.877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9" draw:layer="layout" svg:width="1.676cm" svg:height="0.039cm" svg:x="4.069cm" svg:y="13.856cm" svg:viewBox="0 0 1677 40" draw:points="838,40 0,40 0,0 1677,0 1677,40">
            <text:p/>
          </draw:polygon>
          <draw:path draw:style-name="gr3" draw:text-style-name="P9" draw:layer="layout" svg:width="0.365cm" svg:height="0.61cm" svg:x="4.114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715cm" svg:height="0.914cm" svg:x="4.593cm" svg:y="14.039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9" draw:layer="layout" svg:width="0.459cm" svg:height="0.039cm" svg:x="5.288cm" svg:y="14.039cm" svg:viewBox="0 0 460 40" draw:points="229,40 0,40 0,0 460,0 460,40">
            <text:p/>
          </draw:polygon>
          <draw:path draw:style-name="gr3" draw:text-style-name="P9" draw:layer="layout" svg:width="0.365cm" svg:height="0.61cm" svg:x="5.333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608cm" svg:height="0.215cm" svg:x="6.159cm" svg:y="13.76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7.226cm" svg:y="12.87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9" draw:layer="layout" svg:width="0.459cm" svg:height="0.039cm" svg:x="7.18cm" svg:y="13.856cm" svg:viewBox="0 0 460 40" draw:points="229,40 0,40 0,0 460,0 460,40">
            <text:p/>
          </draw:polygon>
          <draw:path draw:style-name="gr3" draw:text-style-name="P9" draw:layer="layout" svg:width="0.38cm" svg:height="0.629cm" svg:x="7.22cm" svg:y="14.12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9" draw:layer="layout" svg:width="0.45cm" svg:height="2.193cm" svg:x="8.089cm" svg:y="12.779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57cm" svg:height="0.415cm" svg:x="8.599cm" svg:y="13.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559cm" svg:height="0.039cm" svg:x="9.375cm" svg:y="13.856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0.783cm" svg:y="12.877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9" draw:layer="layout" svg:width="1.22cm" svg:height="0.039cm" svg:x="10.321cm" svg:y="13.856cm" svg:viewBox="0 0 1221 40" draw:points="609,40 0,40 0,0 1221,0 1221,40">
            <text:p/>
          </draw:polygon>
          <draw:path draw:style-name="gr3" draw:text-style-name="P9" draw:layer="layout" svg:width="0.715cm" svg:height="0.914cm" svg:x="10.388cm" svg:y="14.039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9" draw:layer="layout" svg:width="0.459cm" svg:height="0.039cm" svg:x="11.083cm" svg:y="14.039cm" svg:viewBox="0 0 460 40" draw:points="229,40 0,40 0,0 460,0 460,40">
            <text:p/>
          </draw:polygon>
          <draw:path draw:style-name="gr3" draw:text-style-name="P9" draw:layer="layout" svg:width="0.365cm" svg:height="0.61cm" svg:x="11.128cm" svg:y="14.2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45cm" svg:height="2.193cm" svg:x="11.682cm" svg:y="12.779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18" draw:id="id118">
          <svg:title>TexMaths</svg:title>
          <svg:desc>24§display§[\ \text {multiplying through out by } 2\sqrt{2}\ ]§svg§600§FALSE§</svg:desc>
          <draw:polygon draw:style-name="gr2" draw:text-style-name="P8" draw:layer="layout" svg:width="12.751cm" svg:height="0.899cm" svg:x="14.443cm" svg:y="9.934cm" svg:viewBox="0 0 12752 900" draw:points="6376,900 0,900 0,0 12752,0 12752,900">
            <text:p/>
          </draw:polygon>
          <draw:polygon draw:style-name="gr3" draw:text-style-name="P9" draw:layer="layout" svg:width="0.116cm" svg:height="0.843cm" svg:x="14.501cm" svg:y="10.032cm" svg:viewBox="0 0 117 844" draw:points="117,844 117,811 35,811 35,35 117,35 117,0 0,0 0,844">
            <text:p/>
          </draw:polygon>
          <draw:path draw:style-name="gr3" draw:text-style-name="P9" draw:layer="layout" svg:width="0.659cm" svg:height="0.373cm" svg:x="14.944cm" svg:y="10.291cm" svg:viewBox="0 0 660 374" svg:d="M65 82v229c0 36-7 36-65 36v27c29 0 73-2 96-2 21 0 65 2 94 2v-27c-56 0-65 0-65-36v-158c0-88 59-134 113-134s63 46 63 94v198c0 36-9 36-67 36v27c31 0 73-2 96-2s67 2 96 2v-27c-57 0-67 0-67-36v-158c0-88 61-134 115-134 52 0 62 46 62 94v198c0 36-10 36-66 36v27c29 0 73-2 96-2 21 0 66 2 94 2v-27c-44 0-65 0-65-25v-161c0-73 0-100-27-130-11-14-40-31-88-31-71 0-109 50-123 82-11-72-75-82-113-82-62 0-102 36-125 88v-88l-119 10v26c60 0 65 6 65 46z">
            <text:p/>
          </draw:path>
          <draw:path draw:style-name="gr3" draw:text-style-name="P9" draw:layer="layout" svg:width="0.425cm" svg:height="0.383cm" svg:x="15.622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189cm" svg:height="0.586cm" svg:x="16.092cm" svg:y="10.0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266cm" svg:height="0.528cm" svg:x="16.315cm" svg:y="10.14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9" draw:layer="layout" svg:width="0.181cm" svg:height="0.565cm" svg:x="16.655cm" svg:y="10.1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8cm" svg:height="0.536cm" svg:x="16.885cm" svg:y="10.291cm" svg:viewBox="0 0 419 537" svg:d="M123 56v-56l-123 10v26c60 0 65 4 65 43v395c0 38-7 38-65 38v25c29 0 73-2 94-2 23 0 67 2 96 2v-25c-56 0-65 0-65-38v-142-8c4 14 40 60 103 60 102 0 191-83 191-192 0-108-83-192-179-192-65 0-102 36-117 56zM125 278v-190c25-42 65-67 109-67 62 0 113 75 113 171 0 101-59 172-122 172-33 0-66-17-89-51-11-18-11-20-11-35z">
            <text:p/>
          </draw:path>
          <draw:path draw:style-name="gr3" draw:text-style-name="P9" draw:layer="layout" svg:width="0.189cm" svg:height="0.586cm" svg:x="17.357cm" svg:y="10.0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414cm" svg:height="0.536cm" svg:x="17.58cm" svg:y="10.3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6-48 107-96z">
            <text:p/>
          </draw:path>
          <draw:path draw:style-name="gr3" draw:text-style-name="P9" draw:layer="layout" svg:width="0.181cm" svg:height="0.565cm" svg:x="18.037cm" svg:y="10.1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69cm" svg:y="10.29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387cm" svg:height="0.557cm" svg:x="18.736cm" svg:y="10.2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264cm" svg:height="0.528cm" svg:x="19.431cm" svg:y="10.1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25cm" svg:height="0.586cm" svg:x="19.769cm" svg:y="10.0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285cm" svg:height="0.373cm" svg:x="20.235cm" svg:y="10.29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75cm" svg:height="0.388cm" svg:x="20.565cm" svg:y="10.2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0.99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387cm" svg:height="0.557cm" svg:x="21.456cm" svg:y="10.2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425cm" svg:height="0.586cm" svg:x="21.881cm" svg:y="10.0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375cm" svg:height="0.388cm" svg:x="22.627cm" svg:y="10.2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3.052cm" svg:y="10.2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264cm" svg:height="0.528cm" svg:x="23.511cm" svg:y="10.1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18cm" svg:height="0.596cm" svg:x="24.127cm" svg:y="10.08cm" svg:viewBox="0 0 419 597" svg:d="M123 269v-269l-123 10v26c60 0 65 6 65 46v505h21c2-2 8-13 31-52 14 19 48 62 111 62 102 0 191-83 191-192 0-108-85-192-181-192-65 0-102 40-115 56zM125 491v-175c0-17 0-17 9-30 33-48 79-54 100-54 39 0 69 21 89 54 23 34 24 82 24 117 0 32-1 82-26 121-18 25-50 53-96 53-37 0-68-21-89-51-11-18-11-20-11-35z">
            <text:p/>
          </draw:path>
          <draw:path draw:style-name="gr3" draw:text-style-name="P9" draw:layer="layout" svg:width="0.414cm" svg:height="0.536cm" svg:x="24.565cm" svg:y="10.3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8-48 107-96z">
            <text:p/>
          </draw:path>
          <draw:path draw:style-name="gr3" draw:text-style-name="P9" draw:layer="layout" svg:width="0.337cm" svg:height="0.563cm" svg:x="25.317cm" svg:y="10.1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ath draw:style-name="gr3" draw:text-style-name="P9" draw:layer="layout" svg:width="0.659cm" svg:height="0.843cm" svg:x="25.757cm" svg:y="9.892cm" svg:viewBox="0 0 660 844" svg:d="M267 756l-148-328c-6-14-11-14-13-14 0 0-6 0-14 6l-80 61c-12 8-12 12-12 14 0 4 2 9 8 9 5 0 21-11 28-19 6-4 20-13 27-19l167 365c6 13 12 13 20 13 11 0 13-4 21-15l384-794c5-14 5-16 5-18 0-9-7-17-17-17-8 0-13 4-19 17z">
            <text:p/>
          </draw:path>
          <draw:polygon draw:style-name="gr3" draw:text-style-name="P9" draw:layer="layout" svg:width="0.423cm" svg:height="0.035cm" svg:x="26.398cm" svg:y="9.892cm" svg:viewBox="0 0 424 36" draw:points="211,36 0,36 0,0 424,0 424,36">
            <text:p/>
          </draw:polygon>
          <draw:path draw:style-name="gr3" draw:text-style-name="P9" draw:layer="layout" svg:width="0.337cm" svg:height="0.563cm" svg:x="26.44cm" svg:y="10.1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olygon draw:style-name="gr3" draw:text-style-name="P9" draw:layer="layout" svg:width="0.116cm" svg:height="0.843cm" svg:x="27.12cm" svg:y="10.032cm" svg:viewBox="0 0 117 844" draw:points="117,0 0,0 0,35 83,35 83,811 0,811 0,844 117,84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width" smil:values="width*0.05;width" smil:keyTimes="0;1"/>
                  <anim:animate smil:dur="0.5s" smil:fill="hold" smil:targetElement="id113" anim:sub-item="text" smil:attributeName="height" smil:values="height;height" smil:keyTimes="0;1"/>
                  <anim:animate smil:dur="0.5s" smil:fill="hold" smil:targetElement="id113" anim:sub-item="text" smil:attributeName="x" smil:values="x-.2;x" smil:keyTimes="0;1"/>
                  <anim:animate smil:dur="0.5s" smil:fill="hold" smil:targetElement="id113" anim:sub-item="text" smil:attributeName="y" smil:values="y;y" smil:keyTimes="0;1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1+width/2;x" smil:keyTimes="0;1"/>
                  <anim:animate smil:dur="0.5s" smil:fill="hold" smil:targetElement="id1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>
        <office:forms form:automatic-focus="false" form:apply-design-mode="false"/>
        <draw:frame presentation:style-name="pr11" draw:text-style-name="P6" draw:layer="layout" svg:width="26.4cm" svg:height="14.372cm" svg:x="0.8cm" svg:y="0.628cm" presentation:class="title" presentation:user-transformed="true">
          <draw:text-box>
            <text:p xml:id="id127" text:id="id127" text:style-name="P6"><text:span text:style-name="T28">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9"> </text:span><text:span text:style-name="T28"><text:line-break/></text:span><text:span text:style-name="T30"> <text:s text:c="28"/></text:span><text:span text:style-name="T28"><text:line-break/></text:span><text:span text:style-name="T8"> <text:s text:c="6"/></text:span><text:span text:style-name="T8">(2) Find the coordinates of the points on the curve given by</text:span><text:span text:style-name="T28"><text:line-break/></text:span><text:span text:style-name="T28"><text:line-break/></text:span><text:span text:style-name="T28"/></text:p>
          </draw:text-box>
        </draw:frame>
        <draw:g xml:id="id121" draw:id="id121">
          <svg:title>TexMaths</svg:title>
          <svg:desc>26§display§y - \frac{3}{2\sqrt{2}} =  \frac{2x}{3} - \frac{2}{3\sqrt{2}}§svg§600§FALSE§</svg:desc>
          <draw:polygon draw:style-name="gr2" draw:text-style-name="P8" draw:layer="layout" svg:width="8.72cm" svg:height="1.985cm" svg:x="3.309cm" svg:y="0.725cm" svg:viewBox="0 0 8721 1986" draw:points="4359,1986 0,1986 0,0 8721,0 8721,1986">
            <text:p/>
          </draw:polygon>
          <draw:path draw:style-name="gr3" draw:text-style-name="P9" draw:layer="layout" svg:width="0.423cm" svg:height="0.592cm" svg:x="3.29cm" svg:y="1.502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558cm" svg:height="0.039cm" svg:x="4.022cm" svg:y="1.658cm" svg:viewBox="0 0 559 40" svg:d="M528 40c15 0 31 0 31-21 0-19-16-19-31-19h-497c-14 0-31 0-31 19 0 21 17 21 31 21z">
            <text:p/>
          </draw:path>
          <draw:path draw:style-name="gr3" draw:text-style-name="P9" draw:layer="layout" svg:width="0.38cm" svg:height="0.629cm" svg:x="5.617cm" svg:y="0.67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5cm" svg:height="0.039cm" svg:x="4.97cm" svg:y="1.658cm" svg:viewBox="0 0 1676 40" draw:points="838,40 0,40 0,0 1676,0 1676,40">
            <text:p/>
          </draw:polygon>
          <draw:path draw:style-name="gr3" draw:text-style-name="P9" draw:layer="layout" svg:width="0.365cm" svg:height="0.61cm" svg:x="5.016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714cm" svg:height="0.914cm" svg:x="5.495cm" svg:y="1.841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6.189cm" svg:y="1.841cm" svg:viewBox="0 0 460 40" draw:points="229,40 0,40 0,0 460,0 460,40">
            <text:p/>
          </draw:polygon>
          <draw:path draw:style-name="gr3" draw:text-style-name="P9" draw:layer="layout" svg:width="0.365cm" svg:height="0.61cm" svg:x="6.235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608cm" svg:height="0.215cm" svg:x="7.061cm" svg:y="1.5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8.128cm" svg:y="0.6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457cm" svg:height="0.415cm" svg:x="8.566cm" svg:y="0.8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olygon draw:style-name="gr3" draw:text-style-name="P9" draw:layer="layout" svg:width="0.981cm" svg:height="0.039cm" svg:x="8.082cm" svg:y="1.658cm" svg:viewBox="0 0 982 40" draw:points="491,40 0,40 0,0 982,0 982,40">
            <text:p/>
          </draw:polygon>
          <draw:path draw:style-name="gr3" draw:text-style-name="P9" draw:layer="layout" svg:width="0.38cm" svg:height="0.629cm" svg:x="8.381cm" svg:y="1.92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558cm" svg:height="0.039cm" svg:x="9.45cm" svg:y="1.658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1.052cm" svg:y="0.6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9" draw:layer="layout" svg:width="1.675cm" svg:height="0.039cm" svg:x="10.399cm" svg:y="1.658cm" svg:viewBox="0 0 1676 40" draw:points="838,40 0,40 0,0 1676,0 1676,40">
            <text:p/>
          </draw:polygon>
          <draw:path draw:style-name="gr3" draw:text-style-name="P9" draw:layer="layout" svg:width="0.38cm" svg:height="0.629cm" svg:x="10.436cm" svg:y="2.02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714cm" svg:height="0.914cm" svg:x="10.921cm" svg:y="1.841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459cm" svg:height="0.039cm" svg:x="11.615cm" svg:y="1.841cm" svg:viewBox="0 0 460 40" draw:points="229,40 0,40 0,0 460,0 460,40">
            <text:p/>
          </draw:polygon>
          <draw:path draw:style-name="gr3" draw:text-style-name="P9" draw:layer="layout" svg:width="0.365cm" svg:height="0.61cm" svg:x="11.661cm" svg:y="2.0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</draw:g>
        <draw:g xml:id="id122" draw:id="id122">
          <svg:title>TexMaths</svg:title>
          <svg:desc>26§display§\frac{2x}{3}- y - \frac{2}{3\sqrt{2}} + \frac{3}{2\sqrt{2}} = 0 §svg§600§FALSE§</svg:desc>
          <draw:polygon draw:style-name="gr2" draw:text-style-name="P8" draw:layer="layout" svg:width="10.258cm" svg:height="1.985cm" svg:x="3.337cm" svg:y="3.425cm" svg:viewBox="0 0 10259 1986" draw:points="5130,1986 0,1986 0,0 10259,0 10259,1986">
            <text:p/>
          </draw:polygon>
          <draw:path draw:style-name="gr3" draw:text-style-name="P9" draw:layer="layout" svg:width="0.365cm" svg:height="0.61cm" svg:x="3.337cm" svg:y="3.3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457cm" svg:height="0.415cm" svg:x="3.774cm" svg:y="3.5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olygon draw:style-name="gr3" draw:text-style-name="P9" draw:layer="layout" svg:width="0.981cm" svg:height="0.039cm" svg:x="3.291cm" svg:y="4.358cm" svg:viewBox="0 0 982 40" draw:points="491,40 0,40 0,0 982,0 982,40">
            <text:p/>
          </draw:polygon>
          <draw:path draw:style-name="gr3" draw:text-style-name="P9" draw:layer="layout" svg:width="0.38cm" svg:height="0.629cm" svg:x="3.591cm" svg:y="4.624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559cm" svg:height="0.039cm" svg:x="4.66cm" svg:y="4.358cm" svg:viewBox="0 0 560 40" svg:d="M528 40c15 0 32 0 32-21 0-19-17-19-32-19h-497c-14 0-31 0-31 19 0 21 17 21 31 21z">
            <text:p/>
          </draw:path>
          <draw:path draw:style-name="gr3" draw:text-style-name="P9" draw:layer="layout" svg:width="0.423cm" svg:height="0.592cm" svg:x="5.523cm" svg:y="4.202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9cm" svg:height="0.039cm" svg:x="6.257cm" svg:y="4.358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7.859cm" svg:y="3.37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olygon draw:style-name="gr3" draw:text-style-name="P9" draw:layer="layout" svg:width="1.676cm" svg:height="0.039cm" svg:x="7.204cm" svg:y="4.358cm" svg:viewBox="0 0 1677 40" draw:points="838,40 0,40 0,0 1677,0 1677,40">
            <text:p/>
          </draw:polygon>
          <draw:path draw:style-name="gr3" draw:text-style-name="P9" draw:layer="layout" svg:width="0.38cm" svg:height="0.629cm" svg:x="7.243cm" svg:y="4.724cm" svg:viewBox="0 0 381 630" svg:d="M229 287c75-23 127-87 127-160 0-75-79-127-169-127-91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9" draw:layer="layout" svg:width="0.715cm" svg:height="0.914cm" svg:x="7.728cm" svg:y="4.54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8.423cm" svg:y="4.541cm" svg:viewBox="0 0 460 40" draw:points="229,40 0,40 0,0 460,0 460,40">
            <text:p/>
          </draw:polygon>
          <draw:path draw:style-name="gr3" draw:text-style-name="P9" draw:layer="layout" svg:width="0.365cm" svg:height="0.61cm" svg:x="8.469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61cm" svg:x="9.244cm" svg:y="4.073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8cm" svg:height="0.629cm" svg:x="10.863cm" svg:y="3.379cm" svg:viewBox="0 0 381 630" svg:d="M229 287c75-23 127-87 127-160 0-75-81-127-169-127-93 0-162 54-162 125 0 29 21 48 46 48 29 0 48-21 48-48 0-46-44-46-57-46 27-44 88-56 121-56 37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olygon draw:style-name="gr3" draw:text-style-name="P9" draw:layer="layout" svg:width="1.676cm" svg:height="0.039cm" svg:x="10.216cm" svg:y="4.358cm" svg:viewBox="0 0 1677 40" draw:points="838,40 0,40 0,0 1677,0 1677,40">
            <text:p/>
          </draw:polygon>
          <draw:path draw:style-name="gr3" draw:text-style-name="P9" draw:layer="layout" svg:width="0.365cm" svg:height="0.61cm" svg:x="10.262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715cm" svg:height="0.914cm" svg:x="10.74cm" svg:y="4.54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9" draw:layer="layout" svg:width="0.459cm" svg:height="0.039cm" svg:x="11.435cm" svg:y="4.541cm" svg:viewBox="0 0 460 40" draw:points="229,40 0,40 0,0 460,0 460,40">
            <text:p/>
          </draw:polygon>
          <draw:path draw:style-name="gr3" draw:text-style-name="P9" draw:layer="layout" svg:width="0.365cm" svg:height="0.61cm" svg:x="11.481cm" svg:y="4.72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608cm" svg:height="0.215cm" svg:x="12.307cm" svg:y="4.2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3.255cm" svg:y="3.996cm" svg:viewBox="0 0 387 630" svg:d="M387 318c0-75-4-148-38-216-41-87-116-102-156-102-54 0-122 23-160 108-29 65-33 135-33 210 0 69 4 150 42 220 39 73 106 92 151 92 50 0 119-19 161-106 29-62 33-135 33-206zM193 611c-35 0-91-23-108-112-8-54-8-139-8-193 0-59 0-119 6-169 19-108 88-116 110-116 30 0 90 16 109 106 8 52 8 120 8 179 0 68 0 131-10 189-13 87-65 116-107 116z">
            <text:p/>
          </draw:path>
        </draw:g>
        <draw:g xml:id="id123" draw:id="id123">
          <svg:title>TexMaths</svg:title>
          <svg:desc>26§display§\text { i.e. } \ 4\sqrt{2}x - 6\sqrt{2}y + 5 = 0§svg§600§FALSE§</svg:desc>
          <draw:polygon draw:style-name="gr2" draw:text-style-name="P8" draw:layer="layout" svg:width="10.47cm" svg:height="0.932cm" svg:x="3.455cm" svg:y="6.134cm" svg:viewBox="0 0 10471 933" draw:points="5235,933 0,933 0,0 10471,0 10471,933">
            <text:p/>
          </draw:polygon>
          <draw:path draw:style-name="gr3" draw:text-style-name="P9" draw:layer="layout" svg:width="0.197cm" svg:height="0.612cm" svg:x="3.438cm" svg:y="6.314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099cm" svg:height="0.099cm" svg:x="3.742cm" svg:y="6.827cm" svg:viewBox="0 0 100 100" svg:d="M100 50c0-27-23-50-50-50s-50 23-50 50 23 50 50 50 50-23 50-50z">
            <text:p/>
          </draw:path>
          <draw:path draw:style-name="gr3" draw:text-style-name="P9" draw:layer="layout" svg:width="0.355cm" svg:height="0.421cm" svg:x="3.941cm" svg:y="6.516cm" svg:viewBox="0 0 356 422" svg:d="M77 181c6-137 83-160 114-160 94 0 104 122 104 160zM77 199h256c21 0 23 0 23-18 0-92-50-181-165-181-106 0-191 93-191 210 0 122 96 212 202 212 112 0 154-102 154-121 0-8-9-10-13-10-8 0-10 6-10 12-33 96-117 96-125 96-46 0-83-29-104-63-27-43-27-103-27-137z">
            <text:p/>
          </draw:path>
          <draw:path draw:style-name="gr3" draw:text-style-name="P9" draw:layer="layout" svg:width="0.099cm" svg:height="0.099cm" svg:x="4.401cm" svg:y="6.827cm" svg:viewBox="0 0 100 100" svg:d="M100 50c0-27-23-50-50-50s-50 23-50 50 23 50 50 50 50-23 50-50z">
            <text:p/>
          </draw:path>
          <draw:path draw:style-name="gr3" draw:text-style-name="P9" draw:layer="layout" svg:width="0.407cm" svg:height="0.618cm" svg:x="5.312cm" svg:y="6.306cm" svg:viewBox="0 0 408 619" svg:d="M243 469v79c0 34 0 44-68 44h-19v27c37-2 85-2 123-2 39 0 87 0 125 2v-27h-19c-69 0-71-10-71-44v-79h94v-29h-94v-417c0-17 0-23-14-23-9 0-11 0-17 10l-283 430v29zM250 440h-225l225-340z">
            <text:p/>
          </draw:path>
          <draw:path draw:style-name="gr3" draw:text-style-name="P9" draw:layer="layout" svg:width="0.715cm" svg:height="0.913cm" svg:x="5.811cm" svg:y="6.088cm" svg:viewBox="0 0 716 914" svg:d="M289 818l-160-355c-6-14-13-14-15-14 0 0-6 0-14 6l-88 66c-12 9-12 13-12 15 0 4 2 10 8 10 7 0 23-12 32-20 6-5 20-15 29-21l181 394c6 15 12 15 20 15 13 0 15-4 23-17l416-860c7-14 7-16 7-18 0-11-9-19-19-19-9 0-15 4-21 19z">
            <text:p/>
          </draw:path>
          <draw:polygon draw:style-name="gr3" draw:text-style-name="P9" draw:layer="layout" svg:width="0.459cm" svg:height="0.038cm" svg:x="6.506cm" svg:y="6.088cm" svg:viewBox="0 0 460 39" draw:points="229,39 0,39 0,0 460,0 460,39">
            <text:p/>
          </draw:polygon>
          <draw:path draw:style-name="gr3" draw:text-style-name="P9" draw:layer="layout" svg:width="0.365cm" svg:height="0.61cm" svg:x="6.552cm" svg:y="6.316cm" svg:viewBox="0 0 366 611" svg:d="M71 540l97-96c144-126 198-174 198-265 0-106-81-179-193-179-104 0-173 85-173 166 0 50 46 50 48 50 16 0 48-10 48-48 0-23-17-48-48-48-8 0-8 0-13 3 21-61 71-94 125-94 83 0 123 73 123 150 0 72-46 145-96 201l-177 195c-10 11-10 13-10 36h341l25-160h-23c-4 27-10 68-19 81-8 8-68 8-87 8z">
            <text:p/>
          </draw:path>
          <draw:path draw:style-name="gr3" draw:text-style-name="P9" draw:layer="layout" svg:width="0.457cm" svg:height="0.414cm" svg:x="6.988cm" svg:y="6.52cm" svg:viewBox="0 0 458 415" svg:d="M281 129c4-25 25-108 89-108 6 0 27 0 46 10-25 6-44 29-44 50 0 15 11 33 36 33 20 0 50-16 50-54 0-48-54-60-86-60-54 0-85 48-97 71-23-63-71-71-98-71-96 0-148 118-148 141 0 9 8 9 11 9 8 0 10 0 12-9 31-97 92-120 123-120 16 0 50 8 50 60 0 29-17 91-50 218-15 58-48 96-88 96-6 0-27 0-45-11 22-6 43-25 43-50s-21-33-35-33c-27 0-50 25-50 54 0 42 46 60 85 60 63 0 94-64 98-70 10 35 44 70 98 70 95 0 147-118 147-141 0-8-8-8-10-8-8 0-10 2-12 8-30 100-94 121-123 121-35 0-50-29-50-61 0-20 6-39 17-81z">
            <text:p/>
          </draw:path>
          <draw:path draw:style-name="gr3" draw:text-style-name="P9" draw:layer="layout" svg:width="0.559cm" svg:height="0.038cm" svg:x="7.764cm" svg:y="6.678cm" svg:viewBox="0 0 560 39" svg:d="M528 39c15 0 32 0 32-20 0-19-17-19-32-19h-497c-14 0-31 0-31 19 0 20 17 20 31 20z">
            <text:p/>
          </draw:path>
          <draw:path draw:style-name="gr3" draw:text-style-name="P9" draw:layer="layout" svg:width="0.38cm" svg:height="0.628cm" svg:x="8.64cm" svg:y="6.316cm" svg:viewBox="0 0 381 629" svg:d="M83 309v-22c0-231 115-264 160-264 23 0 61 6 81 37-14 0-49 0-49 40 0 29 20 43 41 43 15 0 42-8 42-43 0-56-40-100-117-100-116 0-241 118-241 320 0 245 106 309 191 309 102 0 190-85 190-205 0-117-81-206-183-206-63 0-96 48-115 91zM191 604c-58 0-85-56-89-68-17-44-17-116-17-133 0-71 29-164 113-164 14 0 56 0 85 58 17 33 17 81 17 125 0 43 0 89-17 122-27 56-71 60-92 60z">
            <text:p/>
          </draw:path>
          <draw:path draw:style-name="gr3" draw:text-style-name="P9" draw:layer="layout" svg:width="0.715cm" svg:height="0.913cm" svg:x="9.125cm" svg:y="6.088cm" svg:viewBox="0 0 716 914" svg:d="M289 818l-160-355c-6-14-13-14-15-14 0 0-6 0-14 6l-88 66c-12 9-12 13-12 15 0 4 2 10 8 10 7 0 23-12 32-20 6-5 20-15 29-21l181 394c6 15 12 15 20 15 13 0 15-4 23-17l416-860c7-14 7-16 7-18 0-11-9-19-19-19-9 0-15 4-21 19z">
            <text:p/>
          </draw:path>
          <draw:polygon draw:style-name="gr3" draw:text-style-name="P9" draw:layer="layout" svg:width="0.459cm" svg:height="0.038cm" svg:x="9.819cm" svg:y="6.088cm" svg:viewBox="0 0 460 39" draw:points="229,39 0,39 0,0 460,0 460,39">
            <text:p/>
          </draw:polygon>
          <draw:path draw:style-name="gr3" draw:text-style-name="P9" draw:layer="layout" svg:width="0.365cm" svg:height="0.61cm" svg:x="9.865cm" svg:y="6.316cm" svg:viewBox="0 0 366 611" svg:d="M71 540l97-96c144-126 198-174 198-265 0-106-81-179-193-179-104 0-173 85-173 166 0 50 46 50 48 50 16 0 48-10 48-48 0-23-17-48-48-48-8 0-8 0-13 3 21-61 71-94 125-94 83 0 123 73 123 150 0 72-46 145-96 201l-177 195c-10 11-10 13-10 36h341l25-160h-23c-4 27-10 68-19 81-8 8-68 8-87 8z">
            <text:p/>
          </draw:path>
          <draw:path draw:style-name="gr3" draw:text-style-name="P9" draw:layer="layout" svg:width="0.423cm" svg:height="0.591cm" svg:x="10.304cm" svg:y="6.52cm" svg:viewBox="0 0 424 592" svg:d="M420 56c4-12 4-14 4-21 0-16-14-25-27-25-10 0-25 5-33 19-2 4-8 33-12 50-7 23-13 48-19 73l-42 166c-2 12-41 77-104 77-46 0-56-40-56-75 0-42 17-98 48-179 14-37 17-48 17-66 0-42-30-75-75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cm" svg:x="11.011cm" svg:y="6.391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65cm" svg:height="0.628cm" svg:x="11.92cm" svg:y="6.316cm" svg:viewBox="0 0 366 629" svg:d="M366 426c0-108-75-202-175-202-43 0-83 15-116 48v-179c19 7 50 13 79 13 112 0 177-83 177-96 0-6-2-10-9-10-2 0-4 0-8 2-19 8-62 27-125 27-37 0-79-6-122-25-7-4-9-4-11-4-8 0-8 8-8 23v270c0 16 0 25 12 25 7 0 9-2 11-9 10-14 45-64 118-64 48 0 71 42 79 58 15 36 17 71 17 117 0 31 0 87-23 124-21 36-56 60-98 60-66 0-118-47-135-101 2 0 6 0 17 0 29 0 46-23 46-44 0-23-17-46-46-46-15 0-46 7-46 50 0 77 62 166 166 166 106 0 200-87 200-203z">
            <text:p/>
          </draw:path>
          <draw:path draw:style-name="gr3" draw:text-style-name="P9" draw:layer="layout" svg:width="0.608cm" svg:height="0.215cm" svg:x="12.636cm" svg:y="6.58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86cm" svg:height="0.628cm" svg:x="13.586cm" svg:y="6.316cm" svg:viewBox="0 0 387 629" svg:d="M387 318c0-75-4-148-38-216-41-87-116-102-156-102-54 0-122 23-160 108-29 64-33 135-33 210 0 68 4 149 42 220 39 73 106 91 151 91 50 0 119-18 161-106 29-62 33-135 33-205zM193 611c-35 0-91-23-108-113-8-54-8-139-8-193 0-58 0-118 6-168 19-108 88-116 110-116 30 0 90 16 109 106 8 52 8 120 8 178 0 69 0 131-10 189-13 88-65 117-107 117z">
            <text:p/>
          </draw:path>
        </draw:g>
        <draw:g xml:id="id125" draw:id="id125">
          <svg:title>TexMaths</svg:title>
          <svg:desc>28§display§\text {Equation of the tangent is }\ 3\sqrt{2}x + 2\sqrt{2}y - 6  = 0§svg§600§FALSE§</svg:desc>
          <draw:polygon draw:style-name="gr2" draw:text-style-name="P8" draw:layer="layout" svg:width="21.218cm" svg:height="1.006cm" svg:x="3.384cm" svg:y="7.563cm" svg:viewBox="0 0 21219 1007" draw:points="10608,1007 0,1007 0,0 21219,0 21219,1007">
            <text:p/>
          </draw:polygon>
          <draw:path draw:style-name="gr3" draw:text-style-name="P9" draw:layer="layout" svg:width="0.61cm" svg:height="0.671cm" svg:x="3.366cm" svg:y="7.747cm" svg:viewBox="0 0 611 672" svg:d="M101 593c0 36 0 47-76 47h-25v32h569l42-256h-24c-25 153-47 224-217 224h-133c-44 0-47-6-47-40v-262h88c96 0 107 31 107 114h25v-259h-25c0 82-11 114-107 114h-88v-238c0-31 3-38 47-38h128c152 0 179 54 195 191h25l-29-222h-556v31h25c76 0 76 12 76 45z">
            <text:p/>
          </draw:path>
          <draw:path draw:style-name="gr3" draw:text-style-name="P9" draw:layer="layout" svg:width="0.487cm" svg:height="0.626cm" svg:x="4.038cm" svg:y="7.98cm" svg:viewBox="0 0 488 627" svg:d="M343 376v177c0 45-11 45-79 45v29c34 0 85-2 112-2s76 2 112 2v-29c-67 0-78 0-78-45v-553h-22l-36 90c-14-27-54-90-132-90-117 0-220 96-220 224 0 123 96 224 211 224 69 0 109-43 132-72zM345 163v139c0 32-18 58-40 83-12 14-43 40-90 40-72 0-132-87-132-201 0-117 69-199 141-199 78 0 121 85 121 138z">
            <text:p/>
          </draw:path>
          <draw:path draw:style-name="gr3" draw:text-style-name="P9" draw:layer="layout" svg:width="0.496cm" svg:height="0.447cm" svg:x="4.555cm" svg:y="7.9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9" draw:layer="layout" svg:width="0.445cm" svg:height="0.453cm" svg:x="5.111cm" svg:y="7.975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308cm" svg:height="0.617cm" svg:x="5.581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212cm" svg:height="0.659cm" svg:x="5.978cm" svg:y="7.758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3" draw:text-style-name="P9" draw:layer="layout" svg:width="0.438cm" svg:height="0.453cm" svg:x="6.247cm" svg:y="7.975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496cm" svg:height="0.436cm" svg:x="6.742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7.613cm" svg:y="7.975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9" draw:layer="layout" svg:width="0.319cm" svg:height="0.695cm" svg:x="8.11cm" svg:y="7.722cm" svg:viewBox="0 0 320 696" svg:d="M141 271v-114c0-88 47-135 92-135 2 0 16 0 31 7-11 5-29 16-29 40 0 23 16 43 43 43 29 0 42-20 42-43 0-35-36-69-87-69-69 0-155 51-155 157v114h-78v29h78v320c0 45-11 45-78 45v31c40-2 85-4 114-4 41 0 85 0 126 4v-31h-20c-74 0-77-11-77-47v-318h115v-29z">
            <text:p/>
          </draw:path>
          <draw:path draw:style-name="gr3" draw:text-style-name="P9" draw:layer="layout" svg:width="0.308cm" svg:height="0.617cm" svg:x="8.724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496cm" svg:height="0.684cm" svg:x="9.12cm" svg:y="7.733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9" draw:layer="layout" svg:width="0.382cm" svg:height="0.453cm" svg:x="9.662cm" svg:y="7.975cm" svg:viewBox="0 0 383 454" svg:d="M83 195c7-148 89-173 123-173 101 0 112 132 112 173zM83 215h275c23 0 25 0 25-20 0-99-54-195-177-195-114 0-206 101-206 226 0 132 103 228 217 228 121 0 166-109 166-129 0-9-9-12-13-12-9 0-12 7-12 14-35 103-125 103-134 103-49 0-90-31-112-67-29-47-29-112-29-148z">
            <text:p/>
          </draw:path>
          <draw:path draw:style-name="gr3" draw:text-style-name="P9" draw:layer="layout" svg:width="0.308cm" svg:height="0.617cm" svg:x="10.42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445cm" svg:height="0.453cm" svg:x="10.825cm" svg:y="7.975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9" draw:layer="layout" svg:width="0.496cm" svg:height="0.436cm" svg:x="11.307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451cm" svg:height="0.651cm" svg:x="11.849cm" svg:y="7.968cm" svg:viewBox="0 0 452 652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9" draw:layer="layout" svg:width="0.382cm" svg:height="0.453cm" svg:x="12.341cm" svg:y="7.975cm" svg:viewBox="0 0 383 454" svg:d="M83 195c7-148 89-173 123-173 101 0 112 132 112 173zM83 215h275c23 0 25 0 25-20 0-99-54-195-177-195-114 0-206 101-206 226 0 132 103 228 217 228 121 0 166-109 166-129 0-9-9-12-13-12-9 0-12 7-12 14-35 103-125 103-134 103-49 0-90-31-112-67-29-47-29-112-29-148z">
            <text:p/>
          </draw:path>
          <draw:path draw:style-name="gr3" draw:text-style-name="P9" draw:layer="layout" svg:width="0.496cm" svg:height="0.436cm" svg:x="12.783cm" svg:y="7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289cm" svg:y="7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9" draw:layer="layout" svg:width="0.212cm" svg:height="0.659cm" svg:x="14.015cm" svg:y="7.758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3" draw:text-style-name="P9" draw:layer="layout" svg:width="0.324cm" svg:height="0.453cm" svg:x="14.288cm" svg:y="7.975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409cm" svg:height="0.677cm" svg:x="15.341cm" svg:y="7.76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9" draw:layer="layout" svg:width="0.77cm" svg:height="0.984cm" svg:x="15.863cm" svg:y="7.514cm" svg:viewBox="0 0 771 985" svg:d="M311 882l-172-383c-7-15-14-15-16-15 0 0-7 0-15 6l-95 72c-13 9-13 13-13 16 0 4 2 11 9 11s25-14 34-23c6-4 22-15 31-22l195 425c7 16 13 16 22 16 14 0 16-4 25-18l448-927c7-15 7-18 7-20 0-11-9-20-21-20-9 0-15 4-22 20z">
            <text:p/>
          </draw:path>
          <draw:polygon draw:style-name="gr3" draw:text-style-name="P9" draw:layer="layout" svg:width="0.494cm" svg:height="0.042cm" svg:x="16.611cm" svg:y="7.514cm" svg:viewBox="0 0 495 43" draw:points="246,43 0,43 0,0 495,0 495,43">
            <text:p/>
          </draw:polygon>
          <draw:path draw:style-name="gr3" draw:text-style-name="P9" draw:layer="layout" svg:width="0.393cm" svg:height="0.657cm" svg:x="16.66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492cm" svg:height="0.447cm" svg:x="17.133cm" svg:y="7.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9" draw:layer="layout" svg:width="0.655cm" svg:height="0.657cm" svg:x="17.939cm" svg:y="7.8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18.918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77cm" svg:height="0.984cm" svg:x="19.433cm" svg:y="7.514cm" svg:viewBox="0 0 771 985" svg:d="M311 882l-172-383c-7-15-14-15-16-15 0 0-7 0-15 6l-95 72c-13 9-13 13-13 16 0 4 2 11 9 11s25-14 34-23c6-4 22-15 31-22l195 425c7 16 13 16 22 16 14 0 16-4 25-18l448-927c7-15 7-18 7-20 0-11-9-20-21-20-9 0-15 4-22 20z">
            <text:p/>
          </draw:path>
          <draw:polygon draw:style-name="gr3" draw:text-style-name="P9" draw:layer="layout" svg:width="0.494cm" svg:height="0.042cm" svg:x="20.181cm" svg:y="7.514cm" svg:viewBox="0 0 495 43" draw:points="246,43 0,43 0,0 495,0 495,43">
            <text:p/>
          </draw:polygon>
          <draw:path draw:style-name="gr3" draw:text-style-name="P9" draw:layer="layout" svg:width="0.393cm" svg:height="0.657cm" svg:x="20.23cm" svg:y="7.7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9" draw:layer="layout" svg:width="0.456cm" svg:height="0.637cm" svg:x="20.701cm" svg:y="7.98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9-63 152-27 34-65 63-110 63-13 0-58-5-73-43 15 0 26 0 40-11 11-9 20-22 20-40 0-31-27-36-36-36-22 0-56 16-56 65s45 85 105 85c103 0 204-89 231-201z">
            <text:p/>
          </draw:path>
          <draw:path draw:style-name="gr3" draw:text-style-name="P9" draw:layer="layout" svg:width="0.602cm" svg:height="0.042cm" svg:x="21.491cm" svg:y="8.15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22.434cm" svg:y="7.76cm" svg:viewBox="0 0 410 678" svg:d="M90 334v-25c0-249 123-284 172-284 25 0 65 6 87 40-15 0-53 0-53 42 0 32 22 47 44 47 16 0 45-8 45-47 0-60-42-107-125-107-126 0-260 128-260 345 0 264 114 333 206 333 110 0 204-91 204-221 0-126-87-222-197-222-67 0-103 52-123 99zM206 652c-63 0-92-61-96-74-18-47-18-126-18-144 0-76 31-177 121-177 15 0 60 0 92 63 18 36 18 87 18 134 0 48 0 97-18 133-29 60-77 65-99 65z">
            <text:p/>
          </draw:path>
          <draw:path draw:style-name="gr3" draw:text-style-name="P9" draw:layer="layout" svg:width="0.655cm" svg:height="0.232cm" svg:x="23.214cm" svg:y="8.0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7cm" svg:x="24.235cm" svg:y="7.76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</draw:g>
        <draw:g xml:id="id126" draw:id="id126">
          <svg:title>TexMaths</svg:title>
          <svg:desc>28§display§\text {Equation of the normal is }\ \ 4\sqrt{2}x - 6\sqrt{2}y + 5 = 0§svg§600§FALSE§</svg:desc>
          <draw:polygon draw:style-name="gr2" draw:text-style-name="P8" draw:layer="layout" svg:width="21.304cm" svg:height="1.004cm" svg:x="3.385cm" svg:y="8.968cm" svg:viewBox="0 0 21305 1005" draw:points="10651,1005 0,1005 0,0 21305,0 21305,1005">
            <text:p/>
          </draw:polygon>
          <draw:path draw:style-name="gr3" draw:text-style-name="P9" draw:layer="layout" svg:width="0.611cm" svg:height="0.67cm" svg:x="3.367cm" svg:y="9.152cm" svg:viewBox="0 0 612 671" svg:d="M101 593c0 36 0 47-76 47h-25v31h569l43-255h-25c-25 152-47 224-217 224h-133c-44 0-47-7-47-40v-262h88c96 0 107 31 107 114h25v-260h-25c0 83-11 115-107 115h-88v-238c0-31 3-38 47-38h128c152 0 179 54 195 190h25l-29-221h-556v31h25c76 0 76 12 76 45z">
            <text:p/>
          </draw:path>
          <draw:path draw:style-name="gr3" draw:text-style-name="P9" draw:layer="layout" svg:width="0.487cm" svg:height="0.625cm" svg:x="4.039cm" svg:y="9.384cm" svg:viewBox="0 0 488 626" svg:d="M343 376v177c0 44-11 44-79 44v29c34 0 85-2 112-2s76 2 112 2v-29c-67 0-78 0-78-44v-553h-22l-36 89c-14-26-54-89-132-89-117 0-220 96-220 224 0 123 96 223 211 223 69 0 109-42 132-71zM345 163v139c0 31-18 58-40 83-12 13-43 40-90 40-72 0-132-87-132-201 0-117 69-199 141-199 78 0 121 85 121 138z">
            <text:p/>
          </draw:path>
          <draw:path draw:style-name="gr3" draw:text-style-name="P9" draw:layer="layout" svg:width="0.496cm" svg:height="0.446cm" svg:x="4.556cm" svg:y="9.384cm" svg:viewBox="0 0 497 447" svg:d="M354 358v89l143-11v-31c-69 0-76-7-76-54v-351l-145 11v32c69 0 76 6 76 53v177c0 85-47 152-119 152-83 0-87-45-87-96v-329l-146 11v32c76 0 76 2 76 89v148c0 78 0 167 152 167 54 0 99-26 126-89z">
            <text:p/>
          </draw:path>
          <draw:path draw:style-name="gr3" draw:text-style-name="P9" draw:layer="layout" svg:width="0.445cm" svg:height="0.453cm" svg:x="5.112cm" svg:y="9.38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308cm" svg:height="0.617cm" svg:x="5.582cm" svg:y="9.214cm" svg:viewBox="0 0 309 618" svg:d="M152 213h141v-32h-141v-181h-24c0 81-32 186-128 190v23h85v270c0 123 92 135 128 135 69 0 96-70 96-135v-56h-25v56c0 72-29 110-64 110-68 0-68-90-68-108z">
            <text:p/>
          </draw:path>
          <draw:path draw:style-name="gr3" draw:text-style-name="P9" draw:layer="layout" svg:width="0.212cm" svg:height="0.659cm" svg:x="5.979cm" svg:y="9.16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438cm" svg:height="0.453cm" svg:x="6.248cm" svg:y="9.38cm" svg:viewBox="0 0 439 454" svg:d="M439 230c0-125-101-230-219-230-124 0-220 107-220 230 0 128 103 224 220 224 118 0 219-98 219-224zM220 430c-43 0-86-23-112-68-25-42-25-102-25-138 0-38 0-92 22-137 27-44 74-65 115-65 42 0 85 21 112 63 24 43 24 101 24 139 0 36 0 89-22 132-20 44-65 74-114 74z">
            <text:p/>
          </draw:path>
          <draw:path draw:style-name="gr3" draw:text-style-name="P9" draw:layer="layout" svg:width="0.496cm" svg:height="0.435cm" svg:x="6.743cm" svg:y="9.384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7.614cm" svg:y="9.38cm" svg:viewBox="0 0 439 454" svg:d="M439 230c0-125-101-230-219-230-124 0-220 107-220 230 0 128 103 224 220 224 118 0 219-98 219-224zM220 430c-43 0-86-23-112-68-25-42-25-102-25-138 0-38 0-92 22-137 27-44 74-65 115-65 42 0 85 21 112 63 24 43 24 101 24 139 0 36 0 89-22 132-20 44-65 74-114 74z">
            <text:p/>
          </draw:path>
          <draw:path draw:style-name="gr3" draw:text-style-name="P9" draw:layer="layout" svg:width="0.319cm" svg:height="0.695cm" svg:x="8.111cm" svg:y="9.127cm" svg:viewBox="0 0 320 696" svg:d="M141 271v-114c0-88 47-135 92-135 2 0 16 0 31 7-11 5-29 16-29 40 0 23 16 43 43 43 29 0 42-20 42-43 0-35-36-69-87-69-69 0-155 51-155 157v114h-78v29h78v320c0 44-11 44-78 44v32c40-2 85-5 114-5 41 0 85 0 126 5v-32h-20c-74 0-77-11-77-46v-318h115v-29z">
            <text:p/>
          </draw:path>
          <draw:path draw:style-name="gr3" draw:text-style-name="P9" draw:layer="layout" svg:width="0.308cm" svg:height="0.617cm" svg:x="8.725cm" svg:y="9.214cm" svg:viewBox="0 0 309 618" svg:d="M152 213h141v-32h-141v-181h-24c0 81-32 186-128 190v23h85v270c0 123 92 135 128 135 69 0 96-70 96-135v-56h-25v56c0 72-29 110-64 110-68 0-68-90-68-108z">
            <text:p/>
          </draw:path>
          <draw:path draw:style-name="gr3" draw:text-style-name="P9" draw:layer="layout" svg:width="0.496cm" svg:height="0.684cm" svg:x="9.122cm" svg:y="9.138cm" svg:viewBox="0 0 497 685" svg:d="M76 609c0 44-9 44-76 44v32c34-3 85-3 112-3 25 0 76 0 110 3v-32c-65 0-76 0-76-44v-182c0-103 69-156 132-156 62 0 74 53 74 109v229c0 44-12 44-76 44v32c33-3 85-3 112-3 24 0 76 0 109 3v-32c-51 0-76 0-76-29v-188c0-85 0-116-31-152-14-16-47-36-103-36-85 0-128 61-144 97v-345l-143 11v32c69 0 76 6 76 53z">
            <text:p/>
          </draw:path>
          <draw:path draw:style-name="gr3" draw:text-style-name="P9" draw:layer="layout" svg:width="0.382cm" svg:height="0.453cm" svg:x="9.664cm" svg:y="9.38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9" draw:layer="layout" svg:width="0.496cm" svg:height="0.435cm" svg:x="10.434cm" svg:y="9.384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9" draw:layer="layout" svg:width="0.438cm" svg:height="0.453cm" svg:x="10.976cm" svg:y="9.38cm" svg:viewBox="0 0 439 454" svg:d="M439 230c0-125-101-230-219-230-124 0-220 107-220 230 0 128 103 224 220 224 118 0 219-98 219-224zM220 430c-43 0-86-23-112-68-25-42-25-102-25-138 0-38 0-92 22-137 27-44 74-65 115-65 42 0 85 21 109 63 27 43 27 101 27 139 0 36 0 89-22 132-20 44-65 74-114 74z">
            <text:p/>
          </draw:path>
          <draw:path draw:style-name="gr3" draw:text-style-name="P9" draw:layer="layout" svg:width="0.333cm" svg:height="0.435cm" svg:x="11.469cm" svg:y="9.384cm" svg:viewBox="0 0 334 436" svg:d="M137 110v-110l-137 11v32c69 0 76 6 76 53v266c0 43-9 43-76 43v31c38 0 85-2 112-2 40 0 87 0 128 2v-31h-23c-71 0-74-9-74-45v-152c0-98 41-186 117-186 7 0 9 0 11 0-4 3-22 14-22 38 0 29 20 43 42 43 18 0 43-11 43-43 0-31-32-60-74-60-72 0-108 67-123 110z">
            <text:p/>
          </draw:path>
          <draw:path draw:style-name="gr3" draw:text-style-name="P9" draw:layer="layout" svg:width="0.77cm" svg:height="0.435cm" svg:x="11.857cm" svg:y="9.384cm" svg:viewBox="0 0 771 436" svg:d="M76 96v266c0 43-11 43-76 43v31c34 0 85-2 112-2 25 0 76 2 110 2v-31c-65 0-76 0-76-43v-183c0-103 69-157 132-157 62 0 74 54 74 110v230c0 43-12 43-79 43v31c36 0 85-2 112-2s79 2 112 2v-31c-67 0-78 0-78-43v-183c0-103 72-157 134-157 63 0 72 54 72 110v230c0 43-9 43-76 43v31c33 0 85-2 112-2 24 0 76 2 110 2v-31c-52 0-77 0-77-29v-188c0-85 0-116-31-152-13-16-47-36-103-36-83 0-128 58-143 96-14-85-88-96-133-96-71 0-118 43-145 103v-103l-139 11v32c69 0 76 6 76 53z">
            <text:p/>
          </draw:path>
          <draw:path draw:style-name="gr3" draw:text-style-name="P9" draw:layer="layout" svg:width="0.445cm" svg:height="0.453cm" svg:x="12.688cm" svg:y="9.38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9" draw:layer="layout" svg:width="0.221cm" svg:height="0.684cm" svg:x="13.172cm" svg:y="9.138cm" svg:viewBox="0 0 222 685" svg:d="M143 0l-143 11v32c69 0 78 6 78 53v513c0 44-11 44-78 44v32c34-3 85-3 110-3 24 0 74 0 112 3v-32c-67 0-79 0-79-44z">
            <text:p/>
          </draw:path>
          <draw:path draw:style-name="gr3" draw:text-style-name="P9" draw:layer="layout" svg:width="0.212cm" svg:height="0.659cm" svg:x="13.772cm" svg:y="9.16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9" draw:layer="layout" svg:width="0.324cm" svg:height="0.453cm" svg:x="14.045cm" svg:y="9.38cm" svg:viewBox="0 0 325 454" svg:d="M172 251c23 4 104 20 104 91 0 50-34 90-112 90-83 0-119-56-137-141-2-11-5-16-14-16-13 0-13 7-13 25v130c0 17 0 24 11 24 5 0 7-2 25-20 2-2 2-4 20-22 43 40 87 42 108 42 114 0 161-67 161-139 0-51-32-80-43-94-33-31-71-38-112-46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9" draw:layer="layout" svg:width="0.438cm" svg:height="0.666cm" svg:x="15.414cm" svg:y="9.154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9" draw:layer="layout" svg:width="0.77cm" svg:height="0.983cm" svg:x="15.949cm" svg:y="8.919cm" svg:viewBox="0 0 771 984" svg:d="M311 882l-172-383c-7-16-14-16-16-16 0 0-7 0-15 7l-95 72c-13 9-13 13-13 15 0 5 2 11 9 11s25-13 34-22c6-4 22-16 31-22l195 425c7 15 13 15 22 15 14 0 16-4 25-17l448-927c7-15 7-18 7-20 0-11-9-20-21-20-9 0-15 4-22 20z">
            <text:p/>
          </draw:path>
          <draw:polygon draw:style-name="gr3" draw:text-style-name="P9" draw:layer="layout" svg:width="0.494cm" svg:height="0.042cm" svg:x="16.697cm" svg:y="8.919cm" svg:viewBox="0 0 495 43" draw:points="246,43 0,43 0,0 495,0 495,43">
            <text:p/>
          </draw:polygon>
          <draw:path draw:style-name="gr3" draw:text-style-name="P9" draw:layer="layout" svg:width="0.393cm" svg:height="0.657cm" svg:x="16.747cm" svg:y="9.16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9" draw:layer="layout" svg:width="0.492cm" svg:height="0.446cm" svg:x="17.217cm" svg:y="9.384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9" draw:layer="layout" svg:width="0.602cm" svg:height="0.042cm" svg:x="18.053cm" svg:y="9.554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7cm" svg:x="18.996cm" svg:y="9.165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4 65-99 65z">
            <text:p/>
          </draw:path>
          <draw:path draw:style-name="gr3" draw:text-style-name="P9" draw:layer="layout" svg:width="0.77cm" svg:height="0.983cm" svg:x="19.518cm" svg:y="8.919cm" svg:viewBox="0 0 771 984" svg:d="M311 882l-172-383c-7-16-14-16-16-16 0 0-7 0-15 7l-95 72c-13 9-13 13-13 15 0 5 2 11 9 11s25-13 34-22c6-4 22-16 33-22l193 425c7 15 13 15 22 15 14 0 16-4 25-17l448-927c7-15 7-18 7-20 0-11-9-20-21-20-9 0-15 4-22 20z">
            <text:p/>
          </draw:path>
          <draw:polygon draw:style-name="gr3" draw:text-style-name="P9" draw:layer="layout" svg:width="0.494cm" svg:height="0.042cm" svg:x="20.268cm" svg:y="8.919cm" svg:viewBox="0 0 495 43" draw:points="246,43 0,43 0,0 495,0 495,43">
            <text:p/>
          </draw:polygon>
          <draw:path draw:style-name="gr3" draw:text-style-name="P9" draw:layer="layout" svg:width="0.393cm" svg:height="0.657cm" svg:x="20.317cm" svg:y="9.16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3 88-7 9-71 9-92 9z">
            <text:p/>
          </draw:path>
          <draw:path draw:style-name="gr3" draw:text-style-name="P9" draw:layer="layout" svg:width="0.454cm" svg:height="0.637cm" svg:x="20.788cm" svg:y="9.384cm" svg:viewBox="0 0 455 638" svg:d="M452 60c3-13 3-15 3-22 0-18-14-27-27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3-110 63-13 0-58-5-73-43 15 0 26 0 40-11 11-9 20-23 20-40 0-32-27-36-36-36-22 0-56 15-56 65 0 49 45 85 105 85 103 0 204-90 231-202z">
            <text:p/>
          </draw:path>
          <draw:path draw:style-name="gr3" draw:text-style-name="P9" draw:layer="layout" svg:width="0.655cm" svg:height="0.657cm" svg:x="21.551cm" svg:y="9.24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9" draw:layer="layout" svg:width="0.393cm" svg:height="0.677cm" svg:x="22.528cm" svg:y="9.165cm" svg:viewBox="0 0 394 678" svg:d="M394 459c0-117-80-217-188-217-47 0-90 15-125 51v-192c20 6 53 13 85 13 121 0 190-89 190-103 0-7-2-11-9-11-2 0-4 0-9 2-20 9-67 29-134 29-40 0-85-6-132-27-7-4-9-4-12-4-8 0-8 9-8 25v290c0 18 0 27 13 27 7 0 9-2 11-9 11-15 49-69 128-69 51 0 78 45 85 63 16 38 18 76 18 125 0 33 0 94-25 134-22 38-60 65-105 65-72 0-128-51-146-110 3 0 7 0 18 0 32 0 50-24 50-47 0-24-18-49-50-49-15 0-49 7-49 54 0 83 69 179 179 179 114 0 215-94 215-219z">
            <text:p/>
          </draw:path>
          <draw:path draw:style-name="gr3" draw:text-style-name="P9" draw:layer="layout" svg:width="0.655cm" svg:height="0.232cm" svg:x="23.301cm" svg:y="9.4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24.322cm" svg:y="9.165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9 18 117 114 9 56 9 130 9 193 0 74 0 141-11 203-14 94-70 126-115 126z">
            <text:p/>
          </draw:path>
        </draw:g>
        <draw:g xml:id="id128" draw:id="id128">
          <svg:title>TexMaths</svg:title>
          <svg:desc>28§display§y = x^3 - 6x^2 + x + 3§svg§600§FALSE§</svg:desc>
          <draw:polygon draw:style-name="gr2" draw:text-style-name="P8" draw:layer="layout" svg:width="8.853cm" svg:height="0.97cm" svg:x="3.81cm" svg:y="12.062cm" svg:viewBox="0 0 8854 971" draw:points="4426,971 0,971 0,0 8854,0 8854,971">
            <text:p/>
          </draw:polygon>
          <draw:path draw:style-name="gr3" draw:text-style-name="P9" draw:layer="layout" svg:width="0.456cm" svg:height="0.638cm" svg:x="3.79cm" svg:y="12.441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55cm" svg:height="0.232cm" svg:x="4.608cm" svg:y="12.51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5.62cm" svg:y="12.44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17cm" svg:height="0.472cm" svg:x="6.191cm" svg:y="12.013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9" draw:layer="layout" svg:width="0.601cm" svg:height="0.042cm" svg:x="6.894cm" svg:y="12.612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8cm" svg:x="7.837cm" svg:y="12.221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30 61-77 65-99 65z">
            <text:p/>
          </draw:path>
          <draw:path draw:style-name="gr3" draw:text-style-name="P9" draw:layer="layout" svg:width="0.492cm" svg:height="0.447cm" svg:x="8.317cm" svg:y="12.44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306cm" svg:height="0.459cm" svg:x="8.894cm" svg:y="12.01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9.566cm" svg:y="12.302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92cm" svg:height="0.447cm" svg:x="10.525cm" svg:y="12.44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655cm" svg:height="0.658cm" svg:x="11.331cm" svg:y="12.302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09cm" svg:height="0.678cm" svg:x="12.301cm" svg:y="12.22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29" draw:id="id129">
          <svg:title>TexMaths</svg:title>
          <svg:desc>28§display§\text { where the tangents are parallel }§svg§600§FALSE§</svg:desc>
          <draw:polygon draw:style-name="gr2" draw:text-style-name="P8" draw:layer="layout" svg:width="13.205cm" svg:height="0.788cm" svg:x="13.123cm" svg:y="12.163cm" svg:viewBox="0 0 13206 789" draw:points="6603,789 0,789 0,0 13206,0 13206,789">
            <text:p/>
          </draw:polygon>
          <draw:path draw:style-name="gr3" draw:text-style-name="P9" draw:layer="layout" svg:width="0.675cm" svg:height="0.436cm" svg:x="13.092cm" svg:y="12.374cm" svg:viewBox="0 0 676 437" svg:d="M594 94c17-49 49-63 82-63v-31c-22 2-51 2-71 2-29 0-74-2-92-2v31c36 0 56 18 56 47 0 7 0 7-5 21l-89 253-99-276c-2-11-4-13-4-18 0-27 38-27 58-27v-31c-29 0-78 2-103 2-29 0-58 0-87-2v31c36 0 51 3 62 14 5 7 16 36 23 56l-85 238-94-263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496cm" svg:height="0.685cm" svg:x="13.815cm" svg:y="12.114cm" svg:viewBox="0 0 497 686" svg:d="M76 610c0 45-9 45-76 45v31c34-2 85-2 112-2 25 0 76 0 110 2v-31c-65 0-76 0-76-45v-182c0-103 69-157 132-157 62 0 74 54 74 110v229c0 45-12 45-76 45v31c33-2 85-2 111-2 25 0 77 0 110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14.3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33cm" svg:height="0.436cm" svg:x="14.797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5.182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1cm" svg:height="0.618cm" svg:x="15.939cm" svg:y="12.192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9" draw:layer="layout" svg:width="0.496cm" svg:height="0.685cm" svg:x="16.333cm" svg:y="12.114cm" svg:viewBox="0 0 497 686" svg:d="M76 610c0 45-9 45-76 45v31c34-2 85-2 112-2 25 0 76 0 110 2v-31c-65 0-76 0-76-45v-182c0-103 69-157 132-157 62 0 74 54 74 110v229c0 45-12 45-76 45v31c33-2 85-2 111-2 25 0 77 0 110 2v-31c-51 0-76 0-76-30v-188c0-85 0-116-31-152-14-16-47-36-103-36-85 0-128 60-144 96v-345l-143 11v32c69 0 76 6 76 53z">
            <text:p/>
          </draw:path>
          <draw:path draw:style-name="gr3" draw:text-style-name="P9" draw:layer="layout" svg:width="0.382cm" svg:height="0.454cm" svg:x="16.877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08cm" svg:height="0.618cm" svg:x="17.632cm" svg:y="12.192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45cm" svg:height="0.454cm" svg:x="18.038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8.521cm" svg:y="12.363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19.063cm" svg:y="12.35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9" draw:layer="layout" svg:width="0.382cm" svg:height="0.454cm" svg:x="19.55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19.997cm" svg:y="12.363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20.504cm" svg:y="12.192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324cm" svg:height="0.454cm" svg:x="20.9cm" svg:y="12.356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45cm" svg:height="0.454cm" svg:x="21.624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33cm" svg:height="0.436cm" svg:x="22.103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22.488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87cm" svg:height="0.627cm" svg:x="23.254cm" svg:y="12.363cm" svg:viewBox="0 0 488 628" svg:d="M143 65v-65l-143 11v32c69 0 76 4 76 49v462c0 45-9 45-76 45v29c34 0 85-3 110-3 27 0 78 3 112 3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45cm" svg:height="0.454cm" svg:x="23.814cm" svg:y="12.35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33cm" svg:height="0.436cm" svg:x="24.291cm" svg:y="12.36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24.692cm" svg:y="12.35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221cm" svg:height="0.685cm" svg:x="25.174cm" svg:y="12.114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21cm" svg:height="0.685cm" svg:x="25.447cm" svg:y="12.114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25.716cm" svg:y="12.3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221cm" svg:height="0.685cm" svg:x="26.159cm" svg:y="12.114cm" svg:viewBox="0 0 222 686" svg:d="M143 0l-143 11v32c69 0 78 6 78 53v514c0 45-11 45-78 45v31c34-2 85-2 110-2 24 0 74 0 112 2v-31c-67 0-79 0-79-45z">
            <text:p/>
          </draw:path>
        </draw:g>
        <draw:g xml:id="id130" draw:id="id130">
          <svg:title>TexMaths</svg:title>
          <svg:desc>28§display§\text {the line } y = x + 5§svg§600§FALSE§</svg:desc>
          <draw:polygon draw:style-name="gr2" draw:text-style-name="P8" draw:layer="layout" svg:width="7.495cm" svg:height="0.788cm" svg:x="3.924cm" svg:y="13.764cm" svg:viewBox="0 0 7496 789" draw:points="3748,789 0,789 0,0 7496,0 7496,789">
            <text:p/>
          </draw:polygon>
          <draw:path draw:style-name="gr3" draw:text-style-name="P9" draw:layer="layout" svg:width="0.31cm" svg:height="0.618cm" svg:x="3.893cm" svg:y="13.793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9" draw:layer="layout" svg:width="0.496cm" svg:height="0.685cm" svg:x="4.29cm" svg:y="13.715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9" draw:layer="layout" svg:width="0.382cm" svg:height="0.454cm" svg:x="4.832cm" svg:y="13.957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9" draw:layer="layout" svg:width="0.221cm" svg:height="0.685cm" svg:x="5.602cm" svg:y="13.715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1cm" svg:x="5.876cm" svg:y="13.74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9" draw:layer="layout" svg:width="0.496cm" svg:height="0.436cm" svg:x="6.149cm" svg:y="13.96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82cm" svg:height="0.454cm" svg:x="6.691cm" svg:y="13.957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9" draw:layer="layout" svg:width="0.456cm" svg:height="0.638cm" svg:x="7.457cm" svg:y="13.964cm" svg:viewBox="0 0 457 639" svg:d="M453 61c4-14 4-16 4-23 0-18-16-27-29-27-11 0-27 5-36 20-2 5-9 36-13 54-7 25-14 52-21 79l-44 179c-3 14-45 83-110 83-52 0-63-43-63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3 0 204-90 231-202z">
            <text:p/>
          </draw:path>
          <draw:path draw:style-name="gr3" draw:text-style-name="P9" draw:layer="layout" svg:width="0.655cm" svg:height="0.232cm" svg:x="8.275cm" svg:y="14.0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9.287cm" svg:y="13.9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655cm" svg:height="0.658cm" svg:x="10.096cm" svg:y="13.82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393cm" svg:height="0.678cm" svg:x="11.073cm" svg:y="13.742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9 18 77 18 126 0 34 0 94-25 135-22 38-60 65-105 65-72 0-128-52-146-110 3 0 7 0 18 0 32 0 50-25 50-47 0-25-18-50-50-50-15 0-49 7-49 54 0 83 69 179 179 179 114 0 215-94 215-219z">
            <text:p/>
          </draw:path>
        </draw:g>
        <draw:g xml:id="id124" draw:id="id124">
          <svg:title>TexMaths</svg:title>
          <svg:desc>24§display§[\ \text {multiplying through out by } 6\sqrt{2}\ ]§svg§600§FALSE§</svg:desc>
          <draw:polygon draw:style-name="gr2" draw:text-style-name="P8" draw:layer="layout" svg:width="12.751cm" svg:height="0.899cm" svg:x="14.443cm" svg:y="6.134cm" svg:viewBox="0 0 12752 900" draw:points="6376,900 0,900 0,0 12752,0 12752,900">
            <text:p/>
          </draw:polygon>
          <draw:polygon draw:style-name="gr3" draw:text-style-name="P9" draw:layer="layout" svg:width="0.116cm" svg:height="0.843cm" svg:x="14.501cm" svg:y="6.232cm" svg:viewBox="0 0 117 844" draw:points="117,844 117,811 35,811 35,35 117,35 117,0 0,0 0,844">
            <text:p/>
          </draw:polygon>
          <draw:path draw:style-name="gr3" draw:text-style-name="P9" draw:layer="layout" svg:width="0.659cm" svg:height="0.373cm" svg:x="14.944cm" svg:y="6.491cm" svg:viewBox="0 0 660 374" svg:d="M65 82v229c0 36-7 36-65 36v27c29 0 73-2 96-2 21 0 65 2 94 2v-27c-56 0-65 0-65-36v-158c0-88 59-134 113-134s63 46 63 94v198c0 36-9 36-67 36v27c31 0 73-2 96-2s67 2 96 2v-27c-57 0-67 0-67-36v-158c0-88 61-134 115-134 52 0 62 46 62 94v198c0 36-10 36-66 36v27c29 0 73-2 96-2 21 0 66 2 94 2v-27c-44 0-65 0-65-25v-161c0-73 0-100-27-130-11-14-40-31-88-31-71 0-109 50-123 82-11-72-75-82-113-82-62 0-102 36-125 88v-88l-119 10v26c60 0 65 6 65 46z">
            <text:p/>
          </draw:path>
          <draw:path draw:style-name="gr3" draw:text-style-name="P9" draw:layer="layout" svg:width="0.425cm" svg:height="0.383cm" svg:x="15.622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189cm" svg:height="0.586cm" svg:x="16.092cm" svg:y="6.2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266cm" svg:height="0.528cm" svg:x="16.315cm" svg:y="6.34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9" draw:layer="layout" svg:width="0.181cm" svg:height="0.565cm" svg:x="16.655cm" svg:y="6.3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8cm" svg:height="0.536cm" svg:x="16.885cm" svg:y="6.491cm" svg:viewBox="0 0 419 537" svg:d="M123 56v-56l-123 10v26c60 0 65 4 65 43v395c0 38-7 38-65 38v25c29 0 73-2 94-2 23 0 67 2 96 2v-25c-56 0-65 0-65-38v-142-8c4 14 40 60 103 60 102 0 191-83 191-192 0-108-83-192-179-192-65 0-102 36-117 56zM125 278v-190c25-42 65-67 109-67 62 0 113 75 113 171 0 101-59 172-122 172-33 0-66-17-89-51-11-18-11-20-11-35z">
            <text:p/>
          </draw:path>
          <draw:path draw:style-name="gr3" draw:text-style-name="P9" draw:layer="layout" svg:width="0.189cm" svg:height="0.586cm" svg:x="17.357cm" svg:y="6.28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414cm" svg:height="0.536cm" svg:x="17.58cm" svg:y="6.5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6-48 107-96z">
            <text:p/>
          </draw:path>
          <draw:path draw:style-name="gr3" draw:text-style-name="P9" draw:layer="layout" svg:width="0.181cm" svg:height="0.565cm" svg:x="18.037cm" svg:y="6.30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69cm" svg:y="6.49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387cm" svg:height="0.557cm" svg:x="18.736cm" svg:y="6.4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264cm" svg:height="0.528cm" svg:x="19.431cm" svg:y="6.3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25cm" svg:height="0.586cm" svg:x="19.769cm" svg:y="6.2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285cm" svg:height="0.373cm" svg:x="20.235cm" svg:y="6.49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75cm" svg:height="0.388cm" svg:x="20.565cm" svg:y="6.4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0.99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387cm" svg:height="0.557cm" svg:x="21.456cm" svg:y="6.481cm" svg:viewBox="0 0 388 558" svg:d="M165 238c-75 0-75-85-75-104 0-23 2-50 14-71 7-11 27-34 61-34 73 0 73 84 73 103 0 23 0 50-13 71-8 12-27 35-60 35zM65 270c0-3 0-23 16-40 32 25 67 27 84 27 79 0 136-58 136-123 0-32-13-63-34-82 31-29 61-33 77-33 2 0 5 0 7 0-9 4-13 14-13 23 0 16 11 25 25 25 8 0 25-6 25-25 0-15-12-42-44-42-18 0-54 6-91 40-34-28-71-30-88-30-79 0-138 57-138 122 0 39 19 69 40 89-11 11-27 40-27 69 0 26 12 59 39 74-52 16-79 52-79 87 0 59 84 107 188 107 100 0 188-44 188-109 0-31-13-73-55-98-46-23-94-23-146-23-21 0-58 0-64 0-27-4-46-31-46-58zM188 537c-86 0-144-42-144-86 0-41 33-71 69-73h50c73 0 169 0 169 73 0 44-61 86-144 86z">
            <text:p/>
          </draw:path>
          <draw:path draw:style-name="gr3" draw:text-style-name="P9" draw:layer="layout" svg:width="0.425cm" svg:height="0.586cm" svg:x="21.881cm" svg:y="6.28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9" draw:layer="layout" svg:width="0.375cm" svg:height="0.388cm" svg:x="22.627cm" svg:y="6.48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83cm" svg:x="23.052cm" svg:y="6.49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9" draw:layer="layout" svg:width="0.264cm" svg:height="0.528cm" svg:x="23.511cm" svg:y="6.34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9" draw:layer="layout" svg:width="0.418cm" svg:height="0.596cm" svg:x="24.127cm" svg:y="6.28cm" svg:viewBox="0 0 419 597" svg:d="M123 269v-269l-123 10v26c60 0 65 6 65 46v505h21c2-2 8-13 31-52 14 19 48 62 111 62 102 0 191-83 191-192 0-108-85-192-181-192-65 0-102 40-115 56zM125 491v-175c0-17 0-17 9-30 33-48 79-54 100-54 39 0 69 21 89 54 23 34 24 82 24 117 0 32-1 82-26 121-18 25-50 53-96 53-37 0-68-21-89-51-11-18-11-20-11-35z">
            <text:p/>
          </draw:path>
          <draw:path draw:style-name="gr3" draw:text-style-name="P9" draw:layer="layout" svg:width="0.414cm" svg:height="0.536cm" svg:x="24.565cm" svg:y="6.501cm" svg:viewBox="0 0 415 537" svg:d="M336 81c21-54 65-54 79-54v-27c-20 2-44 2-64 2-15 0-55-2-75-2v27c27 0 41 15 41 36 0 8 0 10-6 19l-84 210-95-229c-3-7-5-11-5-15 0-21 32-21 48-21v-27c-23 0-79 2-92 2-23 0-58 0-83-2v27c40 0 58 0 69 29l127 308c-4 12-16 39-21 50-19 46-43 106-96 106-6 0-25 0-41-16 27-3 33-23 33-36 0-21-15-35-35-35-17 0-36 10-36 37 0 38 36 67 79 67 52 0 88-48 107-96z">
            <text:p/>
          </draw:path>
          <draw:path draw:style-name="gr3" draw:text-style-name="P9" draw:layer="layout" svg:width="0.35cm" svg:height="0.58cm" svg:x="25.309cm" svg:y="6.303cm" svg:viewBox="0 0 351 581" svg:d="M77 286v-21c0-213 105-244 148-244 21 0 55 6 74 35-13 0-46 0-46 36 0 27 20 40 39 40 13 0 38-7 38-40 0-52-36-92-107-92-108 0-223 109-223 295 0 227 98 286 177 286 94 0 174-78 174-190 0-107-75-190-169-190-57 0-88 45-105 85zM177 558c-52 0-79-52-83-63-15-40-15-108-15-123 0-65 27-151 103-151 14 0 52 0 79 53 15 31 15 75 15 115 0 41 0 83-15 114-25 51-65 55-84 55z">
            <text:p/>
          </draw:path>
          <draw:path draw:style-name="gr3" draw:text-style-name="P9" draw:layer="layout" svg:width="0.659cm" svg:height="0.843cm" svg:x="25.757cm" svg:y="6.092cm" svg:viewBox="0 0 660 844" svg:d="M267 756l-148-328c-6-14-11-14-13-14 0 0-6 0-14 6l-80 61c-12 8-12 12-12 14 0 4 2 9 8 9 5 0 21-11 28-19 6-4 20-13 27-19l167 365c6 13 12 13 20 13 11 0 13-4 21-15l384-794c5-14 5-16 5-18 0-9-7-17-17-17-8 0-13 4-19 17z">
            <text:p/>
          </draw:path>
          <draw:polygon draw:style-name="gr3" draw:text-style-name="P9" draw:layer="layout" svg:width="0.423cm" svg:height="0.035cm" svg:x="26.398cm" svg:y="6.092cm" svg:viewBox="0 0 424 36" draw:points="211,36 0,36 0,0 424,0 424,36">
            <text:p/>
          </draw:polygon>
          <draw:path draw:style-name="gr3" draw:text-style-name="P9" draw:layer="layout" svg:width="0.337cm" svg:height="0.563cm" svg:x="26.44cm" svg:y="6.303cm" svg:viewBox="0 0 338 564" svg:d="M65 499l91-89c132-117 182-161 182-245 0-98-75-165-179-165-96 0-159 79-159 153 0 46 42 46 44 46 16 0 44-9 44-44 0-21-15-44-44-44-8 0-8 0-11 2 19-55 65-86 115-86 77 0 113 67 113 138 0 67-42 134-88 186l-163 180c-10 10-10 12-10 33h315l23-148h-21c-4 25-10 64-18 75-7 8-63 8-80 8z">
            <text:p/>
          </draw:path>
          <draw:polygon draw:style-name="gr3" draw:text-style-name="P9" draw:layer="layout" svg:width="0.116cm" svg:height="0.843cm" svg:x="27.12cm" svg:y="6.232cm" svg:viewBox="0 0 117 844" draw:points="117,0 0,0 0,35 83,35 83,811 0,811 0,844 117,84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1+width/2;x" smil:keyTimes="0;1"/>
                  <anim:animate smil:dur="0.5s" smil:fill="hold" smil:targetElement="id1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width" smil:values="width*0.05;width" smil:keyTimes="0;1"/>
                  <anim:animate smil:dur="0.5s" smil:fill="hold" smil:targetElement="id127" anim:sub-item="text" smil:attributeName="height" smil:values="height;height" smil:keyTimes="0;1"/>
                  <anim:animate smil:dur="0.5s" smil:fill="hold" smil:targetElement="id127" anim:sub-item="text" smil:attributeName="x" smil:values="x-.2;x" smil:keyTimes="0;1"/>
                  <anim:animate smil:dur="0.5s" smil:fill="hold" smil:targetElement="id127" anim:sub-item="text" smil:attributeName="y" smil:values="y;y" smil:keyTimes="0;1"/>
                  <anim:transitionFilter smil:dur="0.5s" smil:targetElement="id12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9">
        <office:forms form:automatic-focus="false" form:apply-design-mode="false"/>
        <draw:frame presentation:style-name="pr15" draw:text-style-name="P16" draw:layer="layout" svg:width="26.4cm" svg:height="14.535cm" svg:x="0.8cm" svg:y="0.628cm" presentation:class="title" presentation:user-transformed="true">
          <draw:text-box>
            <text:p xml:id="id131" text:id="id131" text:style-name="P6"><text:span text:style-name="T10"><text:tab/></text:span><text:span text:style-name="T10"> <text:s text:c="13"/></text:span><text:span text:style-name="T31"><text:line-break/></text:span><text:span text:style-name="T4"><text:tab/></text:span><text:span text:style-name="T4"> <text:s text:c="3"/></text:span><text:span text:style-name="T32">Solution :</text:span><text:span text:style-name="T4"> Equation of the curve is </text:span><text:span text:style-name="T33"><text:line-break/></text:span><text:span text:style-name="T33"> <text:s/></text:span><text:span text:style-name="T34"><text:tab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<text:line-break/></text:span><text:span text:style-name="T35"><text:line-break/></text:span><text:span text:style-name="T35"><text:line-break/></text:span><text:span text:style-name="T35"><text:tab/></text:span><text:span text:style-name="T35"> <text:s/></text:span><text:span text:style-name="T35"><text:line-break/></text:span><text:span text:style-name="T35"><text:tab/></text:span><text:span text:style-name="T35"><text:line-break/></text:span><text:span text:style-name="T35"><text:tab/></text:span><text:span text:style-name="T35"> </text:span><text:span text:style-name="T35"><text:line-break/></text:span><text:span text:style-name="T35"><text:tab/></text:span><text:span text:style-name="T35"> <text:s text:c="2"/></text:span></text:p>
          </draw:text-box>
        </draw:frame>
        <draw:g xml:id="id132" draw:id="id132">
          <svg:title>TexMaths</svg:title>
          <svg:desc>28§display§y = x^3 - 6x^2 + x + 3§svg§600§FALSE§</svg:desc>
          <draw:polygon draw:style-name="gr2" draw:text-style-name="P8" draw:layer="layout" svg:width="8.853cm" svg:height="0.97cm" svg:x="7.61cm" svg:y="2.493cm" svg:viewBox="0 0 8854 971" draw:points="4426,971 0,971 0,0 8854,0 8854,971">
            <text:p/>
          </draw:polygon>
          <draw:path draw:style-name="gr3" draw:text-style-name="P9" draw:layer="layout" svg:width="0.456cm" svg:height="0.638cm" svg:x="7.59cm" svg:y="2.87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655cm" svg:height="0.232cm" svg:x="8.408cm" svg:y="2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7cm" svg:x="9.42cm" svg:y="2.87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17cm" svg:height="0.472cm" svg:x="9.991cm" svg:y="2.444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9" draw:layer="layout" svg:width="0.601cm" svg:height="0.042cm" svg:x="10.694cm" svg:y="3.043cm" svg:viewBox="0 0 602 43" svg:d="M569 43c16 0 33 0 33-23 0-20-17-20-33-20h-535c-16 0-34 0-34 20 0 23 18 23 34 23z">
            <text:p/>
          </draw:path>
          <draw:path draw:style-name="gr3" draw:text-style-name="P9" draw:layer="layout" svg:width="0.409cm" svg:height="0.678cm" svg:x="11.637cm" svg:y="2.652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30 61-77 65-99 65z">
            <text:p/>
          </draw:path>
          <draw:path draw:style-name="gr3" draw:text-style-name="P9" draw:layer="layout" svg:width="0.492cm" svg:height="0.447cm" svg:x="12.117cm" svg:y="2.87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306cm" svg:height="0.459cm" svg:x="12.694cm" svg:y="2.44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3.366cm" svg:y="2.73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92cm" svg:height="0.447cm" svg:x="14.325cm" svg:y="2.87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655cm" svg:height="0.658cm" svg:x="15.131cm" svg:y="2.73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09cm" svg:height="0.678cm" svg:x="16.101cm" svg:y="2.652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3" draw:id="id133">
          <svg:title>TexMaths</svg:title>
          <svg:desc>28§display§\text{Diff}. w. r. t.  x.§svg§600§FALSE§</svg:desc>
          <draw:polygon draw:style-name="gr2" draw:text-style-name="P8" draw:layer="layout" svg:width="4.849cm" svg:height="0.606cm" svg:x="7.584cm" svg:y="4.17cm" svg:viewBox="0 0 4850 607" draw:points="2426,607 0,607 0,0 4850,0 4850,607">
            <text:p/>
          </draw:polygon>
          <draw:path draw:style-name="gr3" draw:text-style-name="P9" draw:layer="layout" svg:width="0.662cm" svg:height="0.673cm" svg:x="7.568cm" svg:y="4.14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9" draw:layer="layout" svg:width="0.212cm" svg:height="0.66cm" svg:x="8.318cm" svg:y="4.1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8.585cm" svg:y="4.121cm" svg:viewBox="0 0 594 697" svg:d="M417 300h112v-29h-117v-114c0-90 49-135 92-135 5 0 18 0 34 7-12 5-29 16-29 40 0 23 15 43 42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9" draw:layer="layout" svg:width="0.107cm" svg:height="0.107cm" svg:x="9.219cm" svg:y="4.71cm" svg:viewBox="0 0 108 108" svg:d="M108 54c0-29-25-54-54-54s-54 25-54 54 25 54 54 54 54-25 54-54z">
            <text:p/>
          </draw:path>
          <draw:path draw:style-name="gr3" draw:text-style-name="P9" draw:layer="layout" svg:width="0.653cm" svg:height="0.447cm" svg:x="9.436cm" svg:y="4.38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9" draw:layer="layout" svg:width="0.107cm" svg:height="0.107cm" svg:x="10.223cm" svg:y="4.71cm" svg:viewBox="0 0 108 108" svg:d="M108 54c0-29-25-54-54-54s-54 25-54 54 25 54 54 54 54-25 54-54z">
            <text:p/>
          </draw:path>
          <draw:path draw:style-name="gr3" draw:text-style-name="P9" draw:layer="layout" svg:width="0.402cm" svg:height="0.447cm" svg:x="10.44cm" svg:y="4.38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9" draw:layer="layout" svg:width="0.107cm" svg:height="0.107cm" svg:x="10.912cm" svg:y="4.71cm" svg:viewBox="0 0 108 108" svg:d="M108 54c0-29-25-54-54-54s-54 25-54 54 25 54 54 54 54-25 54-54z">
            <text:p/>
          </draw:path>
          <draw:path draw:style-name="gr3" draw:text-style-name="P9" draw:layer="layout" svg:width="0.304cm" svg:height="0.629cm" svg:x="11.123cm" svg:y="4.199cm" svg:viewBox="0 0 305 630" svg:d="M181 224h95c17 0 29 0 29-20 0-11-12-11-29-11h-88c36-141 43-159 43-166 0-18-14-27-29-27-5 0-32 0-41 36l-38 157h-94c-20 0-29 0-29 18 0 13 9 13 27 13h87c-71 280-74 296-74 314 0 53 38 92 90 92 103 0 159-146 159-153 0-9-9-9-13-9-9 0-9 3-14 14-42 103-96 125-130 125-20 0-29-13-29-45 0-24 0-31 5-47z">
            <text:p/>
          </draw:path>
          <draw:path draw:style-name="gr3" draw:text-style-name="P9" draw:layer="layout" svg:width="0.107cm" svg:height="0.107cm" svg:x="11.542cm" svg:y="4.71cm" svg:viewBox="0 0 108 108" svg:d="M108 54c0-29-25-54-54-54s-54 25-54 54 25 54 54 54 54-25 54-54z">
            <text:p/>
          </draw:path>
          <draw:path draw:style-name="gr3" draw:text-style-name="P9" draw:layer="layout" svg:width="0.492cm" svg:height="0.447cm" svg:x="11.759cm" svg:y="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107cm" svg:height="0.107cm" svg:x="12.377cm" svg:y="4.71cm" svg:viewBox="0 0 108 108" svg:d="M108 54c0-29-25-54-54-54s-54 25-54 54 25 54 54 54 54-25 54-54z">
            <text:p/>
          </draw:path>
        </draw:g>
        <draw:g xml:id="id134" draw:id="id134">
          <svg:title>TexMaths</svg:title>
          <svg:desc>28§display§\frac{dy}{dx} = 3x^2 - 12x + 1§svg§600§FALSE§</svg:desc>
          <draw:polygon draw:style-name="gr2" draw:text-style-name="P8" draw:layer="layout" svg:width="8.266cm" svg:height="1.936cm" svg:x="7.459cm" svg:y="5.581cm" svg:viewBox="0 0 8267 1937" draw:points="4135,1937 0,1937 0,0 8267,0 8267,1937">
            <text:p/>
          </draw:polygon>
          <draw:path draw:style-name="gr3" draw:text-style-name="P9" draw:layer="layout" svg:width="0.469cm" svg:height="0.696cm" svg:x="7.473cm" svg:y="5.5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7.972cm" svg:y="5.7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7.41cm" svg:y="6.614cm" svg:viewBox="0 0 1077 43" draw:points="538,43 0,43 0,0 1077,0 1077,43">
            <text:p/>
          </draw:polygon>
          <draw:path draw:style-name="gr3" draw:text-style-name="P9" draw:layer="layout" svg:width="0.469cm" svg:height="0.696cm" svg:x="7.45cm" svg:y="6.8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7.95cm" svg:y="7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8.931cm" svg:y="6.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9.957cm" svg:y="6.22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9" draw:layer="layout" svg:width="0.492cm" svg:height="0.447cm" svg:x="10.436cm" svg:y="6.4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306cm" svg:height="0.458cm" svg:x="11.012cm" svg:y="6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9" draw:layer="layout" svg:width="0.602cm" svg:height="0.042cm" svg:x="11.711cm" svg:y="6.614cm" svg:viewBox="0 0 603 43" svg:d="M569 43c16 0 34 0 34-23 0-20-18-20-34-20h-535c-16 0-34 0-34 20 0 23 18 23 34 23z">
            <text:p/>
          </draw:path>
          <draw:path draw:style-name="gr3" draw:text-style-name="P9" draw:layer="layout" svg:width="0.326cm" svg:height="0.657cm" svg:x="12.701cm" svg:y="6.22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9" draw:layer="layout" svg:width="0.393cm" svg:height="0.657cm" svg:x="13.155cm" svg:y="6.2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13.626cm" svg:y="6.4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657cm" svg:x="14.434cm" svg:y="6.3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26cm" svg:height="0.657cm" svg:x="15.449cm" svg:y="6.226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37" draw:id="id137">
          <svg:title>TexMaths</svg:title>
          <svg:desc>28§display§\therefore \ \ \  \frac{dy}{dx} =  1§svg§600§FALSE§</svg:desc>
          <draw:polygon draw:style-name="gr2" draw:text-style-name="P8" draw:layer="layout" svg:width="4.852cm" svg:height="1.936cm" svg:x="11.633cm" svg:y="9.483cm" svg:viewBox="0 0 4853 1937" draw:points="2426,1937 0,1937 0,0 4853,0 4853,1937">
            <text:p/>
          </draw:polygon>
          <draw:path draw:style-name="gr3" draw:text-style-name="P9" draw:layer="layout" svg:width="0.597cm" svg:height="0.532cm" svg:x="11.613cm" svg:y="10.325cm" svg:viewBox="0 0 598 533" svg:d="M352 52c0-27-25-52-52-52-29 0-54 25-54 52 0 29 25 53 54 53 27 0 52-22 52-53zM598 479c0-27-22-51-51-51s-54 24-54 51c0 29 25 54 54 54s51-25 51-54zM105 479c0-27-24-51-53-51-27 0-52 24-52 51 0 29 25 54 52 54 29 0 53-25 53-54z">
            <text:p/>
          </draw:path>
          <draw:path draw:style-name="gr3" draw:text-style-name="P9" draw:layer="layout" svg:width="0.469cm" svg:height="0.696cm" svg:x="13.676cm" svg:y="9.43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14.178cm" svg:y="9.683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  <draw:polygon draw:style-name="gr3" draw:text-style-name="P9" draw:layer="layout" svg:width="1.077cm" svg:height="0.042cm" svg:x="13.616cm" svg:y="10.516cm" svg:viewBox="0 0 1078 43" draw:points="538,43 0,43 0,0 1078,0 1078,43">
            <text:p/>
          </draw:polygon>
          <draw:path draw:style-name="gr3" draw:text-style-name="P9" draw:layer="layout" svg:width="0.469cm" svg:height="0.696cm" svg:x="13.656cm" svg:y="10.77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14.156cm" svg:y="11.022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9" draw:layer="layout" svg:width="0.655cm" svg:height="0.232cm" svg:x="15.137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7cm" svg:x="16.208cm" svg:y="10.128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35" draw:id="id135">
          <svg:title>TexMaths</svg:title>
          <svg:desc>28§display§\text{Given that the tangent is parallel to } y = x + 5§svg§600§FALSE§</svg:desc>
          <draw:polygon draw:style-name="gr2" draw:text-style-name="P8" draw:layer="layout" svg:width="19.892cm" svg:height="0.8cm" svg:x="3.47cm" svg:y="8.27cm" svg:viewBox="0 0 19893 801" draw:points="9946,801 0,801 0,0 19893,0 19893,801">
            <text:p/>
          </draw:polygon>
          <draw:path draw:style-name="gr3" draw:text-style-name="P9" draw:layer="layout" svg:width="0.669cm" svg:height="0.717cm" svg:x="3.477cm" svg:y="8.221cm" svg:viewBox="0 0 670 718" svg:d="M531 635c11 22 51 61 63 61 9 0 9-7 9-23v-173c0-38 4-42 67-42v-32c-36 3-90 5-119 5-40 0-125 0-159-5v32h31c88 0 92 11 92 47v63c0 112-125 121-154 121-63 0-260-36-260-330 0-296 195-328 255-328 105 0 195 88 215 234 2 13 2 18 16 18 16 0 16-5 16-25v-233c0-18 0-25-12-25-4 0-6 0-15 11l-50 74c-31-31-85-85-183-85-184 0-343 157-343 359s159 359 345 359c72 0 152-25 186-83z">
            <text:p/>
          </draw:path>
          <draw:path draw:style-name="gr3" draw:text-style-name="P9" draw:layer="layout" svg:width="0.212cm" svg:height="0.661cm" svg:x="4.225cm" svg:y="8.2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83cm" svg:height="0.437cm" svg:x="4.485cm" svg:y="8.49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382cm" svg:height="0.454cm" svg:x="4.987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5.428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6.29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96cm" svg:height="0.686cm" svg:x="6.685cm" svg:y="8.232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445cm" svg:height="0.454cm" svg:x="7.242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7.711cm" svg:y="8.311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9" draw:layer="layout" svg:width="0.308cm" svg:height="0.618cm" svg:x="8.421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96cm" svg:height="0.686cm" svg:x="8.817cm" svg:y="8.232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9.359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08cm" svg:height="0.618cm" svg:x="10.117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45cm" svg:height="0.454cm" svg:x="10.522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11.004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1.548cm" svg:y="8.47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82cm" svg:height="0.454cm" svg:x="12.039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12.48cm" svg:y="8.481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1cm" svg:height="0.618cm" svg:x="12.986cm" svg:y="8.311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9" draw:layer="layout" svg:width="0.212cm" svg:height="0.661cm" svg:x="13.712cm" svg:y="8.2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324cm" svg:height="0.454cm" svg:x="13.985cm" svg:y="8.47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9" draw:layer="layout" svg:width="0.487cm" svg:height="0.627cm" svg:x="14.695cm" svg:y="8.4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9" draw:layer="layout" svg:width="0.445cm" svg:height="0.454cm" svg:x="15.258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33cm" svg:height="0.437cm" svg:x="15.735cm" svg:y="8.4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6.134cm" svg:y="8.475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6.618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6.891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82cm" svg:height="0.454cm" svg:x="17.16cm" svg:y="8.4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221cm" svg:height="0.686cm" svg:x="17.601cm" svg:y="8.23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08cm" svg:height="0.618cm" svg:x="18.19cm" svg:y="8.311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9" draw:layer="layout" svg:width="0.438cm" svg:height="0.454cm" svg:x="18.582cm" svg:y="8.47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456cm" svg:height="0.638cm" svg:x="19.402cm" svg:y="8.481cm" svg:viewBox="0 0 457 639" svg:d="M453 61c4-14 4-16 4-23 0-18-16-27-29-27-11 0-27 5-36 20-2 5-9 36-13 54-7 25-14 52-21 79l-44 179c-3 14-45 83-112 83-50 0-61-42-61-80 0-45 18-106 52-193 15-41 18-52 18-72 0-45-32-81-81-81-94 0-130 144-130 153s9 9 11 9c11 0 11-3 16-18 27-92 67-122 101-122 6 0 24 0 24 32 0 25-9 49-18 69-38 104-56 162-56 207 0 87 63 119 121 119 38 0 72-18 99-45-11 51-25 99-63 152-27 34-65 63-110 63-13 0-58-4-73-42 15 0 26 0 42-12 9-9 18-22 18-40 0-31-27-36-36-36-22 0-56 16-56 65 0 50 45 85 105 85 103 0 204-89 231-201z">
            <text:p/>
          </draw:path>
          <draw:path draw:style-name="gr3" draw:text-style-name="P9" draw:layer="layout" svg:width="0.655cm" svg:height="0.232cm" svg:x="20.22cm" svg:y="8.5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92cm" svg:height="0.448cm" svg:x="21.232cm" svg:y="8.481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9" draw:layer="layout" svg:width="0.655cm" svg:height="0.659cm" svg:x="22.041cm" svg:y="8.342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9" draw:layer="layout" svg:width="0.393cm" svg:height="0.679cm" svg:x="23.018cm" svg:y="8.259cm" svg:viewBox="0 0 394 680" svg:d="M394 460c0-117-80-218-188-218-47 0-90 16-125 52v-193c20 7 53 13 85 13 121 0 190-89 190-103 0-7-2-11-9-11-2 0-4 0-9 2-20 9-67 29-134 29-40 0-85-6-132-27-7-4-9-4-12-4-8 0-8 9-8 25v291c0 18 0 27 13 27 7 0 9-2 11-9 11-15 49-69 128-69 51 0 78 45 85 63 16 38 18 76 18 125 0 34 0 94-25 135-22 38-60 65-105 65-72 0-128-52-146-110 3 0 7 0 18 0 32 0 50-25 50-47 0-25-18-49-50-49-15 0-49 6-49 53 0 83 69 180 179 180 114 0 215-94 215-220z">
            <text:p/>
          </draw:path>
        </draw:g>
        <draw:g xml:id="id136" draw:id="id136">
          <svg:title>TexMaths</svg:title>
          <svg:desc>28§display§\text{whose slope is 1.}§svg§600§FALSE§</svg:desc>
          <draw:polygon draw:style-name="gr2" draw:text-style-name="P8" draw:layer="layout" svg:width="6.968cm" svg:height="0.776cm" svg:x="3.601cm" svg:y="10.27cm" svg:viewBox="0 0 6969 777" draw:points="3485,777 0,777 0,0 6969,0 6969,777">
            <text:p/>
          </draw:polygon>
          <draw:path draw:style-name="gr3" draw:text-style-name="P9" draw:layer="layout" svg:width="0.675cm" svg:height="0.436cm" svg:x="3.57cm" svg:y="10.481cm" svg:viewBox="0 0 676 437" svg:d="M593 94c18-49 50-63 83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9" draw:layer="layout" svg:width="0.496cm" svg:height="0.685cm" svg:x="4.293cm" svg:y="10.221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9" draw:layer="layout" svg:width="0.438cm" svg:height="0.454cm" svg:x="4.838cm" svg:y="10.463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9" draw:layer="layout" svg:width="0.324cm" svg:height="0.454cm" svg:x="5.335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82cm" svg:height="0.454cm" svg:x="5.718cm" svg:y="10.463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324cm" svg:height="0.454cm" svg:x="6.488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221cm" svg:height="0.685cm" svg:x="6.876cm" svg:y="10.221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38cm" svg:height="0.454cm" svg:x="7.144cm" svg:y="10.463cm" svg:viewBox="0 0 439 455" svg:d="M439 231c0-126-101-231-220-231-123 0-219 108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9" draw:layer="layout" svg:width="0.487cm" svg:height="0.626cm" svg:x="7.635cm" svg:y="10.47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382cm" svg:height="0.454cm" svg:x="8.21cm" svg:y="10.463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9" draw:layer="layout" svg:width="0.212cm" svg:height="0.66cm" svg:x="8.978cm" svg:y="10.2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252cm" svg:y="10.46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9" draw:layer="layout" svg:width="0.326cm" svg:height="0.658cm" svg:x="10.024cm" svg:y="10.24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106cm" svg:height="0.107cm" svg:x="10.513cm" svg:y="10.799cm" svg:viewBox="0 0 107 108" svg:d="M107 54c0-29-24-54-53-54s-54 25-54 54 25 54 54 54 53-25 53-54z">
            <text:p/>
          </draw:path>
        </draw:g>
        <draw:g xml:id="id138" draw:id="id138">
          <svg:title>TexMaths</svg:title>
          <svg:desc>28§display§3x^2 - 12x + 1 = 1 \ \  \Rightarrow §svg§600§FALSE§</svg:desc>
          <draw:polygon draw:style-name="gr2" draw:text-style-name="P8" draw:layer="layout" svg:width="9.503cm" svg:height="0.847cm" svg:x="3.664cm" svg:y="11.971cm" svg:viewBox="0 0 9504 848" draw:points="4753,848 0,848 0,0 9504,0 9504,848">
            <text:p/>
          </draw:polygon>
          <draw:path draw:style-name="gr3" draw:text-style-name="P9" draw:layer="layout" svg:width="0.409cm" svg:height="0.677cm" svg:x="3.655cm" svg:y="12.13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9" draw:layer="layout" svg:width="0.492cm" svg:height="0.446cm" svg:x="4.134cm" svg:y="12.349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9" draw:layer="layout" svg:width="0.306cm" svg:height="0.457cm" svg:x="4.712cm" svg:y="11.922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9" draw:layer="layout" svg:width="0.602cm" svg:height="0.041cm" svg:x="5.411cm" svg:y="12.519cm" svg:viewBox="0 0 603 42" svg:d="M569 42c18 0 34 0 34-22 0-20-16-20-34-20h-535c-16 0-34 0-34 20 0 22 18 22 34 22z">
            <text:p/>
          </draw:path>
          <draw:path draw:style-name="gr3" draw:text-style-name="P9" draw:layer="layout" svg:width="0.326cm" svg:height="0.657cm" svg:x="6.401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393cm" svg:height="0.657cm" svg:x="6.854cm" svg:y="12.13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9" draw:layer="layout" svg:width="0.492cm" svg:height="0.446cm" svg:x="7.326cm" svg:y="12.349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9" draw:layer="layout" svg:width="0.655cm" svg:height="0.657cm" svg:x="8.132cm" svg:y="12.21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9" draw:layer="layout" svg:width="0.326cm" svg:height="0.657cm" svg:x="9.149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655cm" svg:height="0.232cm" svg:x="9.882cm" svg:y="12.423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9" draw:layer="layout" svg:width="0.326cm" svg:height="0.657cm" svg:x="10.955cm" svg:y="12.13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9" draw:layer="layout" svg:width="0.875cm" svg:height="0.542cm" svg:x="12.341cm" svg:y="12.269cm" svg:viewBox="0 0 876 543" svg:d="M663 195c40 35 90 62 123 76-36 15-83 42-123 76h-627c-18 0-36 0-36 20s18 20 34 20h584c-47 45-98 132-98 145 0 11 11 11 18 11 9 0 15 0 17-8 23-39 50-90 115-148 67-60 134-85 183-101 18-6 18-6 21-9 2 0 2-4 2-6 0-3 0-3 0-5l-5-2c-2-2-2-2-20-9-134-38-233-130-289-235-9-20-11-20-24-20-7 0-18 0-18 11 0 14 49 99 98 146h-584c-16 0-34 0-34 20 0 18 18 18 36 18z">
            <text:p/>
          </draw:path>
        </draw:g>
        <draw:g xml:id="id140" draw:id="id140">
          <svg:title>TexMaths</svg:title>
          <svg:desc>28§display§3x( x- 4 ) = 0\ \ \text { so,} §svg§600§FALSE§</svg:desc>
          <draw:polygon draw:style-name="gr2" draw:text-style-name="P8" draw:layer="layout" svg:width="7.848cm" svg:height="0.886cm" svg:x="3.681cm" svg:y="13.549cm" svg:viewBox="0 0 7849 887" draw:points="3924,887 0,887 0,0 7849,0 7849,887">
            <text:p/>
          </draw:polygon>
          <draw:path draw:style-name="gr3" draw:text-style-name="P9" draw:layer="layout" svg:width="0.409cm" svg:height="0.678cm" svg:x="3.672cm" svg:y="13.58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492cm" svg:height="0.447cm" svg:x="4.151cm" svg:y="13.8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4.783cm" svg:y="13.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5.097cm" svg:y="13.8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02cm" svg:height="0.042cm" svg:x="5.932cm" svg:y="13.973cm" svg:viewBox="0 0 603 43" svg:d="M569 43c18 0 34 0 34-23 0-20-16-20-34-20h-535c-16 0-34 0-34 20 0 23 18 23 34 23z">
            <text:p/>
          </draw:path>
          <draw:path draw:style-name="gr3" draw:text-style-name="P9" draw:layer="layout" svg:width="0.438cm" svg:height="0.667cm" svg:x="6.862cm" svg:y="13.57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9" draw:layer="layout" svg:width="0.23cm" svg:height="0.985cm" svg:x="7.381cm" svg:y="13.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5cm" svg:height="0.232cm" svg:x="8.038cm" svg:y="13.8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9.059cm" svg:y="13.58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324cm" svg:height="0.454cm" svg:x="10.528cm" svg:y="13.7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10.911cm" svg:y="13.79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115cm" svg:height="0.295cm" svg:x="11.463cm" svg:y="14.13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39" draw:id="id139">
          <svg:title>TexMaths</svg:title>
          <svg:desc>28§display§3x^2 - 12x = 0§svg§600§FALSE§</svg:desc>
          <draw:polygon draw:style-name="gr2" draw:text-style-name="P8" draw:layer="layout" svg:width="5.913cm" svg:height="0.788cm" svg:x="14.065cm" svg:y="11.971cm" svg:viewBox="0 0 5914 789" draw:points="2957,789 0,789 0,0 5914,0 5914,789">
            <text:p/>
          </draw:polygon>
          <draw:path draw:style-name="gr3" draw:text-style-name="P9" draw:layer="layout" svg:width="0.409cm" svg:height="0.678cm" svg:x="14.056cm" svg:y="12.13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9" draw:layer="layout" svg:width="0.492cm" svg:height="0.447cm" svg:x="14.535cm" svg:y="12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306cm" svg:height="0.459cm" svg:x="15.113cm" svg:y="11.92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9" draw:layer="layout" svg:width="0.602cm" svg:height="0.042cm" svg:x="15.812cm" svg:y="12.521cm" svg:viewBox="0 0 603 43" svg:d="M569 43c18 0 34 0 34-23 0-20-16-20-34-20h-535c-16 0-34 0-34 20 0 23 18 23 34 23z">
            <text:p/>
          </draw:path>
          <draw:path draw:style-name="gr3" draw:text-style-name="P9" draw:layer="layout" svg:width="0.326cm" svg:height="0.658cm" svg:x="16.802cm" svg:y="12.13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9" draw:layer="layout" svg:width="0.393cm" svg:height="0.658cm" svg:x="17.255cm" svg:y="12.131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3 9-94 9z">
            <text:p/>
          </draw:path>
          <draw:path draw:style-name="gr3" draw:text-style-name="P9" draw:layer="layout" svg:width="0.492cm" svg:height="0.447cm" svg:x="17.727cm" svg:y="12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9" draw:layer="layout" svg:width="0.655cm" svg:height="0.232cm" svg:x="18.59cm" svg:y="12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19.611cm" svg:y="12.131cm" svg:viewBox="0 0 417 679" svg:d="M417 343c0-81-5-159-41-233-44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</draw:g>
        <draw:g xml:id="id141" draw:id="id141">
          <svg:title>TexMaths</svg:title>
          <svg:desc>28§display§x = 0 \text { or } x = 4§svg§600§FALSE§</svg:desc>
          <draw:polygon draw:style-name="gr2" draw:text-style-name="P8" draw:layer="layout" svg:width="6.14cm" svg:height="0.59cm" svg:x="12.091cm" svg:y="13.65cm" svg:viewBox="0 0 6141 591" draw:points="3070,591 0,591 0,0 6141,0 6141,591">
            <text:p/>
          </draw:polygon>
          <draw:path draw:style-name="gr3" draw:text-style-name="P9" draw:layer="layout" svg:width="0.492cm" svg:height="0.446cm" svg:x="12.071cm" svg:y="13.831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9 0-54-31-54-65 0-22 7-42 18-87z">
            <text:p/>
          </draw:path>
          <draw:path draw:style-name="gr3" draw:text-style-name="P9" draw:layer="layout" svg:width="0.655cm" svg:height="0.232cm" svg:x="12.933cm" svg:y="13.9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16cm" svg:height="0.677cm" svg:x="13.954cm" svg:y="13.612cm" svg:viewBox="0 0 417 678" svg:d="M417 342c0-80-5-159-41-232-45-94-125-110-168-110-58 0-132 25-172 116-32 70-36 146-36 226 0 74 4 161 45 237 42 79 114 99 163 99 54 0 128-20 173-114 31-67 36-146 36-222zM208 658c-38 0-98-25-114-121-11-58-11-150-11-208 0-63 0-128 7-181 20-117 94-126 118-126 32 0 97 18 117 114 9 56 9 130 9 193 0 74 0 141-12 203-13 94-69 126-114 126z">
            <text:p/>
          </draw:path>
          <draw:path draw:style-name="gr3" draw:text-style-name="P9" draw:layer="layout" svg:width="0.438cm" svg:height="0.453cm" svg:x="14.763cm" svg:y="13.827cm" svg:viewBox="0 0 439 454" svg:d="M439 230c0-125-101-230-220-230-123 0-219 107-219 230 0 128 103 224 219 224 119 0 220-98 220-224zM219 430c-42 0-85-23-112-68-24-42-24-103-24-138 0-38 0-92 22-137 27-44 74-65 114-65 43 0 86 21 110 63 27 43 27 101 27 139 0 35 0 89-22 132-20 44-65 74-115 74z">
            <text:p/>
          </draw:path>
          <draw:path draw:style-name="gr3" draw:text-style-name="P9" draw:layer="layout" svg:width="0.333cm" svg:height="0.435cm" svg:x="15.256cm" svg:y="13.831cm" svg:viewBox="0 0 334 436" svg:d="M137 110v-110l-137 11v32c69 0 76 6 76 53v266c0 43-9 43-76 43v31c38 0 85-2 112-2 40 0 87 0 128 2v-31h-23c-71 0-74-9-74-45v-152c0-98 41-186 117-186 6 0 9 0 11 0-5 3-22 14-22 38 0 29 20 43 42 43 18 0 43-11 43-43 0-31-32-60-74-60-72 0-108 67-123 110z">
            <text:p/>
          </draw:path>
          <draw:path draw:style-name="gr3" draw:text-style-name="P9" draw:layer="layout" svg:width="0.492cm" svg:height="0.446cm" svg:x="15.97cm" svg:y="13.831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9 0-54-31-54-65 0-22 7-42 18-87z">
            <text:p/>
          </draw:path>
          <draw:path draw:style-name="gr3" draw:text-style-name="P9" draw:layer="layout" svg:width="0.655cm" svg:height="0.232cm" svg:x="16.832cm" svg:y="13.9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9" draw:layer="layout" svg:width="0.438cm" svg:height="0.666cm" svg:x="17.842cm" svg:y="13.601cm" svg:viewBox="0 0 439 667" svg:d="M262 506v85c0 35 0 47-74 47h-20v29c40-3 92-3 132-3 43 0 94 0 134 3v-29h-20c-74 0-76-12-76-47v-85h101v-32h-101v-449c0-18 0-25-16-25-8 0-11 0-17 11l-305 463v32zM269 474h-242l242-3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width" smil:values="width*0.05;width" smil:keyTimes="0;1"/>
                  <anim:animate smil:dur="0.5s" smil:fill="hold" smil:targetElement="id131" anim:sub-item="text" smil:attributeName="height" smil:values="height;height" smil:keyTimes="0;1"/>
                  <anim:animate smil:dur="0.5s" smil:fill="hold" smil:targetElement="id131" anim:sub-item="text" smil:attributeName="x" smil:values="x-.2;x" smil:keyTimes="0;1"/>
                  <anim:animate smil:dur="0.5s" smil:fill="hold" smil:targetElement="id131" anim:sub-item="text" smil:attributeName="y" smil:values="y;y" smil:keyTimes="0;1"/>
                  <anim:transitionFilter smil:dur="0.5s" smil:targetElement="id1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>
        <office:forms form:automatic-focus="false" form:apply-design-mode="false"/>
        <draw:frame presentation:style-name="pr13" draw:text-style-name="P17" draw:layer="layout" svg:width="26.4cm" svg:height="14.572cm" svg:x="0.8cm" svg:y="0.628cm" presentation:class="title" presentation:user-transformed="true">
          <draw:text-box>
            <text:p xml:id="id145" text:id="id145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8"> <text:s text:c="6"/></text:span><text:span text:style-name="T8">(3) Find the equations of the tangent and normal to the curve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, where the tangent is parallel to the lne </text:span><text:span text:style-name="T28"><text:line-break/></text:span><text:span text:style-name="T28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28"><text:line-break/></text:span><text:span text:style-name="T38"><text:line-break/></text:span><text:span text:style-name="T28"><text:tab/></text:span><text:span text:style-name="T28"><text:tab/></text:span><text:span text:style-name="T28"> <text:s text:c="11"/></text:span></text:p>
          </draw:text-box>
        </draw:frame>
        <draw:g xml:id="id142" draw:id="id142">
          <svg:title>TexMaths</svg:title>
          <svg:desc>28§display§\text {If } x =0, y = (0)^3- 6(0)^2 + (0) + 3 = 3 §svg§600§FALSE§</svg:desc>
          <draw:polygon draw:style-name="gr2" draw:text-style-name="P8" draw:layer="layout" svg:width="16.531cm" svg:height="1.012cm" svg:x="2.809cm" svg:y="0.841cm" svg:viewBox="0 0 16532 1013" draw:points="8266,1013 0,1013 0,0 16532,0 16532,1013">
            <text:p/>
          </draw:polygon>
          <draw:path draw:style-name="gr3" draw:text-style-name="P9" draw:layer="layout" svg:width="0.301cm" svg:height="0.674cm" svg:x="2.787cm" svg:y="0.985cm" svg:viewBox="0 0 302 675" svg:d="M195 76c0-33 4-45 81-45h26v-31c-33 2-112 2-150 2-40 0-118 0-152-2v31h27c76 0 81 12 81 45v523c0 35-5 44-81 44h-27v32c34-2 112-2 150-2 40 0 119 0 152 2v-32h-26c-77 0-81-9-81-44z">
            <text:p/>
          </draw:path>
          <draw:path draw:style-name="gr3" draw:text-style-name="P9" draw:layer="layout" svg:width="0.319cm" svg:height="0.696cm" svg:x="3.148cm" svg:y="0.962cm" svg:viewBox="0 0 320 697" svg:d="M141 271v-114c0-88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492cm" svg:height="0.447cm" svg:x="3.773cm" svg:y="1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9" draw:layer="layout" svg:width="0.655cm" svg:height="0.232cm" svg:x="4.63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5.657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115cm" svg:height="0.295cm" svg:x="6.197cm" svg:y="1.5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6.577cm" svg:y="1.2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55cm" svg:height="0.232cm" svg:x="7.39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475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8.8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9.31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673cm" svg:y="0.7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-1-22 2 0 0-7 0-7 9s7 9 18 9z">
            <text:p/>
          </draw:path>
          <draw:path draw:style-name="gr3" draw:text-style-name="P9" draw:layer="layout" svg:width="0.602cm" svg:height="0.042cm" svg:x="10.379cm" svg:y="1.391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22cm" svg:y="1.001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23cm" svg:height="0.985cm" svg:x="11.871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2.193cm" svg:y="1.00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12.704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074cm" svg:y="0.7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3.746cm" svg:y="1.0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23cm" svg:height="0.985cm" svg:x="14.772cm" svg:y="0.9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16cm" svg:height="0.678cm" svg:x="15.094cm" svg:y="1.00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9" draw:layer="layout" svg:width="0.23cm" svg:height="0.985cm" svg:x="15.605cm" svg:y="0.9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206cm" svg:y="1.0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175cm" svg:y="1.0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9" draw:layer="layout" svg:width="0.655cm" svg:height="0.232cm" svg:x="17.955cm" svg:y="1.2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09cm" svg:height="0.678cm" svg:x="18.981cm" svg:y="1.0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3" draw:id="id143">
          <svg:title>TexMaths</svg:title>
          <svg:desc>28§display§\text {If } x =4, y = (4)^3- 6(4)^2 + (4) + 3 = - 25§svg§600§FALSE§</svg:desc>
          <draw:polygon draw:style-name="gr2" draw:text-style-name="P8" draw:layer="layout" svg:width="17.78cm" svg:height="1.012cm" svg:x="2.811cm" svg:y="2.44cm" svg:viewBox="0 0 17781 1013" draw:points="8891,1013 0,1013 0,0 17781,0 17781,1013">
            <text:p/>
          </draw:polygon>
          <draw:path draw:style-name="gr3" draw:text-style-name="P9" draw:layer="layout" svg:width="0.301cm" svg:height="0.674cm" svg:x="2.789cm" svg:y="2.584cm" svg:viewBox="0 0 302 675" svg:d="M195 76c0-33 4-45 81-45h26v-31c-33 2-112 2-150 2-40 0-118 0-152-2v31h27c76 0 81 12 81 45v523c0 35-5 44-81 44h-27v32c34-2 112-2 150-2 40 0 119 0 152 2v-32h-26c-77 0-81-9-81-44z">
            <text:p/>
          </draw:path>
          <draw:path draw:style-name="gr3" draw:text-style-name="P9" draw:layer="layout" svg:width="0.319cm" svg:height="0.696cm" svg:x="3.15cm" svg:y="2.561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9" draw:layer="layout" svg:width="0.492cm" svg:height="0.447cm" svg:x="3.775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9" draw:layer="layout" svg:width="0.655cm" svg:height="0.232cm" svg:x="4.637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38cm" svg:height="0.667cm" svg:x="5.647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115cm" svg:height="0.295cm" svg:x="6.198cm" svg:y="3.15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56cm" svg:height="0.638cm" svg:x="6.579cm" svg:y="2.81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655cm" svg:height="0.232cm" svg:x="7.397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23cm" svg:height="0.985cm" svg:x="8.476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8.79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9.312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17cm" svg:height="0.472cm" svg:x="9.675cm" svg:y="2.3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9" draw:layer="layout" svg:width="0.602cm" svg:height="0.042cm" svg:x="10.38cm" svg:y="2.99cm" svg:viewBox="0 0 603 43" svg:d="M569 43c16 0 34 0 34-23 0-20-18-20-34-20h-535c-16 0-34 0-34 20 0 23 18 23 34 23z">
            <text:p/>
          </draw:path>
          <draw:path draw:style-name="gr3" draw:text-style-name="P9" draw:layer="layout" svg:width="0.409cm" svg:height="0.678cm" svg:x="11.323cm" svg:y="2.6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9" draw:layer="layout" svg:width="0.23cm" svg:height="0.985cm" svg:x="11.872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2.184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2.706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306cm" svg:height="0.459cm" svg:x="13.075cm" svg:y="2.3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655cm" svg:height="0.658cm" svg:x="13.747cm" svg:y="2.6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23cm" svg:height="0.985cm" svg:x="14.773cm" svg:y="2.5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438cm" svg:height="0.667cm" svg:x="15.087cm" svg:y="2.5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23cm" svg:height="0.985cm" svg:x="15.606cm" svg:y="2.5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655cm" svg:height="0.658cm" svg:x="16.207cm" svg:y="2.6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09cm" svg:height="0.678cm" svg:x="17.177cm" svg:y="2.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9" draw:layer="layout" svg:width="0.655cm" svg:height="0.232cm" svg:x="17.956cm" svg:y="2.8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9.022cm" svg:y="2.99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19.755cm" svg:y="2.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9" draw:layer="layout" svg:width="0.393cm" svg:height="0.678cm" svg:x="20.248cm" svg:y="2.6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8-60 65-105 65-72 0-128-51-146-109 3 0 7 0 18 0 32 0 50-25 50-48 0-24-18-49-50-49-15 0-49 7-49 54 0 83 67 179 179 179 114 0 215-94 215-219z">
            <text:p/>
          </draw:path>
        </draw:g>
        <draw:g xml:id="id144" draw:id="id144">
          <svg:title>TexMaths</svg:title>
          <svg:desc>28§display§\text{Threfore the points on the curve are } (0, 3) \text { and } (4, - 25)§svg§600§FALSE§</svg:desc>
          <draw:polygon draw:style-name="gr2" draw:text-style-name="P8" draw:layer="layout" svg:width="23.686cm" svg:height="0.886cm" svg:x="2.684cm" svg:y="4.27cm" svg:viewBox="0 0 23687 887" draw:points="11844,887 0,887 0,0 23687,0 23687,887">
            <text:p/>
          </draw:polygon>
          <draw:path draw:style-name="gr3" draw:text-style-name="P9" draw:layer="layout" svg:width="0.64cm" svg:height="0.667cm" svg:x="2.671cm" svg:y="4.293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9" draw:layer="layout" svg:width="0.496cm" svg:height="0.685cm" svg:x="3.377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33cm" svg:height="0.436cm" svg:x="3.921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4.306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9cm" svg:height="0.696cm" svg:x="4.748cm" svg:y="4.266cm" svg:viewBox="0 0 320 697" svg:d="M141 271v-114c0-88 47-135 92-135 2 0 18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438cm" svg:height="0.454cm" svg:x="5.043cm" svg:y="4.5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33cm" svg:height="0.436cm" svg:x="5.536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5.921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08cm" svg:height="0.617cm" svg:x="6.679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7.073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7.617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87cm" svg:height="0.626cm" svg:x="8.381cm" svg:y="4.5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9" draw:layer="layout" svg:width="0.438cm" svg:height="0.454cm" svg:x="8.957cm" svg:y="4.5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212cm" svg:height="0.66cm" svg:x="9.452cm" svg:y="4.3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9.725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0.231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324cm" svg:height="0.454cm" svg:x="10.628cm" svg:y="4.51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11.34cm" svg:y="4.5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11.835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2.698cm" svg:y="4.3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13.092cm" svg:y="4.277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13.637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75cm" svg:height="0.454cm" svg:x="14.407cm" svg:y="4.5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496cm" svg:height="0.447cm" svg:x="14.842cm" svg:y="4.52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33cm" svg:height="0.436cm" svg:x="15.386cm" svg:y="4.52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5.762cm" svg:y="4.535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9" draw:layer="layout" svg:width="0.382cm" svg:height="0.454cm" svg:x="16.264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45cm" svg:height="0.454cm" svg:x="17.042cm" svg:y="4.51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333cm" svg:height="0.436cm" svg:x="17.521cm" svg:y="4.5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7.906cm" svg:y="4.5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23cm" svg:height="0.985cm" svg:x="18.742cm" svg:y="4.2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16cm" svg:height="0.678cm" svg:x="19.064cm" svg:y="4.3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9" draw:layer="layout" svg:width="0.115cm" svg:height="0.295cm" svg:x="19.604cm" svg:y="4.8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409cm" svg:height="0.678cm" svg:x="19.999cm" svg:y="4.304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9" draw:layer="layout" svg:width="0.23cm" svg:height="0.985cm" svg:x="20.505cm" svg:y="4.2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45cm" svg:height="0.454cm" svg:x="21.201cm" svg:y="4.51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96cm" svg:height="0.436cm" svg:x="21.683cm" svg:y="4.52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87cm" svg:height="0.696cm" svg:x="22.232cm" svg:y="4.2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9" draw:layer="layout" svg:width="0.23cm" svg:height="0.985cm" svg:x="23.171cm" svg:y="4.2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38cm" svg:height="0.667cm" svg:x="23.482cm" svg:y="4.29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9" draw:layer="layout" svg:width="0.115cm" svg:height="0.295cm" svg:x="24.033cm" svg:y="4.8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9" draw:layer="layout" svg:width="0.602cm" svg:height="0.042cm" svg:x="24.468cm" svg:y="4.694cm" svg:viewBox="0 0 603 43" svg:d="M569 43c16 0 34 0 34-23 0-20-18-20-34-20h-535c-16 0-34 0-34 20 0 23 18 23 34 23z">
            <text:p/>
          </draw:path>
          <draw:path draw:style-name="gr3" draw:text-style-name="P9" draw:layer="layout" svg:width="0.393cm" svg:height="0.658cm" svg:x="25.2cm" svg:y="4.30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9" draw:layer="layout" svg:width="0.393cm" svg:height="0.678cm" svg:x="25.691cm" svg:y="4.30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9" draw:layer="layout" svg:width="0.23cm" svg:height="0.985cm" svg:x="26.19cm" svg:y="4.2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46" draw:id="id146">
          <svg:title>TexMaths</svg:title>
          <svg:desc>28§display§x^2 + y^2 = 5§svg§600§FALSE§</svg:desc>
          <draw:polygon draw:style-name="gr2" draw:text-style-name="P8" draw:layer="layout" svg:width="4.822cm" svg:height="0.97cm" svg:x="3.91cm" svg:y="6.94cm" svg:viewBox="0 0 4823 971" draw:points="2412,971 0,971 0,0 4823,0 4823,971">
            <text:p/>
          </draw:polygon>
          <draw:path draw:style-name="gr3" draw:text-style-name="P9" draw:layer="layout" svg:width="0.492cm" svg:height="0.447cm" svg:x="3.89cm" svg:y="7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06cm" svg:height="0.459cm" svg:x="4.466cm" svg:y="6.8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5.138cm" svg:y="7.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6.096cm" svg:y="7.31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306cm" svg:height="0.459cm" svg:x="6.629cm" svg:y="6.8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232cm" svg:x="7.355cm" svg:y="7.3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8.388cm" svg:y="7.09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</draw:g>
        <draw:g xml:id="id147" draw:id="id147">
          <svg:title>TexMaths</svg:title>
          <svg:desc>28§display§2x - y + 1 = 0§svg§600§FALSE§</svg:desc>
          <draw:polygon draw:style-name="gr2" draw:text-style-name="P8" draw:layer="layout" svg:width="6.138cm" svg:height="0.76cm" svg:x="3.89cm" svg:y="8.241cm" svg:viewBox="0 0 6139 761" draw:points="3069,761 0,761 0,0 6139,0 6139,761">
            <text:p/>
          </draw:polygon>
          <draw:path draw:style-name="gr3" draw:text-style-name="P9" draw:layer="layout" svg:width="0.393cm" svg:height="0.657cm" svg:x="3.89cm" svg:y="8.19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0 87-9 9-74 9-95 9z">
            <text:p/>
          </draw:path>
          <draw:path draw:style-name="gr3" draw:text-style-name="P9" draw:layer="layout" svg:width="0.492cm" svg:height="0.447cm" svg:x="4.36cm" svg:y="8.411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3-70 105-77 11 38 47 77 105 77 104 0 160-128 160-153 0-9-9-9-12-9-9 0-11 3-13 9-31 108-101 130-132 130-38 0-54-31-54-65 0-22 7-42 18-87z">
            <text:p/>
          </draw:path>
          <draw:path draw:style-name="gr3" draw:text-style-name="P9" draw:layer="layout" svg:width="0.602cm" svg:height="0.042cm" svg:x="5.196cm" svg:y="8.581cm" svg:viewBox="0 0 603 43" svg:d="M569 43c16 0 34 0 34-23 0-20-18-20-34-20h-535c-16 0-34 0-34 20 0 23 18 23 34 23z">
            <text:p/>
          </draw:path>
          <draw:path draw:style-name="gr3" draw:text-style-name="P9" draw:layer="layout" svg:width="0.456cm" svg:height="0.637cm" svg:x="6.126cm" svg:y="8.411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4 0 204-90 231-202z">
            <text:p/>
          </draw:path>
          <draw:path draw:style-name="gr3" draw:text-style-name="P9" draw:layer="layout" svg:width="0.655cm" svg:height="0.657cm" svg:x="6.89cm" svg:y="8.273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9" draw:layer="layout" svg:width="0.326cm" svg:height="0.657cm" svg:x="7.907cm" svg:y="8.192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9" draw:layer="layout" svg:width="0.655cm" svg:height="0.232cm" svg:x="8.64cm" svg:y="8.485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9" draw:layer="layout" svg:width="0.416cm" svg:height="0.677cm" svg:x="9.661cm" svg:y="8.192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4-70 125-115 125z">
            <text:p/>
          </draw:path>
        </draw:g>
        <draw:g xml:id="id149" draw:id="id149">
          <svg:title>TexMaths</svg:title>
          <svg:desc>28§display§x^2 + y^2 = 5§svg§600§FALSE§</svg:desc>
          <draw:polygon draw:style-name="gr2" draw:text-style-name="P8" draw:layer="layout" svg:width="4.822cm" svg:height="0.97cm" svg:x="17.51cm" svg:y="9.34cm" svg:viewBox="0 0 4823 971" draw:points="2412,971 0,971 0,0 4823,0 4823,971">
            <text:p/>
          </draw:polygon>
          <draw:path draw:style-name="gr3" draw:text-style-name="P9" draw:layer="layout" svg:width="0.492cm" svg:height="0.447cm" svg:x="17.49cm" svg:y="9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9" draw:layer="layout" svg:width="0.306cm" svg:height="0.459cm" svg:x="18.066cm" svg:y="9.2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658cm" svg:x="18.738cm" svg:y="9.5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9" draw:layer="layout" svg:width="0.456cm" svg:height="0.638cm" svg:x="19.696cm" svg:y="9.71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9" draw:layer="layout" svg:width="0.306cm" svg:height="0.459cm" svg:x="20.229cm" svg:y="9.2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9" draw:layer="layout" svg:width="0.655cm" svg:height="0.232cm" svg:x="20.955cm" svg:y="9.7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21.988cm" svg:y="9.49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</draw:g>
        <draw:g xml:id="id150" draw:id="id150">
          <svg:title>TexMaths</svg:title>
          <svg:desc>24§display§.\ .\ .\ \ (I)§svg§600§FALSE§</svg:desc>
          <draw:polygon draw:style-name="gr2" draw:text-style-name="P8" draw:layer="layout" svg:width="2.753cm" svg:height="0.759cm" svg:x="23.491cm" svg:y="9.435cm" svg:viewBox="0 0 2754 760" draw:points="1377,760 0,760 0,0 2754,0 2754,760">
            <text:p/>
          </draw:polygon>
          <draw:path draw:style-name="gr3" draw:text-style-name="P9" draw:layer="layout" svg:width="0.091cm" svg:height="0.091cm" svg:x="23.522cm" svg:y="9.93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036cm" svg:y="9.936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553cm" svg:y="9.936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5.359cm" svg:y="9.39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91cm" svg:height="0.577cm" svg:x="25.634cm" svg:y="9.449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5 0 15-15 0-12-5-12-24-12-16 0-20 0-37 0-17-2-21-6-21-15 0-8 2-14 4-19z">
            <text:p/>
          </draw:path>
          <draw:path draw:style-name="gr3" draw:text-style-name="P9" draw:layer="layout" svg:width="0.197cm" svg:height="0.844cm" svg:x="26.089cm" svg:y="9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1" draw:id="id151">
          <svg:title>TexMaths</svg:title>
          <svg:desc>26§display§\text{Let } P(x_1,y_1) \text{ be any point on the curve } (I) \text{ where tangent }§svg§600§FALSE§</svg:desc>
          <draw:polygon draw:style-name="gr2" draw:text-style-name="P8" draw:layer="layout" svg:width="23.21cm" svg:height="0.822cm" svg:x="2.791cm" svg:y="10.768cm" svg:viewBox="0 0 23211 823" draw:points="11604,823 0,823 0,0 23211,0 23211,823">
            <text:p/>
          </draw:polygon>
          <draw:path draw:style-name="gr3" draw:text-style-name="P9" draw:layer="layout" svg:width="0.502cm" svg:height="0.625cm" svg:x="2.774cm" svg:y="10.782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9" draw:layer="layout" svg:width="0.355cm" svg:height="0.421cm" svg:x="3.342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3.739cm" svg:y="10.8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654cm" svg:height="0.625cm" svg:x="4.419cm" svg:y="10.782cm" svg:viewBox="0 0 655 626" svg:d="M241 337h156c129 0 258-96 258-198 0-70-60-139-181-139h-297c-17 0-27 0-27 17 0 12 8 12 27 12 10 0 27 0 39 2 15 0 19 4 19 15 0 2 0 6-2 16l-125 493c-8 36-10 42-83 42-15 0-25 0-25 19 0 10 10 10 15 10 25 0 89-2 116-2 19 0 40 0 58 0 19 0 40 2 59 2 8 0 18 0 18-19 0-10-8-10-25-10-33 0-60 0-60-17 0-4 2-8 4-14zM308 62c8-31 8-33 48-33h89c75 0 125 25 125 87 0 36-19 115-54 148-46 42-102 48-142 48h-129z">
            <text:p/>
          </draw:path>
          <draw:path draw:style-name="gr3" draw:text-style-name="P9" draw:layer="layout" svg:width="0.213cm" svg:height="0.914cm" svg:x="5.187cm" svg:y="10.7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5.478cm" svg:y="11.00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6.044cm" svg:y="11.1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6.462cm" svg:y="11.3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6.815cm" svg:y="11.0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7.306cm" svg:y="11.11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7.699cm" svg:y="10.7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52cm" svg:height="0.646cm" svg:x="8.334cm" svg:y="10.774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355cm" svg:height="0.421cm" svg:x="8.866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9.59cm" svg:y="10.999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037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48cm" svg:height="0.581cm" svg:x="10.507cm" svg:y="11.013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4-52 117-104z">
            <text:p/>
          </draw:path>
          <draw:path draw:style-name="gr3" draw:text-style-name="P9" draw:layer="layout" svg:width="0.452cm" svg:height="0.581cm" svg:x="11.302cm" svg:y="11.003cm" svg:viewBox="0 0 453 582" svg:d="M133 60v-60l-133 10v30c64 0 71 4 71 45v429c0 41-9 41-71 41v27c31 0 79-2 102-2 25 0 73 2 104 2v-27c-60 0-71 0-71-41v-154-9c4 15 44 65 113 65 110 0 205-90 205-208 0-117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11.837cm" svg:y="10.9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197cm" svg:height="0.612cm" svg:x="12.296cm" svg:y="10.79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55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3.02cm" svg:y="10.8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688cm" svg:y="10.9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14.149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4.95cm" svg:y="10.8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5.316cm" svg:y="10.7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5.822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16.537cm" svg:y="10.99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61cm" svg:height="0.415cm" svg:x="16.941cm" svg:y="11.003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7.446cm" svg:y="11.0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7.796cm" svg:y="11.013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18.26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9.035cm" svg:y="10.7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23cm" svg:height="0.625cm" svg:x="19.333cm" svg:y="10.782cm" svg:viewBox="0 0 424 626" svg:d="M312 71c8-34 10-42 83-42 23 0 29 0 29-19 0-10-8-10-12-10-27 0-96 2-121 2-29 0-95-2-123-2-6 0-18 0-18 19 0 10 8 10 25 10 39 0 64 0 64 17 0 4 0 6-2 14l-125 495c-8 34-10 42-83 42-21 0-29 0-29 19 0 10 10 10 15 10 25 0 93-2 118-2 29 0 96 2 125 2 6 0 17 0 17-17 0-12-7-12-27-12-17 0-21 0-40 0-19-2-23-6-23-17 0-8 2-14 4-21z">
            <text:p/>
          </draw:path>
          <draw:path draw:style-name="gr3" draw:text-style-name="P9" draw:layer="layout" svg:width="0.213cm" svg:height="0.914cm" svg:x="19.826cm" svg:y="10.7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20.45cm" svg:y="11.01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461cm" svg:height="0.635cm" svg:x="21.124cm" svg:y="10.7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21.627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9cm" svg:height="0.405cm" svg:x="22.033cm" svg:y="11.0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22.39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23.093cm" svg:y="10.8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23.47cm" svg:y="10.99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23.917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24.423cm" svg:y="10.99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24.878cm" svg:y="10.9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5.288cm" svg:y="11.0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25.76cm" svg:y="10.845cm" svg:viewBox="0 0 287 574" svg:d="M141 198h131v-30h-131v-168h-22c0 75-30 173-119 177v21h79v251c0 115 85 125 119 125 64 0 89-65 89-125v-52h-23v52c0 67-27 102-60 102-63 0-63-83-63-100z">
            <text:p/>
          </draw:path>
        </draw:g>
        <draw:g xml:id="id152" draw:id="id152">
          <svg:title>TexMaths</svg:title>
          <svg:desc>26§display§\text{parallel to the line } 2x - y + 1 = 0§svg§600§FALSE§</svg:desc>
          <draw:polygon draw:style-name="gr2" draw:text-style-name="P8" draw:layer="layout" svg:width="13.366cm" svg:height="0.731cm" svg:x="2.796cm" svg:y="12.169cm" svg:viewBox="0 0 13367 732" draw:points="6683,732 0,732 0,0 13367,0 13367,732">
            <text:p/>
          </draw:polygon>
          <draw:path draw:style-name="gr3" draw:text-style-name="P9" draw:layer="layout" svg:width="0.452cm" svg:height="0.582cm" svg:x="2.775cm" svg:y="12.35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9" draw:layer="layout" svg:width="0.413cm" svg:height="0.421cm" svg:x="3.297cm" svg:y="12.34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309cm" svg:height="0.405cm" svg:x="3.74cm" svg:y="12.35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1cm" svg:x="4.11cm" svg:y="12.34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05cm" svg:height="0.636cm" svg:x="4.56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05cm" svg:height="0.636cm" svg:x="4.813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355cm" svg:height="0.421cm" svg:x="5.063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205cm" svg:height="0.636cm" svg:x="5.473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86cm" svg:height="0.573cm" svg:x="6.02cm" svg:y="12.19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07cm" svg:height="0.421cm" svg:x="6.382cm" svg:y="12.34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7.137cm" svg:y="12.19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7.503cm" svg:y="12.12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8.006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205cm" svg:height="0.636cm" svg:x="8.721cm" svg:y="12.12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197cm" svg:height="0.613cm" svg:x="8.975cm" svg:y="12.14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9.229cm" svg:y="12.35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55cm" svg:height="0.421cm" svg:x="9.732cm" svg:y="12.34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65cm" svg:height="0.611cm" svg:x="10.464cm" svg:y="12.14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10.901cm" svg:y="12.35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9" draw:layer="layout" svg:width="0.558cm" svg:height="0.039cm" svg:x="11.677cm" svg:y="12.51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12.54cm" svg:y="12.35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1cm" svg:x="13.249cm" svg:y="12.22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03cm" svg:height="0.611cm" svg:x="14.194cm" svg:y="12.14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9" draw:layer="layout" svg:width="0.608cm" svg:height="0.215cm" svg:x="14.874cm" svg:y="12.4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5.822cm" svg:y="12.148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9 0 131-10 189-13 88-65 117-107 117z">
            <text:p/>
          </draw:path>
        </draw:g>
        <draw:g xml:id="id153" draw:id="id153">
          <svg:title>TexMaths</svg:title>
          <svg:desc>24§display§.\ .\ .\ \ (II)§svg§600§FALSE§</svg:desc>
          <draw:polygon draw:style-name="gr2" draw:text-style-name="P8" draw:layer="layout" svg:width="3.19cm" svg:height="0.76cm" svg:x="17.592cm" svg:y="12.037cm" svg:viewBox="0 0 3191 761" draw:points="1595,761 0,761 0,0 3191,0 3191,761">
            <text:p/>
          </draw:polygon>
          <draw:path draw:style-name="gr3" draw:text-style-name="P9" draw:layer="layout" svg:width="0.091cm" svg:height="0.091cm" svg:x="17.623cm" svg:y="12.5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137cm" svg:y="12.5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654cm" svg:y="12.538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46cm" svg:y="11.99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91cm" svg:height="0.577cm" svg:x="19.735cm" svg:y="12.051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391cm" svg:height="0.577cm" svg:x="20.17cm" svg:y="12.051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9" draw:layer="layout" svg:width="0.197cm" svg:height="0.844cm" svg:x="20.627cm" svg:y="11.9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6§display§\text{Diff. (I) } w. \ r. \ t. \ x.§svg§600§FALSE§</svg:desc>
          <draw:polygon draw:style-name="gr2" draw:text-style-name="P8" draw:layer="layout" svg:width="7.17cm" svg:height="0.823cm" svg:x="2.791cm" svg:y="13.67cm" svg:viewBox="0 0 7171 824" draw:points="3584,824 0,824 0,0 7171,0 7171,824">
            <text:p/>
          </draw:polygon>
          <draw:path draw:style-name="gr3" draw:text-style-name="P9" draw:layer="layout" svg:width="0.615cm" svg:height="0.625cm" svg:x="2.776cm" svg:y="13.68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3.473cm" svg:y="13.6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3.72cm" svg:y="13.666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4.309cm" svg:y="14.213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4.981cm" svg:y="13.62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5.27cm" svg:y="13.68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5.628cm" svg:y="13.62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6.263cm" svg:y="13.90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6.993cm" svg:y="14.213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7.5cm" svg:y="13.90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7.939cm" svg:y="14.213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8.438cm" svg:y="13.736cm" svg:viewBox="0 0 283 584" svg:d="M169 208h87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8.827cm" svg:y="14.213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9.333cm" svg:y="13.9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099cm" svg:height="0.099cm" svg:x="9.907cm" svg:y="14.213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\text{Equation of the curve is, }§svg§600§FALSE§</svg:desc>
          <draw:polygon draw:style-name="gr2" draw:text-style-name="P8" draw:layer="layout" svg:width="9.71cm" svg:height="0.731cm" svg:x="7.194cm" svg:y="9.569cm" svg:viewBox="0 0 9711 732" draw:points="4854,732 0,732 0,0 9711,0 9711,732">
            <text:p/>
          </draw:polygon>
          <draw:path draw:style-name="gr3" draw:text-style-name="P9" draw:layer="layout" svg:width="0.567cm" svg:height="0.623cm" svg:x="7.177cm" svg:y="9.546cm" svg:viewBox="0 0 568 624" svg:d="M94 551c0 34 0 44-71 44h-23v29h528l40-237h-23c-23 142-44 208-202 208h-123c-41 0-43-6-43-37v-244h81c89 0 100 29 100 106h23v-241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7.801cm" svg:y="9.764cm" svg:viewBox="0 0 453 583" svg:d="M318 350v164c0 42-10 42-73 42v27c32 0 79-2 104-2s71 2 104 2v-27c-62 0-72 0-72-42v-514h-21l-33 83c-13-25-50-83-123-83-108 0-204 89-204 208 0 115 89 208 196 208 64 0 101-39 122-66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8.281cm" svg:y="9.76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8.797cm" svg:y="9.75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86cm" svg:height="0.573cm" svg:x="9.234cm" svg:y="9.60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197cm" svg:height="0.613cm" svg:x="9.602cm" svg:y="9.55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07cm" svg:height="0.421cm" svg:x="9.852cm" svg:y="9.75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311cm" svg:y="9.76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11.12cm" svg:y="9.75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11.582cm" svg:y="9.52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9" draw:layer="layout" svg:width="0.286cm" svg:height="0.573cm" svg:x="12.152cm" svg:y="9.60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12.52cm" svg:y="9.53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13.023cm" svg:y="9.75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9" draw:layer="layout" svg:width="0.348cm" svg:height="0.421cm" svg:x="13.741cm" svg:y="9.758cm" svg:viewBox="0 0 349 422" svg:d="M77 212c0-150 75-189 123-189 8 0 66 0 99 33-39 4-43 31-43 44 0 23 16 41 41 41s44-16 44-43c0-63-71-98-141-98-115 0-200 100-200 212 0 119 92 210 198 210 122 0 151-110 151-120 0-9-8-9-10-9-8 0-10 5-12 9-28 85-88 98-121 98-48 0-129-40-129-188z">
            <text:p/>
          </draw:path>
          <draw:path draw:style-name="gr3" draw:text-style-name="P9" draw:layer="layout" svg:width="0.461cm" svg:height="0.415cm" svg:x="14.144cm" svg:y="9.76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4.648cm" svg:y="9.764cm" svg:viewBox="0 0 310 406" svg:d="M127 102v-102l-127 10v30c64 0 73 6 73 49v248c0 40-11 40-73 40v29c35 0 79-2 104-2 37 0 81 0 119 2v-29h-21c-67 0-69-9-69-42v-141c0-92 38-173 108-173 6 0 9 0 11 0-5 2-21 12-21 35 0 27 19 40 39 40 17 0 40-11 40-40s-29-56-69-56c-66 0-100 62-114 102z">
            <text:p/>
          </draw:path>
          <draw:path draw:style-name="gr3" draw:text-style-name="P9" draw:layer="layout" svg:width="0.448cm" svg:height="0.405cm" svg:x="14.997cm" svg:y="9.773cm" svg:viewBox="0 0 449 406" svg:d="M364 89c8-20 25-60 85-60v-29c-21 2-48 2-68 2-23 0-65-2-82-2v29c36 0 46 21 46 40 0 8-2 10-6 20l-94 236-104-256c-4-13-4-15-4-17 0-23 36-23 52-23v-29c-27 0-79 2-100 2-25 0-62 0-89-2v29c58 0 62 4 73 33l133 327c4 13 6 17 19 17 12 0 16-9 18-17z">
            <text:p/>
          </draw:path>
          <draw:path draw:style-name="gr3" draw:text-style-name="P9" draw:layer="layout" svg:width="0.355cm" svg:height="0.421cm" svg:x="15.463cm" svg:y="9.75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9" draw:layer="layout" svg:width="0.197cm" svg:height="0.613cm" svg:x="16.178cm" svg:y="9.55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301cm" svg:height="0.421cm" svg:x="16.432cm" svg:y="9.758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07cm" svg:height="0.274cm" svg:x="16.84cm" svg:y="10.07cm" svg:viewBox="0 0 108 275" svg:d="M108 96c0-59-21-96-58-96-33 0-50 25-50 48 0 25 17 50 50 50 14 0 25-6 35-13l2-2c0 0 2 0 2 13 0 60-27 116-68 160-4 4-6 6-6 8 0 9 4 11 10 11 10 0 83-73 83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5" anim:sub-item="text" smil:attributeName="visibility" smil:to="visible"/>
                  <anim:animate smil:dur="0.25s" smil:fill="hold" smil:targetElement="id145" anim:sub-item="text" smil:attributeName="width" smil:values="width*0.05;width" smil:keyTimes="0;1"/>
                  <anim:animate smil:dur="0.25s" smil:fill="hold" smil:targetElement="id145" anim:sub-item="text" smil:attributeName="height" smil:values="height;height" smil:keyTimes="0;1"/>
                  <anim:animate smil:dur="0.25s" smil:fill="hold" smil:targetElement="id145" anim:sub-item="text" smil:attributeName="x" smil:values="x-.2;x" smil:keyTimes="0;1"/>
                  <anim:animate smil:dur="0.25s" smil:fill="hold" smil:targetElement="id145" anim:sub-item="text" smil:attributeName="y" smil:values="y;y" smil:keyTimes="0;1"/>
                  <anim:transitionFilter smil:dur="0.25s" smil:targetElement="id14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>
        <office:forms form:automatic-focus="false" form:apply-design-mode="false"/>
        <draw:frame presentation:style-name="pr16" draw:text-style-name="P17" draw:layer="layout" svg:width="26.4cm" svg:height="14.297cm" svg:x="0.8cm" svg:y="0.628cm" presentation:class="title" presentation:user-transformed="true">
          <draw:text-box>
            <text:p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8"><text:tab/></text:span><text:span text:style-name="T28"><text:tab/></text:span><text:span text:style-name="T28"> <text:s text:c="8"/></text:span></text:p>
          </draw:text-box>
        </draw:frame>
        <draw:g xml:id="id155" draw:id="id155">
          <svg:title>TexMaths</svg:title>
          <svg:desc>28§display§2x + 2y \frac{dy}{dx} = 0\ \Rightarrow§svg§600§FALSE§</svg:desc>
          <draw:polygon draw:style-name="gr2" draw:text-style-name="P8" draw:layer="layout" svg:width="7.815cm" svg:height="1.936cm" svg:x="3.089cm" svg:y="0.641cm" svg:viewBox="0 0 7816 1937" draw:points="3907,1937 0,1937 0,0 7816,0 7816,1937">
            <text:p/>
          </draw:polygon>
          <draw:path draw:style-name="gr3" draw:text-style-name="P9" draw:layer="layout" svg:width="0.393cm" svg:height="0.657cm" svg:x="3.089cm" svg:y="1.2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92cm" svg:height="0.447cm" svg:x="3.559cm" svg:y="1.5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9" draw:layer="layout" svg:width="0.655cm" svg:height="0.657cm" svg:x="4.368cm" svg:y="1.36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9" draw:layer="layout" svg:width="0.393cm" svg:height="0.657cm" svg:x="5.347cm" svg:y="1.2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9" draw:layer="layout" svg:width="0.456cm" svg:height="0.637cm" svg:x="5.817cm" svg:y="1.50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9" draw:layer="layout" svg:width="0.469cm" svg:height="0.696cm" svg:x="6.487cm" svg:y="0.59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56cm" svg:height="0.637cm" svg:x="6.989cm" svg:y="0.84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9" draw:layer="layout" svg:width="1.076cm" svg:height="0.042cm" svg:x="6.425cm" svg:y="1.674cm" svg:viewBox="0 0 1077 43" draw:points="538,43 0,43 0,0 1077,0 1077,43">
            <text:p/>
          </draw:polygon>
          <draw:path draw:style-name="gr3" draw:text-style-name="P9" draw:layer="layout" svg:width="0.469cm" svg:height="0.696cm" svg:x="6.465cm" svg:y="1.93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9" draw:layer="layout" svg:width="0.492cm" svg:height="0.447cm" svg:x="6.967cm" svg:y="2.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9" draw:layer="layout" svg:width="0.655cm" svg:height="0.232cm" svg:x="7.946cm" svg:y="1.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6cm" svg:height="0.678cm" svg:x="8.969cm" svg:y="1.28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9" draw:layer="layout" svg:width="0.875cm" svg:height="0.543cm" svg:x="10.078cm" svg:y="1.423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</draw:g>
        <draw:g xml:id="id156" draw:id="id156">
          <svg:title>TexMaths</svg:title>
          <svg:desc>28§display§\frac{dy}{dx} = - \frac{x}{y}§svg§600§FALSE§</svg:desc>
          <draw:polygon draw:style-name="gr2" draw:text-style-name="P8" draw:layer="layout" svg:width="3.854cm" svg:height="2.126cm" svg:x="11.637cm" svg:y="0.642cm" svg:viewBox="0 0 3855 2127" draw:points="1927,2127 0,2127 0,0 3855,0 3855,2127">
            <text:p/>
          </draw:polygon>
          <draw:path draw:style-name="gr3" draw:text-style-name="P9" draw:layer="layout" svg:width="0.469cm" svg:height="0.695cm" svg:x="11.651cm" svg:y="0.593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9" draw:layer="layout" svg:width="0.456cm" svg:height="0.637cm" svg:x="12.15cm" svg:y="0.842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9" draw:layer="layout" svg:width="1.077cm" svg:height="0.042cm" svg:x="11.588cm" svg:y="1.675cm" svg:viewBox="0 0 1078 43" draw:points="538,43 0,43 0,0 1078,0 1078,43">
            <text:p/>
          </draw:polygon>
          <draw:path draw:style-name="gr3" draw:text-style-name="P9" draw:layer="layout" svg:width="0.469cm" svg:height="0.695cm" svg:x="11.628cm" svg:y="1.934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9" draw:layer="layout" svg:width="0.492cm" svg:height="0.447cm" svg:x="12.128cm" svg:y="2.1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9" draw:layer="layout" svg:width="0.655cm" svg:height="0.232cm" svg:x="13.109cm" svg:y="1.5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602cm" svg:height="0.042cm" svg:x="14.175cm" svg:y="1.675cm" svg:viewBox="0 0 603 43" svg:d="M569 43c16 0 34 0 34-23 0-20-18-20-34-20h-535c-16 0-34 0-34 20 0 23 18 23 34 23z">
            <text:p/>
          </draw:path>
          <draw:path draw:style-name="gr3" draw:text-style-name="P9" draw:layer="layout" svg:width="0.492cm" svg:height="0.447cm" svg:x="15.004cm" svg:y="0.8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olygon draw:style-name="gr3" draw:text-style-name="P9" draw:layer="layout" svg:width="0.564cm" svg:height="0.042cm" svg:x="14.977cm" svg:y="1.675cm" svg:viewBox="0 0 565 43" draw:points="282,43 0,43 0,0 565,0 565,43">
            <text:p/>
          </draw:polygon>
          <draw:path draw:style-name="gr3" draw:text-style-name="P9" draw:layer="layout" svg:width="0.456cm" svg:height="0.637cm" svg:x="15.027cm" svg:y="2.181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</draw:g>
        <draw:g xml:id="id157" draw:id="id157">
          <svg:title>TexMaths</svg:title>
          <svg:desc>28§display§\therefore§svg§600§FALSE§</svg:desc>
          <draw:polygon draw:style-name="gr2" draw:text-style-name="P8" draw:layer="layout" svg:width="0.528cm" svg:height="0.433cm" svg:x="3.076cm" svg:y="4.111cm" svg:viewBox="0 0 529 434" draw:points="265,434 0,434 0,0 529,0 529,434">
            <text:p/>
          </draw:polygon>
          <draw:path draw:style-name="gr3" draw:text-style-name="P9" draw:layer="layout" svg:width="0.598cm" svg:height="0.531cm" svg:x="3.056cm" svg:y="4.0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9" draw:id="id159">
          <svg:title>TexMaths</svg:title>
          <svg:desc>26§display§\left( \frac{dy}{dx} \right)_{(x_1, y_1)} = - \frac{x_1}{y_1}§svg§600§FALSE§</svg:desc>
          <draw:polygon draw:style-name="gr2" draw:text-style-name="P8" draw:layer="layout" svg:width="7.774cm" svg:height="2.307cm" svg:x="18.889cm" svg:y="3.339cm" svg:viewBox="0 0 7775 2308" draw:points="3888,2308 0,2308 0,0 7775,0 7775,2308">
            <text:p/>
          </draw:polygon>
          <draw:path draw:style-name="gr3" draw:text-style-name="P9" draw:layer="layout" svg:width="0.45cm" svg:height="2.193cm" svg:x="19.033cm" svg:y="3.293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9" draw:layer="layout" svg:width="0.436cm" svg:height="0.646cm" svg:x="19.684cm" svg:y="3.36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20.147cm" svg:y="3.59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9" draw:layer="layout" svg:width="1cm" svg:height="0.039cm" svg:x="19.625cm" svg:y="4.37cm" svg:viewBox="0 0 1001 40" draw:points="499,40 0,40 0,0 1001,0 1001,40">
            <text:p/>
          </draw:polygon>
          <draw:path draw:style-name="gr3" draw:text-style-name="P9" draw:layer="layout" svg:width="0.436cm" svg:height="0.646cm" svg:x="19.663cm" svg:y="4.60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20.129cm" svg:y="4.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9" draw:layer="layout" svg:width="0.45cm" svg:height="2.193cm" svg:x="20.765cm" svg:y="3.293cm" svg:viewBox="0 0 451 2194" svg:d="M451 1098c0-360-83-722-316-996-19-21-52-58-89-92-13-10-15-10-27-10-11 0-19 0-19 8 0 4 4 9 6 11 31 33 94 93 154 193 148 235 216 533 216 884 0 248-33 564-185 836-72 131-149 206-187 245-2 3-4 5-4 9 0 8 8 8 19 8 12 0 14 0 29-14 308-279 403-697 403-1082z">
            <text:p/>
          </draw:path>
          <draw:path draw:style-name="gr3" draw:text-style-name="P9" draw:layer="layout" svg:width="0.167cm" svg:height="0.64cm" svg:x="21.479cm" svg:y="5.052cm" svg:viewBox="0 0 168 641" svg:d="M156 0c-123 85-156 223-156 320 0 90 27 231 156 321 4 0 12 0 12-7 0-4-2-6-6-10-87-77-118-187-118-304 0-172 66-258 120-305 2-3 4-5 4-7 0-8-8-8-12-8z">
            <text:p/>
          </draw:path>
          <draw:path draw:style-name="gr3" draw:text-style-name="P9" draw:layer="layout" svg:width="0.344cm" svg:height="0.29cm" svg:x="21.722cm" svg:y="5.25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188cm" svg:height="0.305cm" svg:x="22.171cm" svg:y="5.319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9" draw:layer="layout" svg:width="0.082cm" svg:height="0.199cm" svg:x="22.533cm" svg:y="5.458cm" svg:viewBox="0 0 83 200" svg:d="M64 64c0 36-6 77-49 119-5 2-7 4-7 6 0 6 7 11 11 11 8 0 64-52 64-129 0-40-14-71-46-71-20 0-37 17-37 37 0 21 15 38 37 38 17 0 27-11 27-11z">
            <text:p/>
          </draw:path>
          <draw:path draw:style-name="gr3" draw:text-style-name="P9" draw:layer="layout" svg:width="0.33cm" svg:height="0.413cm" svg:x="22.71cm" svg:y="5.25cm" svg:viewBox="0 0 331 414" svg:d="M329 42c2-11 2-11 2-15 0-12-11-21-21-21-8 0-21 4-27 17-2 2-8 23-11 35l-14 54c-2 17-23 96-25 104 0 0-29 56-79 56-44 0-44-41-44-54 0-35 15-74 34-124 8-21 12-27 12-40 0-31-27-54-62-54-65 0-94 87-94 98 0 8 8 8 10 8 11 0 11-2 13-10 17-52 44-77 69-77 12 0 16 6 16 21 0 16-6 29-8 37-31 79-38 104-38 131 0 10 0 42 25 62 19 17 46 19 65 19 25 0 48-8 68-29-8 35-14 62-41 96-17 20-44 41-77 41-4 0-35 0-48-21 33-4 33-35 33-35 0-21-18-25-25-25-14 0-37 13-37 42 0 33 31 56 77 56 64 0 146-50 164-129z">
            <text:p/>
          </draw:path>
          <draw:path draw:style-name="gr3" draw:text-style-name="P9" draw:layer="layout" svg:width="0.188cm" svg:height="0.305cm" svg:x="23.116cm" svg:y="5.319cm" svg:viewBox="0 0 189 306" svg:d="M119 15c0-15-3-15-17-15-33 29-85 29-94 29h-8v21h8c11 0 40-2 67-13v229c0 15 0 21-48 21h-23v19c25-2 67-2 92-2 27 0 68 0 93 2v-19h-23c-47 0-47-6-47-21z">
            <text:p/>
          </draw:path>
          <draw:path draw:style-name="gr3" draw:text-style-name="P9" draw:layer="layout" svg:width="0.167cm" svg:height="0.64cm" svg:x="23.453cm" svg:y="5.052cm" svg:viewBox="0 0 168 641" svg:d="M12 0c-4 0-12 0-12 8 0 2 2 4 6 9 56 52 117 137 117 303 0 133-42 235-111 298-12 12-12 12-12 16 0 2 2 7 8 7 9 0 69-42 113-123 29-52 47-123 47-198 0-89-27-231-156-320z">
            <text:p/>
          </draw:path>
          <draw:path draw:style-name="gr3" draw:text-style-name="P9" draw:layer="layout" svg:width="0.608cm" svg:height="0.215cm" svg:x="24.043cm" svg:y="4.2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25.031cm" svg:y="4.37cm" svg:viewBox="0 0 560 40" svg:d="M528 40c15 0 32 0 32-21 0-19-17-19-32-19h-497c-14 0-31 0-31 19 0 21 17 21 31 21z">
            <text:p/>
          </draw:path>
          <draw:path draw:style-name="gr3" draw:text-style-name="P9" draw:layer="layout" svg:width="0.457cm" svg:height="0.415cm" svg:x="25.803cm" svg:y="3.5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26.369cm" svg:y="3.713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0.933cm" svg:height="0.039cm" svg:x="25.776cm" svg:y="4.37cm" svg:viewBox="0 0 934 40" draw:points="468,40 0,40 0,0 934,0 934,40">
            <text:p/>
          </draw:polygon>
          <draw:path draw:style-name="gr3" draw:text-style-name="P9" draw:layer="layout" svg:width="0.423cm" svg:height="0.592cm" svg:x="25.841cm" svg:y="4.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26.331cm" svg:y="4.957cm" svg:viewBox="0 0 235 426" svg:d="M146 19c0-19-2-19-19-19-42 40-100 42-127 42v22c15 0 58 0 94-18v328c0 21 0 29-65 29h-25v23c13 0 92-2 115-2 20 0 101 2 116 2v-23h-25c-64 0-64-8-64-29z">
            <text:p/>
          </draw:path>
        </draw:g>
        <draw:g xml:id="id158" draw:id="id158">
          <svg:title>TexMaths</svg:title>
          <svg:desc>26§display§\text{Slope of tangent to (I) at } (x_1, y_1) = §svg§600§FALSE§</svg:desc>
          <draw:polygon draw:style-name="gr2" draw:text-style-name="P8" draw:layer="layout" svg:width="14.136cm" svg:height="0.822cm" svg:x="4.373cm" svg:y="3.969cm" svg:viewBox="0 0 14137 823" draw:points="7068,823 0,823 0,0 14137,0 14137,823">
            <text:p/>
          </draw:polygon>
          <draw:path draw:style-name="gr3" draw:text-style-name="P9" draw:layer="layout" svg:width="0.407cm" svg:height="0.664cm" svg:x="4.379cm" svg:y="3.965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4.866cm" svg:y="3.975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5.113cm" svg:y="4.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5.571cm" svg:y="4.20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6.103cm" svg:y="4.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6.815cm" svg:y="4.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77cm" svg:y="3.965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7.846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8.223cm" svg:y="4.2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8.672cm" svg:y="4.2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9.176cm" svg:y="4.193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9.633cm" svg:y="4.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0.043cm" svg:y="4.2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0.513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1.172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1.536cm" svg:y="4.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2.362cm" svg:y="3.92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653cm" svg:y="3.983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13.009cm" svg:y="3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3.656cm" svg:y="4.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14.09cm" svg:y="4.0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4.825cm" svg:y="3.92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5.116cm" svg:y="4.20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34cm" svg:height="0.425cm" svg:x="15.682cm" svg:y="4.3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6.1cm" svg:y="4.5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6.453cm" svg:y="4.20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16.946cm" svg:y="4.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7.337cm" svg:y="3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7.947cm" svg:y="4.27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160" draw:id="id160">
          <svg:title>TexMaths</svg:title>
          <svg:desc>26§display§\text{Given that the tangent is paralle to (II) whose slope is } = 2 §svg§600§FALSE§</svg:desc>
          <draw:polygon draw:style-name="gr2" draw:text-style-name="P8" draw:layer="layout" svg:width="23.727cm" svg:height="0.822cm" svg:x="3.074cm" svg:y="6.071cm" svg:viewBox="0 0 23728 823" draw:points="11864,823 0,823 0,0 23728,0 23728,823">
            <text:p/>
          </draw:polygon>
          <draw:path draw:style-name="gr3" draw:text-style-name="P9" draw:layer="layout" svg:width="0.621cm" svg:height="0.664cm" svg:x="3.08cm" svg:y="6.067cm" svg:viewBox="0 0 622 665" svg:d="M493 589c10 20 48 56 58 56 9 0 9-7 9-21v-160c0-36 4-40 62-40v-29c-33 2-83 4-110 4-38 0-117 0-148-4v29h29c81 0 85 11 85 44v58c0 104-116 112-143 112-58 0-241-33-241-305 0-275 181-304 237-304 97 0 181 81 199 216 2 13 2 17 15 17 15 0 15-4 15-23v-216c0-17 0-23-11-23-4 0-6 0-14 10l-46 69c-29-29-79-79-171-79-170 0-318 146-318 333s148 332 320 332c67 0 142-22 173-76z">
            <text:p/>
          </draw:path>
          <draw:path draw:style-name="gr3" draw:text-style-name="P9" draw:layer="layout" svg:width="0.197cm" svg:height="0.612cm" svg:x="3.775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4.016cm" svg:y="6.316cm" svg:viewBox="0 0 449 406" svg:d="M364 89c8-20 25-60 85-60v-29c-21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9" draw:layer="layout" svg:width="0.355cm" svg:height="0.421cm" svg:x="4.482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4.892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5.693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6.059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413cm" svg:height="0.421cm" svg:x="6.577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7.011cm" svg:y="6.14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86cm" svg:height="0.573cm" svg:x="7.671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039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542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245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622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069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574cm" svg:y="6.295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03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44cm" svg:y="6.30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8cm" svg:height="0.573cm" svg:x="11.91cm" svg:y="6.14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97cm" svg:height="0.612cm" svg:x="12.584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2.837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52cm" svg:height="0.581cm" svg:x="13.497cm" svg:y="6.30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13cm" svg:height="0.421cm" svg:x="14.019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4.462cm" svg:y="6.306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13cm" svg:height="0.421cm" svg:x="14.832cm" svg:y="6.30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15.281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05cm" svg:height="0.635cm" svg:x="15.535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55cm" svg:height="0.421cm" svg:x="15.785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6.488cm" svg:y="6.14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6.852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7.677cm" svg:y="6.02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7.967cm" svg:y="6.08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8.322cm" svg:y="6.08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8.68cm" svg:y="6.0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9.304cm" svg:y="6.316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461cm" svg:height="0.635cm" svg:x="19.976cm" svg:y="6.07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407cm" svg:height="0.421cm" svg:x="20.481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0.941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1.299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1cm" svg:height="0.421cm" svg:x="22.012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05cm" svg:height="0.635cm" svg:x="22.374cm" svg:y="6.07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22.624cm" svg:y="6.30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23.079cm" svg:y="6.30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23.614cm" svg:y="6.30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197cm" svg:height="0.612cm" svg:x="24.327cm" svg:y="6.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24.581cm" svg:y="6.30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608cm" svg:height="0.215cm" svg:x="25.521cm" svg:y="6.37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26.48cm" svg:y="6.10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</draw:g>
        <draw:g xml:id="id161" draw:id="id161">
          <svg:title>TexMaths</svg:title>
          <svg:desc>28§display§\therefore§svg§600§FALSE§</svg:desc>
          <draw:polygon draw:style-name="gr2" draw:text-style-name="P8" draw:layer="layout" svg:width="0.528cm" svg:height="0.433cm" svg:x="3.077cm" svg:y="8.011cm" svg:viewBox="0 0 529 434" draw:points="265,434 0,434 0,0 529,0 529,434">
            <text:p/>
          </draw:polygon>
          <draw:path draw:style-name="gr3" draw:text-style-name="P9" draw:layer="layout" svg:width="0.598cm" svg:height="0.531cm" svg:x="3.057cm" svg:y="7.9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2" draw:id="id162">
          <svg:title>TexMaths</svg:title>
          <svg:desc>26§display§- \frac{x_1}{y_1} = 2\ \Rightarrow§svg§600§FALSE§</svg:desc>
          <draw:polygon draw:style-name="gr2" draw:text-style-name="P8" draw:layer="layout" svg:width="4.867cm" svg:height="1.746cm" svg:x="4.291cm" svg:y="7.439cm" svg:viewBox="0 0 4868 1747" draw:points="2434,1747 0,1747 0,0 4868,0 4868,1747">
            <text:p/>
          </draw:polygon>
          <draw:path draw:style-name="gr3" draw:text-style-name="P9" draw:layer="layout" svg:width="0.559cm" svg:height="0.039cm" svg:x="4.32cm" svg:y="8.169cm" svg:viewBox="0 0 560 40" svg:d="M528 40c15 0 32 0 32-21 0-19-17-19-32-19h-497c-14 0-31 0-31 19 0 21 17 21 31 21z">
            <text:p/>
          </draw:path>
          <draw:path draw:style-name="gr3" draw:text-style-name="P9" draw:layer="layout" svg:width="0.457cm" svg:height="0.415cm" svg:x="5.092cm" svg:y="7.39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234cm" svg:height="0.425cm" svg:x="5.658cm" svg:y="7.509cm" svg:viewBox="0 0 235 426" svg:d="M146 19c0-19-2-19-19-19-42 40-100 42-127 42v22c15 0 58 0 94-18v328c0 21 0 29-65 29h-25v23c13 0 92-2 115-2 20 0 102 2 116 2v-23h-25c-64 0-64-8-64-29z">
            <text:p/>
          </draw:path>
          <draw:polygon draw:style-name="gr3" draw:text-style-name="P9" draw:layer="layout" svg:width="0.933cm" svg:height="0.039cm" svg:x="5.065cm" svg:y="8.169cm" svg:viewBox="0 0 934 40" draw:points="468,40 0,40 0,0 934,0 934,40">
            <text:p/>
          </draw:polygon>
          <draw:path draw:style-name="gr3" draw:text-style-name="P9" draw:layer="layout" svg:width="0.423cm" svg:height="0.592cm" svg:x="5.129cm" svg:y="8.638cm" svg:viewBox="0 0 424 593" svg:d="M420 56c4-12 4-14 4-21 0-16-14-25-27-25-10 0-25 5-33 19-2 4-8 33-12 50-7 23-13 48-19 73l-42 166c-2 13-41 77-102 77-48 0-58-39-58-75 0-41 17-98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30-25-34-33-34-21 0-52 15-52 61 0 45 41 79 98 79 95 0 189-84 214-188z">
            <text:p/>
          </draw:path>
          <draw:path draw:style-name="gr3" draw:text-style-name="P9" draw:layer="layout" svg:width="0.234cm" svg:height="0.425cm" svg:x="5.62cm" svg:y="8.753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9" draw:layer="layout" svg:width="0.609cm" svg:height="0.215cm" svg:x="6.413cm" svg:y="8.0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cm" svg:x="7.372cm" svg:y="7.80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9" draw:layer="layout" svg:width="0.812cm" svg:height="0.504cm" svg:x="8.392cm" svg:y="7.936cm" svg:viewBox="0 0 813 505" svg:d="M616 181c37 33 85 58 114 71-33 14-77 39-114 70h-583c-16 0-33 0-33 19s17 19 31 19h543c-43 41-91 122-91 135 0 10 10 10 16 10 9 0 15 0 17-8 21-35 46-83 106-137 62-56 125-79 171-94 16-6 16-6 18-8 2 0 2-4 2-6s0-2 0-5l-4-2c-2-2-2-2-18-8-125-35-217-121-267-218-10-19-12-19-25-19-6 0-16 0-16 10 0 13 45 92 91 136h-543c-14 0-31 0-31 18 0 17 17 17 33 17z">
            <text:p/>
          </draw:path>
        </draw:g>
        <draw:g xml:id="id163" draw:id="id163">
          <svg:title>TexMaths</svg:title>
          <svg:desc>26§display§x_1 = - 2y_1§svg§600§FALSE§</svg:desc>
          <draw:polygon draw:style-name="gr2" draw:text-style-name="P8" draw:layer="layout" svg:width="3.978cm" svg:height="0.706cm" svg:x="9.911cm" svg:y="7.739cm" svg:viewBox="0 0 3979 707" draw:points="1990,707 0,707 0,0 3979,0 3979,707">
            <text:p/>
          </draw:polygon>
          <draw:path draw:style-name="gr3" draw:text-style-name="P9" draw:layer="layout" svg:width="0.457cm" svg:height="0.415cm" svg:x="9.892cm" svg:y="7.897cm" svg:viewBox="0 0 458 416" svg:d="M281 129c4-25 25-108 89-108 6 0 27 0 46 10-25 6-44 29-44 50 0 15 11 33 36 33 20 0 50-16 50-54 0-48-55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234cm" svg:height="0.425cm" svg:x="10.458cm" svg:y="8.013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1.102cm" svg:y="7.96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12.09cm" svg:y="8.055cm" svg:viewBox="0 0 559 39" svg:d="M528 39c15 0 31 0 31-20 0-19-16-19-31-19h-497c-14 0-31 0-31 19 0 20 17 20 31 20z">
            <text:p/>
          </draw:path>
          <draw:path draw:style-name="gr3" draw:text-style-name="P9" draw:layer="layout" svg:width="0.365cm" svg:height="0.61cm" svg:x="12.772cm" svg:y="7.693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423cm" svg:height="0.591cm" svg:x="13.209cm" svg:y="7.897cm" svg:viewBox="0 0 424 592" svg:d="M420 56c4-12 4-14 4-21 0-16-14-25-27-25-10 0-25 5-33 19-2 4-8 33-13 50-6 23-12 48-18 73l-42 166c-2 12-41 77-104 77-46 0-56-40-56-75 0-42 17-98 48-179 14-37 16-47 16-66 0-42-29-75-74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234cm" svg:height="0.425cm" svg:x="13.7cm" svg:y="8.013cm" svg:viewBox="0 0 235 426" svg:d="M146 19c0-19-2-19-19-19-42 39-100 42-127 42v22c15 0 58 0 94-18v328c0 21 0 29-65 29h-25v23c13 0 92-2 115-2 20 0 101 2 116 2v-23h-25c-64 0-64-8-64-29z">
            <text:p/>
          </draw:path>
        </draw:g>
        <draw:g xml:id="id166" draw:id="id166">
          <svg:title>TexMaths</svg:title>
          <svg:desc>28§display§\text{using (III), we get } 4y_1^2 + y_1^2 = 5 \Rightarrow§svg§600§FALSE§</svg:desc>
          <draw:polygon draw:style-name="gr2" draw:text-style-name="P8" draw:layer="layout" svg:width="14.674cm" svg:height="1.012cm" svg:x="2.99cm" svg:y="10.97cm" svg:viewBox="0 0 14675 1013" draw:points="7336,1013 0,1013 0,0 14675,0 14675,1013">
            <text:p/>
          </draw:polygon>
          <draw:path draw:style-name="gr3" draw:text-style-name="P9" draw:layer="layout" svg:width="0.496cm" svg:height="0.447cm" svg:x="2.972cm" svg:y="11.349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9" draw:layer="layout" svg:width="0.324cm" svg:height="0.454cm" svg:x="3.521cm" svg:y="11.34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212cm" svg:height="0.66cm" svg:x="3.908cm" svg:y="11.1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496cm" svg:height="0.436cm" svg:x="4.179cm" svg:y="11.3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4.724cm" svg:y="11.3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9" draw:layer="layout" svg:width="0.23cm" svg:height="0.985cm" svg:x="5.613cm" svg:y="11.0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01cm" svg:height="0.674cm" svg:x="5.927cm" svg:y="11.114cm" svg:viewBox="0 0 302 675" svg:d="M195 76c0-33 2-45 81-45h26v-31c-33 2-114 2-150 2-40 0-118 0-152-2v31h27c76 0 81 12 81 45v523c0 35-5 44-81 44h-27v32c34-2 112-2 150-2s119 0 152 2v-32h-26c-79 0-81-9-81-44z">
            <text:p/>
          </draw:path>
          <draw:path draw:style-name="gr3" draw:text-style-name="P9" draw:layer="layout" svg:width="0.301cm" svg:height="0.674cm" svg:x="6.31cm" svg:y="11.1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301cm" svg:height="0.674cm" svg:x="6.691cm" svg:y="11.1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23cm" svg:height="0.985cm" svg:x="7.076cm" svg:y="11.0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115cm" svg:height="0.295cm" svg:x="7.486cm" svg:y="11.68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9" draw:layer="layout" svg:width="0.676cm" svg:height="0.436cm" svg:x="8.021cm" svg:y="11.36cm" svg:viewBox="0 0 677 437" svg:d="M594 94c18-49 49-63 83-63v-31c-23 2-52 2-72 2-29 0-74-2-92-2v31c36 0 56 18 56 47 0 7 0 7-4 21l-90 253-99-276c-2-11-4-13-4-18 0-27 38-27 58-27v-31c-29 0-78 2-103 2-29 0-58 0-87-2v31c36 0 51 3 62 14 5 7 16 36 23 56l-85 238-94-263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9" draw:layer="layout" svg:width="0.382cm" svg:height="0.454cm" svg:x="8.713cm" svg:y="11.3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51cm" svg:height="0.651cm" svg:x="9.479cm" svg:y="11.3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9" draw:layer="layout" svg:width="0.382cm" svg:height="0.454cm" svg:x="9.972cm" svg:y="11.3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1cm" svg:height="0.618cm" svg:x="10.4cm" svg:y="11.179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9" draw:layer="layout" svg:width="0.438cm" svg:height="0.667cm" svg:x="11.119cm" svg:y="11.11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9" draw:layer="layout" svg:width="0.454cm" svg:height="0.638cm" svg:x="11.614cm" svg:y="11.34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9" draw:layer="layout" svg:width="0.306cm" svg:height="0.459cm" svg:x="12.145cm" svg:y="10.9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2.143cm" svg:y="11.5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658cm" svg:x="12.817cm" svg:y="11.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56cm" svg:height="0.638cm" svg:x="13.776cm" svg:y="11.34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306cm" svg:height="0.459cm" svg:x="14.307cm" svg:y="10.9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4.305cm" svg:y="11.5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232cm" svg:x="15.035cm" svg:y="11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16.068cm" svg:y="11.1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9" draw:layer="layout" svg:width="0.875cm" svg:height="0.544cm" svg:x="16.838cm" svg:y="11.269cm" svg:viewBox="0 0 876 545" svg:d="M663 195c40 36 90 63 123 76-36 16-83 43-123 77h-627c-18 0-36-1-36 20 0 20 18 20 34 20h584c-47 45-98 132-98 146 0 11 11 11 18 11 9 0 15 0 18-9 22-38 49-90 114-148 67-61 134-85 183-101 18-7 18-7 21-9 2 0 2-4 2-7 0-2 0-2 0-4l-5-2c-2-3-2-3-20-9-134-39-233-130-289-236-9-20-11-20-24-20-7 0-18 0-18 11 0 14 49 99 98 146h-584c-16 0-34 0-34 20 0 18 18 18 36 18z">
            <text:p/>
          </draw:path>
        </draw:g>
        <draw:g xml:id="id165" draw:id="id165">
          <svg:title>TexMaths</svg:title>
          <svg:desc>28§display§\text{Since P lies on curve (I), } x_1^2 + y_1^2 = 5§svg§600§FALSE§</svg:desc>
          <draw:polygon draw:style-name="gr2" draw:text-style-name="P8" draw:layer="layout" svg:width="15.806cm" svg:height="1.012cm" svg:x="2.972cm" svg:y="9.57cm" svg:viewBox="0 0 15807 1013" draw:points="7902,1013 0,1013 0,0 15807,0 15807,1013">
            <text:p/>
          </draw:polygon>
          <draw:path draw:style-name="gr3" draw:text-style-name="P9" draw:layer="layout" svg:width="0.438cm" svg:height="0.716cm" svg:x="2.979cm" svg:y="9.691cm" svg:viewBox="0 0 439 717" svg:d="M289 314l-125-32c-63-15-101-67-101-125 0-70 53-130 132-130 163 0 186 164 193 206 0 7 0 14 11 14 13 0 13-5 13-25v-197c0-18 0-25-11-25-7 0-9 0-16 13l-33 57c-29-30-72-70-159-70-110 0-193 87-193 191 0 83 52 154 130 181 11 5 60 16 130 34 27 7 56 13 85 49 20 27 29 58 29 92 0 70-49 141-132 141-29 0-103-4-157-54-56-53-60-116-60-152 0-9-9-9-12-9-13 0-13 7-13 25v197c0 16 0 22 11 22 7 0 7 0 14-11 0-2 4-4 35-56 32 34 95 67 184 67 114 0 195-96 195-204 0-98-67-179-150-199z">
            <text:p/>
          </draw:path>
          <draw:path draw:style-name="gr3" draw:text-style-name="P9" draw:layer="layout" svg:width="0.212cm" svg:height="0.66cm" svg:x="3.503cm" svg:y="9.7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496cm" svg:height="0.436cm" svg:x="3.774cm" svg:y="9.9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4.323cm" svg:y="9.945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382cm" svg:height="0.454cm" svg:x="4.755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581cm" svg:height="0.674cm" svg:x="5.528cm" svg:y="9.714cm" svg:viewBox="0 0 582 675" svg:d="M190 363h166c119 0 226-81 226-179 0-97-98-184-233-184h-349v31h25c76 0 76 12 76 45v523c0 35 0 44-76 44h-25v32c34-2 108-2 146-2s112 0 145 2v-32h-22c-76 0-79-9-79-44zM186 336v-266c0-32 2-39 49-39h88c156 0 156 104 156 153 0 47 0 152-156 152z">
            <text:p/>
          </draw:path>
          <draw:path draw:style-name="gr3" draw:text-style-name="P9" draw:layer="layout" svg:width="0.221cm" svg:height="0.685cm" svg:x="6.522cm" svg:y="9.703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212cm" svg:height="0.66cm" svg:x="6.796cm" svg:y="9.72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9" draw:layer="layout" svg:width="0.382cm" svg:height="0.454cm" svg:x="7.064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324cm" svg:height="0.454cm" svg:x="7.506cm" svg:y="9.94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8.218cm" svg:y="9.94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8.713cm" svg:y="9.94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9.591cm" svg:y="9.94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96cm" svg:height="0.447cm" svg:x="10.025cm" svg:y="9.949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9" draw:layer="layout" svg:width="0.333cm" svg:height="0.436cm" svg:x="10.567cm" svg:y="9.94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83cm" svg:height="0.436cm" svg:x="10.946cm" svg:y="9.96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9" draw:layer="layout" svg:width="0.382cm" svg:height="0.454cm" svg:x="11.446cm" svg:y="9.94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23cm" svg:height="0.985cm" svg:x="12.281cm" svg:y="9.64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9" draw:layer="layout" svg:width="0.301cm" svg:height="0.674cm" svg:x="12.595cm" svg:y="9.714cm" svg:viewBox="0 0 302 675" svg:d="M195 76c0-33 4-45 83-45h24v-31c-33 2-112 2-150 2-40 0-116 0-152-2v31h27c76 0 81 12 81 45v523c0 35-5 44-81 44h-27v32c36-2 112-2 150-2 40 0 119 0 152 2v-32h-24c-79 0-83-9-83-44z">
            <text:p/>
          </draw:path>
          <draw:path draw:style-name="gr3" draw:text-style-name="P9" draw:layer="layout" svg:width="0.23cm" svg:height="0.985cm" svg:x="12.978cm" svg:y="9.64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9" draw:layer="layout" svg:width="0.115cm" svg:height="0.295cm" svg:x="13.39cm" svg:y="10.28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9" draw:layer="layout" svg:width="0.492cm" svg:height="0.447cm" svg:x="13.934cm" svg:y="9.9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9" draw:layer="layout" svg:width="0.306cm" svg:height="0.459cm" svg:x="14.512cm" svg:y="9.5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4.543cm" svg:y="10.1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658cm" svg:x="15.184cm" svg:y="9.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9" draw:layer="layout" svg:width="0.456cm" svg:height="0.638cm" svg:x="16.14cm" svg:y="9.94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9" draw:layer="layout" svg:width="0.306cm" svg:height="0.459cm" svg:x="16.673cm" svg:y="9.52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9" draw:layer="layout" svg:width="0.252cm" svg:height="0.459cm" svg:x="16.669cm" svg:y="10.171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9" draw:layer="layout" svg:width="0.655cm" svg:height="0.232cm" svg:x="17.399cm" svg:y="10.0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93cm" svg:height="0.678cm" svg:x="18.432cm" svg:y="9.7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</draw:g>
        <draw:g xml:id="id164" draw:id="id164">
          <svg:title>TexMaths</svg:title>
          <svg:desc>24§display§.\ .\ .\ \ (III)§svg§600§FALSE§</svg:desc>
          <draw:polygon draw:style-name="gr2" draw:text-style-name="P8" draw:layer="layout" svg:width="3.627cm" svg:height="0.759cm" svg:x="15.592cm" svg:y="7.839cm" svg:viewBox="0 0 3628 760" draw:points="1815,760 0,760 0,0 3628,0 3628,760">
            <text:p/>
          </draw:polygon>
          <draw:path draw:style-name="gr3" draw:text-style-name="P9" draw:layer="layout" svg:width="0.091cm" svg:height="0.091cm" svg:x="15.623cm" svg:y="8.34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6.137cm" svg:y="8.34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6.654cm" svg:y="8.34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7.461cm" svg:y="7.79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9" draw:layer="layout" svg:width="0.391cm" svg:height="0.577cm" svg:x="17.735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391cm" svg:height="0.577cm" svg:x="18.171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391cm" svg:height="0.577cm" svg:x="18.609cm" svg:y="7.853cm" svg:viewBox="0 0 392 578" svg:d="M288 65c8-30 10-38 77-38 21 0 27 0 27-17 0-10-8-10-12-10-25 0-88 2-111 2-27 0-88-2-113-2-6 0-18 0-18 17 0 10 8 10 23 10 37 0 60 0 60 15 0 4 0 6-2 14l-115 457c-8 30-10 38-77 38-19 0-27 0-27 17 0 10 10 10 13 10 23 0 87-2 110-2 27 0 88 2 115 2 6 0 16 0 16-15 0-12-6-12-25-12-16 0-20 0-37 0-17-2-21-6-21-15 0-8 2-14 4-19z">
            <text:p/>
          </draw:path>
          <draw:path draw:style-name="gr3" draw:text-style-name="P9" draw:layer="layout" svg:width="0.197cm" svg:height="0.844cm" svg:x="19.066cm" svg:y="7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8§display§y_1^2 = 1 \Rightarrow§svg§600§FALSE§</svg:desc>
          <draw:polygon draw:style-name="gr2" draw:text-style-name="P8" draw:layer="layout" svg:width="3.867cm" svg:height="1.009cm" svg:x="18.293cm" svg:y="10.971cm" svg:viewBox="0 0 3868 1010" draw:points="1933,1010 0,1010 0,0 3868,0 3868,1010">
            <text:p/>
          </draw:polygon>
          <draw:path draw:style-name="gr3" draw:text-style-name="P9" draw:layer="layout" svg:width="0.456cm" svg:height="0.638cm" svg:x="18.273cm" svg:y="11.3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9" draw:layer="layout" svg:width="0.306cm" svg:height="0.458cm" svg:x="18.806cm" svg:y="10.92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252cm" svg:height="0.458cm" svg:x="18.802cm" svg:y="11.57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655cm" svg:height="0.232cm" svg:x="19.532cm" svg:y="11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326cm" svg:height="0.658cm" svg:x="20.602cm" svg:y="11.1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9" draw:layer="layout" svg:width="0.875cm" svg:height="0.543cm" svg:x="21.334cm" svg:y="11.269cm" svg:viewBox="0 0 876 544" svg:d="M663 195c40 36 89 63 123 76-36 16-83 43-123 76h-627c-18 0-36 0-36 20 0 21 18 21 34 21h584c-47 44-98 132-98 145 0 11 11 11 17 11 9 0 16 0 18-9 23-38 50-89 115-147 67-61 134-86 183-101 18-7 18-7 20-9 3 0 3-5 3-7s0-2 0-4l-5-3c-2-2-2-2-20-9-134-38-233-130-289-235-9-20-11-20-25-20-6 0-17 0-17 11 0 14 49 99 98 146h-584c-16 0-34 0-34 20 0 18 18 18 36 18z">
            <text:p/>
          </draw:path>
        </draw:g>
        <draw:g xml:id="id168" draw:id="id168">
          <svg:title>TexMaths</svg:title>
          <svg:desc>28§display§y_1 = \pm 1§svg§600§FALSE§</svg:desc>
          <draw:polygon draw:style-name="gr2" draw:text-style-name="P8" draw:layer="layout" svg:width="3.318cm" svg:height="0.76cm" svg:x="22.795cm" svg:y="11.073cm" svg:viewBox="0 0 3319 761" draw:points="1658,761 0,761 0,0 3319,0 3319,761">
            <text:p/>
          </draw:polygon>
          <draw:path draw:style-name="gr3" draw:text-style-name="P9" draw:layer="layout" svg:width="0.456cm" svg:height="0.637cm" svg:x="22.775cm" svg:y="11.243cm" svg:viewBox="0 0 457 638" svg:d="M453 60c4-13 4-15 4-22 0-18-16-27-29-27-11 0-27 5-36 20-2 5-9 36-13 54-7 25-14 51-20 78l-45 179c-3 14-45 83-110 83-52 0-63-42-63-80 0-45 18-106 52-193 15-40 18-51 18-71 0-45-32-81-81-81-94 0-130 143-130 152s9 9 11 9c11 0 11-2 16-18 27-92 67-121 101-121 6 0 24 0 24 32 0 24-9 49-18 69-38 103-56 161-56 206 0 87 63 119 121 119 39 0 72-18 99-45-11 51-25 98-63 152-27 33-65 63-110 63-13 0-58-5-73-43 15 0 26 0 42-11 9-9 18-23 18-40 0-32-27-36-36-36-22 0-56 15-56 65 0 49 45 85 105 85 104 0 204-90 231-202z">
            <text:p/>
          </draw:path>
          <draw:path draw:style-name="gr3" draw:text-style-name="P9" draw:layer="layout" svg:width="0.252cm" svg:height="0.458cm" svg:x="23.304cm" svg:y="11.369cm" svg:viewBox="0 0 253 459" svg:d="M157 20c0-20-2-20-20-20-45 43-108 45-137 45v24c16 0 63 0 101-20v354c0 22 0 31-70 31h-27v25c14 0 99-3 124-3 22 0 110 3 125 3v-25h-27c-69 0-69-9-69-31z">
            <text:p/>
          </draw:path>
          <draw:path draw:style-name="gr3" draw:text-style-name="P9" draw:layer="layout" svg:width="0.656cm" svg:height="0.232cm" svg:x="23.998cm" svg:y="11.317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9" draw:layer="layout" svg:width="0.658cm" svg:height="0.657cm" svg:x="25.036cm" svg:y="11.024cm" svg:viewBox="0 0 659 658" svg:d="M350 349h275c16 0 34 0 34-20s-18-20-34-20h-275v-273c0-16 0-36-21-36-20 0-20 18-20 34v275h-275c-16 0-34 0-34 20s18 20 34 20h275v269h-275c-16 0-34 0-34 20s18 20 34 20h591c16 0 34 0 34-20s-18-20-34-20h-275z">
            <text:p/>
          </draw:path>
          <draw:path draw:style-name="gr3" draw:text-style-name="P9" draw:layer="layout" svg:width="0.326cm" svg:height="0.657cm" svg:x="25.836cm" svg:y="11.024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169" draw:id="id169">
          <svg:title>TexMaths</svg:title>
          <svg:desc>26§display§\text{If } y_1 = 1, \text{ then from (III) we get, } x_1 = -2§svg§600§FALSE§</svg:desc>
          <draw:polygon draw:style-name="gr2" draw:text-style-name="P8" draw:layer="layout" svg:width="16.757cm" svg:height="0.823cm" svg:x="2.994cm" svg:y="12.568cm" svg:viewBox="0 0 16758 824" draw:points="8380,824 0,824 0,0 16758,0 16758,824">
            <text:p/>
          </draw:polygon>
          <draw:path draw:style-name="gr3" draw:text-style-name="P9" draw:layer="layout" svg:width="0.28cm" svg:height="0.625cm" svg:x="2.973cm" svg:y="12.58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9" draw:layer="layout" svg:width="0.296cm" svg:height="0.646cm" svg:x="3.308cm" svg:y="12.5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23cm" svg:height="0.592cm" svg:x="3.888cm" svg:y="12.8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4.379cm" svg:y="12.9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5.024cm" svg:y="12.8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cm" svg:x="6.02cm" svg:y="12.59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6.474cm" svg:y="13.1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286cm" svg:height="0.573cm" svg:x="7.123cm" svg:y="12.6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7.491cm" svg:y="12.5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994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404cm" svg:y="12.8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96cm" svg:height="0.646cm" svg:x="9.217cm" svg:y="12.564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309cm" svg:height="0.405cm" svg:x="9.492cm" svg:y="12.8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9.849cm" svg:y="12.79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715cm" svg:height="0.405cm" svg:x="10.311cm" svg:y="12.80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1.439cm" svg:y="12.52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11.728cm" svg:y="12.5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2.083cm" svg:y="12.5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2.439cm" svg:y="12.58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2.795cm" svg:y="12.5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3.421cm" svg:y="12.813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9" draw:layer="layout" svg:width="0.355cm" svg:height="0.421cm" svg:x="14.063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4.775cm" svg:y="12.792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23cm" svg:y="12.7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8cm" svg:height="0.573cm" svg:x="15.63cm" svg:y="12.6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107cm" svg:height="0.274cm" svg:x="16.046cm" svg:y="13.111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57cm" svg:height="0.415cm" svg:x="16.551cm" svg:y="12.80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2 100-94 121-123 121-35 0-50-29-50-60 0-21 6-40 17-81z">
            <text:p/>
          </draw:path>
          <draw:path draw:style-name="gr3" draw:text-style-name="P9" draw:layer="layout" svg:width="0.234cm" svg:height="0.425cm" svg:x="17.117cm" svg:y="12.91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7.762cm" svg:y="12.8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18.752cm" svg:y="12.961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19.432cm" svg:y="12.59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170" draw:id="id170">
          <svg:title>TexMaths</svg:title>
          <svg:desc>26§display§\text{If } y_1 = -1, \text{ then from (III) we get, } x_1 = 2§svg§600§FALSE§</svg:desc>
          <draw:polygon draw:style-name="gr2" draw:text-style-name="P8" draw:layer="layout" svg:width="16.757cm" svg:height="0.823cm" svg:x="2.994cm" svg:y="13.868cm" svg:viewBox="0 0 16758 824" draw:points="8380,824 0,824 0,0 16758,0 16758,824">
            <text:p/>
          </draw:polygon>
          <draw:path draw:style-name="gr3" draw:text-style-name="P9" draw:layer="layout" svg:width="0.28cm" svg:height="0.625cm" svg:x="2.973cm" svg:y="13.88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9" draw:layer="layout" svg:width="0.296cm" svg:height="0.646cm" svg:x="3.308cm" svg:y="13.8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23cm" svg:height="0.592cm" svg:x="3.888cm" svg:y="14.1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234cm" svg:height="0.425cm" svg:x="4.379cm" svg:y="14.2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5.024cm" svg:y="14.1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6.014cm" svg:y="14.261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6.729cm" svg:y="13.89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7.185cm" svg:y="14.41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288cm" svg:height="0.573cm" svg:x="7.834cm" svg:y="13.94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61cm" svg:height="0.635cm" svg:x="8.202cm" svg:y="13.87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05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9.115cm" svg:y="14.1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96cm" svg:height="0.646cm" svg:x="9.928cm" svg:y="13.86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309cm" svg:height="0.405cm" svg:x="10.203cm" svg:y="14.10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0.561cm" svg:y="14.09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5cm" svg:height="0.405cm" svg:x="11.02cm" svg:y="14.10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213cm" svg:height="0.914cm" svg:x="12.148cm" svg:y="13.82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2.439cm" svg:y="13.882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8cm" svg:height="0.625cm" svg:x="12.795cm" svg:y="13.882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13.15cm" svg:y="13.882cm" svg:viewBox="0 0 281 626" svg:d="M181 71c0-31 4-42 77-42h23v-29c-31 2-104 2-140 2-37 0-108 0-141-2v29h25c73 0 75 11 75 42v484c0 34-2 42-75 42h-25v29c33-2 104-2 139-2 38 0 111 0 142 2v-29h-23c-73 0-77-8-77-42z">
            <text:p/>
          </draw:path>
          <draw:path draw:style-name="gr3" draw:text-style-name="P9" draw:layer="layout" svg:width="0.213cm" svg:height="0.914cm" svg:x="13.506cm" svg:y="13.82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14.13cm" svg:y="14.113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4.775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5.484cm" svg:y="14.09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5.942cm" svg:y="14.09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6.339cm" svg:y="13.94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07cm" svg:height="0.274cm" svg:x="16.757cm" svg:y="14.411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57cm" svg:height="0.415cm" svg:x="17.262cm" svg:y="14.10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34cm" svg:height="0.425cm" svg:x="17.828cm" svg:y="14.219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8.473cm" svg:y="14.17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19.432cm" svg:y="13.89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4cm" svg:height="14.772cm" svg:x="0.8cm" svg:y="0.628cm" presentation:class="title" presentation:user-transformed="true">
          <draw:text-box>
            <text:p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8"/></text:p>
          </draw:text-box>
        </draw:frame>
        <draw:g xml:id="id171" draw:id="id171">
          <svg:title>TexMaths</svg:title>
          <svg:desc>26§display§\text{Threfore the points on the curve are } ( -2, 1 ) \text { and } ( 2, -1 )§svg§600§FALSE§</svg:desc>
          <draw:polygon draw:style-name="gr2" draw:text-style-name="P8" draw:layer="layout" svg:width="22.246cm" svg:height="0.823cm" svg:x="2.686cm" svg:y="0.769cm" svg:viewBox="0 0 22247 824" draw:points="11123,824 0,824 0,0 22247,0 22247,824">
            <text:p/>
          </draw:polygon>
          <draw:path draw:style-name="gr3" draw:text-style-name="P9" draw:layer="layout" svg:width="0.594cm" svg:height="0.619cm" svg:x="2.674cm" svg:y="0.79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9" draw:layer="layout" svg:width="0.461cm" svg:height="0.635cm" svg:x="3.329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3.835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4.192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96cm" svg:height="0.646cm" svg:x="4.602cm" svg:y="0.765cm" svg:viewBox="0 0 297 647" svg:d="M131 252v-106c0-82 44-125 85-125 2 0 17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07cm" svg:height="0.421cm" svg:x="4.877cm" svg:y="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5.334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692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6.395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6.761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266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7.976cm" svg:y="1.00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8.51cm" svg:y="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197cm" svg:height="0.612cm" svg:x="8.97cm" svg:y="0.79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224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694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0.062cm" svg:y="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10.723cm" svg:y="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11.183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1.984cm" svg:y="0.84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2.35cm" svg:y="0.775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2.855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13.571cm" svg:y="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61cm" svg:height="0.415cm" svg:x="13.974cm" svg:y="1.004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4.48cm" svg:y="1.004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4.829cm" svg:y="1.014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15.295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16.017cm" svg:y="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6.462cm" svg:y="1.00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6.819cm" svg:y="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7.595cm" svg:y="0.72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8cm" svg:height="0.039cm" svg:x="17.936cm" svg:y="1.162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8.617cm" svg:y="0.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9.105cm" svg:y="1.3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9.515cm" svg:y="0.8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9.944cm" svg:y="0.7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20.588cm" svg:y="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21.038cm" svg:y="1.00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1.545cm" svg:y="0.775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9" draw:layer="layout" svg:width="0.213cm" svg:height="0.914cm" svg:x="22.419cm" svg:y="0.72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365cm" svg:height="0.61cm" svg:x="22.729cm" svg:y="0.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23.217cm" svg:y="1.312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558cm" svg:height="0.039cm" svg:x="23.621cm" svg:y="1.162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24.338cm" svg:y="0.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24.765cm" svg:y="0.7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3" draw:id="id173">
          <svg:title>TexMaths</svg:title>
          <svg:desc>26§display§\text{Equation of the tangent to (I) at } (-2, 1) \text { is given by}§svg§600§FALSE§</svg:desc>
          <draw:polygon draw:style-name="gr2" draw:text-style-name="P8" draw:layer="layout" svg:width="20.672cm" svg:height="0.823cm" svg:x="2.893cm" svg:y="3.172cm" svg:viewBox="0 0 20673 824" draw:points="10337,824 0,824 0,0 20673,0 20673,824">
            <text:p/>
          </draw:polygon>
          <draw:path draw:style-name="gr3" draw:text-style-name="P9" draw:layer="layout" svg:width="0.567cm" svg:height="0.623cm" svg:x="2.876cm" svg:y="3.19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9" draw:layer="layout" svg:width="0.452cm" svg:height="0.581cm" svg:x="3.5cm" svg:y="3.407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3.98cm" svg:y="3.407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4.496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4.933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5.301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5.551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6.01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82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81cm" svg:y="3.16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7.851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219cm" svg:y="3.178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23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426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802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249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753cm" svg:y="3.39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1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62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2.09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2.752cm" svg:y="3.249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114cm" svg:y="3.40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3.941cm" svg:y="3.12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14.23cm" svg:y="3.186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4.588cm" svg:y="3.12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5.233cm" svg:y="3.40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5.67cm" svg:y="3.24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6.402cm" svg:y="3.12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9cm" svg:height="0.039cm" svg:x="16.743cm" svg:y="3.56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17.423cm" svg:y="3.20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7.914cm" svg:y="3.71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18.324cm" svg:y="3.20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75cm" svg:y="3.12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197cm" svg:height="0.612cm" svg:x="19.389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9.642cm" svg:y="3.40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0.302cm" svg:y="3.39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0.764cm" svg:y="3.20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1.005cm" svg:y="3.417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1.471cm" svg:y="3.40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1.88cm" svg:y="3.40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2.69cm" svg:y="3.178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3.162cm" svg:y="3.417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72" draw:id="id172">
          <svg:title>TexMaths</svg:title>
          <svg:desc>26§display§\text{and slope of tangent } = 2§svg§600§FALSE§</svg:desc>
          <draw:polygon draw:style-name="gr2" draw:text-style-name="P8" draw:layer="layout" svg:width="9.997cm" svg:height="0.742cm" svg:x="2.882cm" svg:y="1.971cm" svg:viewBox="0 0 9998 743" draw:points="4999,743 0,743 0,0 9998,0 9998,743">
            <text:p/>
          </draw:polygon>
          <draw:path draw:style-name="gr3" draw:text-style-name="P9" draw:layer="layout" svg:width="0.413cm" svg:height="0.422cm" svg:x="2.874cm" svg:y="2.16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3.323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3cm" svg:height="0.647cm" svg:x="3.833cm" svg:y="1.935cm" svg:viewBox="0 0 454 648" svg:d="M318 587v61l136-11v-29c-65 0-73-6-73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301cm" svg:height="0.422cm" svg:x="4.644cm" svg:y="2.16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05cm" svg:height="0.636cm" svg:x="5.004cm" svg:y="1.93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5.254cm" svg:y="2.1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53cm" svg:height="0.582cm" svg:x="5.712cm" svg:y="2.167cm" svg:viewBox="0 0 454 583" svg:d="M133 60v-60l-133 10v30c64 0 71 4 71 45v429c0 42-9 42-71 42v27c31 0 79-2 102-2 25 0 73 2 104 2v-27c-60 0-71 0-71-42v-154-8c4 14 44 64 113 64 110 0 206-89 206-208 0-116-90-208-194-208-71 0-110 40-127 60zM135 302v-206c27-46 71-73 119-73 66 0 123 81 123 185 0 111-65 188-134 188-35 0-70-19-95-57-13-18-13-20-13-37z">
            <text:p/>
          </draw:path>
          <draw:path draw:style-name="gr3" draw:text-style-name="P9" draw:layer="layout" svg:width="0.355cm" svg:height="0.422cm" svg:x="6.244cm" svg:y="2.1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6.956cm" svg:y="2.1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296cm" svg:height="0.647cm" svg:x="7.415cm" svg:y="1.925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7.987cm" svg:y="2.008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8.364cm" svg:y="2.16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8.811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9.315cm" svg:y="2.156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9.772cm" svg:y="2.1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0.182cm" svg:y="2.1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10.652cm" svg:y="2.008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9" draw:layer="layout" svg:width="0.609cm" svg:height="0.216cm" svg:x="11.601cm" svg:y="2.233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65cm" svg:height="0.611cm" svg:x="12.56cm" svg:y="1.96cm" svg:viewBox="0 0 366 612" svg:d="M71 541l98-95c143-127 197-175 197-267 0-106-81-179-193-179-104 0-173 85-173 167 0 50 46 50 48 50 16 0 48-11 48-48 0-23-17-48-48-48-8 0-8 0-13 2 21-61 71-94 125-94 83 0 123 73 123 150 0 73-46 146-96 202l-177 196c-10 10-10 12-10 35h341l25-160h-23c-4 27-10 69-18 81-9 8-69 8-88 8z">
            <text:p/>
          </draw:path>
        </draw:g>
        <draw:g xml:id="id174" draw:id="id174">
          <svg:title>TexMaths</svg:title>
          <svg:desc>26§display§y - 1 = 2(x + 2) \ \Rightarrow §svg§600§FALSE§</svg:desc>
          <draw:polygon draw:style-name="gr2" draw:text-style-name="P8" draw:layer="layout" svg:width="7.865cm" svg:height="0.822cm" svg:x="2.893cm" svg:y="4.574cm" svg:viewBox="0 0 7866 823" draw:points="3933,823 0,823 0,0 7866,0 7866,823">
            <text:p/>
          </draw:polygon>
          <draw:path draw:style-name="gr3" draw:text-style-name="P9" draw:layer="layout" svg:width="0.423cm" svg:height="0.592cm" svg:x="2.874cm" svg:y="4.809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558cm" svg:height="0.039cm" svg:x="3.606cm" svg:y="4.967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4.525cm" svg:y="4.60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205cm" svg:y="4.8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6.166cm" svg:y="4.6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6.667cm" svg:y="4.528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57cm" svg:height="0.415cm" svg:x="6.959cm" svg:y="4.8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608cm" svg:height="0.61cm" svg:x="7.707cm" svg:y="4.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65cm" svg:height="0.61cm" svg:x="8.616cm" svg:y="4.6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9.08cm" svg:y="4.52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812cm" svg:height="0.504cm" svg:x="9.991cm" svg:y="4.734cm" svg:viewBox="0 0 813 505" svg:d="M616 181c37 33 85 58 114 71-33 14-77 39-114 70h-583c-16 0-33 0-33 19s17 19 31 19h543c-44 41-92 122-92 135 0 10 11 10 17 10 8 0 15 0 17-8 21-35 46-83 106-137 62-56 125-79 170-94 17-6 17-6 19-8 2 0 2-4 2-6s0-2 0-5l-4-2c0-2-2-2-19-8-124-35-216-121-266-218-10-19-12-19-25-19-6 0-17 0-17 10 0 13 46 92 92 136h-543c-14 0-31 0-31 18 0 17 17 17 33 17z">
            <text:p/>
          </draw:path>
        </draw:g>
        <draw:g xml:id="id175" draw:id="id175">
          <svg:title>TexMaths</svg:title>
          <svg:desc>26§display§y - 1 = 2x + 4 \ \ \Rightarrow §svg§600§FALSE§</svg:desc>
          <draw:polygon draw:style-name="gr2" draw:text-style-name="P8" draw:layer="layout" svg:width="7.459cm" svg:height="0.714cm" svg:x="11.493cm" svg:y="4.574cm" svg:viewBox="0 0 7460 715" draw:points="3729,715 0,715 0,0 7460,0 7460,715">
            <text:p/>
          </draw:polygon>
          <draw:path draw:style-name="gr3" draw:text-style-name="P9" draw:layer="layout" svg:width="0.423cm" svg:height="0.591cm" svg:x="11.474cm" svg:y="4.742cm" svg:viewBox="0 0 424 592" svg:d="M420 56c4-12 4-14 4-21 0-16-14-25-27-25-10 0-25 5-33 19-2 4-8 33-13 50-6 23-12 48-18 73l-42 166c-2 12-41 77-102 77-48 0-58-40-58-75 0-42 17-98 48-179 14-37 16-48 16-66 0-42-29-75-74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558cm" svg:height="0.038cm" svg:x="12.206cm" svg:y="4.9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13.125cm" svg:y="4.538cm" svg:viewBox="0 0 304 611" svg:d="M189 23c0-21 0-23-21-23-58 58-139 58-168 58v29c19 0 73 0 121-25v476c0 33-2 44-86 44h-29v29c31-4 113-4 148-4 37 0 116 0 150 4v-29h-29c-84 0-86-11-86-44z">
            <text:p/>
          </draw:path>
          <draw:path draw:style-name="gr3" draw:text-style-name="P9" draw:layer="layout" svg:width="0.608cm" svg:height="0.215cm" svg:x="13.805cm" svg:y="4.811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65cm" svg:height="0.61cm" svg:x="14.766cm" svg:y="4.538cm" svg:viewBox="0 0 366 611" svg:d="M71 540l97-95c144-127 198-175 198-266 0-106-81-179-193-179-104 0-173 85-173 166 0 50 46 50 48 50 16 0 48-10 48-48 0-23-17-48-48-48-8 0-8 0-13 3 21-61 71-94 125-94 83 0 123 73 123 150 0 72-46 145-96 201l-177 195c-10 11-10 13-10 36h341l25-160h-23c-4 27-10 68-21 81-6 8-66 8-85 8z">
            <text:p/>
          </draw:path>
          <draw:path draw:style-name="gr3" draw:text-style-name="P9" draw:layer="layout" svg:width="0.457cm" svg:height="0.414cm" svg:x="15.203cm" svg:y="4.742cm" svg:viewBox="0 0 458 415" svg:d="M281 129c4-25 25-108 89-108 4 0 27 0 46 10-25 6-44 29-44 50 0 15 11 33 36 33 20 0 50-16 50-54 0-48-55-60-86-60-54 0-85 48-97 71-23-63-71-71-98-71-96 0-148 118-148 141 0 9 8 9 11 9 8 0 10 0 12-9 31-97 91-120 123-120 16 0 50 8 50 60 0 29-17 91-50 218-15 58-48 96-88 96-6 0-27 0-45-11 22-6 43-25 43-50 0-24-21-33-35-33-27 0-50 25-50 54 0 42 46 60 85 60 63 0 94-64 98-70 10 35 44 70 98 70 95 0 147-118 147-141 0-8-8-8-10-8-8 0-10 2-12 8-32 100-94 121-123 121-36 0-50-29-50-61 0-20 6-39 17-81z">
            <text:p/>
          </draw:path>
          <draw:path draw:style-name="gr3" draw:text-style-name="P9" draw:layer="layout" svg:width="0.608cm" svg:height="0.61cm" svg:x="15.953cm" svg:y="4.613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407cm" svg:height="0.618cm" svg:x="16.841cm" svg:y="4.528cm" svg:viewBox="0 0 408 619" svg:d="M243 469v79c0 34 0 44-68 44h-19v27c37-2 85-2 123-2 39 0 87 0 124 2v-27h-18c-69 0-71-10-71-44v-79h94v-29h-94v-417c0-17 0-23-15-23-8 0-10 0-16 10l-283 430v29zM250 440h-225l225-340z">
            <text:p/>
          </draw:path>
          <draw:path draw:style-name="gr3" draw:text-style-name="P9" draw:layer="layout" svg:width="0.812cm" svg:height="0.504cm" svg:x="18.185cm" svg:y="4.667cm" svg:viewBox="0 0 813 505" svg:d="M616 181c37 33 83 58 114 70-33 15-77 40-114 71h-583c-16 0-33 0-33 19 0 18 17 18 31 18h543c-44 42-92 123-92 135 0 11 11 11 17 11 8 0 15 0 17-9 21-35 45-83 106-137 62-56 125-79 170-93 17-6 17-6 19-8 2 0 2-5 2-7s0-2 0-4l-4-2c-2-2-2-2-19-8-125-36-216-121-268-218-8-19-10-19-23-19-6 0-17 0-17 10 0 13 46 92 92 135h-543c-14 0-31 0-31 19 0 17 17 17 33 17z">
            <text:p/>
          </draw:path>
        </draw:g>
        <draw:g xml:id="id176" draw:id="id176">
          <svg:title>TexMaths</svg:title>
          <svg:desc>26§display§2x - y + 5 = 0§svg§600§FALSE§</svg:desc>
          <draw:polygon draw:style-name="gr2" draw:text-style-name="P8" draw:layer="layout" svg:width="5.699cm" svg:height="0.706cm" svg:x="19.574cm" svg:y="4.574cm" svg:viewBox="0 0 5700 707" draw:points="2850,707 0,707 0,0 5700,0 5700,707">
            <text:p/>
          </draw:polygon>
          <draw:path draw:style-name="gr3" draw:text-style-name="P9" draw:layer="layout" svg:width="0.365cm" svg:height="0.61cm" svg:x="19.574cm" svg:y="4.5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20.011cm" svg:y="4.7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20.787cm" svg:y="4.8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21.65cm" svg:y="4.7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609cm" svg:height="0.61cm" svg:x="22.36cm" svg:y="4.603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9" draw:layer="layout" svg:width="0.365cm" svg:height="0.629cm" svg:x="23.269cm" svg:y="4.5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23.984cm" svg:y="4.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4.933cm" svg:y="4.5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77" draw:id="id177">
          <svg:title>TexMaths</svg:title>
          <svg:desc>26§display§\text{Equation of the tangent to (I) at } (2, -1) \text { is given by}§svg§600§FALSE§</svg:desc>
          <draw:polygon draw:style-name="gr2" draw:text-style-name="P8" draw:layer="layout" svg:width="20.672cm" svg:height="0.822cm" svg:x="2.895cm" svg:y="5.974cm" svg:viewBox="0 0 20673 823" draw:points="10337,823 0,823 0,0 20673,0 20673,823">
            <text:p/>
          </draw:polygon>
          <draw:path draw:style-name="gr3" draw:text-style-name="P9" draw:layer="layout" svg:width="0.567cm" svg:height="0.623cm" svg:x="2.878cm" svg:y="5.992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9" draw:layer="layout" svg:width="0.452cm" svg:height="0.581cm" svg:x="3.502cm" svg:y="6.209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3.982cm" svg:y="6.209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4.498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4.935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5.303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5.553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6.01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822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7.283cm" svg:y="5.97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7.853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8.221cm" svg:y="5.98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8.725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9.428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9.804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251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0.755cm" svg:y="6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12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1.62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2.092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12.754cm" svg:y="6.05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3.116cm" svg:y="6.20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3.943cm" svg:y="5.928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9" draw:layer="layout" svg:width="0.28cm" svg:height="0.625cm" svg:x="14.232cm" svg:y="5.988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4.59cm" svg:y="5.928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413cm" svg:height="0.421cm" svg:x="15.235cm" svg:y="6.20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5.672cm" svg:y="6.05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6.404cm" svg:y="5.928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9" draw:layer="layout" svg:width="0.365cm" svg:height="0.61cm" svg:x="16.716cm" svg:y="6.00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17.205cm" svg:y="6.51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559cm" svg:height="0.039cm" svg:x="17.608cm" svg:y="6.367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18.326cm" svg:y="6.0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18.752cm" svg:y="5.928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197cm" svg:height="0.612cm" svg:x="19.391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19.644cm" svg:y="6.20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0.304cm" svg:y="6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0.766cm" svg:y="6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1.007cm" svg:y="6.21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1.473cm" svg:y="6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1.882cm" svg:y="6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2.692cm" svg:y="5.98cm" svg:viewBox="0 0 453 647" svg:d="M133 291v-291l-133 10v30c64 0 71 6 71 49v547h23c2-2 8-14 33-56 14 21 52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3.164cm" svg:y="6.219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78" draw:id="id178">
          <svg:title>TexMaths</svg:title>
          <svg:desc>26§display§y + 1 = 2(x - 2) \ \Rightarrow §svg§600§FALSE§</svg:desc>
          <draw:polygon draw:style-name="gr2" draw:text-style-name="P8" draw:layer="layout" svg:width="7.865cm" svg:height="0.823cm" svg:x="2.893cm" svg:y="7.476cm" svg:viewBox="0 0 7866 824" draw:points="3933,824 0,824 0,0 7866,0 7866,824">
            <text:p/>
          </draw:polygon>
          <draw:path draw:style-name="gr3" draw:text-style-name="P9" draw:layer="layout" svg:width="0.423cm" svg:height="0.592cm" svg:x="2.874cm" svg:y="7.711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608cm" svg:height="0.61cm" svg:x="3.581cm" svg:y="7.58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03cm" svg:height="0.61cm" svg:x="4.525cm" svg:y="7.507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608cm" svg:height="0.215cm" svg:x="5.205cm" svg:y="7.7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6.166cm" svg:y="7.5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9" draw:layer="layout" svg:width="0.213cm" svg:height="0.914cm" svg:x="6.667cm" svg:y="7.43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57cm" svg:height="0.415cm" svg:x="6.959cm" svg:y="7.71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558cm" svg:height="0.039cm" svg:x="7.732cm" svg:y="7.86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8.616cm" svg:y="7.507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9.08cm" svg:y="7.4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812cm" svg:height="0.504cm" svg:x="9.991cm" svg:y="7.636cm" svg:viewBox="0 0 813 505" svg:d="M616 181c37 33 85 58 114 71-33 14-77 39-114 70h-583c-16 0-33 0-33 19s17 19 31 19h543c-44 41-92 122-92 135 0 10 11 10 17 10 8 0 15 0 17-8 21-35 46-83 106-137 62-56 125-79 170-94 17-6 17-6 19-8 2 0 2-4 2-6s0-2 0-5l-4-2c0-2-2-2-19-8-124-35-216-121-266-218-10-19-12-19-25-19-6 0-17 0-17 10 0 13 46 92 92 136h-543c-14 0-31 0-31 18 0 17 17 17 33 17z">
            <text:p/>
          </draw:path>
        </draw:g>
        <draw:g xml:id="id179" draw:id="id179">
          <svg:title>TexMaths</svg:title>
          <svg:desc>26§display§y + 1 = 2x - 4 \ \ \Rightarrow §svg§600§FALSE§</svg:desc>
          <draw:polygon draw:style-name="gr2" draw:text-style-name="P8" draw:layer="layout" svg:width="7.459cm" svg:height="0.714cm" svg:x="11.493cm" svg:y="7.474cm" svg:viewBox="0 0 7460 715" draw:points="3729,715 0,715 0,0 7460,0 7460,715">
            <text:p/>
          </draw:polygon>
          <draw:path draw:style-name="gr3" draw:text-style-name="P9" draw:layer="layout" svg:width="0.423cm" svg:height="0.591cm" svg:x="11.474cm" svg:y="7.642cm" svg:viewBox="0 0 424 592" svg:d="M420 56c4-12 4-14 4-21 0-16-14-25-27-25-10 0-25 5-33 19-2 4-8 33-13 50-6 23-12 48-18 73l-42 166c-2 12-41 77-102 77-48 0-58-40-58-75 0-42 17-98 48-179 14-37 16-48 16-66 0-42-29-75-74-75-88 0-121 133-121 141 0 9 8 9 10 9 11 0 11-3 15-17 25-85 62-112 94-112 6 0 22 0 22 29 0 23-8 46-16 64-36 96-52 150-52 191 0 81 58 110 112 110 35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8cm" svg:height="0.61cm" svg:x="12.181cm" svg:y="7.513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03cm" svg:height="0.61cm" svg:x="13.125cm" svg:y="7.438cm" svg:viewBox="0 0 304 611" svg:d="M189 23c0-21 0-23-21-23-58 58-139 58-168 58v29c19 0 73 0 121-25v476c0 33-2 44-86 44h-29v29c31-4 113-4 148-4 37 0 116 0 150 4v-29h-29c-84 0-86-11-86-44z">
            <text:p/>
          </draw:path>
          <draw:path draw:style-name="gr3" draw:text-style-name="P9" draw:layer="layout" svg:width="0.608cm" svg:height="0.215cm" svg:x="13.805cm" svg:y="7.711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65cm" svg:height="0.61cm" svg:x="14.766cm" svg:y="7.438cm" svg:viewBox="0 0 366 611" svg:d="M71 540l97-95c144-127 198-175 198-266 0-106-81-179-193-179-104 0-173 85-173 166 0 50 46 50 48 50 16 0 48-10 48-48 0-23-17-48-48-48-8 0-8 0-13 3 21-61 71-94 125-94 83 0 123 73 123 150 0 72-46 145-96 201l-177 195c-10 11-10 13-10 36h341l25-160h-23c-4 27-10 68-21 81-6 8-66 8-85 8z">
            <text:p/>
          </draw:path>
          <draw:path draw:style-name="gr3" draw:text-style-name="P9" draw:layer="layout" svg:width="0.457cm" svg:height="0.414cm" svg:x="15.203cm" svg:y="7.642cm" svg:viewBox="0 0 458 415" svg:d="M281 129c4-25 25-108 89-108 4 0 27 0 46 10-25 6-44 29-44 50 0 15 11 33 36 33 20 0 50-16 50-54 0-48-55-60-86-60-54 0-85 48-97 71-23-63-71-71-98-71-96 0-148 118-148 141 0 9 8 9 11 9 8 0 10 0 12-9 31-97 91-120 123-120 16 0 50 8 50 60 0 29-17 91-50 218-15 58-48 96-88 96-6 0-27 0-45-11 22-6 43-25 43-50 0-24-21-33-35-33-27 0-50 25-50 54 0 42 46 60 85 60 63 0 94-64 98-70 10 35 44 70 98 70 95 0 147-118 147-141 0-8-8-8-10-8-8 0-10 2-12 8-32 100-94 121-123 121-36 0-50-29-50-61 0-20 6-39 17-81z">
            <text:p/>
          </draw:path>
          <draw:path draw:style-name="gr3" draw:text-style-name="P9" draw:layer="layout" svg:width="0.558cm" svg:height="0.038cm" svg:x="15.976cm" svg:y="7.8cm" svg:viewBox="0 0 559 39" svg:d="M528 39c15 0 31 0 31-20 0-19-16-19-31-19h-497c-14 0-31 0-31 19 0 20 17 20 31 20z">
            <text:p/>
          </draw:path>
          <draw:path draw:style-name="gr3" draw:text-style-name="P9" draw:layer="layout" svg:width="0.407cm" svg:height="0.618cm" svg:x="16.841cm" svg:y="7.428cm" svg:viewBox="0 0 408 619" svg:d="M243 469v79c0 34 0 44-68 44h-19v27c37-2 85-2 123-2 39 0 87 0 124 2v-27h-18c-69 0-71-10-71-44v-79h94v-29h-94v-417c0-17 0-23-15-23-8 0-10 0-16 10l-283 430v29zM250 440h-225l225-340z">
            <text:p/>
          </draw:path>
          <draw:path draw:style-name="gr3" draw:text-style-name="P9" draw:layer="layout" svg:width="0.812cm" svg:height="0.504cm" svg:x="18.185cm" svg:y="7.567cm" svg:viewBox="0 0 813 505" svg:d="M616 181c37 33 83 58 114 70-33 15-77 40-114 71h-583c-16 0-33 0-33 19 0 18 17 18 31 18h543c-44 42-92 123-92 135 0 11 11 11 17 11 8 0 15 0 17-9 21-35 45-83 106-137 62-56 125-79 170-93 17-6 17-6 19-8 2 0 2-5 2-7s0-2 0-4l-4-2c-2-2-2-2-19-8-125-35-216-121-268-218-8-19-10-19-23-19-6 0-17 0-17 10 0 13 46 92 92 135h-543c-14 0-31 0-31 19 0 17 17 17 33 17z">
            <text:p/>
          </draw:path>
        </draw:g>
        <draw:g xml:id="id180" draw:id="id180">
          <svg:title>TexMaths</svg:title>
          <svg:desc>26§display§2x - y - 5 = 0§svg§600§FALSE§</svg:desc>
          <draw:polygon draw:style-name="gr2" draw:text-style-name="P8" draw:layer="layout" svg:width="5.699cm" svg:height="0.706cm" svg:x="19.574cm" svg:y="7.474cm" svg:viewBox="0 0 5700 707" draw:points="2850,707 0,707 0,0 5700,0 5700,707">
            <text:p/>
          </draw:polygon>
          <draw:path draw:style-name="gr3" draw:text-style-name="P9" draw:layer="layout" svg:width="0.365cm" svg:height="0.61cm" svg:x="19.574cm" svg:y="7.4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20.011cm" svg:y="7.6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20.787cm" svg:y="7.7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21.65cm" svg:y="7.6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559cm" svg:height="0.038cm" svg:x="22.385cm" svg:y="7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29cm" svg:x="23.269cm" svg:y="7.4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23.984cm" svg:y="7.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4.933cm" svg:y="7.4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81" draw:id="id181">
          <svg:title>TexMaths</svg:title>
          <svg:desc>26§display§\text{Equation of the tangents are } 2x - y \pm 5 = 0§svg§600§FALSE§</svg:desc>
          <draw:polygon draw:style-name="gr2" draw:text-style-name="P8" draw:layer="layout" svg:width="17.471cm" svg:height="0.742cm" svg:x="2.896cm" svg:y="8.878cm" svg:viewBox="0 0 17472 743" draw:points="8736,743 0,743 0,0 17472,0 17472,743">
            <text:p/>
          </draw:polygon>
          <draw:path draw:style-name="gr3" draw:text-style-name="P9" draw:layer="layout" svg:width="0.567cm" svg:height="0.624cm" svg:x="2.879cm" svg:y="8.855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503cm" svg:y="9.074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983cm" svg:y="9.07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499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936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304cm" svg:y="8.8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554cm" svg:y="9.0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6.013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6.823cm" svg:y="9.0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284cm" svg:y="8.832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7.854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222cm" svg:y="8.84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726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9.429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9.805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0.252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0.756cm" svg:y="9.0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1.213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623cm" svg:y="9.0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093cm" svg:y="8.9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461cm" svg:y="9.0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3.135cm" svg:y="9.0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3.58cm" svg:y="9.07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13.938cm" svg:y="9.0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65cm" svg:height="0.611cm" svg:x="14.668cm" svg:y="8.867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9-19 81-8 8-68 8-87 8z">
            <text:p/>
          </draw:path>
          <draw:path draw:style-name="gr3" draw:text-style-name="P9" draw:layer="layout" svg:width="0.457cm" svg:height="0.415cm" svg:x="15.105cm" svg:y="9.074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9" draw:layer="layout" svg:width="0.559cm" svg:height="0.039cm" svg:x="15.881cm" svg:y="9.23cm" svg:viewBox="0 0 560 40" svg:d="M528 40c15 0 32 0 32-21 0-19-17-19-32-19h-497c-14 0-31 0-31 19 0 21 17 21 31 21z">
            <text:p/>
          </draw:path>
          <draw:path draw:style-name="gr3" draw:text-style-name="P9" draw:layer="layout" svg:width="0.423cm" svg:height="0.592cm" svg:x="16.744cm" svg:y="9.07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11cm" svg:height="0.611cm" svg:x="17.453cm" svg:y="8.867cm" svg:viewBox="0 0 612 612" svg:d="M324 325h256c15 0 32 0 32-19s-17-19-32-19h-256v-254c0-14 0-33-18-33-19 0-19 17-19 31v256h-256c-14 0-31 0-31 19s17 19 31 19h256v250h-256c-14 0-31 0-31 18 0 19 17 19 31 19h549c15 0 32 0 32-19 0-18-17-18-32-18h-256z">
            <text:p/>
          </draw:path>
          <draw:path draw:style-name="gr3" draw:text-style-name="P9" draw:layer="layout" svg:width="0.365cm" svg:height="0.63cm" svg:x="18.362cm" svg:y="8.867cm" svg:viewBox="0 0 366 631" svg:d="M366 427c0-108-75-202-175-202-43 0-83 14-116 48v-179c19 6 50 12 79 12 112 0 177-83 177-96 0-6-2-10-9-10-2 0-4 0-8 2-19 8-62 27-125 27-37 0-79-6-122-25-7-4-9-4-11-4-8 0-8 8-8 23v271c0 16 0 25 12 25 7 0 9-3 11-9 10-14 45-64 118-64 48 0 71 41 79 58 15 35 17 71 17 117 0 31 0 87-23 125-21 35-56 60-98 60-66 0-118-48-135-102 2 0 6 0 17 0 29 0 46-23 46-44 0-23-17-46-46-46-15 0-46 7-46 50 0 77 62 167 166 167 106 0 200-88 200-204z">
            <text:p/>
          </draw:path>
          <draw:path draw:style-name="gr3" draw:text-style-name="P9" draw:layer="layout" svg:width="0.608cm" svg:height="0.216cm" svg:x="19.078cm" svg:y="9.1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0.026cm" svg:y="8.867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</draw:g>
        <draw:g xml:id="id182" draw:id="id182">
          <svg:title>TexMaths</svg:title>
          <svg:desc>26§display§\text{Since both the tangents have same slope, they are parallel }§svg§600§FALSE§</svg:desc>
          <draw:polygon draw:style-name="gr2" draw:text-style-name="P8" draw:layer="layout" svg:width="23.185cm" svg:height="0.742cm" svg:x="2.879cm" svg:y="10.18cm" svg:viewBox="0 0 23186 743" draw:points="11594,743 0,743 0,0 23186,0 23186,743">
            <text:p/>
          </draw:polygon>
          <draw:path draw:style-name="gr3" draw:text-style-name="P9" draw:layer="layout" svg:width="0.407cm" svg:height="0.665cm" svg:x="2.885cm" svg:y="10.134cm" svg:viewBox="0 0 408 666" svg:d="M268 291l-116-29c-58-14-94-62-94-116 0-65 50-121 123-121 152 0 173 152 179 192 0 6 0 12 10 12 13 0 13-4 13-23v-183c0-17 0-23-11-23-6 0-8 0-14 12l-31 53c-27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197cm" svg:height="0.613cm" svg:x="3.372cm" svg:y="10.16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3.624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4.133cm" svg:y="10.369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355cm" svg:height="0.422cm" svg:x="4.535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52cm" svg:height="0.647cm" svg:x="5.244cm" svg:y="10.144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9" draw:layer="layout" svg:width="0.407cm" svg:height="0.422cm" svg:x="5.779cm" svg:y="10.3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86cm" svg:height="0.574cm" svg:x="6.226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6.594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288cm" svg:height="0.574cm" svg:x="7.395cm" svg:y="10.21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61cm" svg:height="0.636cm" svg:x="7.761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266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8.967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9.344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9.793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0.296cm" svg:y="10.36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0.754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164cm" svg:y="10.37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1.634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002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61cm" svg:height="0.636cm" svg:x="12.666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13.183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48cm" svg:height="0.405cm" svg:x="13.593cm" svg:y="10.384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4.057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4.773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5.143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715cm" svg:height="0.405cm" svg:x="15.59cm" svg:y="10.376cm" svg:viewBox="0 0 716 406" svg:d="M71 90v247c0 40-11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9" draw:layer="layout" svg:width="0.355cm" svg:height="0.422cm" svg:x="16.347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7.063cm" svg:y="10.36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05cm" svg:height="0.636cm" svg:x="17.423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17.672cm" svg:y="10.36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52cm" svg:height="0.582cm" svg:x="18.13cm" svg:y="10.376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18.662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107cm" svg:height="0.274cm" svg:x="19.122cm" svg:y="10.682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9" draw:layer="layout" svg:width="0.286cm" svg:height="0.574cm" svg:x="19.619cm" svg:y="10.21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9.987cm" svg:y="10.14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20.491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48cm" svg:height="0.582cm" svg:x="20.888cm" svg:y="10.384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4-52 117-104z">
            <text:p/>
          </draw:path>
          <draw:path draw:style-name="gr3" draw:text-style-name="P9" draw:layer="layout" svg:width="0.413cm" svg:height="0.422cm" svg:x="21.697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22.14cm" svg:y="10.37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22.498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52cm" svg:height="0.582cm" svg:x="23.209cm" svg:y="10.376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23.729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24.174cm" svg:y="10.376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24.545cm" svg:y="10.36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24.994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25.248cm" svg:y="10.144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25.495cm" svg:y="10.36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25.907cm" svg:y="10.144cm" svg:viewBox="0 0 206 637" svg:d="M133 0l-133 10v30c64 0 73 6 73 50v476c0 42-11 42-73 42v29c31-2 79-2 102-2s69 0 104 2v-29c-62 0-73 0-73-42z">
            <text:p/>
          </draw:path>
        </draw:g>
        <draw:g xml:id="id183" draw:id="id183">
          <svg:title>TexMaths</svg:title>
          <svg:desc>26§display§\text{to one another, also (I) represents the equation of a circle,}§svg§600§FALSE§</svg:desc>
          <draw:polygon draw:style-name="gr2" draw:text-style-name="P8" draw:layer="layout" svg:width="23.168cm" svg:height="0.822cm" svg:x="2.91cm" svg:y="11.283cm" svg:viewBox="0 0 23169 823" draw:points="11586,823 0,823 0,0 23169,0 23169,823">
            <text:p/>
          </draw:polygon>
          <draw:path draw:style-name="gr3" draw:text-style-name="P9" draw:layer="layout" svg:width="0.288cm" svg:height="0.573cm" svg:x="2.881cm" svg:y="11.36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07cm" svg:height="0.421cm" svg:x="3.245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07cm" svg:height="0.421cm" svg:x="4.006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4.468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355cm" svg:height="0.421cm" svg:x="4.971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3cm" svg:height="0.421cm" svg:x="5.695cm" svg:y="11.514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6.142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6.646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6cm" svg:height="0.573cm" svg:x="7.095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7.463cm" svg:y="11.289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7.967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9cm" svg:height="0.405cm" svg:x="8.372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107cm" svg:height="0.274cm" svg:x="8.784cm" svg:y="11.826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9" draw:layer="layout" svg:width="0.413cm" svg:height="0.421cm" svg:x="9.302cm" svg:y="11.51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9.751cm" svg:y="11.289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01cm" svg:height="0.421cm" svg:x="10.005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10.361cm" svg:y="11.51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13cm" svg:height="0.914cm" svg:x="11.186cm" svg:y="11.23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78cm" svg:y="11.297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9" draw:layer="layout" svg:width="0.213cm" svg:height="0.914cm" svg:x="11.833cm" svg:y="11.23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09cm" svg:height="0.405cm" svg:x="12.468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2.825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13.231cm" svg:y="11.518cm" svg:viewBox="0 0 453 582" svg:d="M133 60v-60l-133 10v30c64 0 71 4 71 45v429c0 41-9 41-71 41v27c31 0 79-2 102-2 25 0 73 2 104 2v-27c-60 0-71 0-71-41v-154-9c4 15 44 65 113 65 110 0 205-90 205-208 0-117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09cm" svg:height="0.405cm" svg:x="13.739cm" svg:y="11.5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4.096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01cm" svg:height="0.421cm" svg:x="14.508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14.864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5.274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5.744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6.112cm" svg:y="11.51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86cm" svg:height="0.573cm" svg:x="16.763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7.131cm" svg:y="11.289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7.634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55cm" svg:height="0.421cm" svg:x="18.346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18.758cm" svg:y="11.518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5 0 112 79 112 129z">
            <text:p/>
          </draw:path>
          <draw:path draw:style-name="gr3" draw:text-style-name="P9" draw:layer="layout" svg:width="0.461cm" svg:height="0.415cm" svg:x="19.238cm" svg:y="11.518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19.754cm" svg:y="11.51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20.191cm" svg:y="11.36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20.559cm" svg:y="11.3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20.809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61cm" svg:height="0.405cm" svg:x="21.268cm" svg:y="11.51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22.077cm" svg:y="11.51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96cm" svg:height="0.646cm" svg:x="22.539cm" svg:y="11.279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13cm" svg:height="0.421cm" svg:x="23.13cm" svg:y="11.514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9" draw:layer="layout" svg:width="0.348cm" svg:height="0.421cm" svg:x="23.885cm" svg:y="11.514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197cm" svg:height="0.612cm" svg:x="24.29cm" svg:y="11.3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9cm" svg:height="0.405cm" svg:x="24.54cm" svg:y="11.518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48cm" svg:height="0.421cm" svg:x="24.902cm" svg:y="11.51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05cm" svg:height="0.635cm" svg:x="25.308cm" svg:y="11.289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355cm" svg:height="0.421cm" svg:x="25.557cm" svg:y="11.51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107cm" svg:height="0.274cm" svg:x="26.017cm" svg:y="11.826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184" draw:id="id184">
          <svg:title>TexMaths</svg:title>
          <svg:desc>26§display§\text{so, there will be only one normal cmmon to both the }§svg§600§FALSE§</svg:desc>
          <draw:polygon draw:style-name="gr2" draw:text-style-name="P8" draw:layer="layout" svg:width="21.088cm" svg:height="0.731cm" svg:x="2.901cm" svg:y="12.586cm" svg:viewBox="0 0 21089 732" draw:points="10543,732 0,732 0,0 21089,0 21089,732">
            <text:p/>
          </draw:polygon>
          <draw:path draw:style-name="gr3" draw:text-style-name="P9" draw:layer="layout" svg:width="0.301cm" svg:height="0.421cm" svg:x="2.884cm" svg:y="12.765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07cm" svg:height="0.421cm" svg:x="3.242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107cm" svg:height="0.274cm" svg:x="3.751cm" svg:y="13.077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9" draw:layer="layout" svg:width="0.288cm" svg:height="0.573cm" svg:x="4.248cm" svg:y="12.613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9" draw:layer="layout" svg:width="0.461cm" svg:height="0.636cm" svg:x="4.615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5.12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09cm" svg:height="0.405cm" svg:x="5.526cm" svg:y="12.771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88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627cm" svg:height="0.405cm" svg:x="6.584cm" svg:y="12.781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9" draw:layer="layout" svg:width="0.197cm" svg:height="0.613cm" svg:x="7.258cm" svg:y="12.56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205cm" svg:height="0.636cm" svg:x="7.512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205cm" svg:height="0.636cm" svg:x="7.766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52cm" svg:height="0.646cm" svg:x="8.321cm" svg:y="12.54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9" draw:layer="layout" svg:width="0.355cm" svg:height="0.421cm" svg:x="8.85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07cm" svg:height="0.421cm" svg:x="9.563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024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05cm" svg:height="0.636cm" svg:x="10.532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48cm" svg:height="0.582cm" svg:x="10.773cm" svg:y="12.781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9" draw:layer="layout" svg:width="0.407cm" svg:height="0.421cm" svg:x="11.57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61cm" svg:height="0.405cm" svg:x="12.03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55cm" svg:height="0.421cm" svg:x="12.533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461cm" svg:height="0.405cm" svg:x="13.248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07cm" svg:height="0.421cm" svg:x="13.752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309cm" svg:height="0.405cm" svg:x="14.209cm" svg:y="12.771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4.571cm" svg:y="12.771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15.341cm" svg:y="12.765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205cm" svg:height="0.636cm" svg:x="15.79cm" svg:y="12.54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348cm" svg:height="0.421cm" svg:x="16.35cm" svg:y="12.765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715cm" svg:height="0.405cm" svg:x="16.753cm" svg:y="12.771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715cm" svg:height="0.405cm" svg:x="17.514cm" svg:y="12.771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9" draw:layer="layout" svg:width="0.407cm" svg:height="0.421cm" svg:x="18.274cm" svg:y="12.76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61cm" svg:height="0.405cm" svg:x="18.733cm" svg:y="12.77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88cm" svg:height="0.573cm" svg:x="19.534cm" svg:y="12.613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9" draw:layer="layout" svg:width="0.407cm" svg:height="0.421cm" svg:x="19.898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52cm" svg:height="0.646cm" svg:x="20.659cm" svg:y="12.54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9" draw:layer="layout" svg:width="0.407cm" svg:height="0.421cm" svg:x="21.192cm" svg:y="12.765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21.641cm" svg:y="12.6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22.007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286cm" svg:height="0.573cm" svg:x="22.808cm" svg:y="12.613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23.176cm" svg:y="12.54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23.679cm" svg:y="12.76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85" draw:id="id185">
          <svg:title>TexMaths</svg:title>
          <svg:desc>26§display§\text{tangents having slope } = - \frac{1}{2} §svg§600§FALSE§</svg:desc>
          <draw:polygon draw:style-name="gr2" draw:text-style-name="P8" draw:layer="layout" svg:width="11.349cm" svg:height="1.761cm" svg:x="2.915cm" svg:y="13.587cm" svg:viewBox="0 0 11350 1762" draw:points="5676,1762 0,1762 0,0 11350,0 11350,1762">
            <text:p/>
          </draw:polygon>
          <draw:path draw:style-name="gr3" draw:text-style-name="P9" draw:layer="layout" svg:width="0.288cm" svg:height="0.573cm" svg:x="2.886cm" svg:y="14.206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9" draw:layer="layout" svg:width="0.413cm" svg:height="0.421cm" svg:x="3.262cm" svg:y="14.358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4cm" svg:x="3.712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419cm" svg:height="0.604cm" svg:x="4.215cm" svg:y="14.354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9" draw:layer="layout" svg:width="0.355cm" svg:height="0.421cm" svg:x="4.673cm" svg:y="14.358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9" draw:layer="layout" svg:width="0.461cm" svg:height="0.404cm" svg:x="5.082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288cm" svg:height="0.573cm" svg:x="5.552cm" svg:y="14.206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9" draw:layer="layout" svg:width="0.301cm" svg:height="0.421cm" svg:x="5.921cm" svg:y="14.358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461cm" svg:height="0.635cm" svg:x="6.584cm" svg:y="14.133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9" draw:layer="layout" svg:width="0.413cm" svg:height="0.421cm" svg:x="7.1cm" svg:y="14.358cm" svg:viewBox="0 0 414 422" svg:d="M266 341c4 37 29 75 73 75 19 0 75-13 75-88v-49h-23v49c0 54-23 61-33 61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48cm" svg:height="0.404cm" svg:x="7.512cm" svg:y="14.372cm" svg:viewBox="0 0 449 405" svg:d="M364 89c8-20 25-60 85-60v-29c-21 2-48 2-68 2-23 0-65-2-81-2v29c35 0 45 21 45 40 0 8-2 10-6 20l-94 235-104-255c-4-13-4-15-4-17 0-23 36-23 52-23v-29c-27 0-79 2-100 2-25 0-62 0-89-2v29c58 0 62 4 73 33l133 327c4 12 6 16 19 16 12 0 16-8 18-16z">
            <text:p/>
          </draw:path>
          <draw:path draw:style-name="gr3" draw:text-style-name="P9" draw:layer="layout" svg:width="0.197cm" svg:height="0.612cm" svg:x="8.007cm" svg:y="14.156cm" svg:viewBox="0 0 198 613" svg:d="M133 208l-129 10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4cm" svg:x="8.258cm" svg:y="14.364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9" draw:layer="layout" svg:width="0.419cm" svg:height="0.604cm" svg:x="8.764cm" svg:y="14.354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9" draw:layer="layout" svg:width="0.301cm" svg:height="0.421cm" svg:x="9.529cm" svg:y="14.358cm" svg:viewBox="0 0 302 422" svg:d="M160 233c21 4 96 18 96 85 0 46-31 83-104 83-77 0-110-52-127-131-2-10-4-14-13-14-12 0-12 6-12 23v120c0 17 0 23 10 23 5 0 7-2 23-19 2-2 2-4 19-21 40 38 81 40 100 40 106 0 150-62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205cm" svg:height="0.635cm" svg:x="9.889cm" svg:y="14.133cm" svg:viewBox="0 0 206 636" svg:d="M133 0l-133 10v29c64 0 73 7 73 50v476c0 42-11 42-73 42v29c31-2 79-2 102-2s69 0 104 2v-29c-62 0-73 0-73-42z">
            <text:p/>
          </draw:path>
          <draw:path draw:style-name="gr3" draw:text-style-name="P9" draw:layer="layout" svg:width="0.407cm" svg:height="0.421cm" svg:x="10.139cm" svg:y="14.358cm" svg:viewBox="0 0 408 422" svg:d="M408 214c0-116-94-214-204-214-115 0-204 100-204 214 0 119 96 208 204 208 110 0 204-92 204-208zM204 399c-40 0-79-21-104-62-23-40-23-96-23-129 0-35 0-85 21-127 25-42 68-60 106-60 39 0 79 18 104 58 23 39 23 94 23 129 0 33 0 83-21 122-19 42-60 69-106 69z">
            <text:p/>
          </draw:path>
          <draw:path draw:style-name="gr3" draw:text-style-name="P9" draw:layer="layout" svg:width="0.452cm" svg:height="0.581cm" svg:x="10.596cm" svg:y="14.364cm" svg:viewBox="0 0 453 582" svg:d="M133 60v-60l-133 10v29c64 0 71 5 71 46v428c0 42-9 42-71 42v27c31 0 79-2 102-2 25 0 73 2 104 2v-27c-60 0-71 0-71-42v-153-9c4 15 44 65 113 65 110 0 205-90 205-208 0-117-89-208-193-208-71 0-110 39-127 60zM135 301v-205c27-46 71-73 119-73 66 0 122 81 122 185 0 110-64 187-133 187-35 0-70-19-95-56-13-19-13-21-13-38z">
            <text:p/>
          </draw:path>
          <draw:path draw:style-name="gr3" draw:text-style-name="P9" draw:layer="layout" svg:width="0.355cm" svg:height="0.421cm" svg:x="11.129cm" svg:y="14.358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9" draw:layer="layout" svg:width="0.608cm" svg:height="0.215cm" svg:x="12.119cm" svg:y="14.43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13.109cm" svg:y="14.52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13.934cm" svg:y="13.541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9" draw:layer="layout" svg:width="0.459cm" svg:height="0.038cm" svg:x="13.853cm" svg:y="14.52cm" svg:viewBox="0 0 460 39" draw:points="229,39 0,39 0,0 460,0 460,39">
            <text:p/>
          </draw:polygon>
          <draw:path draw:style-name="gr3" draw:text-style-name="P9" draw:layer="layout" svg:width="0.365cm" svg:height="0.61cm" svg:x="13.899cm" svg:y="14.786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81" smil:attributeName="visibility" smil:to="visible"/>
                  <anim:animate smil:dur="0.25s" smil:fill="hold" smil:targetElement="id181" smil:attributeName="width" smil:values="width*0.05;width" smil:keyTimes="0;1"/>
                  <anim:animate smil:dur="0.25s" smil:fill="hold" smil:targetElement="id181" smil:attributeName="height" smil:values="height;height" smil:keyTimes="0;1"/>
                  <anim:animate smil:dur="0.25s" smil:fill="hold" smil:targetElement="id181" smil:attributeName="x" smil:values="x-.2;x" smil:keyTimes="0;1"/>
                  <anim:animate smil:dur="0.25s" smil:fill="hold" smil:targetElement="id181" smil:attributeName="y" smil:values="y;y" smil:keyTimes="0;1"/>
                  <anim:transitionFilter smil:dur="0.25s" smil:targetElement="id1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>
        <office:forms form:automatic-focus="false" form:apply-design-mode="false"/>
        <draw:frame presentation:style-name="pr11" draw:text-style-name="P17" draw:layer="layout" svg:width="26.4cm" svg:height="14.372cm" svg:x="0.8cm" svg:y="0.628cm" presentation:class="title" presentation:user-transformed="true">
          <draw:text-box>
            <text:p xml:id="id194" text:id="id194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7"/></text:span><text:span text:style-name="T8">(4) Find the equations of the tangents to the curve <text:s text:c="2"/></text:span><text:span text:style-name="T28"><text:line-break/></text:span><text:span text:style-name="T8"><text:tab/></text:span><text:span text:style-name="T8"> <text:s text:c="21"/></text:span><text:span text:style-name="T8"><text:tab/></text:span><text:span text:style-name="T8"> <text:s text:c="20"/>which are parallel to the X-axis</text:span><text:span text:style-name="T8"><text:line-break/></text:span><text:span text:style-name="T39"> <text:s text:c="23"/></text:span><text:span text:style-name="T8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8"> <text:s text:c="19"/></text:span><text:span text:style-name="T8"><text:line-break/></text:span><text:span text:style-name="T8"/></text:p>
          </draw:text-box>
        </draw:frame>
        <draw:g xml:id="id186" draw:id="id186">
          <svg:title>TexMaths</svg:title>
          <svg:desc>26§display§\text{Threfore equation of the normal through } (-2,1) \text { is given by }§svg§600§FALSE§</svg:desc>
          <draw:polygon draw:style-name="gr2" draw:text-style-name="P8" draw:layer="layout" svg:width="23.843cm" svg:height="0.823cm" svg:x="2.687cm" svg:y="0.77cm" svg:viewBox="0 0 23844 824" draw:points="11923,824 0,824 0,0 23844,0 23844,824">
            <text:p/>
          </draw:polygon>
          <draw:path draw:style-name="gr3" draw:text-style-name="P9" draw:layer="layout" svg:width="0.594cm" svg:height="0.619cm" svg:x="2.675cm" svg:y="0.791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9" draw:layer="layout" svg:width="0.461cm" svg:height="0.635cm" svg:x="3.33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3.836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4.193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96cm" svg:height="0.646cm" svg:x="4.603cm" svg:y="0.766cm" svg:viewBox="0 0 297 647" svg:d="M131 252v-106c0-82 44-125 85-125 2 0 17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407cm" svg:height="0.421cm" svg:x="4.878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9cm" svg:height="0.405cm" svg:x="5.335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5.693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55cm" svg:height="0.421cm" svg:x="6.405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6.816cm" svg:y="1.005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5 0 112 79 112 129z">
            <text:p/>
          </draw:path>
          <draw:path draw:style-name="gr3" draw:text-style-name="P9" draw:layer="layout" svg:width="0.461cm" svg:height="0.415cm" svg:x="7.297cm" svg:y="1.00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7.813cm" svg:y="1.00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8.25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197cm" svg:height="0.612cm" svg:x="8.618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1cm" svg:x="8.865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05cm" svg:x="9.327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10.136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10.596cm" svg:y="0.766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11.168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1.536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12.039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2.753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07cm" svg:height="0.421cm" svg:x="13.258cm" svg:y="1.00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9cm" svg:height="0.405cm" svg:x="13.714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4.076cm" svg:y="1.005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13cm" svg:height="0.421cm" svg:x="14.847cm" svg:y="1.00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05cm" svg:height="0.635cm" svg:x="15.295cm" svg:y="0.77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86cm" svg:height="0.573cm" svg:x="15.842cm" svg:y="0.84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61cm" svg:height="0.635cm" svg:x="16.208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09cm" svg:height="0.405cm" svg:x="16.713cm" svg:y="1.00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407cm" svg:height="0.421cm" svg:x="17.071cm" svg:y="1.00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461cm" svg:height="0.415cm" svg:x="17.531cm" svg:y="1.00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9cm" svg:height="0.604cm" svg:x="18.034cm" svg:y="0.99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461cm" svg:height="0.635cm" svg:x="18.496cm" svg:y="0.776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213cm" svg:height="0.914cm" svg:x="19.37cm" svg:y="0.724cm" svg:viewBox="0 0 214 915" svg:d="M214 907c0-2 0-4-16-21-115-114-144-287-144-429 0-158 35-318 148-432 12-10 12-13 12-17 0-6-4-8-10-8-8 0-92 62-146 179-48 100-58 202-58 278 0 73 10 184 60 287 56 113 136 171 144 171 6 0 10-2 10-8z">
            <text:p/>
          </draw:path>
          <draw:path draw:style-name="gr3" draw:text-style-name="P9" draw:layer="layout" svg:width="0.559cm" svg:height="0.039cm" svg:x="19.709cm" svg:y="1.16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20.391cm" svg:y="0.80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107cm" svg:height="0.274cm" svg:x="20.88cm" svg:y="1.31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03cm" svg:height="0.61cm" svg:x="21.289cm" svg:y="0.80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213cm" svg:height="0.914cm" svg:x="21.716cm" svg:y="0.724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9" draw:layer="layout" svg:width="0.197cm" svg:height="0.612cm" svg:x="22.354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1cm" svg:x="22.608cm" svg:y="1.00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19cm" svg:height="0.604cm" svg:x="23.27cm" svg:y="0.99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197cm" svg:height="0.612cm" svg:x="23.731cm" svg:y="0.7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23.971cm" svg:y="1.015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9" draw:layer="layout" svg:width="0.355cm" svg:height="0.421cm" svg:x="24.437cm" svg:y="1.00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24.846cm" svg:y="1.00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25.655cm" svg:y="0.776cm" svg:viewBox="0 0 453 647" svg:d="M133 291v-291l-133 10v30c64 0 71 6 71 49v547h23c2-2 8-14 33-56 14 21 52 67 121 67 110 0 205-90 205-208 0-117-91-208-195-208-71 0-110 43-125 60zM135 532v-189c0-19 0-19 11-33 35-52 85-58 108-58 41 0 75 23 95 58 25 37 27 89 27 127 0 35-2 89-29 131-18 27-54 58-104 58-39 0-72-23-95-56-13-19-13-21-13-38z">
            <text:p/>
          </draw:path>
          <draw:path draw:style-name="gr3" draw:text-style-name="P9" draw:layer="layout" svg:width="0.448cm" svg:height="0.581cm" svg:x="26.13cm" svg:y="1.015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</draw:g>
        <draw:g xml:id="id187" draw:id="id187">
          <svg:title>TexMaths</svg:title>
          <svg:desc>26§display§y - 1 = - \frac{1}{2} (x + 2) \ \Rightarrow §svg§600§FALSE§</svg:desc>
          <draw:polygon draw:style-name="gr2" draw:text-style-name="P8" draw:layer="layout" svg:width="8.796cm" svg:height="1.761cm" svg:x="2.992cm" svg:y="1.97cm" svg:viewBox="0 0 8797 1762" draw:points="4399,1762 0,1762 0,0 8797,0 8797,1762">
            <text:p/>
          </draw:polygon>
          <draw:path draw:style-name="gr3" draw:text-style-name="P9" draw:layer="layout" svg:width="0.423cm" svg:height="0.591cm" svg:x="2.973cm" svg:y="2.747cm" svg:viewBox="0 0 424 592" svg:d="M420 56c4-12 4-14 4-21 0-16-14-25-27-25-10 0-25 5-33 19-2 4-8 33-12 50-7 23-13 48-19 73l-42 166c-2 12-41 77-102 77-48 0-58-40-58-75 0-41 17-98 48-179 14-37 17-47 17-66 0-42-30-75-75-75-88 0-121 133-121 141 0 9 8 9 10 9 11 0 11-2 15-17 25-85 62-112 94-112 6 0 22 0 22 29 0 23-8 46-16 64-36 96-52 150-52 192 0 81 58 110 112 110 35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3.705cm" svg:y="2.903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4.625cm" svg:y="2.541cm" svg:viewBox="0 0 304 611" svg:d="M189 23c0-21 0-23-21-23-58 58-139 58-168 58v29c19 0 73 0 121-25v476c0 34-2 44-86 44h-29v29c31-4 113-4 148-4 37 0 116 0 150 4v-29h-29c-84 0-86-10-86-44z">
            <text:p/>
          </draw:path>
          <draw:path draw:style-name="gr3" draw:text-style-name="P9" draw:layer="layout" svg:width="0.608cm" svg:height="0.215cm" svg:x="5.305cm" svg:y="2.81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9cm" svg:height="0.038cm" svg:x="6.295cm" svg:y="2.903cm" svg:viewBox="0 0 560 39" svg:d="M528 39c15 0 32 0 32-20 0-19-17-19-32-19h-497c-14 0-31 0-31 19 0 20 17 20 31 20z">
            <text:p/>
          </draw:path>
          <draw:path draw:style-name="gr3" draw:text-style-name="P9" draw:layer="layout" svg:width="0.303cm" svg:height="0.61cm" svg:x="7.121cm" svg:y="1.924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9" draw:layer="layout" svg:width="0.459cm" svg:height="0.038cm" svg:x="7.039cm" svg:y="2.903cm" svg:viewBox="0 0 460 39" draw:points="229,39 0,39 0,0 460,0 460,39">
            <text:p/>
          </draw:polygon>
          <draw:path draw:style-name="gr3" draw:text-style-name="P9" draw:layer="layout" svg:width="0.365cm" svg:height="0.61cm" svg:x="7.085cm" svg:y="3.16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213cm" svg:height="0.913cm" svg:x="7.697cm" svg:y="2.464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9" draw:layer="layout" svg:width="0.457cm" svg:height="0.415cm" svg:x="7.988cm" svg:y="2.747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608cm" svg:height="0.61cm" svg:x="8.739cm" svg:y="2.618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9.646cm" svg:y="2.54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9" draw:layer="layout" svg:width="0.213cm" svg:height="0.913cm" svg:x="10.11cm" svg:y="2.464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9" draw:layer="layout" svg:width="0.812cm" svg:height="0.504cm" svg:x="11.021cm" svg:y="2.67cm" svg:viewBox="0 0 813 505" svg:d="M616 181c37 33 85 58 114 70-33 15-77 40-114 71h-583c-16 0-33 0-33 19s17 19 31 19h543c-44 41-91 122-91 135 0 10 10 10 16 10 9 0 15 0 17-8 21-36 46-83 106-137 62-57 125-79 170-94 17-6 17-6 19-8 2 0 2-4 2-7 0-2 0-2 0-4l-4-2c-2-2-2-2-19-8-124-35-216-121-266-218-10-19-12-19-25-19-6 0-16 0-16 10 0 13 45 92 91 135h-543c-14 0-31 0-31 19 0 17 17 17 33 17z">
            <text:p/>
          </draw:path>
        </draw:g>
        <draw:g xml:id="id188" draw:id="id188">
          <svg:title>TexMaths</svg:title>
          <svg:desc>26§display§2y - 2 = - x - 2 \ \ \Rightarrow §svg§600§FALSE§</svg:desc>
          <draw:polygon draw:style-name="gr2" draw:text-style-name="P8" draw:layer="layout" svg:width="8.172cm" svg:height="0.706cm" svg:x="12.475cm" svg:y="2.474cm" svg:viewBox="0 0 8173 707" draw:points="4086,707 0,707 0,0 8173,0 8173,707">
            <text:p/>
          </draw:polygon>
          <draw:path draw:style-name="gr3" draw:text-style-name="P9" draw:layer="layout" svg:width="0.365cm" svg:height="0.61cm" svg:x="12.475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23cm" svg:height="0.591cm" svg:x="12.912cm" svg:y="2.632cm" svg:viewBox="0 0 424 592" svg:d="M420 56c4-12 4-14 4-21 0-16-14-25-27-25-10 0-25 5-33 19-2 4-8 33-12 50-7 23-13 48-19 73l-42 166c-2 12-41 77-102 77-48 0-58-40-58-75 0-42 17-98 48-179 14-37 17-47 17-66 0-42-30-75-75-75-88 0-121 133-121 141 0 9 8 9 10 9 11 0 11-2 15-17 25-85 62-112 94-112 6 0 22 0 22 29 0 23-8 46-16 64-36 96-52 150-52 192 0 81 58 110 112 110 36 0 67-17 92-42-11 48-23 92-59 141-25 32-60 59-102 59-12 0-54-5-68-40 14 0 25 0 39-10 9-9 17-21 17-38 0-29-25-33-33-33-21 0-52 15-52 60 0 46 41 79 97 79 96 0 190-83 215-187z">
            <text:p/>
          </draw:path>
          <draw:path draw:style-name="gr3" draw:text-style-name="P9" draw:layer="layout" svg:width="0.559cm" svg:height="0.038cm" svg:x="13.646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4.53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609cm" svg:height="0.215cm" svg:x="15.246cm" svg:y="2.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559cm" svg:height="0.038cm" svg:x="16.236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457cm" svg:height="0.415cm" svg:x="16.898cm" svg:y="2.632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4-65 98-71 10 35 44 71 98 71 96 0 148-119 148-142 0-8-9-8-11-8-8 0-10 2-12 8-32 100-94 121-123 121-35 0-50-29-50-60 0-21 6-40 17-81z">
            <text:p/>
          </draw:path>
          <draw:path draw:style-name="gr3" draw:text-style-name="P9" draw:layer="layout" svg:width="0.559cm" svg:height="0.038cm" svg:x="17.671cm" svg:y="2.7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8.556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812cm" svg:height="0.504cm" svg:x="19.881cm" svg:y="2.557cm" svg:viewBox="0 0 813 505" svg:d="M616 181c37 33 85 58 114 70-33 15-77 40-114 71h-583c-16 0-33 0-33 19s17 19 31 19h543c-44 41-91 122-91 135 0 10 10 10 16 10 9 0 15 0 17-8 21-36 46-83 106-137 62-57 125-79 171-94 16-6 16-6 18-8 2 0 2-4 2-7 0-2 0-2 0-4l-4-2c-2-2-2-2-19-8-124-35-216-121-266-218-10-19-12-19-25-19-6 0-16 0-16 10 0 13 45 92 91 135h-543c-14 0-31 0-31 19 0 17 17 17 33 17z">
            <text:p/>
          </draw:path>
        </draw:g>
        <draw:g xml:id="id189" draw:id="id189">
          <svg:title>TexMaths</svg:title>
          <svg:desc>26§display§x + 2y = 0§svg§600§FALSE§</svg:desc>
          <draw:polygon draw:style-name="gr2" draw:text-style-name="P8" draw:layer="layout" svg:width="4.126cm" svg:height="0.706cm" svg:x="21.396cm" svg:y="2.474cm" svg:viewBox="0 0 4127 707" draw:points="2063,707 0,707 0,0 4127,0 4127,707">
            <text:p/>
          </draw:polygon>
          <draw:path draw:style-name="gr3" draw:text-style-name="P9" draw:layer="layout" svg:width="0.457cm" svg:height="0.415cm" svg:x="21.377cm" svg:y="2.632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608cm" svg:height="0.61cm" svg:x="22.126cm" svg:y="2.503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65cm" svg:height="0.61cm" svg:x="23.035cm" svg:y="2.42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9" draw:layer="layout" svg:width="0.423cm" svg:height="0.591cm" svg:x="23.471cm" svg:y="2.6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5 0 67-17 92-42-11 48-23 92-59 141-25 32-60 59-102 59-12 0-54-5-68-40 14 0 25 0 37-10 11-9 19-21 19-38 0-29-25-33-33-33-21 0-52 15-52 60 0 46 41 79 97 79 96 0 190-83 215-187z">
            <text:p/>
          </draw:path>
          <draw:path draw:style-name="gr3" draw:text-style-name="P9" draw:layer="layout" svg:width="0.608cm" svg:height="0.215cm" svg:x="24.231cm" svg:y="2.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86cm" svg:height="0.629cm" svg:x="25.181cm" svg:y="2.428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90" draw:id="id190">
          <svg:title>TexMaths</svg:title>
          <svg:desc>26§display§\text{Equations of the tangents are }§svg§600§FALSE§</svg:desc>
          <draw:polygon draw:style-name="gr2" draw:text-style-name="P8" draw:layer="layout" svg:width="11.712cm" svg:height="0.742cm" svg:x="2.793cm" svg:y="4.27cm" svg:viewBox="0 0 11713 743" draw:points="5855,743 0,743 0,0 11713,0 11713,743">
            <text:p/>
          </draw:polygon>
          <draw:path draw:style-name="gr3" draw:text-style-name="P9" draw:layer="layout" svg:width="0.567cm" svg:height="0.624cm" svg:x="2.776cm" svg:y="4.247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4cm" svg:y="4.466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88cm" svg:y="4.466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396cm" svg:y="4.45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833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201cm" svg:y="4.25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451cm" svg:y="4.45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5.911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6.42cm" svg:y="4.45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07cm" svg:height="0.422cm" svg:x="7.08cm" svg:y="4.45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541cm" svg:y="4.224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8.113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479cm" svg:y="4.234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985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86cm" svg:height="0.574cm" svg:x="9.686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0.062cm" svg:y="4.459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0.51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11.015cm" svg:y="4.45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1.47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1.88cm" svg:y="4.46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352cm" svg:y="4.30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2.721cm" svg:y="4.45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3.392cm" svg:y="4.459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3.838cm" svg:y="4.46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14.195cm" svg:y="4.45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</draw:g>
        <draw:g xml:id="id191" draw:id="id191">
          <svg:title>TexMaths</svg:title>
          <svg:desc>26§display§2x - y + 5 = 0 \ \text { and }§svg§600§FALSE§</svg:desc>
          <draw:polygon draw:style-name="gr2" draw:text-style-name="P8" draw:layer="layout" svg:width="7.789cm" svg:height="0.731cm" svg:x="2.874cm" svg:y="5.674cm" svg:viewBox="0 0 7790 732" draw:points="3895,732 0,732 0,0 7790,0 7790,732">
            <text:p/>
          </draw:polygon>
          <draw:path draw:style-name="gr3" draw:text-style-name="P9" draw:layer="layout" svg:width="0.365cm" svg:height="0.611cm" svg:x="2.874cm" svg:y="5.65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3.311cm" svg:y="5.85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9" draw:layer="layout" svg:width="0.558cm" svg:height="0.039cm" svg:x="4.086cm" svg:y="6.015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4.949cm" svg:y="5.859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9" draw:layer="layout" svg:width="0.608cm" svg:height="0.611cm" svg:x="5.659cm" svg:y="5.7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29cm" svg:x="6.567cm" svg:y="5.653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6 166 166 106 0 200-87 200-203z">
            <text:p/>
          </draw:path>
          <draw:path draw:style-name="gr3" draw:text-style-name="P9" draw:layer="layout" svg:width="0.608cm" svg:height="0.215cm" svg:x="7.283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8.231cm" svg:y="5.653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1 189-12 88-64 117-106 117z">
            <text:p/>
          </draw:path>
          <draw:path draw:style-name="gr3" draw:text-style-name="P9" draw:layer="layout" svg:width="0.413cm" svg:height="0.421cm" svg:x="9.3cm" svg:y="5.85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5 119-106 119-46 0-83-34-83-79 0-50 39-127 189-132z">
            <text:p/>
          </draw:path>
          <draw:path draw:style-name="gr3" draw:text-style-name="P9" draw:layer="layout" svg:width="0.461cm" svg:height="0.405cm" svg:x="9.747cm" svg:y="5.859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0.257cm" svg:y="5.628cm" svg:viewBox="0 0 453 647" svg:d="M318 587v60l135-10v-29c-64 0-72-7-72-50v-558l-131 10v30c62 0 70 6 70 49v198c-27-31-66-56-116-56-108 0-204 89-204 208 0 117 89 208 195 208 59 0 100-31 123-60zM318 341v188c0 16 0 18-10 33-27 44-69 64-108 64-42 0-75-23-98-58-23-37-25-89-25-127 0-35 2-89 27-131 21-29 54-58 104-58 33 0 71 12 100 54 10 17 10 19 10 35z">
            <text:p/>
          </draw:path>
        </draw:g>
        <draw:g xml:id="id192" draw:id="id192">
          <svg:title>TexMaths</svg:title>
          <svg:desc>26§display§2x - y - 5 = 0§svg§600§FALSE§</svg:desc>
          <draw:polygon draw:style-name="gr2" draw:text-style-name="P8" draw:layer="layout" svg:width="5.699cm" svg:height="0.706cm" svg:x="11.874cm" svg:y="5.674cm" svg:viewBox="0 0 5700 707" draw:points="2850,707 0,707 0,0 5700,0 5700,707">
            <text:p/>
          </draw:polygon>
          <draw:path draw:style-name="gr3" draw:text-style-name="P9" draw:layer="layout" svg:width="0.365cm" svg:height="0.61cm" svg:x="11.874cm" svg:y="5.62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9" draw:layer="layout" svg:width="0.457cm" svg:height="0.415cm" svg:x="12.311cm" svg:y="5.832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1 22-6 43-24 43-49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9" draw:layer="layout" svg:width="0.559cm" svg:height="0.038cm" svg:x="13.087cm" svg:y="5.99cm" svg:viewBox="0 0 560 39" svg:d="M528 39c15 0 32 0 32-20 0-19-17-19-32-19h-497c-14 0-31 0-31 19 0 20 17 20 31 20z">
            <text:p/>
          </draw:path>
          <draw:path draw:style-name="gr3" draw:text-style-name="P9" draw:layer="layout" svg:width="0.423cm" svg:height="0.591cm" svg:x="13.95cm" svg:y="5.832cm" svg:viewBox="0 0 424 592" svg:d="M420 56c4-12 4-14 4-21 0-16-14-25-27-25-10 0-25 5-33 19-2 4-8 33-12 50-7 23-13 48-19 73l-42 166c-2 12-41 77-104 77-46 0-56-40-56-75 0-42 17-98 48-179 14-37 17-47 17-66 0-42-30-75-75-75-88 0-121 133-121 141 0 9 8 9 10 9 11 0 11-2 15-17 25-85 62-112 94-112 6 0 22 0 22 29 0 23-8 46-16 64-36 96-52 150-52 192 0 81 58 110 112 110 36 0 67-17 92-42-11 48-23 92-59 141-25 32-60 59-101 59-13 0-55-5-69-40 14 0 25 0 37-10 11-9 19-21 19-38 0-29-25-33-33-33-21 0-52 15-52 60 0 46 41 79 98 79 95 0 189-83 214-187z">
            <text:p/>
          </draw:path>
          <draw:path draw:style-name="gr3" draw:text-style-name="P9" draw:layer="layout" svg:width="0.559cm" svg:height="0.038cm" svg:x="14.685cm" svg:y="5.99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29cm" svg:x="15.569cm" svg:y="5.628cm" svg:viewBox="0 0 366 630" svg:d="M366 426c0-108-75-202-175-202-43 0-83 15-116 48v-178c19 6 50 12 79 12 112 0 177-83 177-96 0-6-2-10-9-10-2 0-4 0-8 2-19 8-62 27-125 27-37 0-79-6-122-25-7-4-9-4-11-4-8 0-8 8-8 23v270c0 17 0 25 12 25 7 0 9-2 11-8 10-15 46-65 118-65 48 0 71 42 79 58 15 36 17 71 17 117 0 31 0 87-23 125-21 35-56 60-98 60-66 0-118-48-135-102 2 0 6 0 17 0 29 0 46-23 46-44 0-23-17-45-46-45-15 0-46 6-46 49 0 77 62 167 166 167 107 0 200-88 200-204z">
            <text:p/>
          </draw:path>
          <draw:path draw:style-name="gr3" draw:text-style-name="P9" draw:layer="layout" svg:width="0.609cm" svg:height="0.215cm" svg:x="16.284cm" svg:y="5.9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17.233cm" svg:y="5.628cm" svg:viewBox="0 0 387 630" svg:d="M387 318c0-75-4-148-37-216-42-87-117-102-157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193" draw:id="id193">
          <svg:title>TexMaths</svg:title>
          <svg:desc>26§display§\text{Equation of the normal is } x + 2y = 0§svg§600§FALSE§</svg:desc>
          <draw:polygon draw:style-name="gr2" draw:text-style-name="P8" draw:layer="layout" svg:width="14.705cm" svg:height="0.742cm" svg:x="2.793cm" svg:y="7.271cm" svg:viewBox="0 0 14706 743" draw:points="7353,743 0,743 0,0 14706,0 14706,743">
            <text:p/>
          </draw:polygon>
          <draw:path draw:style-name="gr3" draw:text-style-name="P9" draw:layer="layout" svg:width="0.567cm" svg:height="0.624cm" svg:x="2.776cm" svg:y="7.248cm" svg:viewBox="0 0 568 625" svg:d="M94 552c0 33 0 44-71 44h-23v29h528l40-238h-23c-23 142-44 209-202 209h-123c-41 0-43-7-43-38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4cm" svg:y="7.467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3.88cm" svg:y="7.467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396cm" svg:y="7.4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4.833cm" svg:y="7.30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9" draw:layer="layout" svg:width="0.197cm" svg:height="0.613cm" svg:x="5.201cm" svg:y="7.2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451cm" svg:y="7.46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9" draw:layer="layout" svg:width="0.461cm" svg:height="0.405cm" svg:x="5.911cm" svg:y="7.4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6.72cm" svg:y="7.46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9" draw:layer="layout" svg:width="0.296cm" svg:height="0.647cm" svg:x="7.181cm" svg:y="7.225cm" svg:viewBox="0 0 297 648" svg:d="M131 252v-106c0-81 44-125 85-125 2 0 15 0 29 6-10 4-27 15-27 38 0 20 15 39 40 39 27 0 39-19 39-39 0-34-33-65-81-65-64 0-143 48-143 146v106h-73v27h73v298c0 41-11 41-73 41v30c37-2 79-5 106-5 38 0 79 0 117 5v-30h-19c-69 0-71-10-71-43v-296h106v-27z">
            <text:p/>
          </draw:path>
          <draw:path draw:style-name="gr3" draw:text-style-name="P9" draw:layer="layout" svg:width="0.286cm" svg:height="0.574cm" svg:x="7.751cm" svg:y="7.30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9" draw:layer="layout" svg:width="0.461cm" svg:height="0.636cm" svg:x="8.12cm" svg:y="7.235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623cm" svg:y="7.46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9" draw:layer="layout" svg:width="0.461cm" svg:height="0.405cm" svg:x="9.338cm" svg:y="7.467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07cm" svg:height="0.422cm" svg:x="9.842cm" svg:y="7.46cm" svg:viewBox="0 0 408 423" svg:d="M408 214c0-116-94-214-204-214-115 0-204 100-204 214 0 119 96 209 204 209 110 0 204-92 204-209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309cm" svg:height="0.405cm" svg:x="10.299cm" svg:y="7.467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715cm" svg:height="0.405cm" svg:x="10.659cm" svg:y="7.467cm" svg:viewBox="0 0 716 406" svg:d="M71 90v247c0 40-11 40-71 40v29c31 0 79-2 104-2 23 0 71 2 102 2v-29c-60 0-71 0-71-40v-170c0-96 65-146 123-146s69 50 69 102v214c0 40-11 40-73 40v29c33 0 79-2 104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9" draw:layer="layout" svg:width="0.413cm" svg:height="0.422cm" svg:x="11.431cm" svg:y="7.4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11.88cm" svg:y="7.235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197cm" svg:height="0.613cm" svg:x="12.438cm" svg:y="7.2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2.691cm" svg:y="7.4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7cm" svg:height="0.415cm" svg:x="13.353cm" svg:y="7.467cm" svg:viewBox="0 0 458 416" svg:d="M281 129c4-25 25-108 89-108 4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8-8-8-10-8-8 0-10 2-12 8-32 100-94 121-123 121-35 0-50-30-50-61 0-21 6-39 17-81z">
            <text:p/>
          </draw:path>
          <draw:path draw:style-name="gr3" draw:text-style-name="P9" draw:layer="layout" svg:width="0.608cm" svg:height="0.611cm" svg:x="14.104cm" svg:y="7.33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11cm" svg:x="15.011cm" svg:y="7.26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9-19 81-8 8-68 8-87 8z">
            <text:p/>
          </draw:path>
          <draw:path draw:style-name="gr3" draw:text-style-name="P9" draw:layer="layout" svg:width="0.423cm" svg:height="0.592cm" svg:x="15.449cm" svg:y="7.467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4-68-40 14 0 25 0 39-10 9-9 17-21 17-38 0-29-25-33-33-33-21 0-52 15-52 60 0 46 41 79 97 79 96 0 190-83 215-187z">
            <text:p/>
          </draw:path>
          <draw:path draw:style-name="gr3" draw:text-style-name="P9" draw:layer="layout" svg:width="0.608cm" svg:height="0.216cm" svg:x="16.209cm" svg:y="7.53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17.157cm" svg:y="7.26cm" svg:viewBox="0 0 387 631" svg:d="M387 319c0-75-4-148-38-217-41-87-116-102-156-102-54 0-122 23-160 108-29 65-33 136-33 211 0 68 4 150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</draw:g>
        <draw:g xml:id="id195" draw:id="id195">
          <svg:title>TexMaths</svg:title>
          <svg:desc>26§display§x^2 + y^2 - 2x - 4y = 0§svg§600§FALSE§</svg:desc>
          <draw:polygon draw:style-name="gr2" draw:text-style-name="P8" draw:layer="layout" svg:width="8.64cm" svg:height="0.9cm" svg:x="4.198cm" svg:y="9.777cm" svg:viewBox="0 0 8641 901" draw:points="4320,901 0,901 0,0 8641,0 8641,901">
            <text:p/>
          </draw:polygon>
          <draw:path draw:style-name="gr3" draw:text-style-name="P9" draw:layer="layout" svg:width="0.457cm" svg:height="0.415cm" svg:x="4.179cm" svg:y="10.129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9" draw:layer="layout" svg:width="0.284cm" svg:height="0.426cm" svg:x="4.714cm" svg:y="9.731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5.338cm" svg:y="10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23cm" svg:height="0.592cm" svg:x="6.228cm" svg:y="10.129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284cm" svg:height="0.426cm" svg:x="6.723cm" svg:y="9.731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7.37cm" svg:y="10.287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8.254cm" svg:y="9.925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457cm" svg:height="0.415cm" svg:x="8.693cm" svg:y="10.129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4 121-123 121-35 0-50-30-50-61 0-21 6-39 17-81z">
            <text:p/>
          </draw:path>
          <draw:path draw:style-name="gr3" draw:text-style-name="P9" draw:layer="layout" svg:width="0.559cm" svg:height="0.039cm" svg:x="9.466cm" svg:y="10.287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0.33cm" svg:y="9.914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0.787cm" svg:y="10.129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11.547cm" svg:y="10.197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12.497cm" svg:y="9.925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96" draw:id="id196">
          <svg:title>TexMaths</svg:title>
          <svg:desc>26§display§\text{Given that }\  x^2 + y^2 -2x - 4y = 0§svg§600§FALSE§</svg:desc>
          <draw:polygon draw:style-name="gr2" draw:text-style-name="P8" draw:layer="layout" svg:width="13.569cm" svg:height="0.9cm" svg:x="7.276cm" svg:y="11.173cm" svg:viewBox="0 0 13570 901" draw:points="6785,901 0,901 0,0 13570,0 13570,901">
            <text:p/>
          </draw:polygon>
          <draw:path draw:style-name="gr3" draw:text-style-name="P9" draw:layer="layout" svg:width="0.621cm" svg:height="0.665cm" svg:x="7.282cm" svg:y="11.285cm" svg:viewBox="0 0 622 666" svg:d="M493 589c10 21 48 56 58 56 9 0 9-6 9-20v-161c0-35 4-39 62-39v-29c-33 2-83 4-110 4-38 0-117 0-148-4v29h29c81 0 85 10 85 43v59c0 104-116 112-143 112-58 0-241-33-241-306 0-275 181-304 237-304 97 0 181 81 199 217 2 12 2 16 15 16 15 0 15-4 15-23v-216c0-17 0-23-11-23-4 0-6 0-14 10l-46 69c-29-29-79-79-171-79-170 0-318 146-318 333s148 333 320 333c67 0 142-23 173-77z">
            <text:p/>
          </draw:path>
          <draw:path draw:style-name="gr3" draw:text-style-name="P9" draw:layer="layout" svg:width="0.197cm" svg:height="0.613cm" svg:x="7.977cm" svg:y="11.31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48cm" svg:height="0.405cm" svg:x="8.218cm" svg:y="11.53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8.684cm" svg:y="11.52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9.094cm" svg:y="11.52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9.895cm" svg:y="11.36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0.261cm" svg:y="11.29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10.779cm" svg:y="11.52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1.214cm" svg:y="11.36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57cm" svg:height="0.415cm" svg:x="12.187cm" svg:y="11.5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9-8-9-10-9-8 0-10 3-12 9-30 100-94 121-123 121-35 0-50-30-50-61 0-21 6-39 17-81z">
            <text:p/>
          </draw:path>
          <draw:path draw:style-name="gr3" draw:text-style-name="P9" draw:layer="layout" svg:width="0.284cm" svg:height="0.426cm" svg:x="12.724cm" svg:y="11.1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3.348cm" svg:y="11.3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23cm" svg:height="0.592cm" svg:x="14.236cm" svg:y="11.525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14.731cm" svg:y="11.127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5.38cm" svg:y="11.68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6.264cm" svg:y="11.321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457cm" svg:height="0.415cm" svg:x="16.701cm" svg:y="11.525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100 70 93 0 145-118 145-141 0-9-8-9-10-9-8 0-10 3-12 9-30 100-94 121-123 121-35 0-50-30-50-61 0-21 6-39 17-81z">
            <text:p/>
          </draw:path>
          <draw:path draw:style-name="gr3" draw:text-style-name="P9" draw:layer="layout" svg:width="0.559cm" svg:height="0.039cm" svg:x="17.477cm" svg:y="11.683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8.34cm" svg:y="11.31cm" svg:viewBox="0 0 408 620" svg:d="M245 471v79c0 33-2 43-70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8.797cm" svg:y="11.525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19.557cm" svg:y="11.5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0.505cm" svg:y="11.32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197" draw:id="id197">
          <svg:title>TexMaths</svg:title>
          <svg:desc>24§display§.\ .\ .\ \ \text {(I)}§svg§600§FALSE§</svg:desc>
          <draw:polygon draw:style-name="gr2" draw:text-style-name="P8" draw:layer="layout" svg:width="2.621cm" svg:height="0.76cm" svg:x="21.991cm" svg:y="11.337cm" svg:viewBox="0 0 2622 761" draw:points="1312,761 0,761 0,0 2622,0 2622,761">
            <text:p/>
          </draw:polygon>
          <draw:path draw:style-name="gr3" draw:text-style-name="P9" draw:layer="layout" svg:width="0.091cm" svg:height="0.091cm" svg:x="22.022cm" svg:y="11.8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2.536cm" svg:y="11.8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053cm" svg:y="11.838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3.86cm" svg:y="11.29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9" draw:layer="layout" svg:width="0.258cm" svg:height="0.577cm" svg:x="24.129cm" svg:y="11.35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24.457cm" svg:y="11.2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8" draw:id="id198">
          <svg:title>TexMaths</svg:title>
          <svg:desc>26§display§\text{Diff. (I) } w. \ r. \ t. \ x.§svg§600§FALSE§</svg:desc>
          <draw:polygon draw:style-name="gr2" draw:text-style-name="P8" draw:layer="layout" svg:width="7.17cm" svg:height="0.823cm" svg:x="7.392cm" svg:y="12.471cm" svg:viewBox="0 0 7171 824" draw:points="3584,824 0,824 0,0 7171,0 7171,824">
            <text:p/>
          </draw:polygon>
          <draw:path draw:style-name="gr3" draw:text-style-name="P9" draw:layer="layout" svg:width="0.615cm" svg:height="0.625cm" svg:x="7.377cm" svg:y="12.485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8.074cm" svg:y="12.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8.321cm" svg:y="12.467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8.91cm" svg:y="13.014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9.582cm" svg:y="12.42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9.871cm" svg:y="12.48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13cm" svg:height="0.914cm" svg:x="10.229cm" svg:y="12.4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10.864cm" svg:y="12.706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11.594cm" svg:y="13.014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2.101cm" svg:y="12.706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12.54cm" svg:y="13.014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13.039cm" svg:y="12.537cm" svg:viewBox="0 0 283 584" svg:d="M169 208h87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13.428cm" svg:y="13.014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3.934cm" svg:y="12.70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ath draw:style-name="gr3" draw:text-style-name="P9" draw:layer="layout" svg:width="0.099cm" svg:height="0.099cm" svg:x="14.508cm" svg:y="13.014cm" svg:viewBox="0 0 100 100" svg:d="M100 50c0-27-23-50-50-50s-50 23-50 50 23 50 50 50 50-23 50-50z">
            <text:p/>
          </draw:path>
        </draw:g>
        <draw:g xml:id="id199" draw:id="id199">
          <svg:title>TexMaths</svg:title>
          <svg:desc>24§display§2x + 2y\frac{dy}{dx} - 2 - 4\frac{dy}{dx} = 0 §svg§600§FALSE§</svg:desc>
          <draw:polygon draw:style-name="gr2" draw:text-style-name="P8" draw:layer="layout" svg:width="9.382cm" svg:height="1.66cm" svg:x="7.375cm" svg:y="13.572cm" svg:viewBox="0 0 9383 1661" draw:points="4690,1661 0,1661 0,0 9383,0 9383,1661">
            <text:p/>
          </draw:polygon>
          <draw:path draw:style-name="gr3" draw:text-style-name="P9" draw:layer="layout" svg:width="0.337cm" svg:height="0.563cm" svg:x="7.375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421cm" svg:height="0.383cm" svg:x="7.778cm" svg:y="14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562cm" svg:height="0.563cm" svg:x="8.471cm" svg:y="14.19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9.31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91cm" svg:height="0.546cm" svg:x="9.713cm" svg:y="14.31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402cm" svg:height="0.596cm" svg:x="10.288cm" svg:y="13.5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10.718cm" svg:y="13.74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2cm" svg:height="0.035cm" svg:x="10.234cm" svg:y="14.457cm" svg:viewBox="0 0 923 36" draw:points="461,36 0,36 0,0 923,0 923,36">
            <text:p/>
          </draw:polygon>
          <draw:path draw:style-name="gr3" draw:text-style-name="P9" draw:layer="layout" svg:width="0.402cm" svg:height="0.596cm" svg:x="10.268cm" svg:y="14.6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0.698cm" svg:y="14.89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15cm" svg:height="0.035cm" svg:x="11.514cm" svg:y="14.457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3cm" svg:x="12.33cm" svg:y="14.12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515cm" svg:height="0.035cm" svg:x="12.966cm" svg:y="14.457cm" svg:viewBox="0 0 516 36" svg:d="M488 36c13 0 28 0 28-19 0-17-15-17-28-17h-459c-14 0-29 0-29 17 0 19 15 19 29 19z">
            <text:p/>
          </draw:path>
          <draw:path draw:style-name="gr3" draw:text-style-name="P9" draw:layer="layout" svg:width="0.375cm" svg:height="0.571cm" svg:x="13.765cm" svg:y="14.11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9" draw:layer="layout" svg:width="0.402cm" svg:height="0.596cm" svg:x="14.316cm" svg:y="13.5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14.746cm" svg:y="13.743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2cm" svg:height="0.035cm" svg:x="14.264cm" svg:y="14.457cm" svg:viewBox="0 0 923 36" draw:points="461,36 0,36 0,0 923,0 923,36">
            <text:p/>
          </draw:polygon>
          <draw:path draw:style-name="gr3" draw:text-style-name="P9" draw:layer="layout" svg:width="0.402cm" svg:height="0.596cm" svg:x="14.296cm" svg:y="14.6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4.726cm" svg:y="14.89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199cm" svg:x="15.567cm" svg:y="14.37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6.443cm" svg:y="14.125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94" anim:sub-item="text" smil:attributeName="visibility" smil:to="visible"/>
                  <anim:animate smil:dur="0.25s" smil:fill="hold" smil:targetElement="id194" anim:sub-item="text" smil:attributeName="width" smil:values="width*0.05;width" smil:keyTimes="0;1"/>
                  <anim:animate smil:dur="0.25s" smil:fill="hold" smil:targetElement="id194" anim:sub-item="text" smil:attributeName="height" smil:values="height;height" smil:keyTimes="0;1"/>
                  <anim:animate smil:dur="0.25s" smil:fill="hold" smil:targetElement="id194" anim:sub-item="text" smil:attributeName="x" smil:values="x-.2;x" smil:keyTimes="0;1"/>
                  <anim:animate smil:dur="0.25s" smil:fill="hold" smil:targetElement="id194" anim:sub-item="text" smil:attributeName="y" smil:values="y;y" smil:keyTimes="0;1"/>
                  <anim:transitionFilter smil:dur="0.25s" smil:targetElement="id194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6cm" svg:height="14.772cm" svg:x="0.8cm" svg:y="0.628cm" presentation:class="title" presentation:user-transformed="true">
          <draw:text-box>
            <text:p xml:id="id216" text:id="id216" text:style-name="P6"><text:span text:style-name="T29"><text:s text:c="5"/></text:span><text:span text:style-name="T29"><text:line-break/></text:span><text:span text:style-name="T28"> <text:s text:c="3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 <text:s text:c="9"/></text:span><text:span text:style-name="T28"><text:line-break/></text:span><text:span text:style-name="T8"><text:tab/></text:span><text:span text:style-name="T8"> <text:s text:c="2"/></text:span><text:span text:style-name="T8">(5) If the curves <text:s text:c="24"/>and <text:s text:c="27"/>intersect</text:span><text:span text:style-name="T40"><text:line-break/></text:span><text:span text:style-name="T41"> <text:s text:c="50"/></text:span><text:span text:style-name="T8"><text:line-break/></text:span><text:span text:style-name="T8"><text:tab/></text:span><text:span text:style-name="T8"><text:tab/></text:span><text:span text:style-name="T8"> <text:s text:c="3"/>each other orthogonally then show that <text:s/></text:span></text:p>
          </draw:text-box>
        </draw:frame>
        <draw:g xml:id="id200" draw:id="id200">
          <svg:title>TexMaths</svg:title>
          <svg:desc>26§display§(2y - 4)\frac{dy}{dx} = 2 - 2x§svg§600§FALSE§</svg:desc>
          <draw:polygon draw:style-name="gr2" draw:text-style-name="P8" draw:layer="layout" svg:width="8.081cm" svg:height="1.798cm" svg:x="2.776cm" svg:y="0.876cm" svg:viewBox="0 0 8082 1799" draw:points="4040,1799 0,1799 0,0 8082,0 8082,1799">
            <text:p/>
          </draw:polygon>
          <draw:path draw:style-name="gr3" draw:text-style-name="P9" draw:layer="layout" svg:width="0.213cm" svg:height="0.914cm" svg:x="2.82cm" svg:y="1.398cm" svg:viewBox="0 0 214 915" svg:d="M214 907c0-2 0-4-16-21-115-114-144-287-144-428 0-158 35-319 148-433 12-10 12-13 12-17 0-6-4-8-10-8-8 0-92 62-146 179-48 100-58 202-58 279 0 72 10 183 60 287 57 112 136 170 144 170 6 0 10-2 10-8z">
            <text:p/>
          </draw:path>
          <draw:path draw:style-name="gr3" draw:text-style-name="P9" draw:layer="layout" svg:width="0.365cm" svg:height="0.611cm" svg:x="3.132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423cm" svg:height="0.592cm" svg:x="3.569cm" svg:y="1.67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7-11 11-8 19-21 19-37 0-29-25-34-33-34-21 0-52 15-52 61s41 79 98 79c95 0 189-83 214-187z">
            <text:p/>
          </draw:path>
          <draw:path draw:style-name="gr3" draw:text-style-name="P9" draw:layer="layout" svg:width="0.559cm" svg:height="0.039cm" svg:x="4.303cm" svg:y="1.835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5.166cm" svg:y="1.46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5.649cm" svg:y="1.3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9" draw:layer="layout" svg:width="0.436cm" svg:height="0.646cm" svg:x="6.119cm" svg:y="0.8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3-202 27-54 68-87 106-87 60 0 72 75 72 81 0 4-2 10-4 14z">
            <text:p/>
          </draw:path>
          <draw:path draw:style-name="gr3" draw:text-style-name="P9" draw:layer="layout" svg:width="0.423cm" svg:height="0.592cm" svg:x="6.585cm" svg:y="1.061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7 92-42-11 48-23 92-59 142-25 31-60 58-101 58-13 0-55-4-69-39 14 0 25 0 39-11 9-8 17-21 17-37 0-29-25-34-33-34-21 0-52 15-52 61s41 79 98 79c95 0 189-83 214-187z">
            <text:p/>
          </draw:path>
          <draw:polygon draw:style-name="gr3" draw:text-style-name="P9" draw:layer="layout" svg:width="1cm" svg:height="0.039cm" svg:x="6.063cm" svg:y="1.835cm" svg:viewBox="0 0 1001 40" draw:points="499,40 0,40 0,0 1001,0 1001,40">
            <text:p/>
          </draw:polygon>
          <draw:path draw:style-name="gr3" draw:text-style-name="P9" draw:layer="layout" svg:width="0.436cm" svg:height="0.646cm" svg:x="6.098cm" svg:y="2.076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3-202 27-54 68-87 106-87 60 0 72 75 72 81 0 4-2 10-4 14z">
            <text:p/>
          </draw:path>
          <draw:path draw:style-name="gr3" draw:text-style-name="P9" draw:layer="layout" svg:width="0.457cm" svg:height="0.415cm" svg:x="6.564cm" svg:y="2.3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ath draw:style-name="gr3" draw:text-style-name="P9" draw:layer="layout" svg:width="0.609cm" svg:height="0.215cm" svg:x="7.476cm" svg:y="1.74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1cm" svg:x="8.435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559cm" svg:height="0.039cm" svg:x="9.125cm" svg:y="1.83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0.009cm" svg:y="1.4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9" draw:layer="layout" svg:width="0.457cm" svg:height="0.415cm" svg:x="10.446cm" svg:y="1.6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</draw:g>
        <draw:g xml:id="id203" draw:id="id203">
          <svg:title>TexMaths</svg:title>
          <svg:desc>26§display§\text{Tangent is parallel to the x-axis } \therefore \text { Slope of tangent } = 0§svg§600§FALSE§</svg:desc>
          <draw:polygon draw:style-name="gr2" draw:text-style-name="P8" draw:layer="layout" svg:width="22.857cm" svg:height="0.742cm" svg:x="2.788cm" svg:y="3.372cm" svg:viewBox="0 0 22858 743" draw:points="11429,743 0,743 0,0 22858,0 22858,743">
            <text:p/>
          </draw:polygon>
          <draw:path draw:style-name="gr3" draw:text-style-name="P9" draw:layer="layout" svg:width="0.594cm" svg:height="0.619cm" svg:x="2.776cm" svg:y="3.351cm" svg:viewBox="0 0 595 620" svg:d="M578 0h-561l-17 206h23c12-148 27-177 164-177 17 0 42 0 50 2 19 2 19 13 19 34v485c0 31 0 43-96 43h-35v27c37-2 131-2 172-2 42 0 138 0 175 2v-27h-37c-96 0-96-12-96-43v-485c0-19 0-32 17-34 8-2 33-2 52-2 137 0 151 29 164 177h23z">
            <text:p/>
          </draw:path>
          <draw:path draw:style-name="gr3" draw:text-style-name="P9" draw:layer="layout" svg:width="0.413cm" svg:height="0.422cm" svg:x="3.365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3.812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4.317cm" svg:y="3.55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4.773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5.182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5.655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6.326cm" svg:y="3.35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6.58cm" svg:y="3.56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2cm" svg:height="0.582cm" svg:x="7.241cm" svg:y="3.568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7.761cm" svg:y="3.561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8.204cm" svg:y="3.56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8.577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9.024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9.278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9.527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9.939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86cm" svg:height="0.574cm" svg:x="10.484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07cm" svg:height="0.422cm" svg:x="10.848cm" svg:y="3.561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288cm" svg:height="0.574cm" svg:x="11.601cm" svg:y="3.409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461cm" svg:height="0.636cm" svg:x="11.967cm" svg:y="3.33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12.472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395cm" svg:x="13.167cm" svg:y="3.576cm" svg:viewBox="0 0 462 396" svg:d="M252 181c29-35 62-81 85-104 29-33 66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8-30z">
            <text:p/>
          </draw:path>
          <draw:polygon draw:style-name="gr3" draw:text-style-name="P9" draw:layer="layout" svg:width="0.242cm" svg:height="0.053cm" svg:x="13.65cm" svg:y="3.747cm" svg:viewBox="0 0 243 54" draw:points="243,54 243,0 0,0 0,54">
            <text:p/>
          </draw:polygon>
          <draw:path draw:style-name="gr3" draw:text-style-name="P9" draw:layer="layout" svg:width="0.413cm" svg:height="0.422cm" svg:x="13.982cm" svg:y="3.561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461cm" svg:height="0.395cm" svg:x="14.411cm" svg:y="3.576cm" svg:viewBox="0 0 462 396" svg:d="M252 181c29-35 62-81 85-104 29-33 66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6-30z">
            <text:p/>
          </draw:path>
          <draw:path draw:style-name="gr3" draw:text-style-name="P9" draw:layer="layout" svg:width="0.197cm" svg:height="0.613cm" svg:x="14.912cm" svg:y="3.359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5.166cm" svg:y="3.561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554cm" svg:height="0.495cm" svg:x="16.083cm" svg:y="3.547cm" svg:viewBox="0 0 555 496" svg:d="M327 48c0-25-23-48-48-48-27 0-50 23-50 48 0 27 23 50 50 50 25 0 48-21 48-50zM555 446c0-25-20-48-48-48-27 0-49 23-49 48 0 27 22 50 49 50 28 0 48-23 48-50zM98 446c0-25-23-48-50-48-25 0-48 23-48 48 0 27 23 50 48 50 27 0 50-23 50-50z">
            <text:p/>
          </draw:path>
          <draw:path draw:style-name="gr3" draw:text-style-name="P9" draw:layer="layout" svg:width="0.407cm" svg:height="0.665cm" svg:x="17.275cm" svg:y="3.326cm" svg:viewBox="0 0 408 666" svg:d="M268 291l-116-29c-58-14-94-62-94-116 0-65 50-121 123-121 152 0 173 152 179 192 0 6 0 12 10 12 13 0 13-4 13-23v-183c0-17 0-23-11-23-6 0-8 0-14 12l-31 53c-30-28-67-65-148-65-102 0-179 81-179 177 0 77 48 144 121 169 10 4 56 14 120 31 25 6 52 12 79 46 19 25 27 54 27 85 0 65-45 131-122 131-27 0-96-4-146-50-52-50-56-108-56-141 0-9-8-9-11-9-12 0-12 7-12 23v183c0 15 0 21 10 21 7 0 7 0 13-10 0-2 4-4 33-52 29 31 88 62 171 62 106 0 181-89 181-189 0-92-63-167-140-186z">
            <text:p/>
          </draw:path>
          <draw:path draw:style-name="gr3" draw:text-style-name="P9" draw:layer="layout" svg:width="0.205cm" svg:height="0.636cm" svg:x="17.761cm" svg:y="3.33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18.009cm" svg:y="3.561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52cm" svg:height="0.582cm" svg:x="18.467cm" svg:y="3.568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355cm" svg:height="0.422cm" svg:x="18.999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07cm" svg:height="0.422cm" svg:x="19.71cm" svg:y="3.561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20.172cm" svg:y="3.326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9" draw:layer="layout" svg:width="0.286cm" svg:height="0.574cm" svg:x="20.744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21.118cm" svg:y="3.561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21.568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22.071cm" svg:y="3.55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22.529cm" svg:y="3.561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22.938cm" svg:y="3.56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23.408cm" svg:y="3.409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608cm" svg:height="0.216cm" svg:x="24.355cm" svg:y="3.63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5.305cm" svg:y="3.361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201" draw:id="id201">
          <svg:title>TexMaths</svg:title>
          <svg:desc>28§display§\therefore§svg§600§FALSE§</svg:desc>
          <draw:polygon draw:style-name="gr2" draw:text-style-name="P8" draw:layer="layout" svg:width="0.528cm" svg:height="0.433cm" svg:x="12.177cm" svg:y="1.611cm" svg:viewBox="0 0 529 434" draw:points="265,434 0,434 0,0 529,0 529,434">
            <text:p/>
          </draw:polygon>
          <draw:path draw:style-name="gr3" draw:text-style-name="P9" draw:layer="layout" svg:width="0.598cm" svg:height="0.531cm" svg:x="12.157cm" svg:y="1.5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2" draw:id="id202">
          <svg:title>TexMaths</svg:title>
          <svg:desc>26§display§\frac{dy}{dx} = \frac{2 - 2x}{2y - 4}§svg§600§FALSE§</svg:desc>
          <draw:polygon draw:style-name="gr2" draw:text-style-name="P8" draw:layer="layout" svg:width="4.896cm" svg:height="1.975cm" svg:x="13.623cm" svg:y="0.878cm" svg:viewBox="0 0 4897 1976" draw:points="2450,1976 0,1976 0,0 4897,0 4897,1976">
            <text:p/>
          </draw:polygon>
          <draw:path draw:style-name="gr3" draw:text-style-name="P9" draw:layer="layout" svg:width="0.436cm" svg:height="0.646cm" svg:x="13.635cm" svg:y="0.832cm" svg:viewBox="0 0 437 647" svg:d="M437 10c0-2 0-10-13-10-12 0-100 8-116 10-6 0-13 5-13 17 0 13 9 13 23 13 44 0 46 6 46 14l-4 19-54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0-160 52-202 27-54 69-87 107-87 60 0 72 74 72 81 0 4-2 10-4 14z">
            <text:p/>
          </draw:path>
          <draw:path draw:style-name="gr3" draw:text-style-name="P9" draw:layer="layout" svg:width="0.423cm" svg:height="0.592cm" svg:x="14.099cm" svg:y="1.0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9" draw:layer="layout" svg:width="0.999cm" svg:height="0.039cm" svg:x="13.577cm" svg:y="1.836cm" svg:viewBox="0 0 1000 40" draw:points="499,40 0,40 0,0 1000,0 1000,40">
            <text:p/>
          </draw:polygon>
          <draw:path draw:style-name="gr3" draw:text-style-name="P9" draw:layer="layout" svg:width="0.436cm" svg:height="0.646cm" svg:x="13.614cm" svg:y="2.078cm" svg:viewBox="0 0 437 647" svg:d="M437 10c0-2 0-10-13-10-12 0-100 8-116 10-6 0-13 5-13 17 0 13 9 13 23 13 44 0 46 6 46 14l-4 19-54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0-160 52-202 27-54 69-87 107-87 60 0 72 74 72 81 0 4-2 10-4 14z">
            <text:p/>
          </draw:path>
          <draw:path draw:style-name="gr3" draw:text-style-name="P9" draw:layer="layout" svg:width="0.457cm" svg:height="0.415cm" svg:x="14.078cm" svg:y="2.30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215cm" svg:x="14.989cm" svg:y="1.7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16.058cm" svg:y="0.857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9" draw:layer="layout" svg:width="0.558cm" svg:height="0.039cm" svg:x="16.748cm" svg:y="1.219cm" svg:viewBox="0 0 559 40" svg:d="M528 40c15 0 31 0 31-21 0-19-16-19-31-19h-497c-14 0-31 0-31 19 0 21 17 21 31 21z">
            <text:p/>
          </draw:path>
          <draw:path draw:style-name="gr3" draw:text-style-name="P9" draw:layer="layout" svg:width="0.365cm" svg:height="0.61cm" svg:x="17.632cm" svg:y="0.857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21 81-6 9-66 9-85 9z">
            <text:p/>
          </draw:path>
          <draw:path draw:style-name="gr3" draw:text-style-name="P9" draw:layer="layout" svg:width="0.457cm" svg:height="0.415cm" svg:x="18.069cm" svg:y="1.063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4-65 98-71 10 36 44 71 98 71 95 0 147-119 147-142 0-8-8-8-10-8-8 0-10 2-12 8-32 100-94 121-123 121-36 0-50-29-50-60 0-21 6-40 17-81z">
            <text:p/>
          </draw:path>
          <draw:polygon draw:style-name="gr3" draw:text-style-name="P9" draw:layer="layout" svg:width="2.553cm" svg:height="0.039cm" svg:x="16.012cm" svg:y="1.836cm" svg:viewBox="0 0 2554 40" draw:points="1277,40 0,40 0,0 2554,0 2554,40">
            <text:p/>
          </draw:polygon>
          <draw:path draw:style-name="gr3" draw:text-style-name="P9" draw:layer="layout" svg:width="0.365cm" svg:height="0.61cm" svg:x="16.079cm" svg:y="2.103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9" draw:layer="layout" svg:width="0.423cm" svg:height="0.592cm" svg:x="16.515cm" svg:y="2.30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8z">
            <text:p/>
          </draw:path>
          <draw:path draw:style-name="gr3" draw:text-style-name="P9" draw:layer="layout" svg:width="0.558cm" svg:height="0.039cm" svg:x="17.25cm" svg:y="2.464cm" svg:viewBox="0 0 559 40" svg:d="M528 40c15 0 31 0 31-21 0-19-16-19-31-19h-497c-14 0-31 0-31 19 0 21 17 21 31 21z">
            <text:p/>
          </draw:path>
          <draw:path draw:style-name="gr3" draw:text-style-name="P9" draw:layer="layout" svg:width="0.407cm" svg:height="0.619cm" svg:x="18.113cm" svg:y="2.092cm" svg:viewBox="0 0 408 620" svg:d="M243 470v79c0 33 0 44-68 44h-19v27c37-2 85-2 123-2 39 0 87 0 124 2v-27h-18c-69 0-71-11-71-44v-79h94v-29h-94v-418c0-17 0-23-15-23-8 0-10 0-16 10l-283 431v29zM250 441h-225l225-341z">
            <text:p/>
          </draw:path>
        </draw:g>
        <draw:g xml:id="id204" draw:id="id204">
          <svg:title>TexMaths</svg:title>
          <svg:desc>28§display§\therefore§svg§600§FALSE§</svg:desc>
          <draw:polygon draw:style-name="gr2" draw:text-style-name="P8" draw:layer="layout" svg:width="0.528cm" svg:height="0.433cm" svg:x="3.078cm" svg:y="5.212cm" svg:viewBox="0 0 529 434" draw:points="265,434 0,434 0,0 529,0 529,434">
            <text:p/>
          </draw:polygon>
          <draw:path draw:style-name="gr3" draw:text-style-name="P9" draw:layer="layout" svg:width="0.598cm" svg:height="0.531cm" svg:x="3.058cm" svg:y="5.1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5" draw:id="id205">
          <svg:title>TexMaths</svg:title>
          <svg:desc>26§display§\frac{dy}{dx} = 0 \ \ \Rightarrow§svg§600§FALSE§</svg:desc>
          <draw:polygon draw:style-name="gr2" draw:text-style-name="P8" draw:layer="layout" svg:width="4.416cm" svg:height="1.798cm" svg:x="4.626cm" svg:y="4.579cm" svg:viewBox="0 0 4417 1799" draw:points="2208,1799 0,1799 0,0 4417,0 4417,1799">
            <text:p/>
          </draw:polygon>
          <draw:path draw:style-name="gr3" draw:text-style-name="P9" draw:layer="layout" svg:width="0.436cm" svg:height="0.646cm" svg:x="4.638cm" svg:y="4.533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23cm" svg:height="0.592cm" svg:x="5.102cm" svg:y="4.764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99cm" svg:height="0.039cm" svg:x="4.58cm" svg:y="5.538cm" svg:viewBox="0 0 1000 40" draw:points="499,40 0,40 0,0 1000,0 1000,40">
            <text:p/>
          </draw:polygon>
          <draw:path draw:style-name="gr3" draw:text-style-name="P9" draw:layer="layout" svg:width="0.436cm" svg:height="0.646cm" svg:x="4.617cm" svg:y="5.779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5.081cm" svg:y="6.008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3 9-29 99-93 120-122 120-36 0-50-29-50-60 0-21 6-40 17-81z">
            <text:p/>
          </draw:path>
          <draw:path draw:style-name="gr3" draw:text-style-name="P9" draw:layer="layout" svg:width="0.608cm" svg:height="0.215cm" svg:x="5.992cm" svg:y="5.4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6.94cm" svg:y="5.178cm" svg:viewBox="0 0 387 630" svg:d="M387 318c0-75-4-147-38-216-41-87-116-102-156-102-54 0-122 23-160 108-29 65-33 135-33 210 0 69 4 150 42 221 39 73 106 91 151 91 50 0 119-18 160-106 30-62 34-135 34-206zM193 612c-35 0-91-23-108-113-8-54-8-139-8-193 0-58 0-119 6-169 19-108 88-116 110-116 29 0 90 16 109 106 8 52 8 121 8 179 0 68 0 131-11 189-12 87-64 117-106 117z">
            <text:p/>
          </draw:path>
          <draw:path draw:style-name="gr3" draw:text-style-name="P9" draw:layer="layout" svg:width="0.812cm" svg:height="0.504cm" svg:x="8.275cm" svg:y="5.305cm" svg:viewBox="0 0 813 505" svg:d="M615 181c38 33 86 58 115 71-33 14-77 39-115 70h-582c-16 0-33 0-33 19s17 19 31 19h543c-44 41-92 123-92 135 0 10 11 10 17 10 8 0 15 0 17-8 20-35 45-83 106-137 62-56 124-79 170-94 17-6 17-6 19-8 2 0 2-4 2-6s0-2 0-4l-4-3c0-2-2-2-19-8-125-35-216-121-266-218-10-19-12-19-25-19-6 0-17 0-17 10 0 13 46 92 92 136h-543c-14 0-31 0-31 18 0 17 17 17 33 17z">
            <text:p/>
          </draw:path>
        </draw:g>
        <draw:g xml:id="id206" draw:id="id206">
          <svg:title>TexMaths</svg:title>
          <svg:desc>26§display§\frac{2 - 2x}{2y - 4} = 0  \ \  \Rightarrow§svg§600§FALSE§</svg:desc>
          <draw:polygon draw:style-name="gr2" draw:text-style-name="P8" draw:layer="layout" svg:width="5.973cm" svg:height="1.951cm" svg:x="10.626cm" svg:y="4.579cm" svg:viewBox="0 0 5974 1952" draw:points="2987,1952 0,1952 0,0 5974,0 5974,1952">
            <text:p/>
          </draw:polygon>
          <draw:path draw:style-name="gr3" draw:text-style-name="P9" draw:layer="layout" svg:width="0.365cm" svg:height="0.611cm" svg:x="10.626cm" svg:y="4.533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559cm" svg:height="0.039cm" svg:x="11.316cm" svg:y="4.895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1cm" svg:x="12.201cm" svg:y="4.533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457cm" svg:height="0.415cm" svg:x="12.637cm" svg:y="4.73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3-12 9-29 100-94 120-123 120-35 0-50-29-50-60 0-21 6-39 17-81z">
            <text:p/>
          </draw:path>
          <draw:polygon draw:style-name="gr3" draw:text-style-name="P9" draw:layer="layout" svg:width="2.554cm" svg:height="0.039cm" svg:x="10.58cm" svg:y="5.513cm" svg:viewBox="0 0 2555 40" draw:points="1277,40 0,40 0,0 2555,0 2555,40">
            <text:p/>
          </draw:polygon>
          <draw:path draw:style-name="gr3" draw:text-style-name="P9" draw:layer="layout" svg:width="0.365cm" svg:height="0.611cm" svg:x="10.647cm" svg:y="5.78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9" draw:layer="layout" svg:width="0.423cm" svg:height="0.592cm" svg:x="11.083cm" svg:y="5.984cm" svg:viewBox="0 0 424 593" svg:d="M420 56c4-12 4-14 4-21 0-16-14-25-27-25-10 0-25 5-33 19-2 4-8 33-12 50-7 23-13 48-19 73l-42 166c-2 13-41 77-102 77-48 0-58-39-58-74 0-42 17-98 48-179 14-38 17-48 17-67 0-42-30-75-75-75-88 0-121 133-121 142 0 8 8 8 10 8 11 0 11-2 15-17 25-85 62-112 94-112 6 0 22 0 22 29 0 23-8 46-16 64-36 96-52 150-52 192 0 81 58 110 112 110 36 0 67-16 92-41-11 48-23 91-59 141-25 31-60 58-102 58-12 0-54-4-68-39 14 0 25 0 39-10 9-9 17-21 17-38 0-29-25-33-33-33-21 0-52 14-52 60s41 79 97 79c96 0 190-83 215-187z">
            <text:p/>
          </draw:path>
          <draw:path draw:style-name="gr3" draw:text-style-name="P9" draw:layer="layout" svg:width="0.559cm" svg:height="0.039cm" svg:x="11.818cm" svg:y="6.142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2.681cm" svg:y="5.769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9" draw:layer="layout" svg:width="0.609cm" svg:height="0.215cm" svg:x="13.549cm" svg:y="5.42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86cm" svg:height="0.63cm" svg:x="14.497cm" svg:y="5.151cm" svg:viewBox="0 0 387 631" svg:d="M387 318c0-74-4-147-38-216-41-87-116-102-156-102-54 0-122 23-160 108-29 65-33 136-33 210 0 69 4 150 42 221 39 73 106 92 151 92 50 0 119-19 161-106 29-63 33-136 33-207zM193 612c-35 0-91-23-106-112-10-55-10-140-10-194 0-58 0-119 6-169 19-108 88-116 110-116 30 0 92 16 109 106 8 52 8 121 8 179 0 69 0 131-10 189-13 88-65 117-107 117z">
            <text:p/>
          </draw:path>
          <draw:path draw:style-name="gr3" draw:text-style-name="P9" draw:layer="layout" svg:width="0.812cm" svg:height="0.505cm" svg:x="15.833cm" svg:y="5.28cm" svg:viewBox="0 0 813 506" svg:d="M616 181c37 33 85 58 114 71-33 14-77 39-114 71h-583c-16 0-33 0-33 18 0 19 17 19 31 19h543c-44 42-91 123-91 135 0 11 10 11 16 11 9 0 15 0 17-9 21-35 46-83 106-137 62-56 125-79 171-94 16-6 16-6 18-8 2 0 2-4 2-6s0-2 0-4l-4-2c-2-2-2-2-19-9-124-35-216-120-266-218-10-19-12-19-25-19-6 0-16 0-16 10 0 13 45 92 91 136h-543c-14 0-31 0-31 18 0 17 17 17 33 17z">
            <text:p/>
          </draw:path>
        </draw:g>
        <draw:g xml:id="id207" draw:id="id207">
          <svg:title>TexMaths</svg:title>
          <svg:desc>26§display§2 - 2x = 0 \ \  \Rightarrow§svg§600§FALSE§</svg:desc>
          <draw:polygon draw:style-name="gr2" draw:text-style-name="P8" draw:layer="layout" svg:width="5.863cm" svg:height="0.539cm" svg:x="17.38cm" svg:y="5.179cm" svg:viewBox="0 0 5864 540" draw:points="2931,540 0,540 0,0 5864,0 5864,540">
            <text:p/>
          </draw:polygon>
          <draw:path draw:style-name="gr3" draw:text-style-name="P9" draw:layer="layout" svg:width="0.365cm" svg:height="0.61cm" svg:x="17.38cm" svg:y="5.133cm" svg:viewBox="0 0 366 611" svg:d="M71 540l98-95c143-127 197-175 197-266 0-106-81-179-193-179-104 0-173 85-173 166 0 50 46 50 48 50 16 0 48-10 48-48 0-22-17-47-48-47-8 0-8 0-13 2 21-61 71-94 125-94 83 0 123 73 123 150 0 73-46 145-96 201l-177 196c-10 10-10 12-10 35h341l25-160h-23c-4 27-10 69-18 81-9 8-69 8-88 8z">
            <text:p/>
          </draw:path>
          <draw:path draw:style-name="gr3" draw:text-style-name="P9" draw:layer="layout" svg:width="0.559cm" svg:height="0.038cm" svg:x="18.071cm" svg:y="5.495cm" svg:viewBox="0 0 560 39" svg:d="M528 39c15 0 32 0 32-20 0-19-17-19-32-19h-497c-14 0-31 0-31 19 0 20 17 20 31 20z">
            <text:p/>
          </draw:path>
          <draw:path draw:style-name="gr3" draw:text-style-name="P9" draw:layer="layout" svg:width="0.365cm" svg:height="0.61cm" svg:x="18.955cm" svg:y="5.133cm" svg:viewBox="0 0 366 611" svg:d="M71 540l98-95c143-127 197-175 197-266 0-106-81-179-193-179-104 0-173 85-173 166 0 50 46 50 48 50 16 0 48-10 48-48 0-22-17-47-48-47-8 0-8 0-13 2 21-61 71-94 125-94 83 0 123 73 123 150 0 73-46 145-96 201l-177 196c-10 10-10 12-10 35h341l25-160h-23c-4 27-10 69-18 81-9 8-69 8-88 8z">
            <text:p/>
          </draw:path>
          <draw:path draw:style-name="gr3" draw:text-style-name="P9" draw:layer="layout" svg:width="0.457cm" svg:height="0.415cm" svg:x="19.392cm" svg:y="5.337cm" svg:viewBox="0 0 458 416" svg:d="M281 129c4-25 25-108 89-108 4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32 100-92 121-123 121-35 0-50-29-50-60 0-21 6-40 17-81z">
            <text:p/>
          </draw:path>
          <draw:path draw:style-name="gr3" draw:text-style-name="P9" draw:layer="layout" svg:width="0.609cm" svg:height="0.215cm" svg:x="20.193cm" svg:y="5.40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9cm" svg:x="21.141cm" svg:y="5.133cm" svg:viewBox="0 0 387 630" svg:d="M387 318c0-75-4-148-38-216-41-87-116-102-156-102-54 0-122 23-160 108-29 65-33 135-33 210 0 69 4 150 42 220 39 73 106 92 151 92 50 0 119-19 161-106 29-63 33-135 33-206zM193 611c-35 0-91-23-106-112-10-54-10-139-10-193 0-59 0-119 6-169 19-108 88-116 110-116 30 0 92 16 109 106 8 52 8 120 8 179 0 68 0 131-10 189-13 87-65 116-107 116z">
            <text:p/>
          </draw:path>
          <draw:path draw:style-name="gr3" draw:text-style-name="P9" draw:layer="layout" svg:width="0.812cm" svg:height="0.504cm" svg:x="22.477cm" svg:y="5.262cm" svg:viewBox="0 0 813 505" svg:d="M616 181c37 33 85 58 114 71-33 14-77 39-114 70h-583c-16 0-33 0-33 19s17 19 31 19h543c-44 41-91 122-91 135 0 10 10 10 16 10 9 0 15 0 17-8 21-36 46-83 106-137 62-57 125-79 171-94 16-6 16-6 18-8 2 0 2-4 2-6 0-3 0-3 0-5l-4-2c-2-2-2-2-19-8-124-35-216-121-266-218-10-19-12-19-25-19-6 0-16 0-16 10 0 13 45 92 91 136h-543c-14 0-31 0-31 18 0 17 17 17 33 17z">
            <text:p/>
          </draw:path>
        </draw:g>
        <draw:g xml:id="id208" draw:id="id208">
          <svg:title>TexMaths</svg:title>
          <svg:desc>26§display§x =  1§svg§600§FALSE§</svg:desc>
          <draw:polygon draw:style-name="gr2" draw:text-style-name="P8" draw:layer="layout" svg:width="2.033cm" svg:height="0.527cm" svg:x="23.999cm" svg:y="5.18cm" svg:viewBox="0 0 2034 528" draw:points="1017,528 0,528 0,0 2034,0 2034,528">
            <text:p/>
          </draw:polygon>
          <draw:path draw:style-name="gr3" draw:text-style-name="P9" draw:layer="layout" svg:width="0.456cm" svg:height="0.414cm" svg:x="23.98cm" svg:y="5.338cm" svg:viewBox="0 0 457 415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50s-21-33-35-33c-27 0-50 25-50 54 0 42 46 60 85 60 63 0 96-64 98-70 10 35 44 70 98 70 95 0 147-118 147-141 0-8-8-8-10-8-8 0-10 2-13 8-29 100-93 121-122 121-36 0-50-29-50-61 0-20 6-39 17-81z">
            <text:p/>
          </draw:path>
          <draw:path draw:style-name="gr3" draw:text-style-name="P9" draw:layer="layout" svg:width="0.608cm" svg:height="0.215cm" svg:x="24.781cm" svg:y="5.40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303cm" svg:height="0.61cm" svg:x="25.774cm" svg:y="5.134cm" svg:viewBox="0 0 304 611" svg:d="M189 23c0-21 0-23-21-23-58 58-139 58-168 58v29c19 0 73 0 121-25v476c0 33-2 44-86 44h-29v29c31-4 113-4 148-4 37 0 116 0 150 4v-29h-30c-83 0-85-11-85-44z">
            <text:p/>
          </draw:path>
        </draw:g>
        <draw:g xml:id="id209" draw:id="id209">
          <svg:title>TexMaths</svg:title>
          <svg:desc>26§display§\text{Put }  x = 1 \text { in (I) we get}§svg§600§FALSE§</svg:desc>
          <draw:polygon draw:style-name="gr2" draw:text-style-name="P8" draw:layer="layout" svg:width="9.125cm" svg:height="0.823cm" svg:x="2.791cm" svg:y="6.974cm" svg:viewBox="0 0 9126 824" draw:points="4564,824 0,824 0,0 9126,0 9126,824">
            <text:p/>
          </draw:polygon>
          <draw:path draw:style-name="gr3" draw:text-style-name="P9" draw:layer="layout" svg:width="0.54cm" svg:height="0.625cm" svg:x="2.776cm" svg:y="6.988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9" draw:layer="layout" svg:width="0.461cm" svg:height="0.415cm" svg:x="3.396cm" svg:y="7.209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288cm" svg:height="0.573cm" svg:x="3.891cm" svg:y="7.051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9" draw:layer="layout" svg:width="0.457cm" svg:height="0.415cm" svg:x="4.561cm" svg:y="7.20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9" draw:layer="layout" svg:width="0.608cm" svg:height="0.215cm" svg:x="5.362cm" svg:y="7.2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cm" svg:x="6.356cm" svg:y="7.00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97cm" svg:height="0.612cm" svg:x="7.067cm" svg:y="7.0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319cm" svg:y="7.20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8.193cm" svg:y="6.92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8.484cm" svg:y="6.988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8.84cm" svg:y="6.92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27cm" svg:height="0.405cm" svg:x="9.466cm" svg:y="7.219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9" draw:layer="layout" svg:width="0.355cm" svg:height="0.421cm" svg:x="10.109cm" svg:y="7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19cm" svg:height="0.604cm" svg:x="10.82cm" svg:y="7.19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276cm" svg:y="7.20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86cm" svg:height="0.573cm" svg:x="11.675cm" svg:y="7.051cm" svg:viewBox="0 0 287 574" svg:d="M141 198h132v-30h-132v-168h-22c0 75-30 173-119 177v21h79v251c0 115 85 125 119 125 64 0 89-65 89-125v-52h-23v52c0 67-27 102-60 102-63 0-63-83-63-100z">
            <text:p/>
          </draw:path>
        </draw:g>
        <draw:g xml:id="id210" draw:id="id210">
          <svg:title>TexMaths</svg:title>
          <svg:desc>26§display§0 + y^2 - 0 - 4y = 0 §svg§600§FALSE§</svg:desc>
          <draw:polygon draw:style-name="gr2" draw:text-style-name="P8" draw:layer="layout" svg:width="7.642cm" svg:height="0.9cm" svg:x="12.493cm" svg:y="6.882cm" svg:viewBox="0 0 7643 901" draw:points="3821,901 0,901 0,0 7643,0 7643,901">
            <text:p/>
          </draw:polygon>
          <draw:path draw:style-name="gr3" draw:text-style-name="P9" draw:layer="layout" svg:width="0.386cm" svg:height="0.63cm" svg:x="12.483cm" svg:y="7.03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0 16 109 106 8 52 8 121 8 179 0 69 0 131-10 190-13 87-65 116-107 116z">
            <text:p/>
          </draw:path>
          <draw:path draw:style-name="gr3" draw:text-style-name="P9" draw:layer="layout" svg:width="0.609cm" svg:height="0.611cm" svg:x="13.159cm" svg:y="7.10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423cm" svg:height="0.592cm" svg:x="14.047cm" svg:y="7.23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284cm" svg:height="0.426cm" svg:x="14.542cm" svg:y="6.836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559cm" svg:height="0.039cm" svg:x="15.191cm" svg:y="7.392cm" svg:viewBox="0 0 560 40" svg:d="M528 40c15 0 32 0 32-21 0-19-17-19-32-19h-497c-14 0-31 0-31 19 0 21 17 21 31 21z">
            <text:p/>
          </draw:path>
          <draw:path draw:style-name="gr3" draw:text-style-name="P9" draw:layer="layout" svg:width="0.386cm" svg:height="0.63cm" svg:x="16.065cm" svg:y="7.03cm" svg:viewBox="0 0 387 631" svg:d="M387 319c0-75-4-148-38-217-41-87-116-102-156-102-54 0-122 23-160 108-29 65-33 136-33 211 0 68 4 149 42 220 39 73 106 92 151 92 50 0 119-19 161-106 29-63 33-136 33-206zM193 612c-35 0-91-23-106-112-10-54-10-140-10-194 0-58 0-119 6-169 19-108 88-116 110-116 30 0 92 16 109 106 8 52 8 121 8 179 0 69 0 131-10 190-13 87-65 116-107 116z">
            <text:p/>
          </draw:path>
          <draw:path draw:style-name="gr3" draw:text-style-name="P9" draw:layer="layout" svg:width="0.559cm" svg:height="0.039cm" svg:x="16.766cm" svg:y="7.392cm" svg:viewBox="0 0 560 40" svg:d="M528 40c15 0 32 0 32-21 0-19-17-19-32-19h-497c-14 0-31 0-31 19 0 21 17 21 31 21z">
            <text:p/>
          </draw:path>
          <draw:path draw:style-name="gr3" draw:text-style-name="P9" draw:layer="layout" svg:width="0.407cm" svg:height="0.619cm" svg:x="17.63cm" svg:y="7.019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9" draw:layer="layout" svg:width="0.423cm" svg:height="0.592cm" svg:x="18.087cm" svg:y="7.234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09cm" svg:height="0.216cm" svg:x="18.846cm" svg:y="7.302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86cm" svg:height="0.63cm" svg:x="19.795cm" svg:y="7.03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</draw:g>
        <draw:g xml:id="id211" draw:id="id211">
          <svg:title>TexMaths</svg:title>
          <svg:desc>26§display§\Rightarrow \ \  y(y - 4) = 0  \ \ \Rightarrow§svg§600§FALSE§</svg:desc>
          <draw:polygon draw:style-name="gr2" draw:text-style-name="P8" draw:layer="layout" svg:width="8.33cm" svg:height="0.823cm" svg:x="2.782cm" svg:y="8.282cm" svg:viewBox="0 0 8331 824" draw:points="4166,824 0,824 0,0 8331,0 8331,824">
            <text:p/>
          </draw:polygon>
          <draw:path draw:style-name="gr3" draw:text-style-name="P9" draw:layer="layout" svg:width="0.812cm" svg:height="0.504cm" svg:x="2.786cm" svg:y="8.442cm" svg:viewBox="0 0 813 505" svg:d="M616 181c37 33 85 58 114 71-33 14-77 39-114 70h-583c-16 0-33 0-33 19s17 19 31 19h543c-44 41-92 122-92 135 0 10 11 10 17 10 8 0 15 0 17-8 21-35 46-83 106-137 62-56 125-79 170-94 17-6 17-6 19-8 2 0 2-4 2-6s0-2 0-5l-4-2c-2-2-2-2-19-8-124-35-216-121-268-218-8-19-10-19-23-19-6 0-17 0-17 10 0 13 46 92 92 136h-543c-14 0-31 0-31 18 0 17 17 17 33 17z">
            <text:p/>
          </draw:path>
          <draw:path draw:style-name="gr3" draw:text-style-name="P9" draw:layer="layout" svg:width="0.423cm" svg:height="0.592cm" svg:x="4.539cm" svg:y="8.51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213cm" svg:height="0.914cm" svg:x="5.084cm" svg:y="8.23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423cm" svg:height="0.592cm" svg:x="5.375cm" svg:y="8.51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4 215-187z">
            <text:p/>
          </draw:path>
          <draw:path draw:style-name="gr3" draw:text-style-name="P9" draw:layer="layout" svg:width="0.558cm" svg:height="0.039cm" svg:x="6.107cm" svg:y="8.675cm" svg:viewBox="0 0 559 40" svg:d="M528 40c15 0 31 0 31-21 0-19-16-19-31-19h-497c-14 0-31 0-31 19 0 21 17 21 31 21z">
            <text:p/>
          </draw:path>
          <draw:path draw:style-name="gr3" draw:text-style-name="P9" draw:layer="layout" svg:width="0.407cm" svg:height="0.619cm" svg:x="6.973cm" svg:y="8.303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9" draw:layer="layout" svg:width="0.213cm" svg:height="0.914cm" svg:x="7.455cm" svg:y="8.23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8.064cm" svg:y="8.5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9.013cm" svg:y="8.313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  <draw:path draw:style-name="gr3" draw:text-style-name="P9" draw:layer="layout" svg:width="0.812cm" svg:height="0.504cm" svg:x="10.346cm" svg:y="8.442cm" svg:viewBox="0 0 813 505" svg:d="M616 181c37 33 85 58 114 71-33 14-77 39-114 70h-583c-16 0-33 0-33 19s17 19 31 19h543c-44 41-92 122-92 135 0 10 11 10 17 10 8 0 15 0 17-8 21-35 46-83 106-137 62-56 125-79 170-94 17-6 17-6 19-8 2 0 2-4 2-6s0-2 0-5l-4-2c-2-2-2-2-19-8-124-35-216-121-266-218-10-19-12-19-25-19-6 0-17 0-17 10 0 13 46 92 92 136h-543c-14 0-31 0-31 18 0 17 17 17 33 17z">
            <text:p/>
          </draw:path>
        </draw:g>
        <draw:g xml:id="id212" draw:id="id212">
          <svg:title>TexMaths</svg:title>
          <svg:desc>26§display§y = 0 \ \text { or } \ y = 4§svg§600§FALSE§</svg:desc>
          <draw:polygon draw:style-name="gr2" draw:text-style-name="P8" draw:layer="layout" svg:width="6.23cm" svg:height="0.714cm" svg:x="11.904cm" svg:y="8.284cm" svg:viewBox="0 0 6231 715" draw:points="3114,715 0,715 0,0 6231,0 6231,715">
            <text:p/>
          </draw:polygon>
          <draw:path draw:style-name="gr3" draw:text-style-name="P9" draw:layer="layout" svg:width="0.423cm" svg:height="0.591cm" svg:x="11.885cm" svg:y="8.452cm" svg:viewBox="0 0 424 592" svg:d="M420 56c4-12 4-14 4-21 0-16-14-25-27-25-10 0-25 5-33 19-2 4-8 33-12 50-7 23-13 48-19 73l-42 166c-2 12-41 77-102 77-48 0-58-40-58-75 0-42 17-98 48-179 14-37 17-48 17-66 0-42-30-75-75-75-88 0-121 133-121 141 0 9 8 9 10 9 11 0 11-3 15-17 25-85 62-112 94-112 6 0 22 0 22 29 0 23-8 46-16 64-36 96-52 150-52 191 0 81 58 110 112 110 36 0 67-16 92-41-11 48-23 91-59 141-25 31-60 58-102 58-12 0-54-4-68-39 14 0 25 0 39-11 9-8 17-20 17-37 0-29-25-33-33-33-21 0-52 14-52 60s41 79 97 79c96 0 190-83 215-187z">
            <text:p/>
          </draw:path>
          <draw:path draw:style-name="gr3" draw:text-style-name="P9" draw:layer="layout" svg:width="0.609cm" svg:height="0.215cm" svg:x="12.644cm" svg:y="8.521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386cm" svg:height="0.628cm" svg:x="13.593cm" svg:y="8.248cm" svg:viewBox="0 0 387 629" svg:d="M387 318c0-75-4-148-38-216-41-87-116-102-156-102-54 0-122 23-160 108-29 64-33 135-33 210 0 68 4 149 42 220 39 73 106 91 151 91 50 0 119-18 161-106 29-62 33-135 33-205zM193 611c-35 0-91-23-106-112-10-54-10-140-10-194 0-58 0-118 6-168 19-108 88-116 110-116 30 0 90 16 109 106 8 52 8 120 8 178 0 69 0 131-10 189-13 88-65 117-107 117z">
            <text:p/>
          </draw:path>
          <draw:path draw:style-name="gr3" draw:text-style-name="P9" draw:layer="layout" svg:width="0.407cm" svg:height="0.421cm" svg:x="14.65cm" svg:y="8.448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309cm" svg:height="0.404cm" svg:x="15.105cm" svg:y="8.452cm" svg:viewBox="0 0 310 405" svg:d="M127 102v-102l-127 10v29c64 0 71 7 71 50v248c0 39-9 39-71 39v29c35 0 79-2 104-2 37 0 81 0 119 2v-29h-21c-67 0-69-8-69-42v-141c0-91 38-172 108-172 7 0 9 0 11 0-4 2-21 12-21 35 0 27 19 40 39 40 17 0 40-11 40-40s-29-56-69-56c-66 0-100 62-114 102z">
            <text:p/>
          </draw:path>
          <draw:path draw:style-name="gr3" draw:text-style-name="P9" draw:layer="layout" svg:width="0.423cm" svg:height="0.591cm" svg:x="16.075cm" svg:y="8.452cm" svg:viewBox="0 0 424 592" svg:d="M420 56c4-12 4-14 4-21 0-16-14-25-27-25-10 0-25 5-33 19-2 4-8 33-12 50-7 23-13 48-19 73l-42 166c-2 12-41 77-104 77-46 0-56-40-56-75 0-42 17-98 48-179 14-37 17-48 17-66 0-42-30-75-75-75-88 0-121 133-121 141 0 9 8 9 10 9 11 0 11-3 15-17 25-85 62-112 94-112 6 0 22 0 22 29 0 23-8 46-16 64-36 96-52 150-52 191 0 81 58 110 112 110 36 0 67-16 92-41-11 48-23 91-59 141-25 31-60 58-102 58-12 0-54-4-68-39 14 0 25 0 37-11 11-8 19-20 19-37 0-29-25-33-33-33-21 0-52 14-52 60s41 79 97 79c96 0 190-83 215-187z">
            <text:p/>
          </draw:path>
          <draw:path draw:style-name="gr3" draw:text-style-name="P9" draw:layer="layout" svg:width="0.609cm" svg:height="0.215cm" svg:x="16.834cm" svg:y="8.521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9" draw:layer="layout" svg:width="0.407cm" svg:height="0.618cm" svg:x="17.772cm" svg:y="8.238cm" svg:viewBox="0 0 408 619" svg:d="M243 469v79c0 34 0 44-68 44h-19v27c37-2 85-2 123-2 39 0 87 0 125 2v-27h-19c-69 0-71-10-71-44v-79h94v-29h-94v-417c0-17 0-23-14-23-9 0-11 0-17 10l-283 430v29zM250 440h-225l225-340z">
            <text:p/>
          </draw:path>
        </draw:g>
        <draw:g xml:id="id213" draw:id="id213">
          <svg:title>TexMaths</svg:title>
          <svg:desc>28§display§\therefore§svg§600§FALSE§</svg:desc>
          <draw:polygon draw:style-name="gr2" draw:text-style-name="P8" draw:layer="layout" svg:width="0.528cm" svg:height="0.433cm" svg:x="3.079cm" svg:y="9.812cm" svg:viewBox="0 0 529 434" draw:points="265,434 0,434 0,0 529,0 529,434">
            <text:p/>
          </draw:polygon>
          <draw:path draw:style-name="gr3" draw:text-style-name="P9" draw:layer="layout" svg:width="0.598cm" svg:height="0.531cm" svg:x="3.059cm" svg:y="9.7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4" draw:id="id214">
          <svg:title>TexMaths</svg:title>
          <svg:desc>26§display§\text{The points of tangency are }  (1, 0) \text { and } (1, 4)§svg§600§FALSE§</svg:desc>
          <draw:polygon draw:style-name="gr2" draw:text-style-name="P8" draw:layer="layout" svg:width="17.036cm" svg:height="0.823cm" svg:x="4.489cm" svg:y="9.576cm" svg:viewBox="0 0 17037 824" draw:points="8517,824 0,824 0,0 17037,0 17037,824">
            <text:p/>
          </draw:polygon>
          <draw:path draw:style-name="gr3" draw:text-style-name="P9" draw:layer="layout" svg:width="0.594cm" svg:height="0.619cm" svg:x="4.477cm" svg:y="9.597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9" draw:layer="layout" svg:width="0.461cm" svg:height="0.635cm" svg:x="5.132cm" svg:y="9.582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9" draw:layer="layout" svg:width="0.355cm" svg:height="0.421cm" svg:x="5.638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52cm" svg:height="0.581cm" svg:x="6.347cm" svg:y="9.811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6.881cm" svg:y="9.80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197cm" svg:height="0.612cm" svg:x="7.343cm" svg:y="9.6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595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8.065cm" svg:y="9.653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8.433cm" svg:y="9.8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407cm" svg:height="0.421cm" svg:x="9.094cm" svg:y="9.80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9.556cm" svg:y="9.572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9" draw:layer="layout" svg:width="0.286cm" svg:height="0.573cm" svg:x="10.126cm" svg:y="9.653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10.50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0.95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11.455cm" svg:y="9.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11.911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12.32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348cm" svg:height="0.421cm" svg:x="12.83cm" svg:y="9.8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48cm" svg:height="0.581cm" svg:x="13.223cm" svg:y="9.821cm" svg:viewBox="0 0 449 582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40 0-22-17-37-37-37-19 0-40 10-40 39 0 42 40 73 85 73 56 0 94-52 117-104z">
            <text:p/>
          </draw:path>
          <draw:path draw:style-name="gr3" draw:text-style-name="P9" draw:layer="layout" svg:width="0.413cm" svg:height="0.421cm" svg:x="14.0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309cm" svg:height="0.405cm" svg:x="14.475cm" svg:y="9.811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4.833cm" svg:y="9.8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213cm" svg:height="0.914cm" svg:x="15.609cm" svg:y="9.5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3cm" svg:height="0.61cm" svg:x="15.954cm" svg:y="9.60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16.41cm" svg:y="10.11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386cm" svg:height="0.629cm" svg:x="16.772cm" svg:y="9.607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9" draw:layer="layout" svg:width="0.213cm" svg:height="0.914cm" svg:x="17.246cm" svg:y="9.5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7.893cm" svg:y="9.807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8.34cm" svg:y="9.81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52cm" svg:height="0.646cm" svg:x="18.849cm" svg:y="9.582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9" draw:layer="layout" svg:width="0.213cm" svg:height="0.914cm" svg:x="19.721cm" svg:y="9.53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3cm" svg:height="0.61cm" svg:x="20.066cm" svg:y="9.60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9" draw:layer="layout" svg:width="0.107cm" svg:height="0.274cm" svg:x="20.522cm" svg:y="10.11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07cm" svg:height="0.619cm" svg:x="20.873cm" svg:y="9.597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213cm" svg:height="0.914cm" svg:x="21.358cm" svg:y="9.5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6§display§\text{Equations of tangents parallel to X-axis are } y = 0  \text { and } y = 4§svg§600§FALSE§</svg:desc>
          <draw:polygon draw:style-name="gr2" draw:text-style-name="P8" draw:layer="layout" svg:width="24.053cm" svg:height="0.742cm" svg:x="2.994cm" svg:y="10.778cm" svg:viewBox="0 0 24054 743" draw:points="12027,743 0,743 0,0 24054,0 24054,743">
            <text:p/>
          </draw:polygon>
          <draw:path draw:style-name="gr3" draw:text-style-name="P9" draw:layer="layout" svg:width="0.567cm" svg:height="0.624cm" svg:x="2.977cm" svg:y="10.755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3.601cm" svg:y="10.974cm" svg:viewBox="0 0 453 583" svg:d="M318 350v164c0 42-10 42-73 42v27c32 0 79-2 104-2s71 2 104 2v-27c-62 0-72 0-72-42v-514h-21l-33 83c-13-25-50-83-123-83-108 0-204 90-204 208 0 115 89 208 196 208 64 0 101-39 122-66zM320 152v129c0 29-16 54-37 77-11 13-40 38-83 38-67 0-123-82-123-188 0-108 64-185 131-185 73 0 112 79 112 129z">
            <text:p/>
          </draw:path>
          <draw:path draw:style-name="gr3" draw:text-style-name="P9" draw:layer="layout" svg:width="0.461cm" svg:height="0.415cm" svg:x="4.081cm" svg:y="10.97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9" draw:layer="layout" svg:width="0.413cm" svg:height="0.422cm" svg:x="4.597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6cm" svg:height="0.574cm" svg:x="5.034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5.402cm" svg:y="10.7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5.652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6.112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6.621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07cm" svg:height="0.422cm" svg:x="7.281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96cm" svg:height="0.647cm" svg:x="7.742cm" svg:y="10.73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286cm" svg:height="0.574cm" svg:x="8.314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8.691cm" svg:y="10.967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461cm" svg:height="0.405cm" svg:x="9.138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9cm" svg:height="0.605cm" svg:x="9.641cm" svg:y="10.9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55cm" svg:height="0.422cm" svg:x="10.099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10.509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0.979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01cm" svg:height="0.422cm" svg:x="11.347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52cm" svg:height="0.582cm" svg:x="12.009cm" svg:y="10.97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9" draw:layer="layout" svg:width="0.413cm" svg:height="0.422cm" svg:x="12.529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2.972cm" svg:y="10.974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13.342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13.791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14.045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355cm" svg:height="0.422cm" svg:x="14.294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205cm" svg:height="0.636cm" svg:x="14.706cm" svg:y="10.742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86cm" svg:height="0.574cm" svg:x="15.251cm" svg:y="10.81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07cm" svg:height="0.422cm" svg:x="15.615cm" svg:y="10.96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642cm" svg:height="0.626cm" svg:x="16.372cm" svg:y="10.753cm" svg:viewBox="0 0 643 627" svg:d="M347 273l125-186c21-29 52-58 133-58v-29c-35 0-79 2-102 2-37 0-81 0-116-2v29c35 0 56 21 56 42 0 8-2 10-8 21l-104 156-119-177c-2-4-6-11-6-15 0-10 19-27 58-27v-29c-31 2-98 2-133 2-29 0-85 0-119-2v29h17c50 0 69 6 85 31l169 256-150 221c-12 19-39 61-133 61v29c33 0 71-2 102-2 33 0 83 0 116 2v-29c-41 0-56-25-56-42 0-8 2-13 9-21l131-194 143 219c2 4 4 8 4 10 0 11-18 28-58 28v29c31-2 98-2 133-2 40 0 81 0 119 2v-29h-17c-48 0-66-5-85-32z">
            <text:p/>
          </draw:path>
          <draw:polygon draw:style-name="gr3" draw:text-style-name="P9" draw:layer="layout" svg:width="0.242cm" svg:height="0.053cm" svg:x="17.046cm" svg:y="11.153cm" svg:viewBox="0 0 243 54" draw:points="243,54 243,0 0,0 0,54">
            <text:p/>
          </draw:polygon>
          <draw:path draw:style-name="gr3" draw:text-style-name="P9" draw:layer="layout" svg:width="0.413cm" svg:height="0.422cm" svg:x="17.379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395cm" svg:x="17.808cm" svg:y="10.982cm" svg:viewBox="0 0 462 396" svg:d="M252 181c29-35 62-81 85-104 29-33 67-48 108-48v-29c-23 2-50 2-75 2-27 0-75-2-87-2v29c19 2 27 13 27 27 0 15-10 27-15 34l-56 70-73-91c-8-11-8-13-8-17 0-15 15-23 33-23v-29c-25 0-85 2-99 2-19 0-63 0-88-2v29c65 0 67 0 108 56l92 119-88 108c-43 54-97 57-116 57v27c23-2 52-2 77-2s64 2 87 2v-27c-20-5-27-15-27-30 0-20 27-50 81-116l71 91c8 11 19 25 19 32 0 8-8 20-33 23v27c29 0 79-2 99-2 25 0 61 0 88 2v-27c-48 0-65-3-86-30z">
            <text:p/>
          </draw:path>
          <draw:path draw:style-name="gr3" draw:text-style-name="P9" draw:layer="layout" svg:width="0.197cm" svg:height="0.613cm" svg:x="18.309cm" svg:y="10.76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301cm" svg:height="0.422cm" svg:x="18.563cm" svg:y="10.96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413cm" svg:height="0.422cm" svg:x="19.237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9.682cm" svg:y="10.97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2cm" svg:x="20.04cm" svg:y="10.96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21cm" svg:height="0.592cm" svg:x="20.751cm" svg:y="10.974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608cm" svg:height="0.216cm" svg:x="21.51cm" svg:y="11.0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86cm" svg:height="0.63cm" svg:x="22.459cm" svg:y="10.767cm" svg:viewBox="0 0 387 631" svg:d="M387 319c0-75-4-148-38-217-41-87-116-102-156-102-54 0-122 23-160 108-29 65-33 136-33 211 0 68 4 149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  <draw:path draw:style-name="gr3" draw:text-style-name="P9" draw:layer="layout" svg:width="0.413cm" svg:height="0.422cm" svg:x="23.224cm" svg:y="10.96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23.671cm" svg:y="10.97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24.181cm" svg:y="10.74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23cm" svg:height="0.592cm" svg:x="24.988cm" svg:y="10.974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9" draw:layer="layout" svg:width="0.608cm" svg:height="0.216cm" svg:x="25.747cm" svg:y="11.0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407cm" svg:height="0.619cm" svg:x="26.687cm" svg:y="10.757cm" svg:viewBox="0 0 408 620" svg:d="M243 471v79c0 33 0 43-68 43h-19v27c37-2 85-2 123-2 39 0 87 0 125 2v-27h-19c-69 0-71-10-71-43v-79h94v-30h-94v-418c0-17 0-23-14-23-9 0-11 0-17 10l-283 431v30zM250 441h-225l225-341z">
            <text:p/>
          </draw:path>
        </draw:g>
        <draw:g xml:id="id217" draw:id="id217">
          <svg:title>TexMaths</svg:title>
          <svg:desc>26§display§ax^2 + by^2 = 1§svg§600§FALSE§</svg:desc>
          <draw:polygon draw:style-name="gr2" draw:text-style-name="P8" draw:layer="layout" svg:width="5.327cm" svg:height="0.9cm" svg:x="9.491cm" svg:y="11.884cm" svg:viewBox="0 0 5328 901" draw:points="2663,901 0,901 0,0 5328,0 5328,901">
            <text:p/>
          </draw:polygon>
          <draw:path draw:style-name="gr3" draw:text-style-name="P9" draw:layer="layout" svg:width="0.419cm" svg:height="0.415cm" svg:x="9.483cm" svg:y="12.236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3-202 27-54 68-87 106-87 60 0 72 75 72 81 0 4-2 10-4 15z">
            <text:p/>
          </draw:path>
          <draw:path draw:style-name="gr3" draw:text-style-name="P9" draw:layer="layout" svg:width="0.457cm" svg:height="0.415cm" svg:x="9.955cm" svg:y="12.23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9" draw:layer="layout" svg:width="0.284cm" svg:height="0.426cm" svg:x="10.492cm" svg:y="11.83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611cm" svg:x="11.116cm" svg:y="12.107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2.021cm" svg:y="12.007cm" svg:viewBox="0 0 339 647" svg:d="M177 10c0-2 0-10-13-10-20 0-87 8-112 8-6 2-17 2-17 19 0 13 9 13 21 13 46 0 46 6 46 14 0 6-6 38-13 56l-74 300c-11 46-15 61-15 94 0 85 48 143 117 143 108 0 222-137 222-268 0-85-50-148-123-148-41 0-81 27-108 56zM89 356c7-19 7-21 15-31 46-61 85-73 110-73 34 0 59 27 59 85 0 54-32 161-48 196-29 60-73 94-108 94-32 0-63-25-63-92 0-19 0-35 17-94z">
            <text:p/>
          </draw:path>
          <draw:path draw:style-name="gr3" draw:text-style-name="P9" draw:layer="layout" svg:width="0.423cm" svg:height="0.592cm" svg:x="12.398cm" svg:y="12.236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1 59-13 0-55-5-69-40 14 0 25 0 37-10 11-9 19-21 19-38 0-29-25-33-33-33-21 0-52 14-52 60s41 79 98 79c95 0 189-83 214-187z">
            <text:p/>
          </draw:path>
          <draw:path draw:style-name="gr3" draw:text-style-name="P9" draw:layer="layout" svg:width="0.284cm" svg:height="0.426cm" svg:x="12.891cm" svg:y="11.83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216cm" svg:x="13.567cm" svg:y="12.304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03cm" svg:height="0.611cm" svg:x="14.561cm" svg:y="12.032cm" svg:viewBox="0 0 304 612" svg:d="M189 23c0-21 0-23-23-23-56 58-137 58-166 58v29c19 0 73 0 121-25v477c0 34-2 44-86 44h-29v29c31-4 113-4 148-4 37 0 116 0 150 4v-29h-29c-84 0-86-10-86-44z">
            <text:p/>
          </draw:path>
        </draw:g>
        <draw:g xml:id="id218" draw:id="id218">
          <svg:title>TexMaths</svg:title>
          <svg:desc>26§display§a'x^2 + b'y^2 = 1§svg§600§FALSE§</svg:desc>
          <draw:polygon draw:style-name="gr2" draw:text-style-name="P8" draw:layer="layout" svg:width="5.837cm" svg:height="0.9cm" svg:x="17.191cm" svg:y="11.886cm" svg:viewBox="0 0 5838 901" draw:points="2920,901 0,901 0,0 5838,0 5838,901">
            <text:p/>
          </draw:polygon>
          <draw:path draw:style-name="gr3" draw:text-style-name="P9" draw:layer="layout" svg:width="0.419cm" svg:height="0.415cm" svg:x="17.183cm" svg:y="12.238cm" svg:viewBox="0 0 420 416" svg:d="M306 58c-17-33-44-58-86-58-106 0-220 135-220 269 0 87 50 147 123 147 18 0 64-4 118-68 9 37 40 68 83 68 34 0 55-20 69-50 15-33 27-89 27-91 0-9-8-9-10-9-11 0-11 3-13 17-16 58-33 113-70 113-25 0-28-23-28-42 0-21 3-27 13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9" draw:layer="layout" svg:width="0.161cm" svg:height="0.332cm" svg:x="17.659cm" svg:y="11.907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57cm" svg:height="0.415cm" svg:x="17.911cm" svg:y="12.238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6 0-50-30-50-61 0-21 6-39 17-81z">
            <text:p/>
          </draw:path>
          <draw:path draw:style-name="gr3" draw:text-style-name="P9" draw:layer="layout" svg:width="0.284cm" svg:height="0.426cm" svg:x="18.448cm" svg:y="11.84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9.071cm" svg:y="12.10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38cm" svg:height="0.646cm" svg:x="19.976cm" svg:y="12.009cm" svg:viewBox="0 0 339 647" svg:d="M177 10c0-2 0-10-13-10-20 0-87 8-112 8-6 2-17 2-17 19 0 13 9 13 21 13 46 0 46 6 46 14 0 6-6 38-13 56l-74 300c-11 46-15 61-15 94 0 85 48 143 116 143 109 0 223-137 223-268 0-85-50-148-123-148-41 0-81 27-108 56zM89 356c7-19 7-21 15-31 46-61 85-73 110-73 33 0 58 27 58 85 0 54-31 161-47 196-30 60-73 94-109 94-31 0-62-25-62-92 0-19 0-35 17-94z">
            <text:p/>
          </draw:path>
          <draw:path draw:style-name="gr3" draw:text-style-name="P9" draw:layer="layout" svg:width="0.161cm" svg:height="0.332cm" svg:x="20.357cm" svg:y="11.907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23cm" svg:height="0.592cm" svg:x="20.608cm" svg:y="12.238cm" svg:viewBox="0 0 424 593" svg:d="M420 56c4-12 4-14 4-21 0-16-14-25-27-25-10 0-25 5-33 19-2 4-8 33-13 50-6 23-12 48-18 73l-42 167c-2 12-41 77-104 77-46 0-56-40-56-75 0-42 17-98 48-179 14-38 16-48 16-67 0-42-29-75-74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21.103cm" svg:y="11.84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216cm" svg:x="21.777cm" svg:y="12.306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03cm" svg:height="0.611cm" svg:x="22.771cm" svg:y="12.034cm" svg:viewBox="0 0 304 612" svg:d="M189 23c0-21 0-23-21-23-58 58-139 58-168 58v29c19 0 73 0 121-25v477c0 34-2 44-86 44h-29v29c31-4 113-4 148-4 37 0 116 0 150 4v-29h-29c-84 0-86-10-86-44z">
            <text:p/>
          </draw:path>
        </draw:g>
        <draw:g xml:id="id219" draw:id="id219">
          <svg:title>TexMaths</svg:title>
          <svg:desc>24§display§\frac{1}{a} - \frac{1}{a'} = \frac{1}{b} - \frac{1}{b'}§svg§600§FALSE§</svg:desc>
          <draw:polygon draw:style-name="gr2" draw:text-style-name="P8" draw:layer="layout" svg:width="5.86cm" svg:height="1.637cm" svg:x="20.226cm" svg:y="13.285cm" svg:viewBox="0 0 5861 1638" draw:points="2930,1638 0,1638 0,0 5861,0 5861,1638">
            <text:p/>
          </draw:polygon>
          <draw:path draw:style-name="gr3" draw:text-style-name="P9" draw:layer="layout" svg:width="0.279cm" svg:height="0.564cm" svg:x="20.27cm" svg:y="13.24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46cm" svg:height="0.035cm" svg:x="20.184cm" svg:y="14.148cm" svg:viewBox="0 0 447 36" draw:points="225,36 0,36 0,0 447,0 447,36">
            <text:p/>
          </draw:polygon>
          <draw:path draw:style-name="gr3" draw:text-style-name="P9" draw:layer="layout" svg:width="0.387cm" svg:height="0.383cm" svg:x="20.219cm" svg:y="14.582cm" svg:viewBox="0 0 388 384" svg:d="M282 54c-15-31-40-54-78-54-98 0-204 125-204 248 0 80 46 136 113 136 18 0 60-4 110-63 7 34 36 63 77 63 30 0 49-19 63-46 13-31 25-83 25-84 0-8-8-8-10-8-7 0-9 2-11 15-16 54-31 104-66 104-23 0-24-21-24-38 0-20 1-25 11-64 10-34 10-44 17-75l31-119c6-25 6-25 6-29 0-15-10-23-23-23-21 0-35 19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6cm" svg:height="0.035cm" svg:x="20.989cm" svg:y="14.148cm" svg:viewBox="0 0 517 36" svg:d="M488 36c13 0 29 0 29-19 0-17-16-17-29-17h-459c-14 0-29 0-29 17 0 19 15 19 29 19z">
            <text:p/>
          </draw:path>
          <draw:path draw:style-name="gr3" draw:text-style-name="P9" draw:layer="layout" svg:width="0.279cm" svg:height="0.564cm" svg:x="22.07cm" svg:y="13.24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683cm" svg:height="0.035cm" svg:x="21.864cm" svg:y="14.148cm" svg:viewBox="0 0 684 36" draw:points="342,36 0,36 0,0 684,0 684,36">
            <text:p/>
          </draw:polygon>
          <draw:path draw:style-name="gr3" draw:text-style-name="P9" draw:layer="layout" svg:width="0.387cm" svg:height="0.383cm" svg:x="21.897cm" svg:y="14.582cm" svg:viewBox="0 0 388 384" svg:d="M282 54c-15-31-40-54-78-54-98 0-204 125-204 248 0 80 46 136 113 136 18 0 60-4 110-63 7 34 36 63 77 63 30 0 49-19 63-46 13-31 25-83 25-84 0-8-8-8-10-8-7 0-9 2-11 15-16 54-31 104-66 104-23 0-24-21-24-38 0-20 1-25 11-64 10-34 10-44 17-75l31-119c6-25 6-25 6-29 0-15-10-23-23-23-21 0-35 19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22.338cm" svg:y="14.38cm" svg:viewBox="0 0 150 307" svg:d="M144 52c6-10 6-16 6-19 0-20-16-33-35-33-23 0-31 19-32 29l-79 257c-2 0-4 8-4 8 0 8 19 13 23 13s6 0 10-9z">
            <text:p/>
          </draw:path>
          <draw:path draw:style-name="gr3" draw:text-style-name="P9" draw:layer="layout" svg:width="0.562cm" svg:height="0.199cm" svg:x="22.928cm" svg:y="14.0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23.948cm" svg:y="13.24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23.873cm" svg:y="14.148cm" svg:viewBox="0 0 424 36" draw:points="211,36 0,36 0,0 424,0 424,36">
            <text:p/>
          </draw:polygon>
          <draw:path draw:style-name="gr3" draw:text-style-name="P9" draw:layer="layout" svg:width="0.312cm" svg:height="0.596cm" svg:x="23.942cm" svg:y="14.369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1 0 54 25 54 79 0 50-29 148-45 181-26 55-67 86-99 86-29 0-56-23-56-84 0-18 0-33 13-87z">
            <text:p/>
          </draw:path>
          <draw:path draw:style-name="gr3" draw:text-style-name="P9" draw:layer="layout" svg:width="0.516cm" svg:height="0.035cm" svg:x="24.654cm" svg:y="14.148cm" svg:viewBox="0 0 517 36" svg:d="M488 36c13 0 29 0 29-19 0-17-16-17-29-17h-459c-14 0-29 0-29 17 0 19 15 19 29 19z">
            <text:p/>
          </draw:path>
          <draw:path draw:style-name="gr3" draw:text-style-name="P9" draw:layer="layout" svg:width="0.279cm" svg:height="0.564cm" svg:x="25.691cm" svg:y="13.24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6cm" svg:height="0.035cm" svg:x="25.528cm" svg:y="14.148cm" svg:viewBox="0 0 601 36" draw:points="300,36 0,36 0,0 601,0 601,36">
            <text:p/>
          </draw:polygon>
          <draw:path draw:style-name="gr3" draw:text-style-name="P9" draw:layer="layout" svg:width="0.312cm" svg:height="0.596cm" svg:x="25.568cm" svg:y="14.369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1 0 54 25 54 79 0 50-29 148-45 181-26 55-67 86-99 86-29 0-56-23-56-84 0-18 0-33 13-87z">
            <text:p/>
          </draw:path>
          <draw:path draw:style-name="gr3" draw:text-style-name="P9" draw:layer="layout" svg:width="0.149cm" svg:height="0.306cm" svg:x="25.92cm" svg:y="14.38cm" svg:viewBox="0 0 150 307" svg:d="M144 52c6-10 6-16 6-19 0-20-16-33-35-33-23 0-31 19-32 29l-79 257c-2 0-4 8-4 8 0 8 19 13 23 13s6 0 10-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16" anim:sub-item="text" smil:attributeName="visibility" smil:to="visible"/>
                  <anim:animate smil:dur="0.25s" smil:fill="hold" smil:targetElement="id216" anim:sub-item="text" smil:attributeName="width" smil:values="width*0.05;width" smil:keyTimes="0;1"/>
                  <anim:animate smil:dur="0.25s" smil:fill="hold" smil:targetElement="id216" anim:sub-item="text" smil:attributeName="height" smil:values="height;height" smil:keyTimes="0;1"/>
                  <anim:animate smil:dur="0.25s" smil:fill="hold" smil:targetElement="id216" anim:sub-item="text" smil:attributeName="x" smil:values="x-.2;x" smil:keyTimes="0;1"/>
                  <anim:animate smil:dur="0.25s" smil:fill="hold" smil:targetElement="id216" anim:sub-item="text" smil:attributeName="y" smil:values="y;y" smil:keyTimes="0;1"/>
                  <anim:transitionFilter smil:dur="0.25s" smil:targetElement="id2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>
        <office:forms form:automatic-focus="false" form:apply-design-mode="false"/>
        <draw:frame presentation:style-name="pr13" draw:text-style-name="P17" draw:layer="layout" svg:width="26.6cm" svg:height="14.572cm" svg:x="0.8cm" svg:y="0.628cm" presentation:class="title" presentation:user-transformed="true">
          <draw:text-box>
            <text:p xml:id="id220" text:id="id220" text:style-name="P6"><text:span text:style-name="T42"><text:s text:c="22"/></text:span><text:span text:style-name="T29"><text:line-break/></text:span><text:span text:style-name="T8"><text:tab/></text:span><text:span text:style-name="T8"> <text:s text:c="2"/></text:span><text:span text:style-name="T36">Solution :</text:span><text:span text:style-name="T8"> 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13"/></text:span></text:p>
          </draw:text-box>
        </draw:frame>
        <draw:g xml:id="id221" draw:id="id221">
          <svg:title>TexMaths</svg:title>
          <svg:desc>26§display§\text{Equations of the curves are}§svg§600§FALSE§</svg:desc>
          <draw:polygon draw:style-name="gr2" draw:text-style-name="P8" draw:layer="layout" svg:width="10.826cm" svg:height="0.731cm" svg:x="7.294cm" svg:y="1.372cm" svg:viewBox="0 0 10827 732" draw:points="5412,732 0,732 0,0 10827,0 10827,732">
            <text:p/>
          </draw:polygon>
          <draw:path draw:style-name="gr3" draw:text-style-name="P9" draw:layer="layout" svg:width="0.567cm" svg:height="0.623cm" svg:x="7.277cm" svg:y="1.349cm" svg:viewBox="0 0 568 624" svg:d="M94 551c0 34 0 44-71 44h-23v29h528l40-237h-23c-23 142-44 208-202 208h-123c-41 0-43-6-43-37v-244h81c89 0 100 29 100 106h23v-241h-23c0 77-11 106-100 106h-81v-220c0-30 2-36 43-36h119c141 0 166 50 181 177h23l-27-206h-516v29h23c71 0 71 11 71 42z">
            <text:p/>
          </draw:path>
          <draw:path draw:style-name="gr3" draw:text-style-name="P9" draw:layer="layout" svg:width="0.452cm" svg:height="0.582cm" svg:x="7.901cm" svg:y="1.567cm" svg:viewBox="0 0 453 583" svg:d="M318 350v164c0 42-10 42-73 42v27c32 0 79-2 104-2s71 2 104 2v-27c-62 0-72 0-72-42v-514h-21l-33 83c-13-25-50-83-123-83-108 0-204 89-204 208 0 115 89 208 196 208 64 0 101-39 122-66zM320 152v129c0 29-16 54-37 77-11 12-40 37-83 37-67 0-123-81-123-187 0-108 64-185 131-185 73 0 112 79 112 129z">
            <text:p/>
          </draw:path>
          <draw:path draw:style-name="gr3" draw:text-style-name="P9" draw:layer="layout" svg:width="0.461cm" svg:height="0.415cm" svg:x="8.382cm" svg:y="1.567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413cm" svg:height="0.421cm" svg:x="8.897cm" svg:y="1.561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286cm" svg:height="0.573cm" svg:x="9.334cm" svg:y="1.40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197cm" svg:height="0.613cm" svg:x="9.702cm" svg:y="1.35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07cm" svg:height="0.421cm" svg:x="9.952cm" svg:y="1.56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461cm" svg:height="0.405cm" svg:x="10.412cm" svg:y="1.56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301cm" svg:height="0.421cm" svg:x="10.921cm" svg:y="1.561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07cm" svg:height="0.421cm" svg:x="11.581cm" svg:y="1.561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96cm" svg:height="0.646cm" svg:x="12.042cm" svg:y="1.326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9" draw:layer="layout" svg:width="0.286cm" svg:height="0.573cm" svg:x="12.614cm" svg:y="1.40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61cm" svg:height="0.636cm" svg:x="12.98cm" svg:y="1.336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9" draw:layer="layout" svg:width="0.355cm" svg:height="0.421cm" svg:x="13.486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8cm" svg:height="0.421cm" svg:x="14.201cm" svg:y="1.561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61cm" svg:height="0.415cm" svg:x="14.605cm" svg:y="1.567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309cm" svg:height="0.405cm" svg:x="15.11cm" svg:y="1.56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5.46cm" svg:y="1.576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9" draw:layer="layout" svg:width="0.355cm" svg:height="0.421cm" svg:x="15.924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01cm" svg:height="0.421cm" svg:x="16.336cm" svg:y="1.561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413cm" svg:height="0.421cm" svg:x="17.007cm" svg:y="1.561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9" draw:layer="layout" svg:width="0.309cm" svg:height="0.405cm" svg:x="17.453cm" svg:y="1.567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55cm" svg:height="0.421cm" svg:x="17.81cm" svg:y="1.561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227" draw:id="id227">
          <svg:title>TexMaths</svg:title>
          <svg:desc>24§display§ax_1^2 + by_1^2 = 1§svg§600§FALSE§</svg:desc>
          <draw:polygon draw:style-name="gr2" draw:text-style-name="P8" draw:layer="layout" svg:width="4.917cm" svg:height="0.865cm" svg:x="4.888cm" svg:y="5.176cm" svg:viewBox="0 0 4918 866" draw:points="2458,866 0,866 0,0 4918,0 4918,866">
            <text:p/>
          </draw:polygon>
          <draw:path draw:style-name="gr3" draw:text-style-name="P9" draw:layer="layout" svg:width="0.387cm" svg:height="0.383cm" svg:x="4.88cm" svg:y="5.501cm" svg:viewBox="0 0 388 384" svg:d="M282 54c-15-31-40-54-78-54-98 0-204 125-204 248 0 80 46 136 113 136 18 0 60-4 110-63 7 34 36 63 77 63 30 0 50-19 63-46 13-31 25-83 25-85 0-7-8-7-10-7-9 0-9 2-11 15-16 54-31 104-66 104-23 0-24-21-24-39 0-19 1-25 11-63 10-35 10-44 17-75l31-119c6-25 6-25 6-29 0-15-10-23-23-23-21 0-35 19-37 37zM227 274c-4 16-4 16-18 31-36 46-71 60-94 60-42 0-55-46-55-79 0-42 26-148 48-186 25-50 63-81 97-81 56 0 68 69 68 75 0 4-2 10-4 13z">
            <text:p/>
          </draw:path>
          <draw:path draw:style-name="gr3" draw:text-style-name="P9" draw:layer="layout" svg:width="0.421cm" svg:height="0.383cm" svg:x="5.316cm" svg:y="5.50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10 137-131 0-7-8-7-10-7-8 0-10 2-12 7-26 92-86 112-113 112-32 0-46-27-46-56 0-19 6-36 15-75z">
            <text:p/>
          </draw:path>
          <draw:path draw:style-name="gr3" draw:text-style-name="P9" draw:layer="layout" svg:width="0.262cm" svg:height="0.392cm" svg:x="5.811cm" svg:y="5.13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5.838cm" svg:y="5.691cm" svg:viewBox="0 0 217 393" svg:d="M134 17c0-17-1-17-17-17-38 36-92 38-117 38v21c13 0 54 0 86-17v303c0 20 0 27-59 27h-23v21c11 0 84-1 105-1 20 0 95 1 108 1v-21h-23c-60 0-60-7-60-27z">
            <text:p/>
          </draw:path>
          <draw:path draw:style-name="gr3" draw:text-style-name="P9" draw:layer="layout" svg:width="0.562cm" svg:height="0.563cm" svg:x="6.387cm" svg:y="5.38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7.223cm" svg:y="5.289cm" svg:viewBox="0 0 313 597" svg:d="M163 10c0-2 0-10-11-10-19 0-81 8-104 8-6 2-15 2-15 17 0 11 7 11 19 11 42 0 42 6 42 14 0 6-6 34-11 52l-70 276c-9 42-13 56-13 86 0 79 44 133 108 133 99 0 205-127 205-248 0-78-46-136-113-136-39 0-75 25-100 52zM83 328c5-17 5-19 13-29 42-55 79-67 102-67 31 0 54 25 54 79 0 50-29 148-45 180-26 56-67 87-99 87-29 0-58-23-58-85 0-17 0-32 15-86z">
            <text:p/>
          </draw:path>
          <draw:path draw:style-name="gr3" draw:text-style-name="P9" draw:layer="layout" svg:width="0.391cm" svg:height="0.546cm" svg:x="7.57cm" svg:y="5.501cm" svg:viewBox="0 0 392 547" svg:d="M388 52c4-12 4-14 4-19 0-16-14-23-25-23-10 0-23 3-31 17-2 4-8 31-11 46-6 21-12 44-18 67l-38 154c-2 11-39 71-96 71-42 0-52-37-52-69 0-39 15-91 44-165 14-35 16-45 16-62 0-38-27-69-70-69-80 0-111 123-111 131 0 7 8 7 10 7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ath draw:style-name="gr3" draw:text-style-name="P9" draw:layer="layout" svg:width="0.262cm" svg:height="0.392cm" svg:x="8.026cm" svg:y="5.13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8.024cm" svg:y="5.691cm" svg:viewBox="0 0 217 393" svg:d="M134 17c0-17-1-17-17-17-38 36-92 38-117 38v21c13 0 54 0 86-17v303c0 20 0 27-59 27h-23v21c11 0 84-1 105-1 20 0 95 1 108 1v-21h-23c-60 0-60-7-60-27z">
            <text:p/>
          </draw:path>
          <draw:path draw:style-name="gr3" draw:text-style-name="P9" draw:layer="layout" svg:width="0.562cm" svg:height="0.199cm" svg:x="8.65cm" svg:y="5.5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9.568cm" svg:y="5.312cm" svg:viewBox="0 0 280 564" svg:d="M175 21c0-19 0-21-21-21-52 54-127 54-154 54v27c17 0 67 0 111-23v439c0 31-2 40-78 40h-27v27c29-4 103-4 136-4 35 0 108 0 138 4v-27h-27c-76 0-78-9-78-40z">
            <text:p/>
          </draw:path>
        </draw:g>
        <draw:g xml:id="id222" draw:id="id222">
          <svg:title>TexMaths</svg:title>
          <svg:desc>26§display§ax^2 + by^2 = 1§svg§600§FALSE§</svg:desc>
          <draw:polygon draw:style-name="gr2" draw:text-style-name="P8" draw:layer="layout" svg:width="5.327cm" svg:height="0.9cm" svg:x="4.884cm" svg:y="2.474cm" svg:viewBox="0 0 5328 901" draw:points="2663,901 0,901 0,0 5328,0 5328,901">
            <text:p/>
          </draw:polygon>
          <draw:path draw:style-name="gr3" draw:text-style-name="P9" draw:layer="layout" svg:width="0.419cm" svg:height="0.415cm" svg:x="4.876cm" svg:y="2.826cm" svg:viewBox="0 0 420 416" svg:d="M306 58c-17-33-44-58-85-58-107 0-221 135-221 269 0 87 50 147 123 147 18 0 64-4 118-68 9 37 40 68 84 68 33 0 54-20 68-50 15-33 27-89 27-91 0-9-8-9-10-9-11 0-11 3-13 17-16 58-33 113-70 113-25 0-27-23-27-42 0-21 2-27 12-69 10-37 10-48 19-81l33-129c6-27 6-27 6-31 0-17-10-25-25-25-23 0-37 21-39 39zM245 298c-4 16-4 16-18 33-40 50-77 65-102 65-46 0-61-50-61-86 0-46 30-160 53-202 27-54 68-87 106-87 60 0 72 75 72 81 0 4-2 10-4 15z">
            <text:p/>
          </draw:path>
          <draw:path draw:style-name="gr3" draw:text-style-name="P9" draw:layer="layout" svg:width="0.457cm" svg:height="0.415cm" svg:x="5.348cm" svg:y="2.82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9" draw:layer="layout" svg:width="0.284cm" svg:height="0.426cm" svg:x="5.885cm" svg:y="2.4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611cm" svg:x="6.509cm" svg:y="2.697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7.414cm" svg:y="2.597cm" svg:viewBox="0 0 339 647" svg:d="M177 10c0-2 0-10-13-10-20 0-87 8-112 8-6 2-17 2-17 19 0 13 9 13 21 13 46 0 46 6 46 14 0 6-6 38-13 56l-74 300c-11 46-15 61-15 94 0 85 48 143 117 143 108 0 222-137 222-268 0-85-50-148-123-148-41 0-81 27-108 56zM89 356c7-19 7-21 15-31 46-61 85-73 110-73 34 0 59 27 59 85 0 54-32 161-48 196-29 60-73 94-108 94-32 0-63-25-63-92 0-19 0-35 17-94z">
            <text:p/>
          </draw:path>
          <draw:path draw:style-name="gr3" draw:text-style-name="P9" draw:layer="layout" svg:width="0.423cm" svg:height="0.592cm" svg:x="7.791cm" svg:y="2.826cm" svg:viewBox="0 0 424 593" svg:d="M420 56c4-12 4-14 4-21 0-16-14-25-27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6 0 67-16 92-41-11 48-23 91-59 141-25 32-60 59-101 59-13 0-55-5-69-40 14 0 25 0 37-10 11-9 19-21 19-38 0-29-25-33-33-33-21 0-52 14-52 60s41 79 98 79c95 0 189-83 214-187z">
            <text:p/>
          </draw:path>
          <draw:path draw:style-name="gr3" draw:text-style-name="P9" draw:layer="layout" svg:width="0.284cm" svg:height="0.426cm" svg:x="8.284cm" svg:y="2.42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9cm" svg:height="0.216cm" svg:x="8.96cm" svg:y="2.894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9" draw:layer="layout" svg:width="0.303cm" svg:height="0.611cm" svg:x="9.954cm" svg:y="2.622cm" svg:viewBox="0 0 304 612" svg:d="M189 23c0-21 0-23-23-23-56 58-137 58-166 58v29c19 0 73 0 121-25v477c0 34-2 44-86 44h-29v29c31-4 113-4 148-4 37 0 116 0 150 4v-29h-29c-84 0-86-10-86-44z">
            <text:p/>
          </draw:path>
        </draw:g>
        <draw:g xml:id="id233" draw:id="id233">
          <svg:title>TexMaths</svg:title>
          <svg:desc>24§display§(a - a') x_1^2 + ( b- b')y_1^2 = 0§svg§600§FALSE§</svg:desc>
          <draw:polygon draw:style-name="gr2" draw:text-style-name="P8" draw:layer="layout" svg:width="9.605cm" svg:height="0.867cm" svg:x="14.184cm" svg:y="6.479cm" svg:viewBox="0 0 9606 868" draw:points="4804,868 0,868 0,0 9606,0 9606,868">
            <text:p/>
          </draw:polygon>
          <draw:path draw:style-name="gr3" draw:text-style-name="P9" draw:layer="layout" svg:width="0.197cm" svg:height="0.844cm" svg:x="14.224cm" svg:y="6.5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87cm" svg:height="0.383cm" svg:x="14.503cm" svg:y="6.80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5cm" svg:height="0.036cm" svg:x="15.173cm" svg:y="6.95cm" svg:viewBox="0 0 516 37" svg:d="M488 37c13 0 28 0 28-20 0-17-15-17-28-17h-459c-14 0-29 0-29 17 0 20 15 20 29 20z">
            <text:p/>
          </draw:path>
          <draw:path draw:style-name="gr3" draw:text-style-name="P9" draw:layer="layout" svg:width="0.387cm" svg:height="0.383cm" svg:x="15.981cm" svg:y="6.804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16.421cm" svg:y="6.4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16.678cm" svg:y="6.5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21cm" svg:height="0.383cm" svg:x="16.981cm" svg:y="6.8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262cm" svg:height="0.393cm" svg:x="17.477cm" svg:y="6.4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7.504cm" svg:y="6.9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564cm" svg:x="18.053cm" svg:y="6.68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197cm" svg:height="0.844cm" svg:x="18.932cm" svg:y="6.5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12cm" svg:height="0.597cm" svg:x="19.216cm" svg:y="6.593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9" draw:layer="layout" svg:width="0.515cm" svg:height="0.036cm" svg:x="19.796cm" svg:y="6.95cm" svg:viewBox="0 0 516 37" svg:d="M488 37c13 0 28 0 28-20 0-17-15-17-28-17h-459c-14 0-29 0-29 17 0 20 15 20 29 20z">
            <text:p/>
          </draw:path>
          <draw:path draw:style-name="gr3" draw:text-style-name="P9" draw:layer="layout" svg:width="0.312cm" svg:height="0.597cm" svg:x="20.608cm" svg:y="6.593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9" draw:layer="layout" svg:width="0.149cm" svg:height="0.306cm" svg:x="20.96cm" svg:y="6.4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21.217cm" svg:y="6.5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21.52cm" svg:y="6.804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9" draw:layer="layout" svg:width="0.262cm" svg:height="0.393cm" svg:x="21.977cm" svg:y="6.4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21.974cm" svg:y="6.9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199cm" svg:x="22.599cm" svg:y="6.86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56cm" svg:height="0.581cm" svg:x="23.477cm" svg:y="6.616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239" draw:id="id239">
          <svg:title>TexMaths</svg:title>
          <svg:desc>24§display§\text{Diff. (I) } w. \ r. \ t. \ x.§svg§600§FALSE§</svg:desc>
          <draw:polygon draw:style-name="gr2" draw:text-style-name="P8" draw:layer="layout" svg:width="6.617cm" svg:height="0.759cm" svg:x="4.997cm" svg:y="11.98cm" svg:viewBox="0 0 6618 760" draw:points="3308,760 0,760 0,0 6618,0 6618,760">
            <text:p/>
          </draw:polygon>
          <draw:path draw:style-name="gr3" draw:text-style-name="P9" draw:layer="layout" svg:width="0.567cm" svg:height="0.577cm" svg:x="4.984cm" svg:y="11.994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181cm" svg:height="0.566cm" svg:x="5.627cm" svg:y="12.00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5.856cm" svg:y="11.976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6.399cm" svg:y="12.481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7.019cm" svg:y="11.93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7.286cm" svg:y="11.99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9" draw:layer="layout" svg:width="0.197cm" svg:height="0.844cm" svg:x="7.616cm" svg:y="11.93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cm" svg:height="0.383cm" svg:x="8.202cm" svg:y="12.197cm" svg:viewBox="0 0 561 384" svg:d="M367 86c4-17 11-50 11-53 0-16-11-23-23-23-11 0-25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8-59 22 53 81 59 106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8.876cm" svg:y="12.481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9.344cm" svg:y="12.197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9.749cm" svg:y="12.481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0.21cm" svg:y="12.04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091cm" svg:height="0.091cm" svg:x="10.569cm" svg:y="12.481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1.036cm" svg:y="12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091cm" svg:height="0.091cm" svg:x="11.566cm" svg:y="12.481cm" svg:viewBox="0 0 92 92" svg:d="M92 46c0-25-21-46-46-46s-46 21-46 46 21 46 46 46 46-21 46-46z">
            <text:p/>
          </draw:path>
        </draw:g>
        <draw:g xml:id="id240" draw:id="id240">
          <svg:title>TexMaths</svg:title>
          <svg:desc>24§display§2ax + 2by\frac{dy}{dx} = 0 \ \Rightarrow§svg§600§FALSE§</svg:desc>
          <draw:polygon draw:style-name="gr2" draw:text-style-name="P8" draw:layer="layout" svg:width="7.507cm" svg:height="1.66cm" svg:x="4.986cm" svg:y="13.182cm" svg:viewBox="0 0 7508 1661" draw:points="3754,1661 0,1661 0,0 7508,0 7508,1661">
            <text:p/>
          </draw:polygon>
          <draw:path draw:style-name="gr3" draw:text-style-name="P9" draw:layer="layout" svg:width="0.337cm" svg:height="0.563cm" svg:x="4.986cm" svg:y="13.7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87cm" svg:height="0.383cm" svg:x="5.399cm" svg:y="13.923cm" svg:viewBox="0 0 388 384" svg:d="M282 54c-15-31-40-54-78-54-98 0-204 125-204 248 0 80 46 136 113 136 18 0 60-4 110-63 7 34 36 63 77 63 30 0 49-19 63-46 13-31 25-83 25-85 0-7-8-7-10-7-9 0-9 2-11 15-16 54-31 104-66 104-23 0-24-21-24-39 0-19 1-25 11-63 10-35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5.837cm" svg:y="13.92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562cm" svg:height="0.563cm" svg:x="6.528cm" svg:y="13.80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7.367cm" svg:y="13.73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312cm" svg:height="0.596cm" svg:x="7.786cm" svg:y="13.71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391cm" svg:height="0.546cm" svg:x="8.133cm" svg:y="13.923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402cm" svg:height="0.596cm" svg:x="8.707cm" svg:y="13.1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391cm" svg:height="0.546cm" svg:x="9.135cm" svg:y="13.353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9" draw:layer="layout" svg:width="0.923cm" svg:height="0.035cm" svg:x="8.653cm" svg:y="14.067cm" svg:viewBox="0 0 924 36" draw:points="461,36 0,36 0,0 924,0 924,36">
            <text:p/>
          </draw:polygon>
          <draw:path draw:style-name="gr3" draw:text-style-name="P9" draw:layer="layout" svg:width="0.402cm" svg:height="0.596cm" svg:x="8.688cm" svg:y="14.2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9.116cm" svg:y="14.50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199cm" svg:x="9.957cm" svg:y="13.9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0.833cm" svg:y="13.735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9 175-12 81-60 107-98 107z">
            <text:p/>
          </draw:path>
          <draw:path draw:style-name="gr3" draw:text-style-name="P9" draw:layer="layout" svg:width="0.75cm" svg:height="0.466cm" svg:x="11.785cm" svg:y="13.852cm" svg:viewBox="0 0 751 467" svg:d="M568 167c35 31 79 54 106 65-31 14-71 37-106 66h-537c-16 0-31 0-31 17s15 17 29 17h501c-40 39-85 113-85 125 0 10 10 10 16 10 8 0 13 0 15-8 19-33 42-77 98-127 58-52 115-73 158-86 15-6 15-6 17-8 2 0 2-4 2-6s0-2 0-4l-4-1c-2-2-2-2-17-8-116-33-200-111-246-202-10-17-12-17-23-17-6 0-16 0-16 10 0 11 43 84 85 124h-501c-14 0-29 0-29 18 0 15 15 15 31 15z">
            <text:p/>
          </draw:path>
        </draw:g>
        <draw:g xml:id="id223" draw:id="id223">
          <svg:title>TexMaths</svg:title>
          <svg:desc>22§display§.\ .\ .\ \ \text {(I)}§svg§600§FALSE§</svg:desc>
          <draw:polygon draw:style-name="gr2" draw:text-style-name="P8" draw:layer="layout" svg:width="2.402cm" svg:height="0.696cm" svg:x="10.992cm" svg:y="2.536cm" svg:viewBox="0 0 2403 697" draw:points="1203,697 0,697 0,0 2403,0 2403,697">
            <text:p/>
          </draw:polygon>
          <draw:path draw:style-name="gr3" draw:text-style-name="P9" draw:layer="layout" svg:width="0.084cm" svg:height="0.083cm" svg:x="11.02cm" svg:y="2.995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1.492cm" svg:y="2.995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11.966cm" svg:y="2.995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12.705cm" svg:y="2.4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37cm" svg:height="0.528cm" svg:x="12.952cm" svg:y="2.548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9" draw:layer="layout" svg:width="0.18cm" svg:height="0.773cm" svg:x="13.253cm" svg:y="2.4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24" draw:id="id224">
          <svg:title>TexMaths</svg:title>
          <svg:desc>26§display§a'x^2 + b'y^2 = 1§svg§600§FALSE§</svg:desc>
          <draw:polygon draw:style-name="gr2" draw:text-style-name="P8" draw:layer="layout" svg:width="5.837cm" svg:height="0.9cm" svg:x="16.184cm" svg:y="2.475cm" svg:viewBox="0 0 5838 901" draw:points="2920,901 0,901 0,0 5838,0 5838,901">
            <text:p/>
          </draw:polygon>
          <draw:path draw:style-name="gr3" draw:text-style-name="P9" draw:layer="layout" svg:width="0.419cm" svg:height="0.415cm" svg:x="16.176cm" svg:y="2.827cm" svg:viewBox="0 0 420 416" svg:d="M306 58c-17-33-44-58-86-58-106 0-220 135-220 269 0 87 50 147 123 147 18 0 64-4 118-68 9 37 40 68 83 68 34 0 55-20 69-50 15-33 27-89 27-91 0-9-8-9-10-9-11 0-11 3-13 17-16 58-33 113-70 113-25 0-28-23-28-42 0-21 3-27 13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9" draw:layer="layout" svg:width="0.161cm" svg:height="0.332cm" svg:x="16.652cm" svg:y="2.496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57cm" svg:height="0.415cm" svg:x="16.904cm" svg:y="2.82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6 0-50-30-50-61 0-21 6-39 17-81z">
            <text:p/>
          </draw:path>
          <draw:path draw:style-name="gr3" draw:text-style-name="P9" draw:layer="layout" svg:width="0.284cm" svg:height="0.426cm" svg:x="17.441cm" svg:y="2.429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611cm" svg:x="18.064cm" svg:y="2.69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38cm" svg:height="0.646cm" svg:x="18.969cm" svg:y="2.598cm" svg:viewBox="0 0 339 647" svg:d="M177 10c0-2 0-10-13-10-20 0-87 8-112 8-6 2-17 2-17 19 0 13 9 13 21 13 46 0 46 6 46 14 0 6-6 38-13 56l-74 300c-11 46-15 61-15 94 0 85 48 143 116 143 109 0 223-137 223-268 0-85-50-148-123-148-41 0-81 27-108 56zM89 356c7-19 7-21 15-31 46-61 85-73 110-73 33 0 58 27 58 85 0 54-31 161-47 196-30 60-73 94-109 94-31 0-62-25-62-92 0-19 0-35 17-94z">
            <text:p/>
          </draw:path>
          <draw:path draw:style-name="gr3" draw:text-style-name="P9" draw:layer="layout" svg:width="0.161cm" svg:height="0.332cm" svg:x="19.35cm" svg:y="2.496cm" svg:viewBox="0 0 162 333" svg:d="M156 56c6-10 6-16 6-21 0-20-18-35-37-35-25 0-33 21-36 31l-85 279c-2 0-4 9-4 9 0 8 21 14 25 14s6 0 10-10z">
            <text:p/>
          </draw:path>
          <draw:path draw:style-name="gr3" draw:text-style-name="P9" draw:layer="layout" svg:width="0.423cm" svg:height="0.592cm" svg:x="19.601cm" svg:y="2.827cm" svg:viewBox="0 0 424 593" svg:d="M420 56c4-12 4-14 4-21 0-16-14-25-27-25-10 0-25 5-33 19-2 4-8 33-13 50-6 23-12 48-18 73l-42 167c-2 12-41 77-104 77-46 0-56-40-56-75 0-42 17-98 48-179 14-38 16-48 16-67 0-42-29-75-74-75-88 0-121 133-121 142 0 8 8 8 10 8 11 0 11-2 15-17 25-85 62-112 94-112 6 0 22 0 22 29 0 23-8 46-16 65-36 95-52 149-52 191 0 81 58 110 112 110 35 0 67-16 92-41-11 48-23 91-59 141-25 32-60 59-102 59-12 0-54-5-68-40 14 0 25 0 37-10 11-9 19-21 19-38 0-29-25-33-33-33-21 0-52 14-52 60s41 79 97 79c96 0 190-83 215-187z">
            <text:p/>
          </draw:path>
          <draw:path draw:style-name="gr3" draw:text-style-name="P9" draw:layer="layout" svg:width="0.284cm" svg:height="0.426cm" svg:x="20.096cm" svg:y="2.429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9" draw:layer="layout" svg:width="0.608cm" svg:height="0.216cm" svg:x="20.77cm" svg:y="2.895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03cm" svg:height="0.611cm" svg:x="21.764cm" svg:y="2.623cm" svg:viewBox="0 0 304 612" svg:d="M189 23c0-21 0-23-21-23-58 58-139 58-168 58v29c19 0 73 0 121-25v477c0 34-2 44-86 44h-29v29c31-4 113-4 148-4 37 0 116 0 150 4v-29h-29c-84 0-86-10-86-44z">
            <text:p/>
          </draw:path>
        </draw:g>
        <draw:g xml:id="id225" draw:id="id225">
          <svg:title>TexMaths</svg:title>
          <svg:desc>22§display§.\ .\ .\ \ \text {(II)}§svg§600§FALSE§</svg:desc>
          <draw:polygon draw:style-name="gr2" draw:text-style-name="P8" draw:layer="layout" svg:width="2.701cm" svg:height="0.696cm" svg:x="22.793cm" svg:y="2.536cm" svg:viewBox="0 0 2702 697" draw:points="1351,697 0,697 0,0 2702,0 2702,697">
            <text:p/>
          </draw:polygon>
          <draw:path draw:style-name="gr3" draw:text-style-name="P9" draw:layer="layout" svg:width="0.083cm" svg:height="0.083cm" svg:x="22.821cm" svg:y="2.9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293cm" svg:y="2.9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766cm" svg:y="2.9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4.505cm" svg:y="2.4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24.751cm" svg:y="2.548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237cm" svg:height="0.528cm" svg:x="25.052cm" svg:y="2.548cm" svg:viewBox="0 0 238 529" svg:d="M153 60c0-27 2-35 63-35h22v-25c-27 2-88 2-118 2-32 0-94 0-120-2v25h21c60 0 63 8 63 35v410c0 28-3 35-63 35h-21v24c26-1 88-1 118-1 32 0 93 0 120 1v-24h-22c-61 0-63-7-63-35z">
            <text:p/>
          </draw:path>
          <draw:path draw:style-name="gr3" draw:text-style-name="P9" draw:layer="layout" svg:width="0.18cm" svg:height="0.773cm" svg:x="25.353cm" svg:y="2.49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226" draw:id="id226">
          <svg:title>TexMaths</svg:title>
          <svg:desc>24§display§\text{Let } P(x_1, y_1) \text{ be the point of intersection of (I) and (II) }§svg§600§FALSE§</svg:desc>
          <draw:polygon draw:style-name="gr2" draw:text-style-name="P8" draw:layer="layout" svg:width="20.391cm" svg:height="0.76cm" svg:x="4.895cm" svg:y="3.869cm" svg:viewBox="0 0 20392 761" draw:points="10195,761 0,761 0,0 20392,0 20392,761">
            <text:p/>
          </draw:polygon>
          <draw:path draw:style-name="gr3" draw:text-style-name="P9" draw:layer="layout" svg:width="0.464cm" svg:height="0.577cm" svg:x="4.88cm" svg:y="3.883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9" draw:layer="layout" svg:width="0.327cm" svg:height="0.389cm" svg:x="5.404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771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604cm" svg:height="0.577cm" svg:x="6.399cm" svg:y="3.883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3" draw:text-style-name="P9" draw:layer="layout" svg:width="0.197cm" svg:height="0.844cm" svg:x="7.107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7.376cm" svg:y="4.0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216cm" svg:height="0.393cm" svg:x="7.898cm" svg:y="4.194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099cm" svg:height="0.253cm" svg:x="8.284cm" svg:y="4.3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391cm" svg:height="0.546cm" svg:x="8.611cm" svg:y="4.08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6-23-30-31-30-19 0-48 13-48 55 0 43 39 73 91 73 88 0 174-76 197-173z">
            <text:p/>
          </draw:path>
          <draw:path draw:style-name="gr3" draw:text-style-name="P9" draw:layer="layout" svg:width="0.216cm" svg:height="0.393cm" svg:x="9.064cm" svg:y="4.194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197cm" svg:height="0.844cm" svg:x="9.427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18cm" svg:height="0.596cm" svg:x="10.012cm" svg:y="3.87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10.504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4cm" svg:height="0.529cm" svg:x="11.153cm" svg:y="3.9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11.491cm" svg:y="3.87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11.955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2.612cm" svg:y="4.086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75cm" svg:height="0.389cm" svg:x="13.103cm" svg:y="4.0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1cm" svg:height="0.566cm" svg:x="13.53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764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4.198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375cm" svg:height="0.389cm" svg:x="14.814cm" svg:y="4.0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24cm" svg:y="3.86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181cm" svg:height="0.566cm" svg:x="15.78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6.012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16.448cm" svg:y="3.9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27cm" svg:height="0.389cm" svg:x="16.782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7.158cm" svg:y="4.0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17.493cm" svg:y="4.0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7.821cm" svg:y="4.08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8.201cm" svg:y="4.08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18.564cm" svg:y="3.9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8.904cm" svg:y="3.8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9.132cm" svg:y="4.0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9.558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20.305cm" svg:y="4.0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0.73cm" svg:y="3.865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197cm" svg:height="0.844cm" svg:x="21.325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21.594cm" svg:y="3.883cm" svg:viewBox="0 0 259 578" svg:d="M167 65c0-29 4-38 71-38h21v-27c-29 2-96 2-128 2-35 0-100 0-131-2v27h23c67 0 69 9 69 38v448c0 30-2 38-69 38h-23v27c31-2 96-2 129-2 34 0 101 0 130 2v-27h-21c-67 0-71-8-71-38z">
            <text:p/>
          </draw:path>
          <draw:path draw:style-name="gr3" draw:text-style-name="P9" draw:layer="layout" svg:width="0.197cm" svg:height="0.844cm" svg:x="21.922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22.519cm" svg:y="4.08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22.932cm" svg:y="4.0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3.402cm" svg:y="3.87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97cm" svg:height="0.844cm" svg:x="24.207cm" svg:y="3.82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58cm" svg:height="0.577cm" svg:x="24.476cm" svg:y="3.883cm" svg:viewBox="0 0 259 578" svg:d="M167 65c0-29 2-38 69-38h23v-27c-31 2-98 2-128 2-35 0-102 0-131-2v27h23c65 0 69 9 69 38v448c0 30-4 38-69 38h-23v27c29-2 96-2 129-2 32 0 99 0 130 2v-27h-23c-67 0-69-8-69-38z">
            <text:p/>
          </draw:path>
          <draw:path draw:style-name="gr3" draw:text-style-name="P9" draw:layer="layout" svg:width="0.258cm" svg:height="0.577cm" svg:x="24.804cm" svg:y="3.883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9" draw:layer="layout" svg:width="0.197cm" svg:height="0.844cm" svg:x="25.132cm" svg:y="3.82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8" draw:id="id228">
          <svg:title>TexMaths</svg:title>
          <svg:desc>22§display§.\ .\ .\ \ \text {(III)}§svg§600§FALSE§</svg:desc>
          <draw:polygon draw:style-name="gr2" draw:text-style-name="P8" draw:layer="layout" svg:width="3.003cm" svg:height="0.696cm" svg:x="10.694cm" svg:y="5.337cm" svg:viewBox="0 0 3004 697" draw:points="1501,697 0,697 0,0 3004,0 3004,697">
            <text:p/>
          </draw:polygon>
          <draw:path draw:style-name="gr3" draw:text-style-name="P9" draw:layer="layout" svg:width="0.083cm" svg:height="0.083cm" svg:x="10.722cm" svg:y="5.7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194cm" svg:y="5.7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667cm" svg:y="5.79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406cm" svg:y="5.2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2.653cm" svg:y="5.34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237cm" svg:height="0.528cm" svg:x="12.954cm" svg:y="5.349cm" svg:viewBox="0 0 238 529" svg:d="M153 60c0-27 2-35 63-35h22v-25c-27 2-88 2-118 2-32 0-94 0-120-2v25h21c60 0 63 8 63 35v410c0 28-3 35-63 35h-21v24c26-1 88-1 118-1 32 0 93 0 120 1v-24h-22c-61 0-63-7-63-35z">
            <text:p/>
          </draw:path>
          <draw:path draw:style-name="gr3" draw:text-style-name="P9" draw:layer="layout" svg:width="0.237cm" svg:height="0.528cm" svg:x="13.255cm" svg:y="5.34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18cm" svg:height="0.773cm" svg:x="13.556cm" svg:y="5.2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9" draw:id="id229">
          <svg:title>TexMaths</svg:title>
          <svg:desc>26§display§\text{and} §svg§600§FALSE§</svg:desc>
          <draw:polygon draw:style-name="gr2" draw:text-style-name="P8" draw:layer="layout" svg:width="1.355cm" svg:height="0.554cm" svg:x="14.488cm" svg:y="5.274cm" svg:viewBox="0 0 1356 555" draw:points="678,555 0,555 0,0 1356,0 1356,555">
            <text:p/>
          </draw:polygon>
          <draw:path draw:style-name="gr3" draw:text-style-name="P9" draw:layer="layout" svg:width="0.413cm" svg:height="0.421cm" svg:x="14.48cm" svg:y="5.45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9 31-68 31-91 79-91 121 0 74 89 97 148 97 60 0 102-37 118-81zM260 191v92c0 87-65 119-106 119-46 0-83-34-83-80 0-49 39-126 189-131z">
            <text:p/>
          </draw:path>
          <draw:path draw:style-name="gr3" draw:text-style-name="P9" draw:layer="layout" svg:width="0.461cm" svg:height="0.405cm" svg:x="14.929cm" svg:y="5.459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5.439cm" svg:y="5.228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</draw:g>
        <draw:g xml:id="id230" draw:id="id230">
          <svg:title>TexMaths</svg:title>
          <svg:desc>24§display§a'x_1^2 + b'y_1^2 = 1§svg§600§FALSE§</svg:desc>
          <draw:polygon draw:style-name="gr2" draw:text-style-name="P8" draw:layer="layout" svg:width="5.387cm" svg:height="0.865cm" svg:x="16.484cm" svg:y="5.17cm" svg:viewBox="0 0 5388 866" draw:points="2695,866 0,866 0,0 5388,0 5388,866">
            <text:p/>
          </draw:polygon>
          <draw:path draw:style-name="gr3" draw:text-style-name="P9" draw:layer="layout" svg:width="0.387cm" svg:height="0.383cm" svg:x="16.476cm" svg:y="5.495cm" svg:viewBox="0 0 388 384" svg:d="M282 54c-15-31-40-54-79-54-97 0-203 125-203 248 0 80 46 136 113 136 18 0 60-4 110-63 7 34 36 63 76 63 31 0 50-19 64-46 13-31 25-83 25-85 0-7-8-7-10-7-9 0-9 2-11 15-16 54-31 104-66 104-23 0-25-21-25-39 0-19 2-25 12-63 10-35 10-44 17-75l31-119c6-25 6-25 6-29 0-15-10-23-23-23-21 0-35 19-37 37zM227 274c-4 16-4 16-18 31-36 46-71 60-94 60-42 0-55-46-55-79 0-42 26-148 47-186 25-50 64-81 98-81 56 0 68 69 68 75 0 4-2 10-4 13z">
            <text:p/>
          </draw:path>
          <draw:path draw:style-name="gr3" draw:text-style-name="P9" draw:layer="layout" svg:width="0.149cm" svg:height="0.306cm" svg:x="16.916cm" svg:y="5.189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421cm" svg:height="0.383cm" svg:x="17.148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9" draw:layer="layout" svg:width="0.262cm" svg:height="0.392cm" svg:x="17.643cm" svg:y="5.12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17.67cm" svg:y="5.685cm" svg:viewBox="0 0 217 393" svg:d="M134 17c0-17 0-17-17-17-38 36-92 38-117 38v21c13 0 54 0 86-17v303c0 20 0 27-59 27h-23v21c11 0 84-1 105-1 20 0 94 1 108 1v-21h-23c-60 0-60-7-60-27z">
            <text:p/>
          </draw:path>
          <draw:path draw:style-name="gr3" draw:text-style-name="P9" draw:layer="layout" svg:width="0.561cm" svg:height="0.563cm" svg:x="18.219cm" svg:y="5.37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12cm" svg:height="0.596cm" svg:x="19.054cm" svg:y="5.283cm" svg:viewBox="0 0 313 597" svg:d="M163 10c0-2 0-10-11-10-20 0-81 8-104 8-6 2-15 2-15 17 0 11 7 11 19 11 42 0 42 6 42 14 0 6-6 34-11 52l-70 276c-9 42-13 56-13 86 0 79 44 133 107 133 100 0 206-127 206-248 0-78-46-136-113-136-39 0-75 25-100 52zM83 328c5-17 5-19 13-29 42-55 79-67 102-67 30 0 53 25 53 79 0 50-28 148-44 180-27 56-67 87-100 87-28 0-57-23-57-85 0-17 0-32 15-86z">
            <text:p/>
          </draw:path>
          <draw:path draw:style-name="gr3" draw:text-style-name="P9" draw:layer="layout" svg:width="0.149cm" svg:height="0.306cm" svg:x="19.405cm" svg:y="5.189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391cm" svg:height="0.546cm" svg:x="19.637cm" svg:y="5.49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2 0 61-16 84-39-9 45-21 85-53 131-23 29-56 54-95 54-11 0-49-4-63-37 14 0 23 0 35-9 9-8 17-20 17-35 0-27-23-31-31-31-19 0-48 14-48 56s39 73 90 73c89 0 175-77 198-173z">
            <text:p/>
          </draw:path>
          <draw:path draw:style-name="gr3" draw:text-style-name="P9" draw:layer="layout" svg:width="0.262cm" svg:height="0.392cm" svg:x="20.094cm" svg:y="5.12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216cm" svg:height="0.392cm" svg:x="20.09cm" svg:y="5.685cm" svg:viewBox="0 0 217 393" svg:d="M134 17c0-17-2-17-17-17-38 36-92 38-117 38v21c13 0 54 0 86-17v303c0 20 0 27-59 27h-23v21c11 0 84-1 105-1 20 0 94 1 108 1v-21h-23c-60 0-60-7-60-27z">
            <text:p/>
          </draw:path>
          <draw:path draw:style-name="gr3" draw:text-style-name="P9" draw:layer="layout" svg:width="0.561cm" svg:height="0.199cm" svg:x="20.716cm" svg:y="5.55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79cm" svg:height="0.563cm" svg:x="21.634cm" svg:y="5.306cm" svg:viewBox="0 0 280 564" svg:d="M175 21c0-19 0-21-20-21-53 54-128 54-155 54v27c17 0 67 0 111-23v439c0 31-2 40-78 40h-27v27c29-4 103-4 136-4 35 0 108 0 138 4v-27h-27c-76 0-78-9-78-40z">
            <text:p/>
          </draw:path>
        </draw:g>
        <draw:g xml:id="id231" draw:id="id231">
          <svg:title>TexMaths</svg:title>
          <svg:desc>22§display§.\ .\ .\ \ \text {(IV)}§svg§600§FALSE§</svg:desc>
          <draw:polygon draw:style-name="gr2" draw:text-style-name="P8" draw:layer="layout" svg:width="2.983cm" svg:height="0.696cm" svg:x="22.693cm" svg:y="5.339cm" svg:viewBox="0 0 2984 697" draw:points="1491,697 0,697 0,0 2984,0 2984,697">
            <text:p/>
          </draw:polygon>
          <draw:path draw:style-name="gr3" draw:text-style-name="P9" draw:layer="layout" svg:width="0.084cm" svg:height="0.083cm" svg:x="22.721cm" svg:y="5.798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193cm" svg:y="5.798cm" svg:viewBox="0 0 85 84" svg:d="M85 42c0-23-20-42-43-42s-42 19-42 42 19 42 42 42 43-19 43-42z">
            <text:p/>
          </draw:path>
          <draw:path draw:style-name="gr3" draw:text-style-name="P9" draw:layer="layout" svg:width="0.084cm" svg:height="0.083cm" svg:x="23.667cm" svg:y="5.798cm" svg:viewBox="0 0 85 84" svg:d="M85 42c0-23-20-42-43-42s-42 19-42 42 19 42 42 42 43-19 43-42z">
            <text:p/>
          </draw:path>
          <draw:path draw:style-name="gr3" draw:text-style-name="P9" draw:layer="layout" svg:width="0.18cm" svg:height="0.773cm" svg:x="24.406cm" svg:y="5.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37cm" svg:height="0.528cm" svg:x="24.653cm" svg:y="5.351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9" draw:layer="layout" svg:width="0.55cm" svg:height="0.546cm" svg:x="24.925cm" svg:y="5.351cm" svg:viewBox="0 0 551 547" svg:d="M467 76c10-29 31-51 84-51v-25c-23 2-55 2-74 2-25 0-69-2-90-2v25c41 0 58 21 58 38 0 6-3 11-5 16l-141 373-148-392c-5-11-5-13-5-14 0-21 44-21 64-21v-25c-29 2-81 2-111 2-37 0-71-2-99-2v25c51 0 65 0 76 28l179 476c7 15 11 18 20 18 14 0 16-3 19-16z">
            <text:p/>
          </draw:path>
          <draw:path draw:style-name="gr3" draw:text-style-name="P9" draw:layer="layout" svg:width="0.18cm" svg:height="0.773cm" svg:x="25.535cm" svg:y="5.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2" draw:id="id232">
          <svg:title>TexMaths</svg:title>
          <svg:desc>22§display§\text{ Eq.(III) } - \text{ Eq.(IV) gives} §svg§600§FALSE§</svg:desc>
          <draw:polygon draw:style-name="gr2" draw:text-style-name="P8" draw:layer="layout" svg:width="8.493cm" svg:height="0.696cm" svg:x="4.896cm" svg:y="6.667cm" svg:viewBox="0 0 8494 697" draw:points="4247,697 0,697 0,0 8494,0 8494,697">
            <text:p/>
          </draw:polygon>
          <draw:path draw:style-name="gr3" draw:text-style-name="P9" draw:layer="layout" svg:width="0.48cm" svg:height="0.527cm" svg:x="4.882cm" svg:y="6.683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5.41cm" svg:y="6.865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083cm" svg:height="0.083cm" svg:x="5.859cm" svg:y="7.12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6.082cm" svg:y="6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6.329cm" svg:y="6.679cm" svg:viewBox="0 0 238 529" svg:d="M153 60c0-27 4-35 63-35h22v-25c-29 2-88 2-118 2-32 0-94 0-120-2v25h21c60 0 63 8 63 35v410c0 28-3 35-63 35h-21v24c26-1 88-1 118-1 32 0 91 0 120 1v-24h-22c-59 0-63-7-63-35z">
            <text:p/>
          </draw:path>
          <draw:path draw:style-name="gr3" draw:text-style-name="P9" draw:layer="layout" svg:width="0.237cm" svg:height="0.528cm" svg:x="6.63cm" svg:y="6.679cm" svg:viewBox="0 0 238 529" svg:d="M153 60c0-27 2-35 63-35h22v-25c-29 2-90 2-118 2-32 0-94 0-120-2v25h21c60 0 63 8 63 35v410c0 28-3 35-63 35h-21v24c26-1 88-1 118-1s91 0 120 1v-24h-22c-61 0-63-7-63-35z">
            <text:p/>
          </draw:path>
          <draw:path draw:style-name="gr3" draw:text-style-name="P9" draw:layer="layout" svg:width="0.237cm" svg:height="0.528cm" svg:x="6.931cm" svg:y="6.679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18cm" svg:height="0.773cm" svg:x="7.232cm" svg:y="6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472cm" svg:height="0.032cm" svg:x="7.982cm" svg:y="6.999cm" svg:viewBox="0 0 473 33" svg:d="M447 33c12 0 26 0 26-17 0-16-14-16-26-16h-421c-12 0-26 0-26 16 0 17 14 17 26 17z">
            <text:p/>
          </draw:path>
          <draw:path draw:style-name="gr3" draw:text-style-name="P9" draw:layer="layout" svg:width="0.48cm" svg:height="0.527cm" svg:x="8.974cm" svg:y="6.683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9" draw:layer="layout" svg:width="0.383cm" svg:height="0.492cm" svg:x="9.502cm" svg:y="6.865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9" draw:layer="layout" svg:width="0.083cm" svg:height="0.083cm" svg:x="9.949cm" svg:y="7.12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0.175cm" svg:y="6.6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0.421cm" svg:y="6.679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55cm" svg:height="0.546cm" svg:x="10.692cm" svg:y="6.67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9" draw:layer="layout" svg:width="0.18cm" svg:height="0.773cm" svg:x="11.303cm" svg:y="6.6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55cm" svg:height="0.511cm" svg:x="11.838cm" svg:y="6.8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66cm" svg:height="0.518cm" svg:x="12.229cm" svg:y="6.6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12.433cm" svg:y="6.874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12.827cm" svg:y="6.8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3.174cm" svg:y="6.8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 xml:id="id235" draw:id="id235">
          <svg:title>TexMaths</svg:title>
          <svg:desc>24§display§(a - a') x_1^2 = - ( b - b' ) y_1^2 §svg§600§FALSE§</svg:desc>
          <draw:polygon draw:style-name="gr2" draw:text-style-name="P8" draw:layer="layout" svg:width="8.763cm" svg:height="0.867cm" svg:x="6.688cm" svg:y="7.979cm" svg:viewBox="0 0 8764 868" draw:points="4382,868 0,868 0,0 8764,0 8764,868">
            <text:p/>
          </draw:polygon>
          <draw:path draw:style-name="gr3" draw:text-style-name="P9" draw:layer="layout" svg:width="0.197cm" svg:height="0.844cm" svg:x="6.728cm" svg:y="8.0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87cm" svg:height="0.383cm" svg:x="7.007cm" svg:y="8.304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9" draw:layer="layout" svg:width="0.516cm" svg:height="0.036cm" svg:x="7.677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387cm" svg:height="0.383cm" svg:x="8.485cm" svg:y="8.304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49cm" svg:height="0.306cm" svg:x="8.925cm" svg:y="7.9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9.182cm" svg:y="8.0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21cm" svg:height="0.383cm" svg:x="9.486cm" svg:y="8.3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262cm" svg:height="0.393cm" svg:x="9.981cm" svg:y="7.9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0.008cm" svg:y="8.49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199cm" svg:x="10.603cm" svg:y="8.36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11.517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197cm" svg:height="0.844cm" svg:x="12.186cm" svg:y="8.045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12cm" svg:height="0.597cm" svg:x="12.47cm" svg:y="8.093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1 0 54 25 54 79 0 50-29 148-45 181-27 56-67 86-99 86-29 0-56-23-56-84 0-17 0-33 13-87z">
            <text:p/>
          </draw:path>
          <draw:path draw:style-name="gr3" draw:text-style-name="P9" draw:layer="layout" svg:width="0.516cm" svg:height="0.036cm" svg:x="13.05cm" svg:y="8.45cm" svg:viewBox="0 0 517 37" svg:d="M488 37c13 0 29 0 29-20 0-17-16-17-29-17h-459c-14 0-29 0-29 17 0 20 15 20 29 20z">
            <text:p/>
          </draw:path>
          <draw:path draw:style-name="gr3" draw:text-style-name="P9" draw:layer="layout" svg:width="0.312cm" svg:height="0.597cm" svg:x="13.864cm" svg:y="8.093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1 0 54 25 54 79 0 50-29 148-45 181-27 56-67 86-99 86-29 0-56-23-56-84 0-17 0-33 13-87z">
            <text:p/>
          </draw:path>
          <draw:path draw:style-name="gr3" draw:text-style-name="P9" draw:layer="layout" svg:width="0.149cm" svg:height="0.306cm" svg:x="14.215cm" svg:y="7.998cm" svg:viewBox="0 0 150 307" svg:d="M144 52c6-10 6-15 6-19 0-20-18-33-35-33-23 0-31 19-32 29l-79 257c-2 0-4 8-4 8 0 8 19 13 23 13s6 0 10-9z">
            <text:p/>
          </draw:path>
          <draw:path draw:style-name="gr3" draw:text-style-name="P9" draw:layer="layout" svg:width="0.197cm" svg:height="0.844cm" svg:x="14.471cm" svg:y="8.045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14.776cm" svg:y="8.304cm" svg:viewBox="0 0 392 548" svg:d="M388 52c4-12 4-14 4-19 0-16-14-23-25-23-10 0-23 3-31 17-2 4-8 31-11 46-6 21-12 44-18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8 17-19 17-34 0-27-23-31-31-31-19 0-48 13-48 56 0 42 39 73 91 73 88 0 174-77 197-173z">
            <text:p/>
          </draw:path>
          <draw:path draw:style-name="gr3" draw:text-style-name="P9" draw:layer="layout" svg:width="0.262cm" svg:height="0.393cm" svg:x="15.231cm" svg:y="7.93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216cm" svg:height="0.393cm" svg:x="15.229cm" svg:y="8.494cm" svg:viewBox="0 0 217 394" svg:d="M134 17c0-17-2-17-17-17-38 37-92 38-117 38v22c13 0 54 0 86-18v304c0 19 0 27-59 27h-23v21c11 0 84-2 105-2 20 0 95 2 108 2v-21h-23c-60 0-60-8-60-27z">
            <text:p/>
          </draw:path>
        </draw:g>
        <draw:g xml:id="id238" draw:id="id238">
          <svg:title>TexMaths</svg:title>
          <svg:desc>20§display§.\ .\ .\ \ \text {(V)}§svg§600§FALSE§</svg:desc>
          <draw:polygon draw:style-name="gr2" draw:text-style-name="P8" draw:layer="layout" svg:width="2.456cm" svg:height="0.633cm" svg:x="13.594cm" svg:y="9.932cm" svg:viewBox="0 0 2457 634" draw:points="1228,634 0,634 0,0 2457,0 2457,634">
            <text:p/>
          </draw:polygon>
          <draw:path draw:style-name="gr3" draw:text-style-name="P9" draw:layer="layout" svg:width="0.076cm" svg:height="0.076cm" svg:x="13.62cm" svg:y="10.35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4.048cm" svg:y="10.35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4.479cm" svg:y="10.35cm" svg:viewBox="0 0 77 77" svg:d="M77 38c0-20-18-38-39-38-20 0-38 18-38 38 0 21 18 39 38 39 21 0 39-18 39-39z">
            <text:p/>
          </draw:path>
          <draw:path draw:style-name="gr3" draw:text-style-name="P9" draw:layer="layout" svg:width="0.164cm" svg:height="0.703cm" svg:x="15.15cm" svg:y="9.8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9" draw:layer="layout" svg:width="0.5cm" svg:height="0.497cm" svg:x="15.368cm" svg:y="9.943cm" svg:viewBox="0 0 501 498" svg:d="M424 69c9-26 29-47 77-47v-22c-21 2-50 2-68 2-22 0-62-2-81-2v22c37 0 53 20 53 36 0 4-4 9-5 14l-128 339-136-357c-3-9-3-11-3-12 0-20 40-20 57-20v-22c-25 2-73 2-100 2-34 0-64-2-90-2v22c46 0 59 0 69 26l163 434c6 12 10 16 18 16 12 0 14-4 17-15z">
            <text:p/>
          </draw:path>
          <draw:path draw:style-name="gr3" draw:text-style-name="P9" draw:layer="layout" svg:width="0.164cm" svg:height="0.703cm" svg:x="15.921cm" svg:y="9.8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34" draw:id="id234">
          <svg:title>TexMaths</svg:title>
          <svg:desc>28§display§\therefore§svg§600§FALSE§</svg:desc>
          <draw:polygon draw:style-name="gr2" draw:text-style-name="P8" draw:layer="layout" svg:width="0.528cm" svg:height="0.433cm" svg:x="5.08cm" svg:y="8.312cm" svg:viewBox="0 0 529 434" draw:points="265,434 0,434 0,0 529,0 529,434">
            <text:p/>
          </draw:polygon>
          <draw:path draw:style-name="gr3" draw:text-style-name="P9" draw:layer="layout" svg:width="0.598cm" svg:height="0.531cm" svg:x="5.06cm" svg:y="8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41" draw:id="id241">
          <svg:title>TexMaths</svg:title>
          <svg:desc>24§display§\frac{dy}{dx} = - \frac{ax}{by}§svg§600§FALSE§</svg:desc>
          <draw:polygon draw:style-name="gr2" draw:text-style-name="P8" draw:layer="layout" svg:width="3.75cm" svg:height="1.823cm" svg:x="13.131cm" svg:y="13.183cm" svg:viewBox="0 0 3751 1824" draw:points="1874,1824 0,1824 0,0 3751,0 3751,1824">
            <text:p/>
          </draw:polygon>
          <draw:path draw:style-name="gr3" draw:text-style-name="P9" draw:layer="layout" svg:width="0.402cm" svg:height="0.596cm" svg:x="13.143cm" svg:y="13.141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13.571cm" svg:y="13.354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3cm" svg:height="0.035cm" svg:x="13.089cm" svg:y="14.068cm" svg:viewBox="0 0 924 36" draw:points="461,36 0,36 0,0 924,0 924,36">
            <text:p/>
          </draw:polygon>
          <draw:path draw:style-name="gr3" draw:text-style-name="P9" draw:layer="layout" svg:width="0.402cm" svg:height="0.596cm" svg:x="13.124cm" svg:y="14.291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13.552cm" svg:y="14.50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10 137-131 0-7-8-7-10-7-8 0-10 2-12 7-26 93-86 112-113 112-32 0-46-27-46-56 0-19 6-36 15-75z">
            <text:p/>
          </draw:path>
          <draw:path draw:style-name="gr3" draw:text-style-name="P9" draw:layer="layout" svg:width="0.562cm" svg:height="0.199cm" svg:x="14.393cm" svg:y="13.9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16cm" svg:height="0.035cm" svg:x="15.307cm" svg:y="14.068cm" svg:viewBox="0 0 517 36" svg:d="M488 36c13 0 29 0 29-19 0-17-16-17-29-17h-459c-14 0-29 0-29 17 0 19 15 19 29 19z">
            <text:p/>
          </draw:path>
          <draw:path draw:style-name="gr3" draw:text-style-name="P9" draw:layer="layout" svg:width="0.387cm" svg:height="0.383cm" svg:x="16.027cm" svg:y="13.354cm" svg:viewBox="0 0 388 384" svg:d="M282 54c-15-31-40-54-78-54-98 0-204 125-204 248 0 80 46 136 113 136 18 0 60-4 110-63 7 34 36 63 77 63 30 0 50-19 63-46 13-31 25-83 25-85 0-7-8-7-10-7-7 0-9 2-11 15-16 54-31 104-66 104-23 0-24-21-24-39 0-19 1-25 11-63 10-35 10-44 17-75l31-119c6-25 6-25 6-29 0-15-10-23-23-23-21 0-35 19-37 37zM227 274c-4 16-4 16-16 31-38 46-73 60-96 60-42 0-55-46-55-79 0-42 26-148 48-186 25-50 63-81 97-81 56 0 68 69 68 75 0 4-2 10-4 13z">
            <text:p/>
          </draw:path>
          <draw:path draw:style-name="gr3" draw:text-style-name="P9" draw:layer="layout" svg:width="0.421cm" svg:height="0.383cm" svg:x="16.465cm" svg:y="13.35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olygon draw:style-name="gr3" draw:text-style-name="P9" draw:layer="layout" svg:width="0.928cm" svg:height="0.035cm" svg:x="15.995cm" svg:y="14.068cm" svg:viewBox="0 0 929 36" draw:points="465,36 0,36 0,0 929,0 929,36">
            <text:p/>
          </draw:polygon>
          <draw:path draw:style-name="gr3" draw:text-style-name="P9" draw:layer="layout" svg:width="0.312cm" svg:height="0.596cm" svg:x="16.094cm" svg:y="14.291cm" svg:viewBox="0 0 313 597" svg:d="M163 10c0-2 0-10-11-10-19 0-81 8-104 8-6 2-15 2-15 17 0 11 7 11 19 11 42 0 44 6 44 14 0 6-8 34-13 52l-70 276c-9 42-13 56-13 87 0 78 44 132 108 132 99 0 205-127 205-248 0-78-46-136-113-136-39 0-75 25-100 52zM83 328c5-17 5-19 13-29 42-55 79-67 102-67 31 0 54 25 54 79 0 50-29 148-45 180-26 56-67 87-99 87-29 0-56-23-56-85 0-17 0-32 13-86z">
            <text:p/>
          </draw:path>
          <draw:path draw:style-name="gr3" draw:text-style-name="P9" draw:layer="layout" svg:width="0.391cm" svg:height="0.546cm" svg:x="16.442cm" svg:y="14.502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</draw:g>
        <draw:g xml:id="id236" draw:id="id236">
          <svg:title>TexMaths</svg:title>
          <svg:desc>28§display§\therefore§svg§600§FALSE§</svg:desc>
          <draw:polygon draw:style-name="gr2" draw:text-style-name="P8" draw:layer="layout" svg:width="0.528cm" svg:height="0.433cm" svg:x="5.081cm" svg:y="10.112cm" svg:viewBox="0 0 529 434" draw:points="265,434 0,434 0,0 529,0 529,434">
            <text:p/>
          </draw:polygon>
          <draw:path draw:style-name="gr3" draw:text-style-name="P9" draw:layer="layout" svg:width="0.598cm" svg:height="0.531cm" svg:x="5.061cm" svg:y="10.0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7" draw:id="id237">
          <svg:title>TexMaths</svg:title>
          <svg:desc>24§display§- \frac{y_1^2}{x_1^2} = \frac{a - a'}{b - b'}§svg§600§FALSE§</svg:desc>
          <draw:polygon draw:style-name="gr2" draw:text-style-name="P8" draw:layer="layout" svg:width="5.019cm" svg:height="1.989cm" svg:x="6.687cm" svg:y="9.378cm" svg:viewBox="0 0 5020 1990" draw:points="2511,1990 0,1990 0,0 5020,0 5020,1990">
            <text:p/>
          </draw:polygon>
          <draw:path draw:style-name="gr3" draw:text-style-name="P9" draw:layer="layout" svg:width="0.515cm" svg:height="0.035cm" svg:x="6.714cm" svg:y="10.377cm" svg:viewBox="0 0 516 36" svg:d="M488 36c13 0 28 0 28-19 0-17-15-17-28-17h-459c-14 0-29 0-29 17 0 19 15 19 29 19z">
            <text:p/>
          </draw:path>
          <draw:path draw:style-name="gr3" draw:text-style-name="P9" draw:layer="layout" svg:width="0.391cm" svg:height="0.546cm" svg:x="7.445cm" svg:y="9.661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5 54-11 0-49-4-63-36 14 0 23 0 37-10 7-8 15-19 15-35 0-27-23-30-31-30-19 0-48 13-48 55 0 43 39 73 90 73 89 0 175-77 198-173z">
            <text:p/>
          </draw:path>
          <draw:path draw:style-name="gr3" draw:text-style-name="P9" draw:layer="layout" svg:width="0.262cm" svg:height="0.393cm" svg:x="7.902cm" svg:y="9.33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216cm" svg:height="0.393cm" svg:x="7.898cm" svg:y="9.851cm" svg:viewBox="0 0 217 394" svg:d="M134 17c0-17 0-17-17-17-38 36-92 38-117 38v22c13 0 54 0 86-18v304c0 19 0 27-59 27h-23v21c11 0 84-2 105-2 20 0 94 2 108 2v-21h-23c-60 0-60-8-60-27z">
            <text:p/>
          </draw:path>
          <draw:polygon draw:style-name="gr3" draw:text-style-name="P9" draw:layer="layout" svg:width="0.861cm" svg:height="0.035cm" svg:x="7.401cm" svg:y="10.377cm" svg:viewBox="0 0 862 36" draw:points="432,36 0,36 0,0 862,0 862,36">
            <text:p/>
          </draw:polygon>
          <draw:path draw:style-name="gr3" draw:text-style-name="P9" draw:layer="layout" svg:width="0.421cm" svg:height="0.383cm" svg:x="7.426cm" svg:y="10.8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9" draw:layer="layout" svg:width="0.262cm" svg:height="0.393cm" svg:x="7.921cm" svg:y="10.5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216cm" svg:height="0.393cm" svg:x="7.948cm" svg:y="11.016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9" draw:layer="layout" svg:width="0.561cm" svg:height="0.199cm" svg:x="8.645cm" svg:y="10.29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87cm" svg:height="0.383cm" svg:x="9.622cm" svg:y="9.661cm" svg:viewBox="0 0 388 384" svg:d="M282 54c-15-31-40-54-79-54-97 0-203 125-203 248 0 80 46 136 113 136 18 0 60-4 110-63 7 34 36 63 76 63 31 0 50-19 64-46 13-31 25-83 25-85 0-7-8-7-10-7-8 0-9 2-11 15-16 54-31 104-66 104-23 0-25-21-25-39 0-19 2-25 12-63 10-34 10-44 17-75l31-119c6-25 6-25 6-29 0-15-10-23-23-23-21 0-35 19-37 37zM227 275c-4 15-4 15-16 30-38 46-73 60-96 60-42 0-55-46-55-79 0-42 26-148 47-186 25-50 64-81 98-81 56 0 68 69 68 75 0 4-2 10-4 14z">
            <text:p/>
          </draw:path>
          <draw:path draw:style-name="gr3" draw:text-style-name="P9" draw:layer="layout" svg:width="0.515cm" svg:height="0.035cm" svg:x="10.292cm" svg:y="9.806cm" svg:viewBox="0 0 516 36" svg:d="M488 36c13 0 28 0 28-19 0-17-15-17-28-17h-459c-14 0-29 0-29 17 0 19 15 19 29 19z">
            <text:p/>
          </draw:path>
          <draw:path draw:style-name="gr3" draw:text-style-name="P9" draw:layer="layout" svg:width="0.387cm" svg:height="0.383cm" svg:x="11.1cm" svg:y="9.661cm" svg:viewBox="0 0 388 384" svg:d="M282 54c-15-31-40-54-79-54-97 0-203 125-203 248 0 80 46 136 113 136 18 0 60-4 110-63 7 34 36 63 76 63 31 0 50-19 64-46 13-31 25-83 25-85 0-7-8-7-10-7-8 0-9 2-11 15-16 54-31 104-66 104-23 0-25-21-25-39 0-19 2-25 12-63 10-34 10-44 17-75l31-119c6-25 6-25 6-29 0-15-10-23-23-23-21 0-35 19-37 37zM227 275c-4 15-4 15-16 30-38 46-73 60-96 60-42 0-55-46-55-79 0-42 28-148 47-186 25-50 64-81 98-81 56 0 68 69 68 75 0 4-2 10-4 14z">
            <text:p/>
          </draw:path>
          <draw:path draw:style-name="gr3" draw:text-style-name="P9" draw:layer="layout" svg:width="0.149cm" svg:height="0.306cm" svg:x="11.54cm" svg:y="9.397cm" svg:viewBox="0 0 150 307" svg:d="M144 52c6-10 6-16 6-19 0-20-18-33-35-33-23 0-31 19-32 29l-79 257c-2 0-4 8-4 8 0 7 19 13 23 13s6 0 10-9z">
            <text:p/>
          </draw:path>
          <draw:polygon draw:style-name="gr3" draw:text-style-name="P9" draw:layer="layout" svg:width="2.161cm" svg:height="0.035cm" svg:x="9.589cm" svg:y="10.377cm" svg:viewBox="0 0 2162 36" draw:points="1081,36 0,36 0,0 2162,0 2162,36">
            <text:p/>
          </draw:polygon>
          <draw:path draw:style-name="gr3" draw:text-style-name="P9" draw:layer="layout" svg:width="0.312cm" svg:height="0.596cm" svg:x="9.712cm" svg:y="10.598cm" svg:viewBox="0 0 313 597" svg:d="M163 10c0-2 0-10-11-10-20 0-81 8-104 8-6 2-15 2-15 17 0 11 7 11 19 11 42 0 44 6 44 14 0 6-8 34-13 52l-70 276c-9 43-13 56-13 87 0 78 44 132 107 132 100 0 206-127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9" draw:layer="layout" svg:width="0.515cm" svg:height="0.035cm" svg:x="10.292cm" svg:y="10.957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1.106cm" svg:y="10.598cm" svg:viewBox="0 0 313 597" svg:d="M163 10c0-2 0-10-11-10-20 0-81 8-104 8-6 2-15 2-15 17 0 11 7 11 19 11 42 0 44 6 44 14 0 6-8 34-13 52l-70 276c-9 43-13 56-13 87 0 78 44 132 107 132 100 0 206-127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9" draw:layer="layout" svg:width="0.149cm" svg:height="0.306cm" svg:x="11.455cm" svg:y="10.609cm" svg:viewBox="0 0 150 307" svg:d="M144 52c6-10 6-16 6-19 0-20-18-33-35-33-23 0-31 19-32 29l-79 257c-2 0-4 8-4 8 0 7 19 13 23 13s6 0 10-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20" anim:sub-item="text" smil:attributeName="visibility" smil:to="visible"/>
                  <anim:animate smil:dur="0.25s" smil:fill="hold" smil:targetElement="id220" anim:sub-item="text" smil:attributeName="width" smil:values="width*0.05;width" smil:keyTimes="0;1"/>
                  <anim:animate smil:dur="0.25s" smil:fill="hold" smil:targetElement="id220" anim:sub-item="text" smil:attributeName="height" smil:values="height;height" smil:keyTimes="0;1"/>
                  <anim:animate smil:dur="0.25s" smil:fill="hold" smil:targetElement="id220" anim:sub-item="text" smil:attributeName="x" smil:values="x-.2;x" smil:keyTimes="0;1"/>
                  <anim:animate smil:dur="0.25s" smil:fill="hold" smil:targetElement="id220" anim:sub-item="text" smil:attributeName="y" smil:values="y;y" smil:keyTimes="0;1"/>
                  <anim:transitionFilter smil:dur="0.25s" smil:targetElement="id2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>
        <office:forms form:automatic-focus="false" form:apply-design-mode="false"/>
        <draw:frame presentation:style-name="pr17" draw:text-style-name="P17" draw:layer="layout" svg:width="26.6cm" svg:height="14.772cm" svg:x="0.8cm" svg:y="0.628cm" presentation:class="title" presentation:user-transformed="true">
          <draw:text-box>
            <text:p text:style-name="P6"><text:span text:style-name="T42"><text:s text:c="22"/></text:span><text:span text:style-name="T29"><text:line-break/></text:span><text:span text:style-name="T8"><text:tab/>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4"/></text:span></text:p>
          </draw:text-box>
        </draw:frame>
        <draw:g xml:id="id244" draw:id="id244">
          <svg:title>TexMaths</svg:title>
          <svg:desc>26§display§\text{Diff. (II) } w. \ r. \ t. \ x.§svg§600§FALSE§</svg:desc>
          <draw:polygon draw:style-name="gr2" draw:text-style-name="P8" draw:layer="layout" svg:width="7.526cm" svg:height="0.823cm" svg:x="3.193cm" svg:y="2.273cm" svg:viewBox="0 0 7527 824" draw:points="3763,824 0,824 0,0 7527,0 7527,824">
            <text:p/>
          </draw:polygon>
          <draw:path draw:style-name="gr3" draw:text-style-name="P9" draw:layer="layout" svg:width="0.615cm" svg:height="0.625cm" svg:x="3.178cm" svg:y="2.287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3.875cm" svg:y="2.30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4.122cm" svg:y="2.269cm" svg:viewBox="0 0 551 647" svg:d="M387 279h104v-27h-108v-106c0-84 46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4.711cm" svg:y="2.816cm" svg:viewBox="0 0 100 100" svg:d="M100 50c0-27-23-50-50-50s-50 23-50 50 23 50 50 50 50-23 50-50z">
            <text:p/>
          </draw:path>
          <draw:path draw:style-name="gr3" draw:text-style-name="P9" draw:layer="layout" svg:width="0.213cm" svg:height="0.914cm" svg:x="5.383cm" svg:y="2.227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28cm" svg:height="0.625cm" svg:x="5.672cm" svg:y="2.287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9" draw:layer="layout" svg:width="0.28cm" svg:height="0.625cm" svg:x="6.028cm" svg:y="2.287cm" svg:viewBox="0 0 281 626" svg:d="M181 71c0-31 2-42 75-42h25v-29c-31 2-106 2-140 2-37 0-110 0-141-2v29h25c71 0 75 11 75 42v484c0 34-4 42-75 42h-25v29c31-2 104-2 139-2 36 0 111 0 142 2v-29h-25c-73 0-75-8-75-42z">
            <text:p/>
          </draw:path>
          <draw:path draw:style-name="gr3" draw:text-style-name="P9" draw:layer="layout" svg:width="0.213cm" svg:height="0.914cm" svg:x="6.386cm" svg:y="2.22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6cm" svg:height="0.415cm" svg:x="7.02cm" svg:y="2.508cm" svg:viewBox="0 0 607 416" svg:d="M397 94c5-19 15-54 15-59 0-16-15-25-27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9" draw:layer="layout" svg:width="0.099cm" svg:height="0.099cm" svg:x="7.751cm" svg:y="2.816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8.256cm" svg:y="2.508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8.695cm" svg:y="2.816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9.196cm" svg:y="2.339cm" svg:viewBox="0 0 283 584" svg:d="M169 208h87c17 0 27 0 27-19 0-10-10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099cm" svg:height="0.099cm" svg:x="9.585cm" svg:y="2.816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0.091cm" svg:y="2.5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099cm" svg:height="0.099cm" svg:x="10.665cm" svg:y="2.816cm" svg:viewBox="0 0 100 100" svg:d="M100 50c0-27-23-50-50-50s-50 23-50 50 23 50 50 50 50-23 50-50z">
            <text:p/>
          </draw:path>
        </draw:g>
        <draw:g xml:id="id247" draw:id="id247">
          <svg:title>TexMaths</svg:title>
          <svg:desc>26§display§\text{Slope of tangent to (II) at } (x_1, y_1) = m_2 =§svg§600§FALSE§</svg:desc>
          <draw:polygon draw:style-name="gr2" draw:text-style-name="P8" draw:layer="layout" svg:width="16.921cm" svg:height="0.822cm" svg:x="3.18cm" svg:y="6.181cm" svg:viewBox="0 0 16922 823" draw:points="8461,823 0,823 0,0 16922,0 16922,823">
            <text:p/>
          </draw:polygon>
          <draw:path draw:style-name="gr3" draw:text-style-name="P9" draw:layer="layout" svg:width="0.407cm" svg:height="0.664cm" svg:x="3.186cm" svg:y="6.177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3.673cm" svg:y="6.18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3.92cm" svg:y="6.41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4.378cm" svg:y="6.416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4.91cm" svg:y="6.4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5.622cm" svg:y="6.41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084cm" svg:y="6.177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6.653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7.03cm" svg:y="6.412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7.479cm" svg:y="6.4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7.983cm" svg:y="6.405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8.44cm" svg:y="6.4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85cm" svg:y="6.4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32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9.979cm" svg:y="6.25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0.343cm" svg:y="6.41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1.169cm" svg:y="6.13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6cm" svg:y="6.195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8cm" svg:height="0.625cm" svg:x="11.816cm" svg:y="6.195cm" svg:viewBox="0 0 281 626" svg:d="M181 71c0-31 2-42 75-42h25v-29c-31 2-104 2-140 2-37 0-108 0-141-2v29h25c71 0 75 11 75 42v484c0 34-4 42-75 42h-25v29c33-2 104-2 139-2 38 0 111 0 142 2v-29h-25c-73 0-75-8-75-42z">
            <text:p/>
          </draw:path>
          <draw:path draw:style-name="gr3" draw:text-style-name="P9" draw:layer="layout" svg:width="0.213cm" svg:height="0.914cm" svg:x="12.172cm" svg:y="6.13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2.818cm" svg:y="6.41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8cm" svg:height="0.573cm" svg:x="13.253cm" svg:y="6.25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13.987cm" svg:y="6.13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4.278cm" svg:y="6.41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234cm" svg:height="0.425cm" svg:x="14.844cm" svg:y="6.5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5.262cm" svg:y="6.72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5.616cm" svg:y="6.416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9" draw:layer="layout" svg:width="0.234cm" svg:height="0.425cm" svg:x="16.107cm" svg:y="6.53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6.5cm" svg:y="6.13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7.109cm" svg:y="6.4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8.047cm" svg:y="6.416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9 21-13 31-13 50 0 44 32 75 75 75 88 0 121-133 121-141 0-9-8-9-11-9-10 0-10 2-14 17-15 48-44 112-94 112-16 0-23-8-23-29 0-23 9-46 17-67 19-47 56-149 56-201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9" draw:layer="layout" svg:width="0.284cm" svg:height="0.425cm" svg:x="18.865cm" svg:y="6.53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608cm" svg:height="0.215cm" svg:x="19.539cm" svg:y="6.48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248" draw:id="id248">
          <svg:title>TexMaths</svg:title>
          <svg:desc>26§display§ - \frac{a'x_1}{b'y_1}§svg§600§FALSE§</svg:desc>
          <draw:polygon draw:style-name="gr2" draw:text-style-name="P8" draw:layer="layout" svg:width="2.402cm" svg:height="2.031cm" svg:x="20.681cm" svg:y="5.48cm" svg:viewBox="0 0 2403 2032" draw:points="1201,2032 0,2032 0,0 2403,0 2403,2032">
            <text:p/>
          </draw:polygon>
          <draw:path draw:style-name="gr3" draw:text-style-name="P9" draw:layer="layout" svg:width="0.559cm" svg:height="0.039cm" svg:x="20.71cm" svg:y="6.495cm" svg:viewBox="0 0 560 40" svg:d="M529 40c14 0 31 0 31-21 0-19-17-19-31-19h-498c-14 0-31 0-31 19 0 21 17 21 31 21z">
            <text:p/>
          </draw:path>
          <draw:path draw:style-name="gr3" draw:text-style-name="P9" draw:layer="layout" svg:width="0.419cm" svg:height="0.415cm" svg:x="21.492cm" svg:y="5.719cm" svg:viewBox="0 0 420 416" svg:d="M306 58c-17-33-44-58-85-58-107 0-221 135-221 268 0 88 50 148 123 148 18 0 64-4 118-69 9 38 40 69 84 69 33 0 54-21 68-50 15-33 27-89 27-91 0-9-8-9-10-9-11 0-11 2-13 17-16 58-33 112-70 112-25 0-27-23-27-41 0-21 2-27 12-69 11-37 11-48 19-81l33-129c6-27 6-27 6-31 0-17-10-25-25-25-22 0-37 21-39 39zM246 297c-5 17-5 17-19 34-40 50-77 64-102 64-46 0-60-50-60-85 0-46 29-160 52-202 27-54 68-87 106-87 60 0 72 75 72 81 0 4-2 10-4 14z">
            <text:p/>
          </draw:path>
          <draw:path draw:style-name="gr3" draw:text-style-name="P9" draw:layer="layout" svg:width="0.161cm" svg:height="0.332cm" svg:x="21.969cm" svg:y="5.434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22.223cm" svg:y="5.71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  <draw:path draw:style-name="gr3" draw:text-style-name="P9" draw:layer="layout" svg:width="0.234cm" svg:height="0.425cm" svg:x="22.789cm" svg:y="5.836cm" svg:viewBox="0 0 235 426" svg:d="M146 19c0-19-2-19-19-19-42 40-100 42-127 42v22c15 0 58 0 94-18v328c0 21 0 30-65 30h-25v22c13 0 92-2 115-2 20 0 102 2 116 2v-22h-25c-64 0-64-9-64-30z">
            <text:p/>
          </draw:path>
          <draw:polygon draw:style-name="gr3" draw:text-style-name="P9" draw:layer="layout" svg:width="1.674cm" svg:height="0.039cm" svg:x="21.455cm" svg:y="6.495cm" svg:viewBox="0 0 1675 40" draw:points="836,40 0,40 0,0 1675,0 1675,40">
            <text:p/>
          </draw:polygon>
          <draw:path draw:style-name="gr3" draw:text-style-name="P9" draw:layer="layout" svg:width="0.338cm" svg:height="0.646cm" svg:x="21.582cm" svg:y="6.734cm" svg:viewBox="0 0 339 647" svg:d="M177 10c0-2 0-10-13-10-20 0-87 8-112 8-6 2-17 2-17 19 0 13 9 13 21 13 46 0 48 6 48 14 0 6-8 38-15 56l-74 300c-11 46-15 60-15 93 0 86 48 144 117 144 108 0 222-137 222-268 0-86-50-148-123-148-41 0-81 27-108 56zM89 356c7-19 7-21 15-31 46-61 87-73 110-73 34 0 59 27 59 85 0 54-32 160-48 196-29 60-73 93-108 93-32 0-61-25-61-91 0-19 0-36 15-94z">
            <text:p/>
          </draw:path>
          <draw:path draw:style-name="gr3" draw:text-style-name="P9" draw:layer="layout" svg:width="0.161cm" svg:height="0.332cm" svg:x="21.961cm" svg:y="6.74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22.214cm" svg:y="6.965cm" svg:viewBox="0 0 424 593" svg:d="M420 56c4-12 4-14 4-21 0-16-14-25-27-25-10 0-25 5-33 19-2 4-8 33-12 50-7 23-13 48-19 73l-42 166c-2 13-41 77-102 77-48 0-58-39-58-75 0-41 17-97 48-179 15-37 17-47 17-66 0-42-30-75-75-75-88 0-121 133-121 141 0 9 8 9 10 9 11 0 11-2 15-17 25-85 62-112 94-112 6 0 22 0 22 29 0 23-8 46-16 64-36 96-52 150-52 192 0 81 58 110 112 110 36 0 67-17 92-42-11 48-23 92-59 142-24 31-60 58-101 58-13 0-55-4-69-39 14 0 25 0 39-11 9-8 17-21 17-37 0-29-25-33-33-33-21 0-52 14-52 60s41 79 98 79c95 0 189-83 214-187z">
            <text:p/>
          </draw:path>
          <draw:path draw:style-name="gr3" draw:text-style-name="P9" draw:layer="layout" svg:width="0.234cm" svg:height="0.425cm" svg:x="22.706cm" svg:y="7.082cm" svg:viewBox="0 0 235 426" svg:d="M146 19c0-19-2-19-19-19-42 40-100 42-127 42v22c15 0 58 0 94-18v328c0 21 0 30-65 30h-25v22c13 0 92-2 115-2 20 0 102 2 116 2v-22h-25c-64 0-64-9-64-30z">
            <text:p/>
          </draw:path>
        </draw:g>
        <draw:g xml:id="id245" draw:id="id245">
          <svg:title>TexMaths</svg:title>
          <svg:desc>26§display§2a'x + 2b'y\frac{dy}{dx} = 0 \ \Rightarrow§svg§600§FALSE§</svg:desc>
          <draw:polygon draw:style-name="gr2" draw:text-style-name="P8" draw:layer="layout" svg:width="8.642cm" svg:height="1.798cm" svg:x="3.177cm" svg:y="3.575cm" svg:viewBox="0 0 8643 1799" draw:points="4322,1799 0,1799 0,0 8643,0 8643,1799">
            <text:p/>
          </draw:polygon>
          <draw:path draw:style-name="gr3" draw:text-style-name="P9" draw:layer="layout" svg:width="0.365cm" svg:height="0.611cm" svg:x="3.177cm" svg:y="4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9" draw:layer="layout" svg:width="0.419cm" svg:height="0.415cm" svg:x="3.624cm" svg:y="4.37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7-54 69-87 107-87 60 0 72 75 72 81 0 4-2 10-4 14z">
            <text:p/>
          </draw:path>
          <draw:path draw:style-name="gr3" draw:text-style-name="P9" draw:layer="layout" svg:width="0.161cm" svg:height="0.332cm" svg:x="4.102cm" svg:y="4.047cm" svg:viewBox="0 0 162 333" svg:d="M156 56c6-10 6-16 6-21 0-20-19-35-37-35-25 0-33 21-36 31l-85 279c-2 0-4 8-4 8 0 9 21 15 25 15s6 0 10-11z">
            <text:p/>
          </draw:path>
          <draw:path draw:style-name="gr3" draw:text-style-name="P9" draw:layer="layout" svg:width="0.457cm" svg:height="0.415cm" svg:x="4.354cm" svg:y="4.37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608cm" svg:height="0.611cm" svg:x="5.103cm" svg:y="4.249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9" draw:layer="layout" svg:width="0.365cm" svg:height="0.611cm" svg:x="6.012cm" svg:y="4.17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9" draw:layer="layout" svg:width="0.338cm" svg:height="0.646cm" svg:x="6.465cm" svg:y="4.147cm" svg:viewBox="0 0 339 647" svg:d="M177 10c0-2 0-10-13-10-21 0-87 8-112 8-6 2-17 2-17 19 0 13 9 13 21 13 46 0 48 6 48 14 0 6-8 38-15 56l-74 300c-11 46-15 60-15 93 0 86 48 144 116 144 109 0 223-137 223-268 0-86-50-148-123-148-41 0-81 27-108 56zM89 356c7-19 7-21 15-31 46-61 85-73 110-73 33 0 58 27 58 85 0 54-31 160-47 196-30 60-73 93-109 93-31 0-60-25-60-91 0-19 0-36 15-94z">
            <text:p/>
          </draw:path>
          <draw:path draw:style-name="gr3" draw:text-style-name="P9" draw:layer="layout" svg:width="0.161cm" svg:height="0.332cm" svg:x="6.846cm" svg:y="4.047cm" svg:viewBox="0 0 162 333" svg:d="M156 56c6-10 6-16 6-21 0-20-19-35-37-35-25 0-33 21-36 31l-85 279c-2 0-4 8-4 8 0 9 21 15 25 15s6 0 10-11z">
            <text:p/>
          </draw:path>
          <draw:path draw:style-name="gr3" draw:text-style-name="P9" draw:layer="layout" svg:width="0.423cm" svg:height="0.592cm" svg:x="7.097cm" svg:y="4.378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9" draw:layer="layout" svg:width="0.436cm" svg:height="0.646cm" svg:x="7.719cm" svg:y="3.52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23cm" svg:height="0.592cm" svg:x="8.185cm" svg:y="3.76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9" draw:layer="layout" svg:width="0.999cm" svg:height="0.039cm" svg:x="7.663cm" svg:y="4.534cm" svg:viewBox="0 0 1000 40" draw:points="499,40 0,40 0,0 1000,0 1000,40">
            <text:p/>
          </draw:polygon>
          <draw:path draw:style-name="gr3" draw:text-style-name="P9" draw:layer="layout" svg:width="0.436cm" svg:height="0.646cm" svg:x="7.698cm" svg:y="4.775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9" draw:layer="layout" svg:width="0.457cm" svg:height="0.415cm" svg:x="8.164cm" svg:y="5.00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7 60 61 0 94-64 96-71 10 36 44 71 100 71 93 0 145-119 145-141 0-9-8-9-10-9-8 0-10 2-12 9-30 99-94 120-123 120-36 0-50-29-50-60 0-21 6-40 17-81z">
            <text:p/>
          </draw:path>
          <draw:path draw:style-name="gr3" draw:text-style-name="P9" draw:layer="layout" svg:width="0.608cm" svg:height="0.215cm" svg:x="9.075cm" svg:y="4.4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6cm" svg:height="0.629cm" svg:x="10.023cm" svg:y="4.174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ath draw:style-name="gr3" draw:text-style-name="P9" draw:layer="layout" svg:width="0.812cm" svg:height="0.504cm" svg:x="11.053cm" svg:y="4.301cm" svg:viewBox="0 0 813 505" svg:d="M616 181c37 33 83 58 114 71-33 14-77 39-114 70h-583c-16 0-33 0-33 19s17 19 31 19h543c-44 41-92 123-92 135 0 10 11 10 17 10 8 0 15 0 17-8 21-35 46-83 106-137 62-56 125-79 170-94 17-6 17-6 19-8 2 0 2-4 2-6s0-2 0-4l-4-3c-2-2-2-2-19-8-124-35-216-121-268-218-8-19-10-19-23-19-6 0-17 0-17 10 0 13 46 92 92 136h-543c-14 0-31 0-31 18 0 17 17 17 33 17z">
            <text:p/>
          </draw:path>
        </draw:g>
        <draw:g xml:id="id249" draw:id="id249">
          <svg:title>TexMaths</svg:title>
          <svg:desc>26§display§\text {Given that the curves intersect each other orthogonally}§svg§600§FALSE§</svg:desc>
          <draw:polygon draw:style-name="gr2" draw:text-style-name="P8" draw:layer="layout" svg:width="22.025cm" svg:height="0.742cm" svg:x="3.283cm" svg:y="7.884cm" svg:viewBox="0 0 22026 743" draw:points="11013,743 0,743 0,0 22026,0 22026,743">
            <text:p/>
          </draw:polygon>
          <draw:path draw:style-name="gr3" draw:text-style-name="P9" draw:layer="layout" svg:width="0.621cm" svg:height="0.665cm" svg:x="3.289cm" svg:y="7.838cm" svg:viewBox="0 0 622 666" svg:d="M493 589c10 21 48 56 58 56 8 0 8-6 8-20v-161c0-35 5-39 63-39v-29c-33 2-83 4-110 4-38 0-117 0-148-4v29h29c81 0 85 10 85 43v59c0 104-116 112-143 112-58 0-241-33-241-306 0-275 181-304 237-304 97 0 181 81 199 217 2 12 2 16 15 16 14 0 14-4 14-23v-216c0-17 0-23-10-23-4 0-6 0-14 10l-46 69c-29-29-79-79-171-79-170 0-318 146-318 333 0 188 148 333 320 333 67 0 142-23 173-77z">
            <text:p/>
          </draw:path>
          <draw:path draw:style-name="gr3" draw:text-style-name="P9" draw:layer="layout" svg:width="0.197cm" svg:height="0.613cm" svg:x="3.984cm" svg:y="7.871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48cm" svg:height="0.405cm" svg:x="4.225cm" svg:y="8.088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4.69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61cm" svg:height="0.405cm" svg:x="5.101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5.902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6.26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13cm" svg:height="0.422cm" svg:x="6.786cm" svg:y="8.073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7.22cm" svg:y="7.921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286cm" svg:height="0.574cm" svg:x="7.88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8.24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8.75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48cm" svg:height="0.422cm" svg:x="9.46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461cm" svg:height="0.415cm" svg:x="9.872cm" svg:y="8.08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309cm" svg:height="0.405cm" svg:x="10.375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48cm" svg:height="0.405cm" svg:x="10.725cm" svg:y="8.088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9" draw:layer="layout" svg:width="0.355cm" svg:height="0.422cm" svg:x="11.191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1cm" svg:height="0.422cm" svg:x="11.603cm" svg:y="8.073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197cm" svg:height="0.613cm" svg:x="12.266cm" svg:y="7.871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52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6cm" svg:height="0.574cm" svg:x="12.99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355cm" svg:height="0.422cm" svg:x="13.354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9cm" svg:height="0.405cm" svg:x="13.759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301cm" svg:height="0.422cm" svg:x="14.121cm" svg:y="8.073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55cm" svg:height="0.422cm" svg:x="14.477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48cm" svg:height="0.422cm" svg:x="14.88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8cm" svg:height="0.574cm" svg:x="15.282cm" svg:y="7.921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15.95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3cm" svg:height="0.422cm" svg:x="16.37cm" svg:y="8.073cm" svg:viewBox="0 0 414 423" svg:d="M268 341c2 38 27 75 71 75 19 0 75-12 75-87v-50h-23v50c0 54-23 60-33 60-29 0-34-41-34-45v-186c0-37 0-73-33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9" draw:layer="layout" svg:width="0.348cm" svg:height="0.422cm" svg:x="16.819cm" svg:y="8.073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461cm" svg:height="0.636cm" svg:x="17.198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07cm" svg:height="0.422cm" svg:x="18.007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286cm" svg:height="0.574cm" svg:x="18.454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18.822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355cm" svg:height="0.422cm" svg:x="19.325cm" svg:y="8.07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309cm" svg:height="0.405cm" svg:x="19.733cm" svg:y="8.08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07cm" svg:height="0.422cm" svg:x="20.394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309cm" svg:height="0.405cm" svg:x="20.852cm" svg:y="8.08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286cm" svg:height="0.574cm" svg:x="21.201cm" svg:y="7.921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61cm" svg:height="0.636cm" svg:x="21.567cm" svg:y="7.848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9" draw:layer="layout" svg:width="0.407cm" svg:height="0.422cm" svg:x="22.073cm" svg:y="8.073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19cm" svg:height="0.605cm" svg:x="22.528cm" svg:y="8.069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407cm" svg:height="0.422cm" svg:x="22.986cm" svg:y="8.073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23.446cm" svg:y="8.0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13cm" svg:height="0.422cm" svg:x="23.963cm" svg:y="8.073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05cm" svg:height="0.636cm" svg:x="24.413cm" svg:y="7.848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205cm" svg:height="0.636cm" svg:x="24.666cm" svg:y="7.848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48cm" svg:height="0.582cm" svg:x="24.908cm" svg:y="8.088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6-52 117-104z">
            <text:p/>
          </draw:path>
        </draw:g>
        <draw:g xml:id="id250" draw:id="id250">
          <svg:title>TexMaths</svg:title>
          <svg:desc>28§display§\therefore§svg§600§FALSE§</svg:desc>
          <draw:polygon draw:style-name="gr2" draw:text-style-name="P8" draw:layer="layout" svg:width="0.528cm" svg:height="0.433cm" svg:x="3.279cm" svg:y="9.312cm" svg:viewBox="0 0 529 434" draw:points="265,434 0,434 0,0 529,0 529,434">
            <text:p/>
          </draw:polygon>
          <draw:path draw:style-name="gr3" draw:text-style-name="P9" draw:layer="layout" svg:width="0.598cm" svg:height="0.531cm" svg:x="3.259cm" svg:y="9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1" draw:id="id251">
          <svg:title>TexMaths</svg:title>
          <svg:desc>26§display§m_1 m_2  = - 1§svg§600§FALSE§</svg:desc>
          <draw:polygon draw:style-name="gr2" draw:text-style-name="P8" draw:layer="layout" svg:width="4.646cm" svg:height="0.654cm" svg:x="4.497cm" svg:y="9.176cm" svg:viewBox="0 0 4647 655" draw:points="2323,655 0,655 0,0 4647,0 4647,655">
            <text:p/>
          </draw:polygon>
          <draw:path draw:style-name="gr3" draw:text-style-name="P9" draw:layer="layout" svg:width="0.75cm" svg:height="0.415cm" svg:x="4.478cm" svg:y="9.334cm" svg:viewBox="0 0 751 416" svg:d="M54 351c-2 15-8 36-8 40 0 16 12 25 27 25 10 0 27-9 33-25 2-2 13-46 17-69l21-83c6-19 10-40 16-60 2-17 11-44 11-46 14-29 62-112 149-112 42 0 50 33 50 64 0 23-6 48-14 75l-25 106-19 71c-4 18-10 50-10 54 0 16 12 25 25 25 29 0 35-23 41-52 13-52 48-185 56-223 2-10 50-120 150-120 40 0 50 31 50 64 0 52-37 156-56 206-9 21-13 31-13 50 0 43 32 75 75 75 88 0 121-133 121-142 0-8-8-8-11-8-10 0-10 2-14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34cm" svg:height="0.425cm" svg:x="5.322cm" svg:y="9.45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9" draw:layer="layout" svg:width="0.75cm" svg:height="0.415cm" svg:x="5.691cm" svg:y="9.334cm" svg:viewBox="0 0 751 416" svg:d="M54 351c-2 15-8 36-8 40 0 16 12 25 27 25 10 0 27-9 33-25 2-2 13-46 17-69l21-83c6-19 10-40 16-60 2-17 11-44 11-46 14-29 62-112 149-112 42 0 50 33 50 64 0 23-6 48-14 75l-25 106-19 71c-4 18-10 50-10 54 0 16 12 25 25 25 29 0 35-23 41-52 13-52 48-185 56-223 2-10 50-120 150-120 40 0 50 31 50 64 0 52-37 156-56 206-9 21-13 31-13 50 0 43 32 75 75 75 88 0 121-133 121-142 0-8-8-8-11-8-10 0-10 2-14 17-15 47-44 112-94 112-16 0-23-8-23-29 0-23 9-46 17-67 19-48 56-149 56-201 0-59-35-98-104-98-68 0-116 39-150 89-2-12-4-43-29-66-23-19-52-23-75-23-83 0-128 58-143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84cm" svg:height="0.425cm" svg:x="6.506cm" svg:y="9.4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9" draw:layer="layout" svg:width="0.608cm" svg:height="0.215cm" svg:x="7.18cm" svg:y="9.40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558cm" svg:height="0.038cm" svg:x="8.17cm" svg:y="9.492cm" svg:viewBox="0 0 559 39" svg:d="M528 39c15 0 31 0 31-20 0-19-16-19-31-19h-497c-14 0-31 0-31 19 0 20 17 20 31 20z">
            <text:p/>
          </draw:path>
          <draw:path draw:style-name="gr3" draw:text-style-name="P9" draw:layer="layout" svg:width="0.303cm" svg:height="0.61cm" svg:x="8.885cm" svg:y="9.13cm" svg:viewBox="0 0 304 611" svg:d="M189 23c0-21 0-23-23-23-56 58-137 58-166 58v29c19 0 73 0 121-25v476c0 33-2 44-86 44h-29v29c31-4 113-4 148-4 37 0 116 0 150 4v-29h-29c-84 0-86-11-86-44z">
            <text:p/>
          </draw:path>
        </draw:g>
        <draw:g xml:id="id246" draw:id="id246">
          <svg:title>TexMaths</svg:title>
          <svg:desc>26§display§\frac{dy}{dx} = - \frac{a'x}{b'y}§svg§600§FALSE§</svg:desc>
          <draw:polygon draw:style-name="gr2" draw:text-style-name="P8" draw:layer="layout" svg:width="4.317cm" svg:height="2.031cm" svg:x="12.724cm" svg:y="3.576cm" svg:viewBox="0 0 4318 2032" draw:points="2159,2032 0,2032 0,0 4318,0 4318,2032">
            <text:p/>
          </draw:polygon>
          <draw:path draw:style-name="gr3" draw:text-style-name="P9" draw:layer="layout" svg:width="0.436cm" svg:height="0.646cm" svg:x="12.736cm" svg:y="3.584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23cm" svg:height="0.592cm" svg:x="13.2cm" svg:y="3.8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9" draw:layer="layout" svg:width="1cm" svg:height="0.039cm" svg:x="12.678cm" svg:y="4.591cm" svg:viewBox="0 0 1001 40" draw:points="499,40 0,40 0,0 1001,0 1001,40">
            <text:p/>
          </draw:polygon>
          <draw:path draw:style-name="gr3" draw:text-style-name="P9" draw:layer="layout" svg:width="0.436cm" svg:height="0.646cm" svg:x="12.715cm" svg:y="4.83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3.179cm" svg:y="5.06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608cm" svg:height="0.215cm" svg:x="14.09cm" svg:y="4.5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9cm" svg:height="0.039cm" svg:x="15.081cm" svg:y="4.591cm" svg:viewBox="0 0 560 40" svg:d="M528 40c15 0 32 0 32-21 0-19-17-19-32-19h-497c-14 0-31 0-31 19 0 21 17 21 31 21z">
            <text:p/>
          </draw:path>
          <draw:path draw:style-name="gr3" draw:text-style-name="P9" draw:layer="layout" svg:width="0.419cm" svg:height="0.415cm" svg:x="15.861cm" svg:y="3.815cm" svg:viewBox="0 0 420 416" svg:d="M306 58c-17-33-44-58-86-58-106 0-220 135-220 268 0 88 50 148 123 148 18 0 64-4 118-69 9 38 40 69 84 69 33 0 54-21 68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161cm" svg:height="0.332cm" svg:x="16.339cm" svg:y="3.53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6.591cm" svg:y="3.81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olygon draw:style-name="gr3" draw:text-style-name="P9" draw:layer="layout" svg:width="1.264cm" svg:height="0.039cm" svg:x="15.825cm" svg:y="4.591cm" svg:viewBox="0 0 1265 40" draw:points="632,40 0,40 0,0 1265,0 1265,40">
            <text:p/>
          </draw:polygon>
          <draw:path draw:style-name="gr3" draw:text-style-name="P9" draw:layer="layout" svg:width="0.338cm" svg:height="0.646cm" svg:x="15.933cm" svg:y="4.83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6.314cm" svg:y="4.843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16.566cm" svg:y="5.06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</draw:g>
        <draw:g xml:id="id252" draw:id="id252">
          <svg:title>TexMaths</svg:title>
          <svg:desc>28§display§\therefore§svg§600§FALSE§</svg:desc>
          <draw:polygon draw:style-name="gr2" draw:text-style-name="P8" draw:layer="layout" svg:width="0.528cm" svg:height="0.433cm" svg:x="3.28cm" svg:y="11.312cm" svg:viewBox="0 0 529 434" draw:points="265,434 0,434 0,0 529,0 529,434">
            <text:p/>
          </draw:polygon>
          <draw:path draw:style-name="gr3" draw:text-style-name="P9" draw:layer="layout" svg:width="0.598cm" svg:height="0.531cm" svg:x="3.26cm" svg:y="11.2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6§display§\left( - \frac{ax_1}{by_1} \right).\left( - \frac{a'x_1}{b'y_1} \right) = -1\ \Rightarrow§svg§600§FALSE§</svg:desc>
          <draw:polygon draw:style-name="gr2" draw:text-style-name="P8" draw:layer="layout" svg:width="11.91cm" svg:height="2.101cm" svg:x="4.481cm" svg:y="10.476cm" svg:viewBox="0 0 11911 2102" draw:points="5957,2102 0,2102 0,0 11911,0 11911,2102">
            <text:p/>
          </draw:polygon>
          <draw:path draw:style-name="gr3" draw:text-style-name="P9" draw:layer="layout" svg:width="0.45cm" svg:height="2.193cm" svg:x="4.625cm" svg:y="10.4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558cm" svg:height="0.039cm" svg:x="5.184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5.964cm" svg:y="10.73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6.438cm" svg:y="10.73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2 120-123 120-35 0-50-29-50-60 0-21 6-40 17-81z">
            <text:p/>
          </draw:path>
          <draw:path draw:style-name="gr3" draw:text-style-name="P9" draw:layer="layout" svg:width="0.234cm" svg:height="0.425cm" svg:x="7.004cm" svg:y="10.85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1.415cm" svg:height="0.039cm" svg:x="5.929cm" svg:y="11.507cm" svg:viewBox="0 0 1416 40" draw:points="709,40 0,40 0,0 1416,0 1416,40">
            <text:p/>
          </draw:polygon>
          <draw:path draw:style-name="gr3" draw:text-style-name="P9" draw:layer="layout" svg:width="0.338cm" svg:height="0.646cm" svg:x="6.053cm" svg:y="11.746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423cm" svg:height="0.592cm" svg:x="6.43cm" svg:y="11.977cm" svg:viewBox="0 0 424 593" svg:d="M420 56c4-12 4-14 4-21 0-16-14-25-27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6.921cm" svg:y="12.094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45cm" svg:height="2.193cm" svg:x="7.484cm" svg:y="10.4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9" draw:layer="layout" svg:width="0.099cm" svg:height="0.099cm" svg:x="8.356cm" svg:y="11.657cm" svg:viewBox="0 0 100 100" svg:d="M100 50c0-27-23-50-50-50s-50 23-50 50 23 50 50 50 50-23 50-50z">
            <text:p/>
          </draw:path>
          <draw:path draw:style-name="gr3" draw:text-style-name="P9" draw:layer="layout" svg:width="0.45cm" svg:height="2.193cm" svg:x="8.874cm" svg:y="10.43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9" draw:layer="layout" svg:width="0.558cm" svg:height="0.039cm" svg:x="9.433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10.213cm" svg:y="10.734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9" draw:layer="layout" svg:width="0.161cm" svg:height="0.332cm" svg:x="10.691cm" svg:y="10.447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0.943cm" svg:y="10.73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234cm" svg:height="0.425cm" svg:x="11.509cm" svg:y="10.85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1.673cm" svg:height="0.039cm" svg:x="10.178cm" svg:y="11.507cm" svg:viewBox="0 0 1674 40" draw:points="836,40 0,40 0,0 1674,0 1674,40">
            <text:p/>
          </draw:polygon>
          <draw:path draw:style-name="gr3" draw:text-style-name="P9" draw:layer="layout" svg:width="0.338cm" svg:height="0.646cm" svg:x="10.302cm" svg:y="11.746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161cm" svg:height="0.332cm" svg:x="10.683cm" svg:y="11.76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1cm" svg:height="0.592cm" svg:x="10.935cm" svg:y="11.977cm" svg:viewBox="0 0 422 593" svg:d="M420 56c2-12 2-14 2-21 0-16-12-25-25-25-10 0-25 5-33 19-2 4-8 33-13 50-6 23-12 48-18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7-10 11-8 19-21 19-37 0-29-25-34-33-34-21 0-52 15-52 61 0 45 41 79 97 79 96 0 190-83 215-187z">
            <text:p/>
          </draw:path>
          <draw:path draw:style-name="gr3" draw:text-style-name="P9" draw:layer="layout" svg:width="0.234cm" svg:height="0.425cm" svg:x="11.426cm" svg:y="12.094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45cm" svg:height="2.193cm" svg:x="11.989cm" svg:y="10.4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9" draw:layer="layout" svg:width="0.608cm" svg:height="0.215cm" svg:x="12.936cm" svg:y="11.4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13.926cm" svg:y="11.507cm" svg:viewBox="0 0 559 40" svg:d="M528 40c15 0 31 0 31-21 0-19-16-19-31-19h-497c-14 0-31 0-31 19 0 21 17 21 31 21z">
            <text:p/>
          </draw:path>
          <draw:path draw:style-name="gr3" draw:text-style-name="P9" draw:layer="layout" svg:width="0.303cm" svg:height="0.61cm" svg:x="14.641cm" svg:y="11.14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9" draw:layer="layout" svg:width="0.812cm" svg:height="0.504cm" svg:x="15.625cm" svg:y="11.274cm" svg:viewBox="0 0 813 505" svg:d="M616 181c37 33 85 58 114 71-33 14-77 39-114 70h-583c-16 0-33 0-33 19s17 19 31 19h543c-44 41-91 122-91 135 0 10 10 10 16 10 8 0 15 0 17-8 21-35 46-83 106-137 62-56 125-79 170-94 17-6 17-6 19-8 2 0 2-4 2-6s0-2 0-5l-4-2c-2-2-2-2-19-8-124-35-216-121-266-218-10-19-12-19-25-19-6 0-16 0-16 10 0 13 45 92 91 136h-543c-14 0-31 0-31 18 0 17 17 17 33 17z">
            <text:p/>
          </draw:path>
        </draw:g>
        <draw:g xml:id="id254" draw:id="id254">
          <svg:title>TexMaths</svg:title>
          <svg:desc>26§display§\frac{aa'x_1^2}{bb'y_1^2} = -1§svg§600§FALSE§</svg:desc>
          <draw:polygon draw:style-name="gr2" draw:text-style-name="P8" draw:layer="layout" svg:width="4.486cm" svg:height="2.153cm" svg:x="17.229cm" svg:y="10.377cm" svg:viewBox="0 0 4487 2154" draw:points="2245,2154 0,2154 0,0 4487,0 4487,2154">
            <text:p/>
          </draw:polygon>
          <draw:path draw:style-name="gr3" draw:text-style-name="P9" draw:layer="layout" svg:width="0.419cm" svg:height="0.415cm" svg:x="17.22cm" svg:y="10.682cm" svg:viewBox="0 0 420 416" svg:d="M306 58c-17-33-44-58-85-58-107 0-221 135-221 268 0 88 50 148 123 148 18 0 64-4 118-69 9 38 40 69 84 69 33 0 54-21 68-50 15-33 27-89 27-91 0-9-8-9-10-9-8 0-11 2-13 17-16 58-33 112-70 112-25 0-27-23-27-41 0-21 2-27 12-69 10-38 10-48 19-81l33-129c6-27 6-27 6-31 0-17-10-25-25-25-23 0-37 21-39 39zM245 297c-4 17-4 17-18 34-40 50-77 64-102 64-46 0-61-50-61-85 0-46 30-160 53-202 27-54 68-87 106-87 60 0 72 75 72 81 0 4-2 10-4 14z">
            <text:p/>
          </draw:path>
          <draw:path draw:style-name="gr3" draw:text-style-name="P9" draw:layer="layout" svg:width="0.419cm" svg:height="0.415cm" svg:x="17.703cm" svg:y="10.682cm" svg:viewBox="0 0 420 416" svg:d="M306 58c-17-33-44-58-85-58-107 0-221 135-221 268 0 88 50 148 123 148 18 0 64-4 118-69 9 38 40 69 84 69 33 0 54-21 68-50 15-33 27-89 27-91 0-9-8-9-10-9-11 0-11 2-13 17-16 58-33 112-70 112-25 0-27-23-27-41 0-21 2-27 12-69 10-38 10-48 19-81l33-129c6-27 6-27 6-31 0-17-10-25-25-25-23 0-37 21-39 39zM245 297c-4 17-4 17-18 34-40 50-77 64-102 64-46 0-61-50-61-85 0-46 30-160 53-202 27-54 68-87 106-87 60 0 72 75 72 81 0 4-2 10-4 14z">
            <text:p/>
          </draw:path>
          <draw:path draw:style-name="gr3" draw:text-style-name="P9" draw:layer="layout" svg:width="0.161cm" svg:height="0.332cm" svg:x="18.18cm" svg:y="10.398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57cm" svg:height="0.415cm" svg:x="18.431cm" svg:y="10.68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18.968cm" svg:y="10.3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18.997cm" svg:y="10.888cm" svg:viewBox="0 0 235 426" svg:d="M146 19c0-19-2-19-19-19-42 40-100 42-127 42v22c15 0 58 0 94-18v328c0 21 0 29-65 29h-25v23c13 0 92-2 115-2 20 0 102 2 116 2v-23h-25c-64 0-64-8-64-29z">
            <text:p/>
          </draw:path>
          <draw:polygon draw:style-name="gr3" draw:text-style-name="P9" draw:layer="layout" svg:width="2.156cm" svg:height="0.039cm" svg:x="17.183cm" svg:y="11.458cm" svg:viewBox="0 0 2157 40" draw:points="1078,40 0,40 0,0 2157,0 2157,40">
            <text:p/>
          </draw:polygon>
          <draw:path draw:style-name="gr3" draw:text-style-name="P9" draw:layer="layout" svg:width="0.338cm" svg:height="0.646cm" svg:x="17.337cm" svg:y="11.697cm" svg:viewBox="0 0 339 647" svg:d="M177 10c0-2 0-10-13-10-20 0-87 8-112 8-6 2-17 2-17 19 0 13 9 13 21 13 46 0 48 6 48 14 0 6-8 38-15 56l-74 300c-11 45-15 60-15 93 0 86 48 144 117 144 108 0 222-137 222-269 0-85-50-147-123-147-41 0-81 27-108 56zM89 356c7-19 7-21 15-32 46-60 87-72 110-72 34 0 59 27 59 85 0 54-32 160-48 195-29 61-73 94-108 94-32 0-61-25-61-92 0-18 0-35 15-93z">
            <text:p/>
          </draw:path>
          <draw:path draw:style-name="gr3" draw:text-style-name="P9" draw:layer="layout" svg:width="0.338cm" svg:height="0.646cm" svg:x="17.73cm" svg:y="11.697cm" svg:viewBox="0 0 339 647" svg:d="M177 10c0-2 0-10-13-10-20 0-87 8-112 8-6 2-17 2-17 19 0 13 9 13 21 13 46 0 48 6 48 14 0 6-8 38-15 56l-74 300c-11 45-15 60-15 93 0 86 48 144 117 144 108 0 222-137 222-269 0-85-50-147-123-147-41 0-81 27-108 56zM89 356c7-19 7-21 15-32 46-60 87-72 110-72 34 0 59 27 59 85 0 54-32 160-48 195-29 61-73 94-108 94-32 0-61-25-61-92 0-18 0-35 15-93z">
            <text:p/>
          </draw:path>
          <draw:path draw:style-name="gr3" draw:text-style-name="P9" draw:layer="layout" svg:width="0.161cm" svg:height="0.332cm" svg:x="18.109cm" svg:y="11.7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423cm" svg:height="0.592cm" svg:x="18.363cm" svg:y="11.92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3 214-187z">
            <text:p/>
          </draw:path>
          <draw:path draw:style-name="gr3" draw:text-style-name="P9" draw:layer="layout" svg:width="0.284cm" svg:height="0.425cm" svg:x="18.858cm" svg:y="11.5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18.854cm" svg:y="12.151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9" draw:layer="layout" svg:width="0.609cm" svg:height="0.215cm" svg:x="19.752cm" svg:y="11.37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559cm" svg:height="0.039cm" svg:x="20.743cm" svg:y="11.458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cm" svg:x="21.458cm" svg:y="11.096cm" svg:viewBox="0 0 304 611" svg:d="M189 23c0-21 0-23-23-23-56 58-137 58-166 58v29c19 0 73 0 121-25v477c0 33-2 43-86 43h-29v29c31-4 113-4 148-4 37 0 116 0 150 4v-29h-29c-84 0-86-10-86-43z">
            <text:p/>
          </draw:path>
        </draw:g>
        <draw:g xml:id="id256" draw:id="id256">
          <svg:title>TexMaths</svg:title>
          <svg:desc>26§display§\frac{aa'}{bb'} = - \frac{y_1^2}{x_1^2}\  \Rightarrow §svg§600§FALSE§</svg:desc>
          <draw:polygon draw:style-name="gr2" draw:text-style-name="P8" draw:layer="layout" svg:width="5.741cm" svg:height="2.153cm" svg:x="5.13cm" svg:y="13.078cm" svg:viewBox="0 0 5742 2154" draw:points="2872,2154 0,2154 0,0 5742,0 5742,2154">
            <text:p/>
          </draw:polygon>
          <draw:path draw:style-name="gr3" draw:text-style-name="P9" draw:layer="layout" svg:width="0.419cm" svg:height="0.415cm" svg:x="5.121cm" svg:y="13.383cm" svg:viewBox="0 0 420 416" svg:d="M306 58c-17-33-44-58-86-58-106 0-220 135-220 268 0 88 50 148 123 148 18 0 64-4 118-69 9 38 40 69 83 69 34 0 55-21 69-50 15-33 27-89 27-91 0-9-8-9-10-9-9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5.604cm" svg:y="13.383cm" svg:viewBox="0 0 420 416" svg:d="M306 58c-17-33-44-58-86-58-106 0-220 135-220 268 0 88 50 148 123 148 18 0 64-4 118-69 9 38 40 69 83 69 34 0 55-21 69-50 15-33 27-89 27-91 0-9-8-9-10-9-11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6.08cm" svg:y="13.099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1.224cm" svg:height="0.039cm" svg:x="5.084cm" svg:y="14.159cm" svg:viewBox="0 0 1225 40" draw:points="611,40 0,40 0,0 1225,0 1225,40">
            <text:p/>
          </draw:polygon>
          <draw:path draw:style-name="gr3" draw:text-style-name="P9" draw:layer="layout" svg:width="0.338cm" svg:height="0.646cm" svg:x="5.217cm" svg:y="14.398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338cm" svg:height="0.646cm" svg:x="5.61cm" svg:y="14.398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161cm" svg:height="0.332cm" svg:x="5.991cm" svg:y="14.411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6.721cm" svg:y="14.0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558cm" svg:height="0.039cm" svg:x="7.711cm" svg:y="14.159cm" svg:viewBox="0 0 559 40" svg:d="M528 40c15 0 31 0 31-21 0-19-16-19-31-19h-497c-14 0-31 0-31 19 0 21 17 21 31 21z">
            <text:p/>
          </draw:path>
          <draw:path draw:style-name="gr3" draw:text-style-name="P9" draw:layer="layout" svg:width="0.423cm" svg:height="0.592cm" svg:x="8.501cm" svg:y="13.38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9" draw:layer="layout" svg:width="0.284cm" svg:height="0.425cm" svg:x="8.996cm" svg:y="13.032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8.992cm" svg:y="13.58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9" draw:layer="layout" svg:width="0.933cm" svg:height="0.039cm" svg:x="8.455cm" svg:y="14.159cm" svg:viewBox="0 0 934 40" draw:points="468,40 0,40 0,0 934,0 934,40">
            <text:p/>
          </draw:polygon>
          <draw:path draw:style-name="gr3" draw:text-style-name="P9" draw:layer="layout" svg:width="0.457cm" svg:height="0.415cm" svg:x="8.48cm" svg:y="14.6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9" draw:layer="layout" svg:width="0.284cm" svg:height="0.425cm" svg:x="9.017cm" svg:y="14.29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234cm" svg:height="0.425cm" svg:x="9.046cm" svg:y="14.852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812cm" svg:height="0.504cm" svg:x="10.105cm" svg:y="13.926cm" svg:viewBox="0 0 813 505" svg:d="M616 181c37 33 85 58 114 71-33 14-77 39-114 70h-583c-16 0-33 0-33 19s17 19 31 19h543c-44 41-91 122-91 135 0 10 10 10 16 10 8 0 15 0 17-8 21-35 46-83 106-137 62-56 125-79 170-94 17-6 17-6 19-8 2 0 2-4 2-6s0-2 0-5l-4-2c-2-2-2-2-19-8-124-35-216-121-266-218-10-19-12-19-25-19-6 0-16 0-16 10 0 13 45 92 91 136h-543c-14 0-31 0-31 18 0 17 17 17 33 17z">
            <text:p/>
          </draw:path>
        </draw:g>
        <draw:g xml:id="id255" draw:id="id255">
          <svg:title>TexMaths</svg:title>
          <svg:desc>28§display§\therefore§svg§600§FALSE§</svg:desc>
          <draw:polygon draw:style-name="gr2" draw:text-style-name="P8" draw:layer="layout" svg:width="0.528cm" svg:height="0.433cm" svg:x="3.281cm" svg:y="13.911cm" svg:viewBox="0 0 529 434" draw:points="265,434 0,434 0,0 529,0 529,434">
            <text:p/>
          </draw:polygon>
          <draw:path draw:style-name="gr3" draw:text-style-name="P9" draw:layer="layout" svg:width="0.598cm" svg:height="0.531cm" svg:x="3.261cm" svg:y="13.8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42" draw:id="id242">
          <svg:title>TexMaths</svg:title>
          <svg:desc>26§display§\text{Slope of tangent to (I) at } (x_1, y_1) = m_1 =§svg§600§FALSE§</svg:desc>
          <draw:polygon draw:style-name="gr2" draw:text-style-name="P8" draw:layer="layout" svg:width="16.567cm" svg:height="0.823cm" svg:x="3.178cm" svg:y="0.98cm" svg:viewBox="0 0 16568 824" draw:points="8285,824 0,824 0,0 16568,0 16568,824">
            <text:p/>
          </draw:polygon>
          <draw:path draw:style-name="gr3" draw:text-style-name="P9" draw:layer="layout" svg:width="0.407cm" svg:height="0.664cm" svg:x="3.184cm" svg:y="0.976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205cm" svg:height="0.635cm" svg:x="3.671cm" svg:y="0.98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3.919cm" svg:y="1.21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52cm" svg:height="0.581cm" svg:x="4.376cm" svg:y="1.215cm" svg:viewBox="0 0 453 582" svg:d="M133 60v-60l-133 10v30c64 0 71 4 71 45v429c0 41-9 41-71 41v27c31 0 79-2 102-2 25 0 73 2 104 2v-27c-60 0-71 0-71-41v-154-9c4 15 44 65 113 65 110 0 205-90 205-208 0-117-89-208-193-208-71 0-110 40-127 60zM135 302v-206c27-46 71-73 119-73 66 0 123 81 123 185 0 110-65 187-134 187-35 0-70-19-95-56-13-19-13-21-13-37z">
            <text:p/>
          </draw:path>
          <draw:path draw:style-name="gr3" draw:text-style-name="P9" draw:layer="layout" svg:width="0.355cm" svg:height="0.421cm" svg:x="4.909cm" svg:y="1.2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07cm" svg:height="0.421cm" svg:x="5.62cm" svg:y="1.2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296cm" svg:height="0.646cm" svg:x="6.082cm" svg:y="0.9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9" draw:layer="layout" svg:width="0.286cm" svg:height="0.573cm" svg:x="6.652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7.028cm" svg:y="1.211cm" svg:viewBox="0 0 414 422" svg:d="M266 341c4 37 29 75 73 75 19 0 75-13 75-87v-50h-23v50c0 54-23 60-33 60-29 0-33-42-33-46v-185c0-37 0-73-34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7.478cm" svg:y="1.21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419cm" svg:height="0.604cm" svg:x="7.981cm" svg:y="1.204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355cm" svg:height="0.421cm" svg:x="8.439cm" svg:y="1.2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461cm" svg:height="0.405cm" svg:x="8.848cm" svg:y="1.21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9.319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86cm" svg:height="0.573cm" svg:x="9.978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07cm" svg:height="0.421cm" svg:x="10.342cm" svg:y="1.21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13cm" svg:height="0.914cm" svg:x="11.168cm" svg:y="0.93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28cm" svg:height="0.625cm" svg:x="11.459cm" svg:y="0.994cm" svg:viewBox="0 0 281 626" svg:d="M181 71c0-31 2-42 75-42h25v-29c-33 2-106 2-140 2-37 0-110 0-141-2v29h25c71 0 75 11 75 42v484c0 34-4 42-75 42h-25v29c31-2 104-2 139-2 36 0 109 0 142 2v-29h-25c-73 0-75-8-75-42z">
            <text:p/>
          </draw:path>
          <draw:path draw:style-name="gr3" draw:text-style-name="P9" draw:layer="layout" svg:width="0.213cm" svg:height="0.914cm" svg:x="11.815cm" svg:y="0.93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13cm" svg:height="0.421cm" svg:x="12.462cm" svg:y="1.21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286cm" svg:height="0.573cm" svg:x="12.896cm" svg:y="1.0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3.631cm" svg:y="0.93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57cm" svg:height="0.415cm" svg:x="13.922cm" svg:y="1.2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  <draw:path draw:style-name="gr3" draw:text-style-name="P9" draw:layer="layout" svg:width="0.234cm" svg:height="0.425cm" svg:x="14.488cm" svg:y="1.331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4cm" svg:x="14.906cm" svg:y="1.5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9" draw:layer="layout" svg:width="0.423cm" svg:height="0.592cm" svg:x="15.259cm" svg:y="1.21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9" draw:layer="layout" svg:width="0.234cm" svg:height="0.425cm" svg:x="15.752cm" svg:y="1.33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213cm" svg:height="0.914cm" svg:x="16.143cm" svg:y="0.93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215cm" svg:x="16.753cm" svg:y="1.2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75cm" svg:height="0.415cm" svg:x="17.693cm" svg:y="1.215cm" svg:viewBox="0 0 751 416" svg:d="M54 351c-2 15-8 36-8 40 0 17 12 25 27 25 10 0 27-8 33-25 2-2 13-46 17-69l21-83c6-19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0-9-11 0-11 2-15 17-15 48-44 112-94 112-16 0-23-8-23-29 0-23 9-46 17-67 19-47 56-149 56-201 0-58-35-98-104-98-70 0-116 40-149 89-3-12-5-43-30-66-22-19-52-23-74-23-84 0-129 58-144 79-4-52-44-79-85-79-42 0-59 35-67 52-17 33-29 87-29 89 0 9 8 9 10 9 11 0 11 0 17-21 15-65 33-108 67-108 14 0 29 6 29 41 0 19-4 29-15 77z">
            <text:p/>
          </draw:path>
          <draw:path draw:style-name="gr3" draw:text-style-name="P9" draw:layer="layout" svg:width="0.234cm" svg:height="0.425cm" svg:x="18.538cm" svg:y="1.33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9" draw:layer="layout" svg:width="0.608cm" svg:height="0.215cm" svg:x="19.183cm" svg:y="1.283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243" draw:id="id243">
          <svg:title>TexMaths</svg:title>
          <svg:desc>26§display§ - \frac{ax_1}{by_1}§svg§600§FALSE§</svg:desc>
          <draw:polygon draw:style-name="gr2" draw:text-style-name="P8" draw:layer="layout" svg:width="2.144cm" svg:height="1.746cm" svg:x="20.192cm" svg:y="0.688cm" svg:viewBox="0 0 2145 1747" draw:points="1073,1747 0,1747 0,0 2145,0 2145,1747">
            <text:p/>
          </draw:polygon>
          <draw:path draw:style-name="gr3" draw:text-style-name="P9" draw:layer="layout" svg:width="0.558cm" svg:height="0.039cm" svg:x="20.221cm" svg:y="1.418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21.003cm" svg:y="0.642cm" svg:viewBox="0 0 420 416" svg:d="M306 58c-17-33-44-58-86-58-106 0-220 135-220 268 0 88 50 148 123 148 18 0 64-4 118-69 8 38 40 69 83 69 34 0 54-21 69-50 14-33 27-89 27-92 0-8-8-8-10-8-11 0-11 2-13 17-17 58-33 112-71 112-25 0-27-23-27-42 0-20 2-27 13-68 10-38 10-48 19-81l33-129c6-27 6-27 6-31 0-17-10-25-25-25-23 0-37 21-39 39zM245 297c-4 17-4 17-18 34-40 49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21.475cm" svg:y="0.642cm" svg:viewBox="0 0 457 416" svg:d="M281 129c4-25 25-108 89-108 6 0 27 0 46 10-25 6-44 29-44 50 0 15 11 33 35 33 21 0 50-16 50-54 0-48-54-60-85-60-54 0-85 48-98 71-22-63-70-71-97-71-96 0-148 119-148 141 0 9 8 9 10 9 9 0 11 0 13-9 31-97 91-120 123-120 16 0 50 8 50 60 0 29-17 92-50 218-15 59-48 96-88 96-6 0-27 0-45-10 22-7 43-25 43-50s-21-34-35-34c-27 0-50 25-50 55 0 41 46 60 85 60 63 0 94-65 98-71 10 35 44 71 98 71 95 0 147-119 147-142 0-8-8-8-10-8-8 0-11 2-13 8-29 100-93 121-122 121-36 0-50-29-50-60 0-21 6-40 16-81z">
            <text:p/>
          </draw:path>
          <draw:path draw:style-name="gr3" draw:text-style-name="P9" draw:layer="layout" svg:width="0.234cm" svg:height="0.425cm" svg:x="22.04cm" svg:y="0.758cm" svg:viewBox="0 0 235 426" svg:d="M146 19c0-19 0-19-19-19-42 40-100 42-127 42v22c15 0 58 0 94-18v328c0 21 0 29-65 29h-25v23c13 0 92-2 114-2 21 0 102 2 117 2v-23h-25c-64 0-64-8-64-29z">
            <text:p/>
          </draw:path>
          <draw:polygon draw:style-name="gr3" draw:text-style-name="P9" draw:layer="layout" svg:width="1.415cm" svg:height="0.039cm" svg:x="20.965cm" svg:y="1.418cm" svg:viewBox="0 0 1416 40" draw:points="709,40 0,40 0,0 1416,0 1416,40">
            <text:p/>
          </draw:polygon>
          <draw:path draw:style-name="gr3" draw:text-style-name="P9" draw:layer="layout" svg:width="0.338cm" svg:height="0.646cm" svg:x="21.092cm" svg:y="1.657cm" svg:viewBox="0 0 339 647" svg:d="M177 10c0-2 0-10-13-10-21 0-87 8-112 8-6 2-17 2-17 19 0 13 9 13 21 13 46 0 48 6 48 14 0 6-8 37-15 56l-74 300c-11 45-15 60-15 93 0 85 48 144 116 144 109 0 223-138 223-269 0-85-50-147-123-147-41 0-81 27-108 56zM89 356c7-19 7-21 15-32 46-60 87-72 110-72 33 0 58 27 58 85 0 54-31 160-47 195-30 61-73 94-109 94-31 0-60-25-60-92 0-18 0-35 15-93z">
            <text:p/>
          </draw:path>
          <draw:path draw:style-name="gr3" draw:text-style-name="P9" draw:layer="layout" svg:width="0.423cm" svg:height="0.592cm" svg:x="21.466cm" svg:y="1.887cm" svg:viewBox="0 0 424 593" svg:d="M420 56c4-12 4-14 4-21 0-16-14-25-27-25-10 0-25 5-33 19-2 4-9 33-13 50-6 23-12 48-18 73l-42 166c-2 13-42 77-102 77-48 0-58-39-58-75 0-41 17-98 48-179 14-37 16-47 16-66 0-42-29-75-74-75-88 0-121 133-121 141 0 9 8 9 10 9 11 0 11-2 15-17 25-85 62-112 93-112 7 0 23 0 23 29 0 23-8 46-16 64-36 96-52 150-52 192 0 81 58 110 112 110 35 0 67-17 91-42-10 48-22 92-58 142-25 31-60 58-102 58-12 0-54-4-68-40 14 0 25 0 39-10 9-8 17-21 17-37 0-30-25-34-33-34-21 0-52 15-52 61 0 45 41 79 97 79 96 0 190-84 215-188z">
            <text:p/>
          </draw:path>
          <draw:path draw:style-name="gr3" draw:text-style-name="P9" draw:layer="layout" svg:width="0.234cm" svg:height="0.425cm" svg:x="21.959cm" svg:y="2.002cm" svg:viewBox="0 0 235 426" svg:d="M146 19c0-19-3-19-19-19-42 40-100 42-127 42v22c15 0 58 0 94-18v328c0 21 0 29-65 29h-25v23c13 0 92-2 114-2 21 0 102 2 117 2v-23h-25c-64 0-64-8-64-29z">
            <text:p/>
          </draw:path>
        </draw:g>
        <draw:g xml:id="id257" draw:id="id257">
          <svg:title>TexMaths</svg:title>
          <svg:desc>26§display§\frac{aa'}{bb'} = \frac{a - a'}{b - b'}§svg§600§FALSE§</svg:desc>
          <draw:polygon draw:style-name="gr2" draw:text-style-name="P8" draw:layer="layout" svg:width="4.907cm" svg:height="1.854cm" svg:x="11.63cm" svg:y="13.079cm" svg:viewBox="0 0 4908 1855" draw:points="2454,1855 0,1855 0,0 4908,0 4908,1855">
            <text:p/>
          </draw:polygon>
          <draw:path draw:style-name="gr3" draw:text-style-name="P9" draw:layer="layout" svg:width="0.419cm" svg:height="0.415cm" svg:x="11.621cm" svg:y="13.318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12.104cm" svg:y="13.31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12.58cm" svg:y="13.033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1.224cm" svg:height="0.039cm" svg:x="11.584cm" svg:y="14.094cm" svg:viewBox="0 0 1225 40" draw:points="611,40 0,40 0,0 1225,0 1225,40">
            <text:p/>
          </draw:polygon>
          <draw:path draw:style-name="gr3" draw:text-style-name="P9" draw:layer="layout" svg:width="0.338cm" svg:height="0.646cm" svg:x="11.717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338cm" svg:height="0.646cm" svg:x="12.11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2.491cm" svg:y="14.346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13.221cm" svg:y="14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19cm" svg:height="0.415cm" svg:x="14.279cm" svg:y="13.318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558cm" svg:height="0.039cm" svg:x="15.005cm" svg:y="13.476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15.881cm" svg:y="13.318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161cm" svg:height="0.332cm" svg:x="16.357cm" svg:y="13.033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2.341cm" svg:height="0.039cm" svg:x="14.244cm" svg:y="14.094cm" svg:viewBox="0 0 2342 40" draw:points="1171,40 0,40 0,0 2342,0 2342,40">
            <text:p/>
          </draw:polygon>
          <draw:path draw:style-name="gr3" draw:text-style-name="P9" draw:layer="layout" svg:width="0.338cm" svg:height="0.646cm" svg:x="14.377cm" svg:y="14.333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558cm" svg:height="0.039cm" svg:x="15.005cm" svg:y="14.72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15.887cm" svg:y="14.333cm" svg:viewBox="0 0 339 647" svg:d="M177 10c0-2 0-10-13-10-20 0-87 8-112 8-6 2-17 2-17 19 0 13 9 13 21 13 46 0 46 6 46 14 0 6-6 38-13 56l-74 300c-11 46-15 60-15 93 0 86 48 144 116 144 109 0 223-137 223-268 0-86-50-148-123-148-41 0-81 27-108 56zM89 356c7-19 7-21 15-31 46-61 85-73 110-73 34 0 58 27 58 85 0 54-31 160-47 196-29 60-73 93-109 93-31 0-62-25-62-91 0-19 0-36 17-94z">
            <text:p/>
          </draw:path>
          <draw:path draw:style-name="gr3" draw:text-style-name="P9" draw:layer="layout" svg:width="0.161cm" svg:height="0.332cm" svg:x="16.266cm" svg:y="14.346cm" svg:viewBox="0 0 162 333" svg:d="M156 56c6-10 6-16 6-21 0-20-18-35-37-35-25 0-33 21-36 31l-85 279c-2 0-4 8-4 8 0 9 21 15 25 15s6 0 10-11z">
            <text:p/>
          </draw:path>
        </draw:g>
        <draw:g xml:id="id258" draw:id="id258">
          <svg:title>TexMaths</svg:title>
          <svg:desc>20§display§.\ .\ .\ \ [\ \text { from (V)}\ ]§svg§600§FALSE§</svg:desc>
          <draw:polygon draw:style-name="gr2" draw:text-style-name="P8" draw:layer="layout" svg:width="5.2cm" svg:height="0.633cm" svg:x="18.594cm" svg:y="13.633cm" svg:viewBox="0 0 5201 634" draw:points="2600,634 0,634 0,0 5201,0 5201,634">
            <text:p/>
          </draw:polygon>
          <draw:path draw:style-name="gr3" draw:text-style-name="P9" draw:layer="layout" svg:width="0.076cm" svg:height="0.076cm" svg:x="18.62cm" svg:y="14.051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9.048cm" svg:y="14.051cm" svg:viewBox="0 0 77 77" svg:d="M77 38c0-20-18-38-39-38-20 0-38 18-38 38 0 21 18 39 38 39 21 0 39-18 39-39z">
            <text:p/>
          </draw:path>
          <draw:path draw:style-name="gr3" draw:text-style-name="P9" draw:layer="layout" svg:width="0.076cm" svg:height="0.076cm" svg:x="19.479cm" svg:y="14.051cm" svg:viewBox="0 0 77 77" svg:d="M77 38c0-20-18-38-39-38-20 0-38 18-38 38 0 21 18 39 38 39 21 0 39-18 39-39z">
            <text:p/>
          </draw:path>
          <draw:polygon draw:style-name="gr3" draw:text-style-name="P9" draw:layer="layout" svg:width="0.097cm" svg:height="0.703cm" svg:x="20.165cm" svg:y="13.598cm" svg:viewBox="0 0 98 704" draw:points="98,704 98,677 29,677 29,29 98,29 98,0 0,0 0,704">
            <text:p/>
          </draw:polygon>
          <draw:path draw:style-name="gr3" draw:text-style-name="P9" draw:layer="layout" svg:width="0.228cm" svg:height="0.497cm" svg:x="20.769cm" svg:y="13.63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9" draw:layer="layout" svg:width="0.237cm" svg:height="0.311cm" svg:x="20.98cm" svg:y="13.814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9" draw:layer="layout" svg:width="0.313cm" svg:height="0.324cm" svg:x="21.255cm" svg:y="13.81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9" draw:layer="layout" svg:width="0.549cm" svg:height="0.311cm" svg:x="21.61cm" svg:y="13.814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9" draw:layer="layout" svg:width="0.164cm" svg:height="0.703cm" svg:x="22.478cm" svg:y="13.5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9" draw:layer="layout" svg:width="0.5cm" svg:height="0.497cm" svg:x="22.695cm" svg:y="13.644cm" svg:viewBox="0 0 501 498" svg:d="M424 69c10-26 29-47 77-47v-22c-21 2-50 2-67 2-23 0-63-2-82-2v22c37 0 53 20 53 36 0 4-3 9-5 14l-128 339-136-357c-3-9-3-11-3-12 0-20 40-20 57-20v-22c-25 2-73 2-100 2-34 0-64-2-90-2v22c46 0 59 0 69 26l163 434c6 12 10 16 18 16 12 0 14-4 17-15z">
            <text:p/>
          </draw:path>
          <draw:path draw:style-name="gr3" draw:text-style-name="P9" draw:layer="layout" svg:width="0.164cm" svg:height="0.703cm" svg:x="23.249cm" svg:y="13.5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9" draw:layer="layout" svg:width="0.097cm" svg:height="0.703cm" svg:x="23.732cm" svg:y="13.598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>
        <office:forms form:automatic-focus="false" form:apply-design-mode="false"/>
        <draw:frame presentation:style-name="pr18" draw:text-style-name="P17" draw:layer="layout" svg:width="26.6cm" svg:height="14.402cm" svg:x="0.8cm" svg:y="0.628cm" presentation:class="title" presentation:user-transformed="true">
          <draw:text-box>
            <text:p xml:id="id265" text:id="id265" text:style-name="P6"><text:span text:style-name="T42"><text:s text:c="22"/></text:span><text:span text:style-name="T29"><text:line-break/></text:span><text:span text:style-name="T8"><text:tab/></text:span><text:span text:style-name="T37"><text:line-break/></text:span><text:span text:style-name="T8"> <text:s text:c="14"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8"> <text:s text:c="5"/></text:span><text:span text:style-name="T28"><text:line-break/></text:span><text:span text:style-name="T28"><text:tab/></text:span><text:span text:style-name="T28"><text:line-break/></text:span><text:span text:style-name="T38"><text:line-break/></text:span><text:span text:style-name="T28"><text:line-break/></text:span><text:span text:style-name="T20"><text:tab/></text:span><text:span text:style-name="T20"><text:tab/></text:span><text:span text:style-name="T20"> <text:s text:c="15"/></text:span><text:span text:style-name="T20">###### <text:s/>DONE <text:s/>######</text:span></text:p>
          </draw:text-box>
        </draw:frame>
        <draw:g xml:id="id259" draw:id="id259">
          <svg:title>TexMaths</svg:title>
          <svg:desc>28§display§\therefore§svg§600§FALSE§</svg:desc>
          <draw:polygon draw:style-name="gr2" draw:text-style-name="P8" draw:layer="layout" svg:width="0.528cm" svg:height="0.433cm" svg:x="3.279cm" svg:y="1.512cm" svg:viewBox="0 0 529 434" draw:points="265,434 0,434 0,0 529,0 529,434">
            <text:p/>
          </draw:polygon>
          <draw:path draw:style-name="gr3" draw:text-style-name="P9" draw:layer="layout" svg:width="0.598cm" svg:height="0.531cm" svg:x="3.259cm" svg:y="1.4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0" draw:id="id260">
          <svg:title>TexMaths</svg:title>
          <svg:desc>26§display§\frac{a - a'}{aa'} =  \frac{b - b'}{bb'}§svg§600§FALSE§</svg:desc>
          <draw:polygon draw:style-name="gr2" draw:text-style-name="P8" draw:layer="layout" svg:width="5.843cm" svg:height="1.854cm" svg:x="5.024cm" svg:y="0.777cm" svg:viewBox="0 0 5844 1855" draw:points="2922,1855 0,1855 0,0 5844,0 5844,1855">
            <text:p/>
          </draw:polygon>
          <draw:path draw:style-name="gr3" draw:text-style-name="P9" draw:layer="layout" svg:width="0.419cm" svg:height="0.415cm" svg:x="5.015cm" svg:y="1.01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558cm" svg:height="0.039cm" svg:x="5.739cm" svg:y="1.174cm" svg:viewBox="0 0 559 40" svg:d="M528 40c15 0 31 0 31-21 0-19-16-19-31-19h-497c-14 0-31 0-31 19 0 21 17 21 31 21z">
            <text:p/>
          </draw:path>
          <draw:path draw:style-name="gr3" draw:text-style-name="P9" draw:layer="layout" svg:width="0.419cm" svg:height="0.415cm" svg:x="6.615cm" svg:y="1.016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7.091cm" svg:y="0.731cm" svg:viewBox="0 0 162 333" svg:d="M156 56c6-10 6-16 6-21 0-20-16-35-37-35-25 0-33 21-36 31l-85 279c-2 0-4 8-4 8 0 9 21 15 25 15s6 0 10-11z">
            <text:p/>
          </draw:path>
          <draw:polygon draw:style-name="gr3" draw:text-style-name="P9" draw:layer="layout" svg:width="2.341cm" svg:height="0.039cm" svg:x="4.978cm" svg:y="1.792cm" svg:viewBox="0 0 2342 40" draw:points="1171,40 0,40 0,0 2342,0 2342,40">
            <text:p/>
          </draw:polygon>
          <draw:path draw:style-name="gr3" draw:text-style-name="P9" draw:layer="layout" svg:width="0.419cm" svg:height="0.415cm" svg:x="5.573cm" svg:y="2.262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19cm" svg:height="0.415cm" svg:x="6.055cm" svg:y="2.26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161cm" svg:height="0.332cm" svg:x="6.534cm" svg:y="2.044cm" svg:viewBox="0 0 162 333" svg:d="M156 56c6-10 6-16 6-21 0-20-18-35-37-35-25 0-33 21-36 31l-85 279c-2 0-4 8-4 8 0 9 21 15 25 15s6 0 10-11z">
            <text:p/>
          </draw:path>
          <draw:path draw:style-name="gr3" draw:text-style-name="P9" draw:layer="layout" svg:width="0.608cm" svg:height="0.215cm" svg:x="7.732cm" svg:y="1.7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38cm" svg:height="0.646cm" svg:x="8.797cm" svg:y="0.78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558cm" svg:height="0.039cm" svg:x="9.427cm" svg:y="1.174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10.307cm" svg:y="0.785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0.687cm" svg:y="0.731cm" svg:viewBox="0 0 162 333" svg:d="M156 56c6-10 6-16 6-21 0-20-18-35-37-35-25 0-33 21-36 31l-85 279c-2 0-4 8-4 8 0 9 21 15 25 15s6 0 10-11z">
            <text:p/>
          </draw:path>
          <draw:polygon draw:style-name="gr3" draw:text-style-name="P9" draw:layer="layout" svg:width="2.158cm" svg:height="0.039cm" svg:x="8.755cm" svg:y="1.792cm" svg:viewBox="0 0 2159 40" draw:points="1079,40 0,40 0,0 2159,0 2159,40">
            <text:p/>
          </draw:polygon>
          <draw:path draw:style-name="gr3" draw:text-style-name="P9" draw:layer="layout" svg:width="0.338cm" svg:height="0.646cm" svg:x="9.356cm" svg:y="2.031cm" svg:viewBox="0 0 339 647" svg:d="M177 10c0-2 0-10-13-10-20 0-87 8-112 8-6 2-17 2-17 19 0 13 9 13 21 13 46 0 46 6 46 14 0 6-6 38-13 56l-74 300c-11 46-15 60-15 93 0 86 48 144 116 144 109 0 223-137 223-268 0-86-50-148-123-148-41 0-81 27-108 56zM89 356c7-19 7-21 15-31 46-61 85-73 110-73 34 0 58 27 58 85 0 54-31 160-47 196-29 60-73 93-109 93-31 0-62-25-62-91 0-19 0-36 17-94z">
            <text:p/>
          </draw:path>
          <draw:path draw:style-name="gr3" draw:text-style-name="P9" draw:layer="layout" svg:width="0.338cm" svg:height="0.646cm" svg:x="9.749cm" svg:y="2.031cm" svg:viewBox="0 0 339 647" svg:d="M177 10c0-2 0-10-13-10-20 0-87 8-112 8-6 2-17 2-17 19 0 13 9 13 21 13 46 0 48 6 48 14 0 6-8 38-15 56l-74 300c-11 46-15 60-15 93 0 86 48 144 116 144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9" draw:layer="layout" svg:width="0.161cm" svg:height="0.332cm" svg:x="10.128cm" svg:y="2.044cm" svg:viewBox="0 0 162 333" svg:d="M156 56c6-10 6-16 6-21 0-20-16-35-37-35-25 0-33 21-36 31l-85 279c-2 0-4 8-4 8 0 9 21 15 25 15s6 0 10-11z">
            <text:p/>
          </draw:path>
        </draw:g>
        <draw:g xml:id="id261" draw:id="id261">
          <svg:title>TexMaths</svg:title>
          <svg:desc>28§display§\therefore§svg§600§FALSE§</svg:desc>
          <draw:polygon draw:style-name="gr2" draw:text-style-name="P8" draw:layer="layout" svg:width="0.528cm" svg:height="0.433cm" svg:x="3.28cm" svg:y="4.013cm" svg:viewBox="0 0 529 434" draw:points="265,434 0,434 0,0 529,0 529,434">
            <text:p/>
          </draw:polygon>
          <draw:path draw:style-name="gr3" draw:text-style-name="P9" draw:layer="layout" svg:width="0.598cm" svg:height="0.531cm" svg:x="3.26cm" svg:y="3.96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2" draw:id="id262">
          <svg:title>TexMaths</svg:title>
          <svg:desc>26§display§\frac{1}{a'} - \frac{1}{a} =  \frac{1}{b'} - \frac{1}{b}§svg§600§FALSE§</svg:desc>
          <draw:polygon draw:style-name="gr2" draw:text-style-name="P8" draw:layer="layout" svg:width="6.347cm" svg:height="1.774cm" svg:x="5.025cm" svg:y="3.278cm" svg:viewBox="0 0 6348 1775" draw:points="3174,1775 0,1775 0,0 6348,0 6348,1775">
            <text:p/>
          </draw:polygon>
          <draw:path draw:style-name="gr3" draw:text-style-name="P9" draw:layer="layout" svg:width="0.303cm" svg:height="0.611cm" svg:x="5.202cm" svg:y="3.23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74cm" svg:height="0.039cm" svg:x="4.979cm" svg:y="4.212cm" svg:viewBox="0 0 741 40" draw:points="370,40 0,40 0,0 741,0 741,40">
            <text:p/>
          </draw:polygon>
          <draw:path draw:style-name="gr3" draw:text-style-name="P9" draw:layer="layout" svg:width="0.419cm" svg:height="0.415cm" svg:x="5.016cm" svg:y="4.683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161cm" svg:height="0.332cm" svg:x="5.493cm" svg:y="4.464cm" svg:viewBox="0 0 162 333" svg:d="M156 56c6-10 6-16 6-21 0-20-18-35-37-35-25 0-33 21-36 31l-85 279c-2 0-4 8-4 8 0 9 21 15 25 15s6 0 10-10z">
            <text:p/>
          </draw:path>
          <draw:path draw:style-name="gr3" draw:text-style-name="P9" draw:layer="layout" svg:width="0.559cm" svg:height="0.039cm" svg:x="6.106cm" svg:y="4.212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7.149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84cm" svg:height="0.039cm" svg:x="7.055cm" svg:y="4.212cm" svg:viewBox="0 0 485 40" draw:points="243,40 0,40 0,0 485,0 485,40">
            <text:p/>
          </draw:polygon>
          <draw:path draw:style-name="gr3" draw:text-style-name="P9" draw:layer="layout" svg:width="0.419cm" svg:height="0.415cm" svg:x="7.09cm" svg:y="4.683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49-61-85 0-46 30-160 52-202 28-54 69-87 107-87 60 0 72 75 72 81 0 4-2 10-4 15z">
            <text:p/>
          </draw:path>
          <draw:path draw:style-name="gr3" draw:text-style-name="P9" draw:layer="layout" svg:width="0.608cm" svg:height="0.215cm" svg:x="7.951cm" svg:y="4.12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9.152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65cm" svg:height="0.039cm" svg:x="8.975cm" svg:y="4.212cm" svg:viewBox="0 0 651 40" draw:points="324,40 0,40 0,0 651,0 651,40">
            <text:p/>
          </draw:polygon>
          <draw:path draw:style-name="gr3" draw:text-style-name="P9" draw:layer="layout" svg:width="0.338cm" svg:height="0.646cm" svg:x="9.019cm" svg:y="4.452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9" draw:layer="layout" svg:width="0.161cm" svg:height="0.332cm" svg:x="9.399cm" svg:y="4.464cm" svg:viewBox="0 0 162 333" svg:d="M156 56c6-10 6-16 6-21 0-20-18-35-37-35-25 0-33 21-36 31l-85 279c-2 0-4 8-4 8 0 9 21 15 25 15s6 0 10-10z">
            <text:p/>
          </draw:path>
          <draw:path draw:style-name="gr3" draw:text-style-name="P9" draw:layer="layout" svg:width="0.559cm" svg:height="0.039cm" svg:x="10.013cm" svg:y="4.212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1.043cm" svg:y="3.23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0.959cm" svg:y="4.212cm" svg:viewBox="0 0 460 40" draw:points="229,40 0,40 0,0 460,0 460,40">
            <text:p/>
          </draw:polygon>
          <draw:path draw:style-name="gr3" draw:text-style-name="P9" draw:layer="layout" svg:width="0.338cm" svg:height="0.646cm" svg:x="11.036cm" svg:y="4.452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</draw:g>
        <draw:g xml:id="id263" draw:id="id263">
          <svg:title>TexMaths</svg:title>
          <svg:desc>28§display§\therefore§svg§600§FALSE§</svg:desc>
          <draw:polygon draw:style-name="gr2" draw:text-style-name="P8" draw:layer="layout" svg:width="0.528cm" svg:height="0.433cm" svg:x="3.281cm" svg:y="6.813cm" svg:viewBox="0 0 529 434" draw:points="265,434 0,434 0,0 529,0 529,434">
            <text:p/>
          </draw:polygon>
          <draw:path draw:style-name="gr3" draw:text-style-name="P9" draw:layer="layout" svg:width="0.598cm" svg:height="0.531cm" svg:x="3.261cm" svg:y="6.76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4" draw:id="id264">
          <svg:title>TexMaths</svg:title>
          <svg:desc>26§display§\frac{1}{a} - \frac{1}{a'} =  \frac{1}{b} - \frac{1}{b'}§svg§600§FALSE§</svg:desc>
          <draw:polygon draw:style-name="gr2" draw:text-style-name="P8" draw:layer="layout" svg:width="6.347cm" svg:height="1.774cm" svg:x="5.027cm" svg:y="6.079cm" svg:viewBox="0 0 6348 1775" draw:points="3174,1775 0,1775 0,0 6348,0 6348,1775">
            <text:p/>
          </draw:polygon>
          <draw:path draw:style-name="gr3" draw:text-style-name="P9" draw:layer="layout" svg:width="0.303cm" svg:height="0.611cm" svg:x="5.075cm" svg:y="6.0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84cm" svg:height="0.039cm" svg:x="4.981cm" svg:y="7.013cm" svg:viewBox="0 0 485 40" draw:points="243,40 0,40 0,0 485,0 485,40">
            <text:p/>
          </draw:polygon>
          <draw:path draw:style-name="gr3" draw:text-style-name="P9" draw:layer="layout" svg:width="0.419cm" svg:height="0.415cm" svg:x="5.018cm" svg:y="7.484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559cm" svg:height="0.039cm" svg:x="5.853cm" svg:y="7.01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7.024cm" svg:y="6.0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74cm" svg:height="0.039cm" svg:x="6.801cm" svg:y="7.013cm" svg:viewBox="0 0 741 40" draw:points="370,40 0,40 0,0 741,0 741,40">
            <text:p/>
          </draw:polygon>
          <draw:path draw:style-name="gr3" draw:text-style-name="P9" draw:layer="layout" svg:width="0.419cm" svg:height="0.415cm" svg:x="6.836cm" svg:y="7.484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49-61-85 0-46 30-160 52-202 28-54 69-87 107-87 60 0 72 75 72 81 0 4-2 10-4 15z">
            <text:p/>
          </draw:path>
          <draw:path draw:style-name="gr3" draw:text-style-name="P9" draw:layer="layout" svg:width="0.161cm" svg:height="0.332cm" svg:x="7.315cm" svg:y="7.265cm" svg:viewBox="0 0 162 333" svg:d="M156 56c6-10 6-16 6-21 0-20-16-35-37-35-25 0-33 21-36 31l-85 279c-2 0-4 8-4 8 0 9 21 15 25 15s6 0 10-10z">
            <text:p/>
          </draw:path>
          <draw:path draw:style-name="gr3" draw:text-style-name="P9" draw:layer="layout" svg:width="0.608cm" svg:height="0.215cm" svg:x="7.953cm" svg:y="6.9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9.058cm" svg:y="6.0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8.977cm" svg:y="7.013cm" svg:viewBox="0 0 460 40" draw:points="229,40 0,40 0,0 460,0 460,40">
            <text:p/>
          </draw:polygon>
          <draw:path draw:style-name="gr3" draw:text-style-name="P9" draw:layer="layout" svg:width="0.338cm" svg:height="0.646cm" svg:x="9.052cm" svg:y="7.253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9" draw:layer="layout" svg:width="0.559cm" svg:height="0.039cm" svg:x="9.823cm" svg:y="7.01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0.947cm" svg:y="6.0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65cm" svg:height="0.039cm" svg:x="10.77cm" svg:y="7.013cm" svg:viewBox="0 0 651 40" draw:points="324,40 0,40 0,0 651,0 651,40">
            <text:p/>
          </draw:polygon>
          <draw:path draw:style-name="gr3" draw:text-style-name="P9" draw:layer="layout" svg:width="0.338cm" svg:height="0.646cm" svg:x="10.814cm" svg:y="7.253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4-60-91 0-19 0-35 15-94z">
            <text:p/>
          </draw:path>
          <draw:path draw:style-name="gr3" draw:text-style-name="P9" draw:layer="layout" svg:width="0.161cm" svg:height="0.332cm" svg:x="11.194cm" svg:y="7.265cm" svg:viewBox="0 0 162 333" svg:d="M156 56c6-10 6-16 6-21 0-20-16-35-37-35-25 0-33 21-36 31l-85 279c-2 0-4 8-4 8 0 9 21 15 25 15s6 0 10-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65" anim:sub-item="text" smil:attributeName="visibility" smil:to="visible"/>
                  <anim:animate smil:dur="1s" smil:fill="hold" smil:targetElement="id265" anim:sub-item="text" smil:attributeName="width" smil:values="0;width" smil:keyTimes="0;1"/>
                  <anim:animate smil:dur="1s" smil:fill="hold" smil:targetElement="id265" anim:sub-item="text" smil:attributeName="height" smil:values="0;height" smil:keyTimes="0;1"/>
                  <anim:animate smil:dur="1s" smil:fill="hold" smil:targetElement="id265" anim:sub-item="text" smil:attributeName="x" smil:values="0;1" smil:keyTimes="0;1" anim:formula="x+(cos(-2*pi*(1-$))*-x-sin(-2*pi*(1-$))*(1-y))*(1-$)"/>
                  <anim:animate smil:dur="1s" smil:fill="hold" smil:targetElement="id26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3T19">
        <office:forms form:automatic-focus="false" form:apply-design-mode="false"/>
        <draw:frame presentation:style-name="pr3" draw:text-style-name="P3" draw:layer="layout" svg:width="25.199cm" svg:height="2.629cm" draw:transform="rotate (0.430049127691403) translate (1.999cm 11.536cm)" presentation:class="title" presentation:user-transformed="true">
          <draw:text-box>
            <text:p xml:id="id266" text:id="id266"><text:span text:style-name="T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66" anim:sub-item="text" smil:attributeName="visibility" smil:to="visible"/>
                  <anim:transitionFilter smil:dur="2s" smil:targetElement="id266" anim:sub-item="text" smil:type="fade" smil:subtype="crossfade"/>
                  <anim:animate smil:dur="2s" smil:fill="hold" smil:targetElement="id266" anim:sub-item="text" smil:attributeName="rotate" smil:values="720;0" smil:keyTimes="0;1"/>
                  <anim:animate smil:dur="2s" smil:fill="hold" smil:targetElement="id266" anim:sub-item="text" smil:attributeName="height" smil:values="0;height" smil:keyTimes="0;1"/>
                  <anim:animate smil:dur="2s" smil:fill="hold" smil:targetElement="id26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ffffff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23T17:00:27.464868759</dc:date>
    <meta:editing-duration>PT16H22M26S</meta:editing-duration>
    <meta:editing-cycles>339</meta:editing-cycles>
    <meta:generator>LibreOffice/6.0.7.3$Linux_X86_64 LibreOffice_project/00m0$Build-3</meta:generator>
    <meta:document-statistic meta:object-count="4559"/>
  </office:meta>
</office:document-meta>
</file>